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-&gt;(2,5)</text:p>
          </table:table-cell>
          <table:table-cell office:value-type="string" calcext:value-type="string">
            <text:p>y-&gt;(3,6)</text:p>
          </table:table-cell>
          <table:table-cell office:value-type="string" calcext:value-type="string">
            <text:p>z-&gt;(1,3)</text:p>
          </table:table-cell>
          <table:table-cell office:value-type="string" calcext:value-type="string">
            <text:p>Sin^2(x+y+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zor calki</text:p>
          </table:table-cell>
          <table:table-cell office:value-type="string" calcext:value-type="string">
            <text:p>wynik calki</text:p>
          </table:table-cell>
          <table:table-cell office:value-type="string" calcext:value-type="string">
            <text:p>z drugiej liczby A+B*LOS to z B się bierze stad 3*3*2</text:p>
          </table:table-cell>
        </table:table-row>
        <table:table-row table:style-name="ro1">
          <table:table-cell/>
          <table:table-cell table:formula="of:=2+3*RAND()" office:value-type="float" office:value="2.31829378577057" calcext:value-type="float">
            <text:p>2,3182937858</text:p>
          </table:table-cell>
          <table:table-cell table:formula="of:=3+3*RAND()" office:value-type="float" office:value="4.01967565961042" calcext:value-type="float">
            <text:p>4,0196756596</text:p>
          </table:table-cell>
          <table:table-cell table:formula="of:=1+2*RAND()" office:value-type="float" office:value="2.3142137934427" calcext:value-type="float">
            <text:p>2,3142137934</text:p>
          </table:table-cell>
          <table:table-cell table:formula="of:=SIN([.B4]+[.C4]+[.D4])^2" office:value-type="float" office:value="0.487197957731704" calcext:value-type="float">
            <text:p>0,4871979577</text:p>
          </table:table-cell>
          <table:table-cell table:formula="of:=SUM([.E4:.E1004])" office:value-type="float" office:value="502.92232683863" calcext:value-type="float">
            <text:p>502,9223268386</text:p>
          </table:table-cell>
          <table:table-cell table:formula="of:=[.F4]*3*3*2/1000" office:value-type="float" office:value="9.05260188309534" calcext:value-type="float">
            <text:p>9,0526018831</text:p>
          </table:table-cell>
        </table:table-row>
        <table:table-row table:style-name="ro1">
          <table:table-cell/>
          <table:table-cell table:formula="of:=2+3*RAND()" office:value-type="float" office:value="3.02901020965261" calcext:value-type="float">
            <text:p>3,0290102097</text:p>
          </table:table-cell>
          <table:table-cell table:formula="of:=3+3*RAND()" office:value-type="float" office:value="4.28706698002635" calcext:value-type="float">
            <text:p>4,28706698</text:p>
          </table:table-cell>
          <table:table-cell table:formula="of:=1+2*RAND()" office:value-type="float" office:value="2.24671721280339" calcext:value-type="float">
            <text:p>2,2467172128</text:p>
          </table:table-cell>
          <table:table-cell table:formula="of:=SIN([.B5]+[.C5]+[.D5])^2" office:value-type="float" office:value="0.0189278960165892" calcext:value-type="float">
            <text:p>0,01892789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9791838595264" calcext:value-type="float">
            <text:p>2,597918386</text:p>
          </table:table-cell>
          <table:table-cell table:formula="of:=3+3*RAND()" office:value-type="float" office:value="4.81494221101073" calcext:value-type="float">
            <text:p>4,814942211</text:p>
          </table:table-cell>
          <table:table-cell table:formula="of:=1+2*RAND()" office:value-type="float" office:value="2.59339478276918" calcext:value-type="float">
            <text:p>2,5933947828</text:p>
          </table:table-cell>
          <table:table-cell table:formula="of:=SIN([.B6]+[.C6]+[.D6])^2" office:value-type="float" office:value="0.301685607288649" calcext:value-type="float">
            <text:p>0,301685607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1141171320558" calcext:value-type="float">
            <text:p>2,8114117132</text:p>
          </table:table-cell>
          <table:table-cell table:formula="of:=3+3*RAND()" office:value-type="float" office:value="3.57961789265888" calcext:value-type="float">
            <text:p>3,5796178927</text:p>
          </table:table-cell>
          <table:table-cell table:formula="of:=1+2*RAND()" office:value-type="float" office:value="1.21121238150348" calcext:value-type="float">
            <text:p>1,2112123815</text:p>
          </table:table-cell>
          <table:table-cell table:formula="of:=SIN([.B7]+[.C7]+[.D7])^2" office:value-type="float" office:value="0.937954595729451" calcext:value-type="float">
            <text:p>0,93795459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7744245207158" calcext:value-type="float">
            <text:p>3,1774424521</text:p>
          </table:table-cell>
          <table:table-cell table:formula="of:=3+3*RAND()" office:value-type="float" office:value="4.69268197963809" calcext:value-type="float">
            <text:p>4,6926819796</text:p>
          </table:table-cell>
          <table:table-cell table:formula="of:=1+2*RAND()" office:value-type="float" office:value="1.06540632659335" calcext:value-type="float">
            <text:p>1,0654063266</text:p>
          </table:table-cell>
          <table:table-cell table:formula="of:=SIN([.B8]+[.C8]+[.D8])^2" office:value-type="float" office:value="0.220863846147803" calcext:value-type="float">
            <text:p>0,22086384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6684660886557" calcext:value-type="float">
            <text:p>3,7668466089</text:p>
          </table:table-cell>
          <table:table-cell table:formula="of:=3+3*RAND()" office:value-type="float" office:value="4.49300723467136" calcext:value-type="float">
            <text:p>4,4930072347</text:p>
          </table:table-cell>
          <table:table-cell table:formula="of:=1+2*RAND()" office:value-type="float" office:value="1.10058789056525" calcext:value-type="float">
            <text:p>1,1005878906</text:p>
          </table:table-cell>
          <table:table-cell table:formula="of:=SIN([.B9]+[.C9]+[.D9])^2" office:value-type="float" office:value="0.0041334423581753" calcext:value-type="float">
            <text:p>0,00413344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962016401042" calcext:value-type="float">
            <text:p>3,6962016401</text:p>
          </table:table-cell>
          <table:table-cell table:formula="of:=3+3*RAND()" office:value-type="float" office:value="5.88555048341403" calcext:value-type="float">
            <text:p>5,8855504834</text:p>
          </table:table-cell>
          <table:table-cell table:formula="of:=1+2*RAND()" office:value-type="float" office:value="1.25204846759082" calcext:value-type="float">
            <text:p>1,2520484676</text:p>
          </table:table-cell>
          <table:table-cell table:formula="of:=SIN([.B10]+[.C10]+[.D10])^2" office:value-type="float" office:value="0.974056778327265" calcext:value-type="float">
            <text:p>0,97405677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105093418339" calcext:value-type="float">
            <text:p>4,0105093418</text:p>
          </table:table-cell>
          <table:table-cell table:formula="of:=3+3*RAND()" office:value-type="float" office:value="5.36003191983098" calcext:value-type="float">
            <text:p>5,3600319198</text:p>
          </table:table-cell>
          <table:table-cell table:formula="of:=1+2*RAND()" office:value-type="float" office:value="2.72235028920378" calcext:value-type="float">
            <text:p>2,7223502892</text:p>
          </table:table-cell>
          <table:table-cell table:formula="of:=SIN([.B11]+[.C11]+[.D11])^2" office:value-type="float" office:value="0.207922649413467" calcext:value-type="float">
            <text:p>0,20792264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5349906232915" calcext:value-type="float">
            <text:p>2,4534990623</text:p>
          </table:table-cell>
          <table:table-cell table:formula="of:=3+3*RAND()" office:value-type="float" office:value="4.93361000097012" calcext:value-type="float">
            <text:p>4,933610001</text:p>
          </table:table-cell>
          <table:table-cell table:formula="of:=1+2*RAND()" office:value-type="float" office:value="1.41446008039434" calcext:value-type="float">
            <text:p>1,4144600804</text:p>
          </table:table-cell>
          <table:table-cell table:formula="of:=SIN([.B12]+[.C12]+[.D12])^2" office:value-type="float" office:value="0.340640029051611" calcext:value-type="float">
            <text:p>0,34064002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1764221374913" calcext:value-type="float">
            <text:p>2,1176422137</text:p>
          </table:table-cell>
          <table:table-cell table:formula="of:=3+3*RAND()" office:value-type="float" office:value="5.88378195931082" calcext:value-type="float">
            <text:p>5,8837819593</text:p>
          </table:table-cell>
          <table:table-cell table:formula="of:=1+2*RAND()" office:value-type="float" office:value="2.12457180979796" calcext:value-type="float">
            <text:p>2,1245718098</text:p>
          </table:table-cell>
          <table:table-cell table:formula="of:=SIN([.B13]+[.C13]+[.D13])^2" office:value-type="float" office:value="0.416216979060335" calcext:value-type="float">
            <text:p>0,41621697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3605667908923" calcext:value-type="float">
            <text:p>3,7360566791</text:p>
          </table:table-cell>
          <table:table-cell table:formula="of:=3+3*RAND()" office:value-type="float" office:value="5.59470271277874" calcext:value-type="float">
            <text:p>5,5947027128</text:p>
          </table:table-cell>
          <table:table-cell table:formula="of:=1+2*RAND()" office:value-type="float" office:value="2.11365832971421" calcext:value-type="float">
            <text:p>2,1136583297</text:p>
          </table:table-cell>
          <table:table-cell table:formula="of:=SIN([.B14]+[.C14]+[.D14])^2" office:value-type="float" office:value="0.811710121090948" calcext:value-type="float">
            <text:p>0,81171012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2265513872818" calcext:value-type="float">
            <text:p>4,4226551387</text:p>
          </table:table-cell>
          <table:table-cell table:formula="of:=3+3*RAND()" office:value-type="float" office:value="4.55131668187997" calcext:value-type="float">
            <text:p>4,5513166819</text:p>
          </table:table-cell>
          <table:table-cell table:formula="of:=1+2*RAND()" office:value-type="float" office:value="1.96001294360652" calcext:value-type="float">
            <text:p>1,9600129436</text:p>
          </table:table-cell>
          <table:table-cell table:formula="of:=SIN([.B15]+[.C15]+[.D15])^2" office:value-type="float" office:value="0.996211524485951" calcext:value-type="float">
            <text:p>0,99621152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9642434919686" calcext:value-type="float">
            <text:p>2,2964243492</text:p>
          </table:table-cell>
          <table:table-cell table:formula="of:=3+3*RAND()" office:value-type="float" office:value="3.7324885998893" calcext:value-type="float">
            <text:p>3,7324885999</text:p>
          </table:table-cell>
          <table:table-cell table:formula="of:=1+2*RAND()" office:value-type="float" office:value="1.25121362013605" calcext:value-type="float">
            <text:p>1,2512136201</text:p>
          </table:table-cell>
          <table:table-cell table:formula="of:=SIN([.B16]+[.C16]+[.D16])^2" office:value-type="float" office:value="0.7052882396604" calcext:value-type="float">
            <text:p>0,70528823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0558944209416" calcext:value-type="float">
            <text:p>2,4055894421</text:p>
          </table:table-cell>
          <table:table-cell table:formula="of:=3+3*RAND()" office:value-type="float" office:value="5.57330357053003" calcext:value-type="float">
            <text:p>5,5733035705</text:p>
          </table:table-cell>
          <table:table-cell table:formula="of:=1+2*RAND()" office:value-type="float" office:value="1.68148352926858" calcext:value-type="float">
            <text:p>1,6814835293</text:p>
          </table:table-cell>
          <table:table-cell table:formula="of:=SIN([.B17]+[.C17]+[.D17])^2" office:value-type="float" office:value="0.0544872644673586" calcext:value-type="float">
            <text:p>0,05448726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0081444198377" calcext:value-type="float">
            <text:p>3,700814442</text:p>
          </table:table-cell>
          <table:table-cell table:formula="of:=3+3*RAND()" office:value-type="float" office:value="5.3064275266886" calcext:value-type="float">
            <text:p>5,3064275267</text:p>
          </table:table-cell>
          <table:table-cell table:formula="of:=1+2*RAND()" office:value-type="float" office:value="2.87551105063839" calcext:value-type="float">
            <text:p>2,8755110506</text:p>
          </table:table-cell>
          <table:table-cell table:formula="of:=SIN([.B18]+[.C18]+[.D18])^2" office:value-type="float" office:value="0.398920892627704" calcext:value-type="float">
            <text:p>0,39892089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1901426894368" calcext:value-type="float">
            <text:p>4,5190142689</text:p>
          </table:table-cell>
          <table:table-cell table:formula="of:=3+3*RAND()" office:value-type="float" office:value="5.3679732970696" calcext:value-type="float">
            <text:p>5,3679732971</text:p>
          </table:table-cell>
          <table:table-cell table:formula="of:=1+2*RAND()" office:value-type="float" office:value="1.26450099042323" calcext:value-type="float">
            <text:p>1,2645009904</text:p>
          </table:table-cell>
          <table:table-cell table:formula="of:=SIN([.B19]+[.C19]+[.D19])^2" office:value-type="float" office:value="0.975887083439204" calcext:value-type="float">
            <text:p>0,97588708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6020701079903" calcext:value-type="float">
            <text:p>3,1602070108</text:p>
          </table:table-cell>
          <table:table-cell table:formula="of:=3+3*RAND()" office:value-type="float" office:value="4.42169534080576" calcext:value-type="float">
            <text:p>4,4216953408</text:p>
          </table:table-cell>
          <table:table-cell table:formula="of:=1+2*RAND()" office:value-type="float" office:value="1.39879147641328" calcext:value-type="float">
            <text:p>1,3987914764</text:p>
          </table:table-cell>
          <table:table-cell table:formula="of:=SIN([.B20]+[.C20]+[.D20])^2" office:value-type="float" office:value="0.184582820506422" calcext:value-type="float">
            <text:p>0,18458282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366698205741" calcext:value-type="float">
            <text:p>4,3366698206</text:p>
          </table:table-cell>
          <table:table-cell table:formula="of:=3+3*RAND()" office:value-type="float" office:value="4.1514045759136" calcext:value-type="float">
            <text:p>4,1514045759</text:p>
          </table:table-cell>
          <table:table-cell table:formula="of:=1+2*RAND()" office:value-type="float" office:value="1.24587778716839" calcext:value-type="float">
            <text:p>1,2458777872</text:p>
          </table:table-cell>
          <table:table-cell table:formula="of:=SIN([.B21]+[.C21]+[.D21])^2" office:value-type="float" office:value="0.0925815213392385" calcext:value-type="float">
            <text:p>0,092581521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3081719081781" calcext:value-type="float">
            <text:p>4,7308171908</text:p>
          </table:table-cell>
          <table:table-cell table:formula="of:=3+3*RAND()" office:value-type="float" office:value="3.97626813098389" calcext:value-type="float">
            <text:p>3,976268131</text:p>
          </table:table-cell>
          <table:table-cell table:formula="of:=1+2*RAND()" office:value-type="float" office:value="2.79881022994309" calcext:value-type="float">
            <text:p>2,7988102299</text:p>
          </table:table-cell>
          <table:table-cell table:formula="of:=SIN([.B22]+[.C22]+[.D22])^2" office:value-type="float" office:value="0.761409169842327" calcext:value-type="float">
            <text:p>0,76140916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6773403297975" calcext:value-type="float">
            <text:p>3,967734033</text:p>
          </table:table-cell>
          <table:table-cell table:formula="of:=3+3*RAND()" office:value-type="float" office:value="3.48654276216893" calcext:value-type="float">
            <text:p>3,4865427622</text:p>
          </table:table-cell>
          <table:table-cell table:formula="of:=1+2*RAND()" office:value-type="float" office:value="1.62886731300608" calcext:value-type="float">
            <text:p>1,628867313</text:p>
          </table:table-cell>
          <table:table-cell table:formula="of:=SIN([.B23]+[.C23]+[.D23])^2" office:value-type="float" office:value="0.112243069631143" calcext:value-type="float">
            <text:p>0,112243069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5050708573933" calcext:value-type="float">
            <text:p>3,0505070857</text:p>
          </table:table-cell>
          <table:table-cell table:formula="of:=3+3*RAND()" office:value-type="float" office:value="3.2734811905929" calcext:value-type="float">
            <text:p>3,2734811906</text:p>
          </table:table-cell>
          <table:table-cell table:formula="of:=1+2*RAND()" office:value-type="float" office:value="1.19510975120708" calcext:value-type="float">
            <text:p>1,1951097512</text:p>
          </table:table-cell>
          <table:table-cell table:formula="of:=SIN([.B24]+[.C24]+[.D24])^2" office:value-type="float" office:value="0.891983101093714" calcext:value-type="float">
            <text:p>0,89198310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0480497135771" calcext:value-type="float">
            <text:p>4,3048049714</text:p>
          </table:table-cell>
          <table:table-cell table:formula="of:=3+3*RAND()" office:value-type="float" office:value="4.47003144608211" calcext:value-type="float">
            <text:p>4,4700314461</text:p>
          </table:table-cell>
          <table:table-cell table:formula="of:=1+2*RAND()" office:value-type="float" office:value="1.37864105498458" calcext:value-type="float">
            <text:p>1,378641055</text:p>
          </table:table-cell>
          <table:table-cell table:formula="of:=SIN([.B25]+[.C25]+[.D25])^2" office:value-type="float" office:value="0.443422784327465" calcext:value-type="float">
            <text:p>0,44342278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694830634734" calcext:value-type="float">
            <text:p>3,2669483063</text:p>
          </table:table-cell>
          <table:table-cell table:formula="of:=3+3*RAND()" office:value-type="float" office:value="3.1006998301697" calcext:value-type="float">
            <text:p>3,1006998302</text:p>
          </table:table-cell>
          <table:table-cell table:formula="of:=1+2*RAND()" office:value-type="float" office:value="1.68069553075101" calcext:value-type="float">
            <text:p>1,6806955308</text:p>
          </table:table-cell>
          <table:table-cell table:formula="of:=SIN([.B26]+[.C26]+[.D26])^2" office:value-type="float" office:value="0.962696700974523" calcext:value-type="float">
            <text:p>0,9626967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9302362064549" calcext:value-type="float">
            <text:p>2,7930236206</text:p>
          </table:table-cell>
          <table:table-cell table:formula="of:=3+3*RAND()" office:value-type="float" office:value="4.7882444651936" calcext:value-type="float">
            <text:p>4,7882444652</text:p>
          </table:table-cell>
          <table:table-cell table:formula="of:=1+2*RAND()" office:value-type="float" office:value="2.84784349779888" calcext:value-type="float">
            <text:p>2,8478434978</text:p>
          </table:table-cell>
          <table:table-cell table:formula="of:=SIN([.B27]+[.C27]+[.D27])^2" office:value-type="float" office:value="0.712006105752368" calcext:value-type="float">
            <text:p>0,712006105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862964738819" calcext:value-type="float">
            <text:p>4,9862964739</text:p>
          </table:table-cell>
          <table:table-cell table:formula="of:=3+3*RAND()" office:value-type="float" office:value="5.79835440329358" calcext:value-type="float">
            <text:p>5,7983544033</text:p>
          </table:table-cell>
          <table:table-cell table:formula="of:=1+2*RAND()" office:value-type="float" office:value="2.6531489952281" calcext:value-type="float">
            <text:p>2,6531489952</text:p>
          </table:table-cell>
          <table:table-cell table:formula="of:=SIN([.B28]+[.C28]+[.D28])^2" office:value-type="float" office:value="0.585607225123308" calcext:value-type="float">
            <text:p>0,585607225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1383882536689" calcext:value-type="float">
            <text:p>3,7138388254</text:p>
          </table:table-cell>
          <table:table-cell table:formula="of:=3+3*RAND()" office:value-type="float" office:value="3.88142717737102" calcext:value-type="float">
            <text:p>3,8814271774</text:p>
          </table:table-cell>
          <table:table-cell table:formula="of:=1+2*RAND()" office:value-type="float" office:value="2.54350829248365" calcext:value-type="float">
            <text:p>2,5435082925</text:p>
          </table:table-cell>
          <table:table-cell table:formula="of:=SIN([.B29]+[.C29]+[.D29])^2" office:value-type="float" office:value="0.428840605270268" calcext:value-type="float">
            <text:p>0,428840605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2842970142105" calcext:value-type="float">
            <text:p>3,6284297014</text:p>
          </table:table-cell>
          <table:table-cell table:formula="of:=3+3*RAND()" office:value-type="float" office:value="3.61045581085559" calcext:value-type="float">
            <text:p>3,6104558109</text:p>
          </table:table-cell>
          <table:table-cell table:formula="of:=1+2*RAND()" office:value-type="float" office:value="1.6854558822012" calcext:value-type="float">
            <text:p>1,6854558822</text:p>
          </table:table-cell>
          <table:table-cell table:formula="of:=SIN([.B30]+[.C30]+[.D30])^2" office:value-type="float" office:value="0.230216307862807" calcext:value-type="float">
            <text:p>0,23021630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281368265164" calcext:value-type="float">
            <text:p>2,3281368265</text:p>
          </table:table-cell>
          <table:table-cell table:formula="of:=3+3*RAND()" office:value-type="float" office:value="3.33821180094898" calcext:value-type="float">
            <text:p>3,3382118009</text:p>
          </table:table-cell>
          <table:table-cell table:formula="of:=1+2*RAND()" office:value-type="float" office:value="1.94810601585606" calcext:value-type="float">
            <text:p>1,9481060159</text:p>
          </table:table-cell>
          <table:table-cell table:formula="of:=SIN([.B31]+[.C31]+[.D31])^2" office:value-type="float" office:value="0.943715688769008" calcext:value-type="float">
            <text:p>0,94371568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5203736836904" calcext:value-type="float">
            <text:p>2,5520373684</text:p>
          </table:table-cell>
          <table:table-cell table:formula="of:=3+3*RAND()" office:value-type="float" office:value="4.71299739760138" calcext:value-type="float">
            <text:p>4,7129973976</text:p>
          </table:table-cell>
          <table:table-cell table:formula="of:=1+2*RAND()" office:value-type="float" office:value="1.36899779989365" calcext:value-type="float">
            <text:p>1,3689977999</text:p>
          </table:table-cell>
          <table:table-cell table:formula="of:=SIN([.B32]+[.C32]+[.D32])^2" office:value-type="float" office:value="0.505347129579926" calcext:value-type="float">
            <text:p>0,505347129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4216030251445" calcext:value-type="float">
            <text:p>4,2421603025</text:p>
          </table:table-cell>
          <table:table-cell table:formula="of:=3+3*RAND()" office:value-type="float" office:value="4.17986467497884" calcext:value-type="float">
            <text:p>4,179864675</text:p>
          </table:table-cell>
          <table:table-cell table:formula="of:=1+2*RAND()" office:value-type="float" office:value="1.31998698914369" calcext:value-type="float">
            <text:p>1,3199869891</text:p>
          </table:table-cell>
          <table:table-cell table:formula="of:=SIN([.B33]+[.C33]+[.D33])^2" office:value-type="float" office:value="0.0973064269935615" calcext:value-type="float">
            <text:p>0,0973064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1284946775488" calcext:value-type="float">
            <text:p>4,7128494678</text:p>
          </table:table-cell>
          <table:table-cell table:formula="of:=3+3*RAND()" office:value-type="float" office:value="3.98026614069419" calcext:value-type="float">
            <text:p>3,9802661407</text:p>
          </table:table-cell>
          <table:table-cell table:formula="of:=1+2*RAND()" office:value-type="float" office:value="1.41664864064601" calcext:value-type="float">
            <text:p>1,4166486406</text:p>
          </table:table-cell>
          <table:table-cell table:formula="of:=SIN([.B34]+[.C34]+[.D34])^2" office:value-type="float" office:value="0.40026170335854" calcext:value-type="float">
            <text:p>0,40026170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0640279530727" calcext:value-type="float">
            <text:p>2,2064027953</text:p>
          </table:table-cell>
          <table:table-cell table:formula="of:=3+3*RAND()" office:value-type="float" office:value="3.78746881886387" calcext:value-type="float">
            <text:p>3,7874688189</text:p>
          </table:table-cell>
          <table:table-cell table:formula="of:=1+2*RAND()" office:value-type="float" office:value="2.01571335230446" calcext:value-type="float">
            <text:p>2,0157133523</text:p>
          </table:table-cell>
          <table:table-cell table:formula="of:=SIN([.B35]+[.C35]+[.D35])^2" office:value-type="float" office:value="0.975982386538405" calcext:value-type="float">
            <text:p>0,97598238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5295607187576" calcext:value-type="float">
            <text:p>4,0529560719</text:p>
          </table:table-cell>
          <table:table-cell table:formula="of:=3+3*RAND()" office:value-type="float" office:value="3.33847154836205" calcext:value-type="float">
            <text:p>3,3384715484</text:p>
          </table:table-cell>
          <table:table-cell table:formula="of:=1+2*RAND()" office:value-type="float" office:value="2.96572769403074" calcext:value-type="float">
            <text:p>2,965727694</text:p>
          </table:table-cell>
          <table:table-cell table:formula="of:=SIN([.B36]+[.C36]+[.D36])^2" office:value-type="float" office:value="0.644871534264385" calcext:value-type="float">
            <text:p>0,64487153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2003168173067" calcext:value-type="float">
            <text:p>4,9200316817</text:p>
          </table:table-cell>
          <table:table-cell table:formula="of:=3+3*RAND()" office:value-type="float" office:value="4.99427714232898" calcext:value-type="float">
            <text:p>4,9942771423</text:p>
          </table:table-cell>
          <table:table-cell table:formula="of:=1+2*RAND()" office:value-type="float" office:value="1.37790372994159" calcext:value-type="float">
            <text:p>1,3779037299</text:p>
          </table:table-cell>
          <table:table-cell table:formula="of:=SIN([.B37]+[.C37]+[.D37])^2" office:value-type="float" office:value="0.914556643416528" calcext:value-type="float">
            <text:p>0,91455664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5486865506092" calcext:value-type="float">
            <text:p>3,5548686551</text:p>
          </table:table-cell>
          <table:table-cell table:formula="of:=3+3*RAND()" office:value-type="float" office:value="4.98632396804915" calcext:value-type="float">
            <text:p>4,986323968</text:p>
          </table:table-cell>
          <table:table-cell table:formula="of:=1+2*RAND()" office:value-type="float" office:value="1.12356754793048" calcext:value-type="float">
            <text:p>1,1235675479</text:p>
          </table:table-cell>
          <table:table-cell table:formula="of:=SIN([.B38]+[.C38]+[.D38])^2" office:value-type="float" office:value="0.0564943239647579" calcext:value-type="float">
            <text:p>0,0564943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8747879157129" calcext:value-type="float">
            <text:p>4,4874787916</text:p>
          </table:table-cell>
          <table:table-cell table:formula="of:=3+3*RAND()" office:value-type="float" office:value="5.69949411378843" calcext:value-type="float">
            <text:p>5,6994941138</text:p>
          </table:table-cell>
          <table:table-cell table:formula="of:=1+2*RAND()" office:value-type="float" office:value="1.31268147562999" calcext:value-type="float">
            <text:p>1,3126814756</text:p>
          </table:table-cell>
          <table:table-cell table:formula="of:=SIN([.B39]+[.C39]+[.D39])^2" office:value-type="float" office:value="0.766708916353759" calcext:value-type="float">
            <text:p>0,76670891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1466681219426" calcext:value-type="float">
            <text:p>2,7146668122</text:p>
          </table:table-cell>
          <table:table-cell table:formula="of:=3+3*RAND()" office:value-type="float" office:value="4.31824604804836" calcext:value-type="float">
            <text:p>4,318246048</text:p>
          </table:table-cell>
          <table:table-cell table:formula="of:=1+2*RAND()" office:value-type="float" office:value="1.16529936557912" calcext:value-type="float">
            <text:p>1,1652993656</text:p>
          </table:table-cell>
          <table:table-cell table:formula="of:=SIN([.B40]+[.C40]+[.D40])^2" office:value-type="float" office:value="0.886112307633793" calcext:value-type="float">
            <text:p>0,88611230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4478890152044" calcext:value-type="float">
            <text:p>4,9447889015</text:p>
          </table:table-cell>
          <table:table-cell table:formula="of:=3+3*RAND()" office:value-type="float" office:value="5.55443478197571" calcext:value-type="float">
            <text:p>5,554434782</text:p>
          </table:table-cell>
          <table:table-cell table:formula="of:=1+2*RAND()" office:value-type="float" office:value="2.71896615378993" calcext:value-type="float">
            <text:p>2,7189661538</text:p>
          </table:table-cell>
          <table:table-cell table:formula="of:=SIN([.B41]+[.C41]+[.D41])^2" office:value-type="float" office:value="0.368004394268074" calcext:value-type="float">
            <text:p>0,36800439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6835191196693" calcext:value-type="float">
            <text:p>2,568351912</text:p>
          </table:table-cell>
          <table:table-cell table:formula="of:=3+3*RAND()" office:value-type="float" office:value="5.57348863343622" calcext:value-type="float">
            <text:p>5,5734886334</text:p>
          </table:table-cell>
          <table:table-cell table:formula="of:=1+2*RAND()" office:value-type="float" office:value="2.14458220364971" calcext:value-type="float">
            <text:p>2,1445822036</text:p>
          </table:table-cell>
          <table:table-cell table:formula="of:=SIN([.B42]+[.C42]+[.D42])^2" office:value-type="float" office:value="0.575951459354345" calcext:value-type="float">
            <text:p>0,57595145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4512553579655" calcext:value-type="float">
            <text:p>4,1451255358</text:p>
          </table:table-cell>
          <table:table-cell table:formula="of:=3+3*RAND()" office:value-type="float" office:value="3.12818444033359" calcext:value-type="float">
            <text:p>3,1281844403</text:p>
          </table:table-cell>
          <table:table-cell table:formula="of:=1+2*RAND()" office:value-type="float" office:value="1.21747957746261" calcext:value-type="float">
            <text:p>1,2174795775</text:p>
          </table:table-cell>
          <table:table-cell table:formula="of:=SIN([.B43]+[.C43]+[.D43])^2" office:value-type="float" office:value="0.646412726236373" calcext:value-type="float">
            <text:p>0,64641272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9001506823042" calcext:value-type="float">
            <text:p>2,8900150682</text:p>
          </table:table-cell>
          <table:table-cell table:formula="of:=3+3*RAND()" office:value-type="float" office:value="5.00665799927239" calcext:value-type="float">
            <text:p>5,0066579993</text:p>
          </table:table-cell>
          <table:table-cell table:formula="of:=1+2*RAND()" office:value-type="float" office:value="2.88416814837414" calcext:value-type="float">
            <text:p>2,8841681484</text:p>
          </table:table-cell>
          <table:table-cell table:formula="of:=SIN([.B44]+[.C44]+[.D44])^2" office:value-type="float" office:value="0.954594084687586" calcext:value-type="float">
            <text:p>0,95459408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9845672671072" calcext:value-type="float">
            <text:p>3,3984567267</text:p>
          </table:table-cell>
          <table:table-cell table:formula="of:=3+3*RAND()" office:value-type="float" office:value="4.306941744504" calcext:value-type="float">
            <text:p>4,3069417445</text:p>
          </table:table-cell>
          <table:table-cell table:formula="of:=1+2*RAND()" office:value-type="float" office:value="2.54104796068583" calcext:value-type="float">
            <text:p>2,5410479607</text:p>
          </table:table-cell>
          <table:table-cell table:formula="of:=SIN([.B45]+[.C45]+[.D45])^2" office:value-type="float" office:value="0.53623850619051" calcext:value-type="float">
            <text:p>0,53623850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8290625174105" calcext:value-type="float">
            <text:p>3,1829062517</text:p>
          </table:table-cell>
          <table:table-cell table:formula="of:=3+3*RAND()" office:value-type="float" office:value="4.48919021790342" calcext:value-type="float">
            <text:p>4,4891902179</text:p>
          </table:table-cell>
          <table:table-cell table:formula="of:=1+2*RAND()" office:value-type="float" office:value="2.16634538548575" calcext:value-type="float">
            <text:p>2,1663453855</text:p>
          </table:table-cell>
          <table:table-cell table:formula="of:=SIN([.B46]+[.C46]+[.D46])^2" office:value-type="float" office:value="0.161577371644347" calcext:value-type="float">
            <text:p>0,16157737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0961369671609" calcext:value-type="float">
            <text:p>2,9096136967</text:p>
          </table:table-cell>
          <table:table-cell table:formula="of:=3+3*RAND()" office:value-type="float" office:value="5.23821090107759" calcext:value-type="float">
            <text:p>5,2382109011</text:p>
          </table:table-cell>
          <table:table-cell table:formula="of:=1+2*RAND()" office:value-type="float" office:value="1.81336640928699" calcext:value-type="float">
            <text:p>1,8133664093</text:p>
          </table:table-cell>
          <table:table-cell table:formula="of:=SIN([.B47]+[.C47]+[.D47])^2" office:value-type="float" office:value="0.261178367435944" calcext:value-type="float">
            <text:p>0,26117836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0067702336926" calcext:value-type="float">
            <text:p>3,5006770234</text:p>
          </table:table-cell>
          <table:table-cell table:formula="of:=3+3*RAND()" office:value-type="float" office:value="4.53271866480892" calcext:value-type="float">
            <text:p>4,5327186648</text:p>
          </table:table-cell>
          <table:table-cell table:formula="of:=1+2*RAND()" office:value-type="float" office:value="1.56948525359151" calcext:value-type="float">
            <text:p>1,5694852536</text:p>
          </table:table-cell>
          <table:table-cell table:formula="of:=SIN([.B48]+[.C48]+[.D48])^2" office:value-type="float" office:value="0.031386686840829" calcext:value-type="float">
            <text:p>0,03138668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6006422418223" calcext:value-type="float">
            <text:p>3,8600642242</text:p>
          </table:table-cell>
          <table:table-cell table:formula="of:=3+3*RAND()" office:value-type="float" office:value="4.2900211260761" calcext:value-type="float">
            <text:p>4,2900211261</text:p>
          </table:table-cell>
          <table:table-cell table:formula="of:=1+2*RAND()" office:value-type="float" office:value="2.72869477498212" calcext:value-type="float">
            <text:p>2,728694775</text:p>
          </table:table-cell>
          <table:table-cell table:formula="of:=SIN([.B49]+[.C49]+[.D49])^2" office:value-type="float" office:value="0.98642103545034" calcext:value-type="float">
            <text:p>0,98642103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7768426335728" calcext:value-type="float">
            <text:p>3,2776842634</text:p>
          </table:table-cell>
          <table:table-cell table:formula="of:=3+3*RAND()" office:value-type="float" office:value="3.16226366909321" calcext:value-type="float">
            <text:p>3,1622636691</text:p>
          </table:table-cell>
          <table:table-cell table:formula="of:=1+2*RAND()" office:value-type="float" office:value="1.509033971648" calcext:value-type="float">
            <text:p>1,5090339716</text:p>
          </table:table-cell>
          <table:table-cell table:formula="of:=SIN([.B50]+[.C50]+[.D50])^2" office:value-type="float" office:value="0.991002066543241" calcext:value-type="float">
            <text:p>0,99100206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0875364701588" calcext:value-type="float">
            <text:p>2,108753647</text:p>
          </table:table-cell>
          <table:table-cell table:formula="of:=3+3*RAND()" office:value-type="float" office:value="4.44459450181226" calcext:value-type="float">
            <text:p>4,4445945018</text:p>
          </table:table-cell>
          <table:table-cell table:formula="of:=1+2*RAND()" office:value-type="float" office:value="2.4449667575716" calcext:value-type="float">
            <text:p>2,4449667576</text:p>
          </table:table-cell>
          <table:table-cell table:formula="of:=SIN([.B51]+[.C51]+[.D51])^2" office:value-type="float" office:value="0.171109002280009" calcext:value-type="float">
            <text:p>0,17110900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1437297602631" calcext:value-type="float">
            <text:p>3,914372976</text:p>
          </table:table-cell>
          <table:table-cell table:formula="of:=3+3*RAND()" office:value-type="float" office:value="5.40669694531366" calcext:value-type="float">
            <text:p>5,4066969453</text:p>
          </table:table-cell>
          <table:table-cell table:formula="of:=1+2*RAND()" office:value-type="float" office:value="1.18471051790996" calcext:value-type="float">
            <text:p>1,1847105179</text:p>
          </table:table-cell>
          <table:table-cell table:formula="of:=SIN([.B52]+[.C52]+[.D52])^2" office:value-type="float" office:value="0.778682458138485" calcext:value-type="float">
            <text:p>0,778682458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7038393735679" calcext:value-type="float">
            <text:p>3,9703839374</text:p>
          </table:table-cell>
          <table:table-cell table:formula="of:=3+3*RAND()" office:value-type="float" office:value="4.59723552501429" calcext:value-type="float">
            <text:p>4,597235525</text:p>
          </table:table-cell>
          <table:table-cell table:formula="of:=1+2*RAND()" office:value-type="float" office:value="1.8805240028425" calcext:value-type="float">
            <text:p>1,8805240028</text:p>
          </table:table-cell>
          <table:table-cell table:formula="of:=SIN([.B53]+[.C53]+[.D53])^2" office:value-type="float" office:value="0.729084726634146" calcext:value-type="float">
            <text:p>0,72908472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4806187413802" calcext:value-type="float">
            <text:p>3,3480618741</text:p>
          </table:table-cell>
          <table:table-cell table:formula="of:=3+3*RAND()" office:value-type="float" office:value="4.03655086956995" calcext:value-type="float">
            <text:p>4,0365508696</text:p>
          </table:table-cell>
          <table:table-cell table:formula="of:=1+2*RAND()" office:value-type="float" office:value="2.593513344614" calcext:value-type="float">
            <text:p>2,5935133446</text:p>
          </table:table-cell>
          <table:table-cell table:formula="of:=SIN([.B54]+[.C54]+[.D54])^2" office:value-type="float" office:value="0.276190877679662" calcext:value-type="float">
            <text:p>0,27619087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3520991316626" calcext:value-type="float">
            <text:p>4,0352099132</text:p>
          </table:table-cell>
          <table:table-cell table:formula="of:=3+3*RAND()" office:value-type="float" office:value="3.85709398157462" calcext:value-type="float">
            <text:p>3,8570939816</text:p>
          </table:table-cell>
          <table:table-cell table:formula="of:=1+2*RAND()" office:value-type="float" office:value="1.27570273352424" calcext:value-type="float">
            <text:p>1,2757027335</text:p>
          </table:table-cell>
          <table:table-cell table:formula="of:=SIN([.B55]+[.C55]+[.D55])^2" office:value-type="float" office:value="0.0644952069303287" calcext:value-type="float">
            <text:p>0,06449520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3346151593642" calcext:value-type="float">
            <text:p>3,2334615159</text:p>
          </table:table-cell>
          <table:table-cell table:formula="of:=3+3*RAND()" office:value-type="float" office:value="4.55342156087983" calcext:value-type="float">
            <text:p>4,5534215609</text:p>
          </table:table-cell>
          <table:table-cell table:formula="of:=1+2*RAND()" office:value-type="float" office:value="2.1889757418943" calcext:value-type="float">
            <text:p>2,1889757419</text:p>
          </table:table-cell>
          <table:table-cell table:formula="of:=SIN([.B56]+[.C56]+[.D56])^2" office:value-type="float" office:value="0.274165737004559" calcext:value-type="float">
            <text:p>0,2741657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0198879604443" calcext:value-type="float">
            <text:p>2,101988796</text:p>
          </table:table-cell>
          <table:table-cell table:formula="of:=3+3*RAND()" office:value-type="float" office:value="3.02117909307125" calcext:value-type="float">
            <text:p>3,0211790931</text:p>
          </table:table-cell>
          <table:table-cell table:formula="of:=1+2*RAND()" office:value-type="float" office:value="2.26691435322611" calcext:value-type="float">
            <text:p>2,2669143532</text:p>
          </table:table-cell>
          <table:table-cell table:formula="of:=SIN([.B57]+[.C57]+[.D57])^2" office:value-type="float" office:value="0.799798535866304" calcext:value-type="float">
            <text:p>0,79979853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2128553307613" calcext:value-type="float">
            <text:p>3,8212855331</text:p>
          </table:table-cell>
          <table:table-cell table:formula="of:=3+3*RAND()" office:value-type="float" office:value="3.89004609993873" calcext:value-type="float">
            <text:p>3,8900460999</text:p>
          </table:table-cell>
          <table:table-cell table:formula="of:=1+2*RAND()" office:value-type="float" office:value="2.5147861299401" calcext:value-type="float">
            <text:p>2,5147861299</text:p>
          </table:table-cell>
          <table:table-cell table:formula="of:=SIN([.B58]+[.C58]+[.D58])^2" office:value-type="float" office:value="0.515938938030819" calcext:value-type="float">
            <text:p>0,5159389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1261760034028" calcext:value-type="float">
            <text:p>3,7126176003</text:p>
          </table:table-cell>
          <table:table-cell table:formula="of:=3+3*RAND()" office:value-type="float" office:value="4.83606765362365" calcext:value-type="float">
            <text:p>4,8360676536</text:p>
          </table:table-cell>
          <table:table-cell table:formula="of:=1+2*RAND()" office:value-type="float" office:value="2.28547957382105" calcext:value-type="float">
            <text:p>2,2854795738</text:p>
          </table:table-cell>
          <table:table-cell table:formula="of:=SIN([.B59]+[.C59]+[.D59])^2" office:value-type="float" office:value="0.974172454985432" calcext:value-type="float">
            <text:p>0,9741724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6088572753261" calcext:value-type="float">
            <text:p>2,5608857275</text:p>
          </table:table-cell>
          <table:table-cell table:formula="of:=3+3*RAND()" office:value-type="float" office:value="3.01847813705612" calcext:value-type="float">
            <text:p>3,0184781371</text:p>
          </table:table-cell>
          <table:table-cell table:formula="of:=1+2*RAND()" office:value-type="float" office:value="2.2864461339236" calcext:value-type="float">
            <text:p>2,2864461339</text:p>
          </table:table-cell>
          <table:table-cell table:formula="of:=SIN([.B60]+[.C60]+[.D60])^2" office:value-type="float" office:value="0.999860096317194" calcext:value-type="float">
            <text:p>0,99986009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2163793665042" calcext:value-type="float">
            <text:p>3,6216379367</text:p>
          </table:table-cell>
          <table:table-cell table:formula="of:=3+3*RAND()" office:value-type="float" office:value="4.36727200773692" calcext:value-type="float">
            <text:p>4,3672720077</text:p>
          </table:table-cell>
          <table:table-cell table:formula="of:=1+2*RAND()" office:value-type="float" office:value="2.47157718789272" calcext:value-type="float">
            <text:p>2,4715771879</text:p>
          </table:table-cell>
          <table:table-cell table:formula="of:=SIN([.B61]+[.C61]+[.D61])^2" office:value-type="float" office:value="0.73998565820834" calcext:value-type="float">
            <text:p>0,73998565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825600104504" calcext:value-type="float">
            <text:p>4,8825600105</text:p>
          </table:table-cell>
          <table:table-cell table:formula="of:=3+3*RAND()" office:value-type="float" office:value="4.82557948054631" calcext:value-type="float">
            <text:p>4,8255794805</text:p>
          </table:table-cell>
          <table:table-cell table:formula="of:=1+2*RAND()" office:value-type="float" office:value="2.41576412772129" calcext:value-type="float">
            <text:p>2,4157641277</text:p>
          </table:table-cell>
          <table:table-cell table:formula="of:=SIN([.B62]+[.C62]+[.D62])^2" office:value-type="float" office:value="0.183329707377702" calcext:value-type="float">
            <text:p>0,18332970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7530753916425" calcext:value-type="float">
            <text:p>2,4753075392</text:p>
          </table:table-cell>
          <table:table-cell table:formula="of:=3+3*RAND()" office:value-type="float" office:value="3.6166653719484" calcext:value-type="float">
            <text:p>3,6166653719</text:p>
          </table:table-cell>
          <table:table-cell table:formula="of:=1+2*RAND()" office:value-type="float" office:value="1.08508428437977" calcext:value-type="float">
            <text:p>1,0850842844</text:p>
          </table:table-cell>
          <table:table-cell table:formula="of:=SIN([.B63]+[.C63]+[.D63])^2" office:value-type="float" office:value="0.607624817522646" calcext:value-type="float">
            <text:p>0,60762481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8652619569925" calcext:value-type="float">
            <text:p>3,0865261957</text:p>
          </table:table-cell>
          <table:table-cell table:formula="of:=3+3*RAND()" office:value-type="float" office:value="3.11947972165926" calcext:value-type="float">
            <text:p>3,1194797217</text:p>
          </table:table-cell>
          <table:table-cell table:formula="of:=1+2*RAND()" office:value-type="float" office:value="2.39895116525651" calcext:value-type="float">
            <text:p>2,3989511653</text:p>
          </table:table-cell>
          <table:table-cell table:formula="of:=SIN([.B64]+[.C64]+[.D64])^2" office:value-type="float" office:value="0.534395529016008" calcext:value-type="float">
            <text:p>0,53439552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0923863148955" calcext:value-type="float">
            <text:p>2,1092386315</text:p>
          </table:table-cell>
          <table:table-cell table:formula="of:=3+3*RAND()" office:value-type="float" office:value="3.34719050945427" calcext:value-type="float">
            <text:p>3,3471905095</text:p>
          </table:table-cell>
          <table:table-cell table:formula="of:=1+2*RAND()" office:value-type="float" office:value="2.79989952800972" calcext:value-type="float">
            <text:p>2,799899528</text:p>
          </table:table-cell>
          <table:table-cell table:formula="of:=SIN([.B65]+[.C65]+[.D65])^2" office:value-type="float" office:value="0.846665863165982" calcext:value-type="float">
            <text:p>0,846665863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2980011703908" calcext:value-type="float">
            <text:p>4,829800117</text:p>
          </table:table-cell>
          <table:table-cell table:formula="of:=3+3*RAND()" office:value-type="float" office:value="4.90655829206114" calcext:value-type="float">
            <text:p>4,9065582921</text:p>
          </table:table-cell>
          <table:table-cell table:formula="of:=1+2*RAND()" office:value-type="float" office:value="2.87334302079799" calcext:value-type="float">
            <text:p>2,8733430208</text:p>
          </table:table-cell>
          <table:table-cell table:formula="of:=SIN([.B66]+[.C66]+[.D66])^2" office:value-type="float" office:value="0.00187638479275625" calcext:value-type="float">
            <text:p>0,00187638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7376607412554" calcext:value-type="float">
            <text:p>3,1737660741</text:p>
          </table:table-cell>
          <table:table-cell table:formula="of:=3+3*RAND()" office:value-type="float" office:value="5.08457990712713" calcext:value-type="float">
            <text:p>5,0845799071</text:p>
          </table:table-cell>
          <table:table-cell table:formula="of:=1+2*RAND()" office:value-type="float" office:value="1.89821423918124" calcext:value-type="float">
            <text:p>1,8982142392</text:p>
          </table:table-cell>
          <table:table-cell table:formula="of:=SIN([.B67]+[.C67]+[.D67])^2" office:value-type="float" office:value="0.446486789053854" calcext:value-type="float">
            <text:p>0,44648678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0251873217642" calcext:value-type="float">
            <text:p>4,4025187322</text:p>
          </table:table-cell>
          <table:table-cell table:formula="of:=3+3*RAND()" office:value-type="float" office:value="3.00308804115248" calcext:value-type="float">
            <text:p>3,0030880412</text:p>
          </table:table-cell>
          <table:table-cell table:formula="of:=1+2*RAND()" office:value-type="float" office:value="1.15134698457676" calcext:value-type="float">
            <text:p>1,1513469846</text:p>
          </table:table-cell>
          <table:table-cell table:formula="of:=SIN([.B68]+[.C68]+[.D68])^2" office:value-type="float" office:value="0.582053208568979" calcext:value-type="float">
            <text:p>0,58205320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1258591392642" calcext:value-type="float">
            <text:p>2,5125859139</text:p>
          </table:table-cell>
          <table:table-cell table:formula="of:=3+3*RAND()" office:value-type="float" office:value="5.94345981177234" calcext:value-type="float">
            <text:p>5,9434598118</text:p>
          </table:table-cell>
          <table:table-cell table:formula="of:=1+2*RAND()" office:value-type="float" office:value="1.62599583216453" calcext:value-type="float">
            <text:p>1,6259958322</text:p>
          </table:table-cell>
          <table:table-cell table:formula="of:=SIN([.B69]+[.C69]+[.D69])^2" office:value-type="float" office:value="0.373263350899797" calcext:value-type="float">
            <text:p>0,373263350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5901808677846" calcext:value-type="float">
            <text:p>4,5590180868</text:p>
          </table:table-cell>
          <table:table-cell table:formula="of:=3+3*RAND()" office:value-type="float" office:value="4.03019087507796" calcext:value-type="float">
            <text:p>4,0301908751</text:p>
          </table:table-cell>
          <table:table-cell table:formula="of:=1+2*RAND()" office:value-type="float" office:value="2.54184705379289" calcext:value-type="float">
            <text:p>2,5418470538</text:p>
          </table:table-cell>
          <table:table-cell table:formula="of:=SIN([.B70]+[.C70]+[.D70])^2" office:value-type="float" office:value="0.981756732524077" calcext:value-type="float">
            <text:p>0,98175673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5535992536333" calcext:value-type="float">
            <text:p>2,5553599254</text:p>
          </table:table-cell>
          <table:table-cell table:formula="of:=3+3*RAND()" office:value-type="float" office:value="4.96503380394852" calcext:value-type="float">
            <text:p>4,9650338039</text:p>
          </table:table-cell>
          <table:table-cell table:formula="of:=1+2*RAND()" office:value-type="float" office:value="1.78738873337872" calcext:value-type="float">
            <text:p>1,7873887334</text:p>
          </table:table-cell>
          <table:table-cell table:formula="of:=SIN([.B71]+[.C71]+[.D71])^2" office:value-type="float" office:value="0.0136256071465422" calcext:value-type="float">
            <text:p>0,013625607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1208610821932" calcext:value-type="float">
            <text:p>4,1120861082</text:p>
          </table:table-cell>
          <table:table-cell table:formula="of:=3+3*RAND()" office:value-type="float" office:value="5.69873914434109" calcext:value-type="float">
            <text:p>5,6987391443</text:p>
          </table:table-cell>
          <table:table-cell table:formula="of:=1+2*RAND()" office:value-type="float" office:value="1.85812348644708" calcext:value-type="float">
            <text:p>1,8581234864</text:p>
          </table:table-cell>
          <table:table-cell table:formula="of:=SIN([.B72]+[.C72]+[.D72])^2" office:value-type="float" office:value="0.611088847744068" calcext:value-type="float">
            <text:p>0,61108884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6033728227283" calcext:value-type="float">
            <text:p>4,2603372823</text:p>
          </table:table-cell>
          <table:table-cell table:formula="of:=3+3*RAND()" office:value-type="float" office:value="4.36161244090904" calcext:value-type="float">
            <text:p>4,3616124409</text:p>
          </table:table-cell>
          <table:table-cell table:formula="of:=1+2*RAND()" office:value-type="float" office:value="2.36724733646198" calcext:value-type="float">
            <text:p>2,3672473365</text:p>
          </table:table-cell>
          <table:table-cell table:formula="of:=SIN([.B73]+[.C73]+[.D73])^2" office:value-type="float" office:value="0.999959331515371" calcext:value-type="float">
            <text:p>0,99995933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8332186673758" calcext:value-type="float">
            <text:p>4,5833218667</text:p>
          </table:table-cell>
          <table:table-cell table:formula="of:=3+3*RAND()" office:value-type="float" office:value="3.93199695958395" calcext:value-type="float">
            <text:p>3,9319969596</text:p>
          </table:table-cell>
          <table:table-cell table:formula="of:=1+2*RAND()" office:value-type="float" office:value="1.80568774091643" calcext:value-type="float">
            <text:p>1,8056877409</text:p>
          </table:table-cell>
          <table:table-cell table:formula="of:=SIN([.B74]+[.C74]+[.D74])^2" office:value-type="float" office:value="0.609925087943862" calcext:value-type="float">
            <text:p>0,60992508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5617275373205" calcext:value-type="float">
            <text:p>2,2561727537</text:p>
          </table:table-cell>
          <table:table-cell table:formula="of:=3+3*RAND()" office:value-type="float" office:value="5.00070431024822" calcext:value-type="float">
            <text:p>5,0007043102</text:p>
          </table:table-cell>
          <table:table-cell table:formula="of:=1+2*RAND()" office:value-type="float" office:value="2.92653009118131" calcext:value-type="float">
            <text:p>2,9265300912</text:p>
          </table:table-cell>
          <table:table-cell table:formula="of:=SIN([.B75]+[.C75]+[.D75])^2" office:value-type="float" office:value="0.473243817193006" calcext:value-type="float">
            <text:p>0,47324381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5332790676622" calcext:value-type="float">
            <text:p>4,8533279068</text:p>
          </table:table-cell>
          <table:table-cell table:formula="of:=3+3*RAND()" office:value-type="float" office:value="4.56913310690099" calcext:value-type="float">
            <text:p>4,5691331069</text:p>
          </table:table-cell>
          <table:table-cell table:formula="of:=1+2*RAND()" office:value-type="float" office:value="2.16753226415965" calcext:value-type="float">
            <text:p>2,1675322642</text:p>
          </table:table-cell>
          <table:table-cell table:formula="of:=SIN([.B76]+[.C76]+[.D76])^2" office:value-type="float" office:value="0.686369201956698" calcext:value-type="float">
            <text:p>0,6863692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3935889228324" calcext:value-type="float">
            <text:p>3,8393588923</text:p>
          </table:table-cell>
          <table:table-cell table:formula="of:=3+3*RAND()" office:value-type="float" office:value="5.45057971058627" calcext:value-type="float">
            <text:p>5,4505797106</text:p>
          </table:table-cell>
          <table:table-cell table:formula="of:=1+2*RAND()" office:value-type="float" office:value="2.40365776806841" calcext:value-type="float">
            <text:p>2,4036577681</text:p>
          </table:table-cell>
          <table:table-cell table:formula="of:=SIN([.B77]+[.C77]+[.D77])^2" office:value-type="float" office:value="0.586932038835151" calcext:value-type="float">
            <text:p>0,58693203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6478592512395" calcext:value-type="float">
            <text:p>2,7647859251</text:p>
          </table:table-cell>
          <table:table-cell table:formula="of:=3+3*RAND()" office:value-type="float" office:value="5.76364671622246" calcext:value-type="float">
            <text:p>5,7636467162</text:p>
          </table:table-cell>
          <table:table-cell table:formula="of:=1+2*RAND()" office:value-type="float" office:value="1.63457629302194" calcext:value-type="float">
            <text:p>1,634576293</text:p>
          </table:table-cell>
          <table:table-cell table:formula="of:=SIN([.B78]+[.C78]+[.D78])^2" office:value-type="float" office:value="0.452902735689522" calcext:value-type="float">
            <text:p>0,45290273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7916161139738" calcext:value-type="float">
            <text:p>4,1791616114</text:p>
          </table:table-cell>
          <table:table-cell table:formula="of:=3+3*RAND()" office:value-type="float" office:value="5.0121322986673" calcext:value-type="float">
            <text:p>5,0121322987</text:p>
          </table:table-cell>
          <table:table-cell table:formula="of:=1+2*RAND()" office:value-type="float" office:value="1.51872903152055" calcext:value-type="float">
            <text:p>1,5187290315</text:p>
          </table:table-cell>
          <table:table-cell table:formula="of:=SIN([.B79]+[.C79]+[.D79])^2" office:value-type="float" office:value="0.920652707758152" calcext:value-type="float">
            <text:p>0,92065270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9406431551537" calcext:value-type="float">
            <text:p>4,0940643155</text:p>
          </table:table-cell>
          <table:table-cell table:formula="of:=3+3*RAND()" office:value-type="float" office:value="3.20246392268166" calcext:value-type="float">
            <text:p>3,2024639227</text:p>
          </table:table-cell>
          <table:table-cell table:formula="of:=1+2*RAND()" office:value-type="float" office:value="1.14972562761845" calcext:value-type="float">
            <text:p>1,1497256276</text:p>
          </table:table-cell>
          <table:table-cell table:formula="of:=SIN([.B80]+[.C80]+[.D80])^2" office:value-type="float" office:value="0.688359533467296" calcext:value-type="float">
            <text:p>0,68835953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0271051904264" calcext:value-type="float">
            <text:p>4,602710519</text:p>
          </table:table-cell>
          <table:table-cell table:formula="of:=3+3*RAND()" office:value-type="float" office:value="4.37027575978692" calcext:value-type="float">
            <text:p>4,3702757598</text:p>
          </table:table-cell>
          <table:table-cell table:formula="of:=1+2*RAND()" office:value-type="float" office:value="2.87515514792368" calcext:value-type="float">
            <text:p>2,8751551479</text:p>
          </table:table-cell>
          <table:table-cell table:formula="of:=SIN([.B81]+[.C81]+[.D81])^2" office:value-type="float" office:value="0.433032871549228" calcext:value-type="float">
            <text:p>0,43303287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999123005643" calcext:value-type="float">
            <text:p>3,2699912301</text:p>
          </table:table-cell>
          <table:table-cell table:formula="of:=3+3*RAND()" office:value-type="float" office:value="4.58399651281355" calcext:value-type="float">
            <text:p>4,5839965128</text:p>
          </table:table-cell>
          <table:table-cell table:formula="of:=1+2*RAND()" office:value-type="float" office:value="1.93549411868625" calcext:value-type="float">
            <text:p>1,9354941187</text:p>
          </table:table-cell>
          <table:table-cell table:formula="of:=SIN([.B82]+[.C82]+[.D82])^2" office:value-type="float" office:value="0.127215404597882" calcext:value-type="float">
            <text:p>0,12721540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6891482385015" calcext:value-type="float">
            <text:p>2,8689148239</text:p>
          </table:table-cell>
          <table:table-cell table:formula="of:=3+3*RAND()" office:value-type="float" office:value="3.39455067760293" calcext:value-type="float">
            <text:p>3,3945506776</text:p>
          </table:table-cell>
          <table:table-cell table:formula="of:=1+2*RAND()" office:value-type="float" office:value="1.96160147347773" calcext:value-type="float">
            <text:p>1,9616014735</text:p>
          </table:table-cell>
          <table:table-cell table:formula="of:=SIN([.B83]+[.C83]+[.D83])^2" office:value-type="float" office:value="0.868501577762895" calcext:value-type="float">
            <text:p>0,86850157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8110277039204" calcext:value-type="float">
            <text:p>3,8811027704</text:p>
          </table:table-cell>
          <table:table-cell table:formula="of:=3+3*RAND()" office:value-type="float" office:value="3.71742350968803" calcext:value-type="float">
            <text:p>3,7174235097</text:p>
          </table:table-cell>
          <table:table-cell table:formula="of:=1+2*RAND()" office:value-type="float" office:value="2.36650983153361" calcext:value-type="float">
            <text:p>2,3665098315</text:p>
          </table:table-cell>
          <table:table-cell table:formula="of:=SIN([.B84]+[.C84]+[.D84])^2" office:value-type="float" office:value="0.264563527465695" calcext:value-type="float">
            <text:p>0,26456352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430339442326" calcext:value-type="float">
            <text:p>2,9430339442</text:p>
          </table:table-cell>
          <table:table-cell table:formula="of:=3+3*RAND()" office:value-type="float" office:value="3.58690146729236" calcext:value-type="float">
            <text:p>3,5869014673</text:p>
          </table:table-cell>
          <table:table-cell table:formula="of:=1+2*RAND()" office:value-type="float" office:value="2.2489765531198" calcext:value-type="float">
            <text:p>2,2489765531</text:p>
          </table:table-cell>
          <table:table-cell table:formula="of:=SIN([.B85]+[.C85]+[.D85])^2" office:value-type="float" office:value="0.362271849324262" calcext:value-type="float">
            <text:p>0,36227184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1163558471499" calcext:value-type="float">
            <text:p>4,1116355847</text:p>
          </table:table-cell>
          <table:table-cell table:formula="of:=3+3*RAND()" office:value-type="float" office:value="3.90886064760187" calcext:value-type="float">
            <text:p>3,9088606476</text:p>
          </table:table-cell>
          <table:table-cell table:formula="of:=1+2*RAND()" office:value-type="float" office:value="2.93452691401706" calcext:value-type="float">
            <text:p>2,934526914</text:p>
          </table:table-cell>
          <table:table-cell table:formula="of:=SIN([.B86]+[.C86]+[.D86])^2" office:value-type="float" office:value="0.998356506092349" calcext:value-type="float">
            <text:p>0,99835650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5694542640715" calcext:value-type="float">
            <text:p>2,0569454264</text:p>
          </table:table-cell>
          <table:table-cell table:formula="of:=3+3*RAND()" office:value-type="float" office:value="4.30452610724771" calcext:value-type="float">
            <text:p>4,3045261072</text:p>
          </table:table-cell>
          <table:table-cell table:formula="of:=1+2*RAND()" office:value-type="float" office:value="2.21187755833213" calcext:value-type="float">
            <text:p>2,2118775583</text:p>
          </table:table-cell>
          <table:table-cell table:formula="of:=SIN([.B87]+[.C87]+[.D87])^2" office:value-type="float" office:value="0.56583894105213" calcext:value-type="float">
            <text:p>0,56583894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2465064388126" calcext:value-type="float">
            <text:p>2,5246506439</text:p>
          </table:table-cell>
          <table:table-cell table:formula="of:=3+3*RAND()" office:value-type="float" office:value="4.68101221613932" calcext:value-type="float">
            <text:p>4,6810122161</text:p>
          </table:table-cell>
          <table:table-cell table:formula="of:=1+2*RAND()" office:value-type="float" office:value="2.63115630304721" calcext:value-type="float">
            <text:p>2,631156303</text:p>
          </table:table-cell>
          <table:table-cell table:formula="of:=SIN([.B88]+[.C88]+[.D88])^2" office:value-type="float" office:value="0.160384651234236" calcext:value-type="float">
            <text:p>0,16038465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5016865417429" calcext:value-type="float">
            <text:p>2,3501686542</text:p>
          </table:table-cell>
          <table:table-cell table:formula="of:=3+3*RAND()" office:value-type="float" office:value="3.53212796172834" calcext:value-type="float">
            <text:p>3,5321279617</text:p>
          </table:table-cell>
          <table:table-cell table:formula="of:=1+2*RAND()" office:value-type="float" office:value="2.58830083558083" calcext:value-type="float">
            <text:p>2,5883008356</text:p>
          </table:table-cell>
          <table:table-cell table:formula="of:=SIN([.B89]+[.C89]+[.D89])^2" office:value-type="float" office:value="0.665595103655546" calcext:value-type="float">
            <text:p>0,66559510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7865811371374" calcext:value-type="float">
            <text:p>2,8786581137</text:p>
          </table:table-cell>
          <table:table-cell table:formula="of:=3+3*RAND()" office:value-type="float" office:value="4.86512704875615" calcext:value-type="float">
            <text:p>4,8651270488</text:p>
          </table:table-cell>
          <table:table-cell table:formula="of:=1+2*RAND()" office:value-type="float" office:value="2.98678177702295" calcext:value-type="float">
            <text:p>2,986781777</text:p>
          </table:table-cell>
          <table:table-cell table:formula="of:=SIN([.B90]+[.C90]+[.D90])^2" office:value-type="float" office:value="0.931399820515687" calcext:value-type="float">
            <text:p>0,93139982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3859976996268" calcext:value-type="float">
            <text:p>3,13859977</text:p>
          </table:table-cell>
          <table:table-cell table:formula="of:=3+3*RAND()" office:value-type="float" office:value="5.70233554763519" calcext:value-type="float">
            <text:p>5,7023355476</text:p>
          </table:table-cell>
          <table:table-cell table:formula="of:=1+2*RAND()" office:value-type="float" office:value="1.87678700371584" calcext:value-type="float">
            <text:p>1,8767870037</text:p>
          </table:table-cell>
          <table:table-cell table:formula="of:=SIN([.B91]+[.C91]+[.D91])^2" office:value-type="float" office:value="0.924764648606731" calcext:value-type="float">
            <text:p>0,92476464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856050529058" calcext:value-type="float">
            <text:p>2,5856050529</text:p>
          </table:table-cell>
          <table:table-cell table:formula="of:=3+3*RAND()" office:value-type="float" office:value="5.94374126702804" calcext:value-type="float">
            <text:p>5,943741267</text:p>
          </table:table-cell>
          <table:table-cell table:formula="of:=1+2*RAND()" office:value-type="float" office:value="2.61182188567982" calcext:value-type="float">
            <text:p>2,6118218857</text:p>
          </table:table-cell>
          <table:table-cell table:formula="of:=SIN([.B92]+[.C92]+[.D92])^2" office:value-type="float" office:value="0.978951767598923" calcext:value-type="float">
            <text:p>0,97895176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6274878560609" calcext:value-type="float">
            <text:p>3,7627487856</text:p>
          </table:table-cell>
          <table:table-cell table:formula="of:=3+3*RAND()" office:value-type="float" office:value="5.95853283373108" calcext:value-type="float">
            <text:p>5,9585328337</text:p>
          </table:table-cell>
          <table:table-cell table:formula="of:=1+2*RAND()" office:value-type="float" office:value="1.97512338336771" calcext:value-type="float">
            <text:p>1,9751233834</text:p>
          </table:table-cell>
          <table:table-cell table:formula="of:=SIN([.B93]+[.C93]+[.D93])^2" office:value-type="float" office:value="0.584164826523535" calcext:value-type="float">
            <text:p>0,58416482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8264221293376" calcext:value-type="float">
            <text:p>3,5826422129</text:p>
          </table:table-cell>
          <table:table-cell table:formula="of:=3+3*RAND()" office:value-type="float" office:value="4.33133861428679" calcext:value-type="float">
            <text:p>4,3313386143</text:p>
          </table:table-cell>
          <table:table-cell table:formula="of:=1+2*RAND()" office:value-type="float" office:value="2.92514456261856" calcext:value-type="float">
            <text:p>2,9251445626</text:p>
          </table:table-cell>
          <table:table-cell table:formula="of:=SIN([.B94]+[.C94]+[.D94])^2" office:value-type="float" office:value="0.975722787560199" calcext:value-type="float">
            <text:p>0,97572278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7324015739144" calcext:value-type="float">
            <text:p>2,4732401574</text:p>
          </table:table-cell>
          <table:table-cell table:formula="of:=3+3*RAND()" office:value-type="float" office:value="4.51190571373437" calcext:value-type="float">
            <text:p>4,5119057137</text:p>
          </table:table-cell>
          <table:table-cell table:formula="of:=1+2*RAND()" office:value-type="float" office:value="1.76719748187112" calcext:value-type="float">
            <text:p>1,7671974819</text:p>
          </table:table-cell>
          <table:table-cell table:formula="of:=SIN([.B95]+[.C95]+[.D95])^2" office:value-type="float" office:value="0.387994995649259" calcext:value-type="float">
            <text:p>0,38799499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8472500161071" calcext:value-type="float">
            <text:p>2,7847250016</text:p>
          </table:table-cell>
          <table:table-cell table:formula="of:=3+3*RAND()" office:value-type="float" office:value="5.01986514165044" calcext:value-type="float">
            <text:p>5,0198651417</text:p>
          </table:table-cell>
          <table:table-cell table:formula="of:=1+2*RAND()" office:value-type="float" office:value="1.6456796224924" calcext:value-type="float">
            <text:p>1,6456796225</text:p>
          </table:table-cell>
          <table:table-cell table:formula="of:=SIN([.B96]+[.C96]+[.D96])^2" office:value-type="float" office:value="0.000649691372951097" calcext:value-type="float">
            <text:p>0,000649691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2027629898389" calcext:value-type="float">
            <text:p>3,720276299</text:p>
          </table:table-cell>
          <table:table-cell table:formula="of:=3+3*RAND()" office:value-type="float" office:value="4.6991065376322" calcext:value-type="float">
            <text:p>4,6991065376</text:p>
          </table:table-cell>
          <table:table-cell table:formula="of:=1+2*RAND()" office:value-type="float" office:value="1.99480342262621" calcext:value-type="float">
            <text:p>1,9948034226</text:p>
          </table:table-cell>
          <table:table-cell table:formula="of:=SIN([.B97]+[.C97]+[.D97])^2" office:value-type="float" office:value="0.698396448280883" calcext:value-type="float">
            <text:p>0,69839644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2858845173916" calcext:value-type="float">
            <text:p>2,7285884517</text:p>
          </table:table-cell>
          <table:table-cell table:formula="of:=3+3*RAND()" office:value-type="float" office:value="5.13509615389045" calcext:value-type="float">
            <text:p>5,1350961539</text:p>
          </table:table-cell>
          <table:table-cell table:formula="of:=1+2*RAND()" office:value-type="float" office:value="2.51361928798807" calcext:value-type="float">
            <text:p>2,513619288</text:p>
          </table:table-cell>
          <table:table-cell table:formula="of:=SIN([.B98]+[.C98]+[.D98])^2" office:value-type="float" office:value="0.664033001048447" calcext:value-type="float">
            <text:p>0,6640330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2144845013077" calcext:value-type="float">
            <text:p>3,0214484501</text:p>
          </table:table-cell>
          <table:table-cell table:formula="of:=3+3*RAND()" office:value-type="float" office:value="4.06417724422842" calcext:value-type="float">
            <text:p>4,0641772442</text:p>
          </table:table-cell>
          <table:table-cell table:formula="of:=1+2*RAND()" office:value-type="float" office:value="1.00590994681307" calcext:value-type="float">
            <text:p>1,0059099468</text:p>
          </table:table-cell>
          <table:table-cell table:formula="of:=SIN([.B99]+[.C99]+[.D99])^2" office:value-type="float" office:value="0.944621658649798" calcext:value-type="float">
            <text:p>0,94462165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8274399530583" calcext:value-type="float">
            <text:p>2,3827439953</text:p>
          </table:table-cell>
          <table:table-cell table:formula="of:=3+3*RAND()" office:value-type="float" office:value="3.82360946057655" calcext:value-type="float">
            <text:p>3,8236094606</text:p>
          </table:table-cell>
          <table:table-cell table:formula="of:=1+2*RAND()" office:value-type="float" office:value="1.04526176631892" calcext:value-type="float">
            <text:p>1,0452617663</text:p>
          </table:table-cell>
          <table:table-cell table:formula="of:=SIN([.B100]+[.C100]+[.D100])^2" office:value-type="float" office:value="0.678971268041186" calcext:value-type="float">
            <text:p>0,6789712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1593020968147" calcext:value-type="float">
            <text:p>3,5159302097</text:p>
          </table:table-cell>
          <table:table-cell table:formula="of:=3+3*RAND()" office:value-type="float" office:value="5.35549133357288" calcext:value-type="float">
            <text:p>5,3554913336</text:p>
          </table:table-cell>
          <table:table-cell table:formula="of:=1+2*RAND()" office:value-type="float" office:value="1.25068469847776" calcext:value-type="float">
            <text:p>1,2506846985</text:p>
          </table:table-cell>
          <table:table-cell table:formula="of:=SIN([.B101]+[.C101]+[.D101])^2" office:value-type="float" office:value="0.412384809511568" calcext:value-type="float">
            <text:p>0,41238480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6816242665932" calcext:value-type="float">
            <text:p>2,7681624267</text:p>
          </table:table-cell>
          <table:table-cell table:formula="of:=3+3*RAND()" office:value-type="float" office:value="5.24889858867917" calcext:value-type="float">
            <text:p>5,2488985887</text:p>
          </table:table-cell>
          <table:table-cell table:formula="of:=1+2*RAND()" office:value-type="float" office:value="1.78777524546851" calcext:value-type="float">
            <text:p>1,7877752455</text:p>
          </table:table-cell>
          <table:table-cell table:formula="of:=SIN([.B102]+[.C102]+[.D102])^2" office:value-type="float" office:value="0.137622161239268" calcext:value-type="float">
            <text:p>0,13762216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3329187755802" calcext:value-type="float">
            <text:p>2,1332918776</text:p>
          </table:table-cell>
          <table:table-cell table:formula="of:=3+3*RAND()" office:value-type="float" office:value="3.68969665969878" calcext:value-type="float">
            <text:p>3,6896966597</text:p>
          </table:table-cell>
          <table:table-cell table:formula="of:=1+2*RAND()" office:value-type="float" office:value="1.38591467431145" calcext:value-type="float">
            <text:p>1,3859146743</text:p>
          </table:table-cell>
          <table:table-cell table:formula="of:=SIN([.B103]+[.C103]+[.D103])^2" office:value-type="float" office:value="0.638485084826544" calcext:value-type="float">
            <text:p>0,63848508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3206688331242" calcext:value-type="float">
            <text:p>3,4320668833</text:p>
          </table:table-cell>
          <table:table-cell table:formula="of:=3+3*RAND()" office:value-type="float" office:value="5.20880076787242" calcext:value-type="float">
            <text:p>5,2088007679</text:p>
          </table:table-cell>
          <table:table-cell table:formula="of:=1+2*RAND()" office:value-type="float" office:value="2.36004736154667" calcext:value-type="float">
            <text:p>2,3600473615</text:p>
          </table:table-cell>
          <table:table-cell table:formula="of:=SIN([.B104]+[.C104]+[.D104])^2" office:value-type="float" office:value="0.999971476925881" calcext:value-type="float">
            <text:p>0,99997147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0906570417921" calcext:value-type="float">
            <text:p>4,1090657042</text:p>
          </table:table-cell>
          <table:table-cell table:formula="of:=3+3*RAND()" office:value-type="float" office:value="4.64453663853681" calcext:value-type="float">
            <text:p>4,6445366385</text:p>
          </table:table-cell>
          <table:table-cell table:formula="of:=1+2*RAND()" office:value-type="float" office:value="1.46917967631102" calcext:value-type="float">
            <text:p>1,4691796763</text:p>
          </table:table-cell>
          <table:table-cell table:formula="of:=SIN([.B105]+[.C105]+[.D105])^2" office:value-type="float" office:value="0.512604559446039" calcext:value-type="float">
            <text:p>0,51260455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3901042870876" calcext:value-type="float">
            <text:p>4,0390104287</text:p>
          </table:table-cell>
          <table:table-cell table:formula="of:=3+3*RAND()" office:value-type="float" office:value="3.44606175373457" calcext:value-type="float">
            <text:p>3,4460617537</text:p>
          </table:table-cell>
          <table:table-cell table:formula="of:=1+2*RAND()" office:value-type="float" office:value="1.26094556637235" calcext:value-type="float">
            <text:p>1,2609455664</text:p>
          </table:table-cell>
          <table:table-cell table:formula="of:=SIN([.B106]+[.C106]+[.D106])^2" office:value-type="float" office:value="0.394168645066832" calcext:value-type="float">
            <text:p>0,394168645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1258885627557" calcext:value-type="float">
            <text:p>2,5125888563</text:p>
          </table:table-cell>
          <table:table-cell table:formula="of:=3+3*RAND()" office:value-type="float" office:value="3.72627961450055" calcext:value-type="float">
            <text:p>3,7262796145</text:p>
          </table:table-cell>
          <table:table-cell table:formula="of:=1+2*RAND()" office:value-type="float" office:value="1.35270274164436" calcext:value-type="float">
            <text:p>1,3527027416</text:p>
          </table:table-cell>
          <table:table-cell table:formula="of:=SIN([.B107]+[.C107]+[.D107])^2" office:value-type="float" office:value="0.932706861749683" calcext:value-type="float">
            <text:p>0,93270686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6769201716007" calcext:value-type="float">
            <text:p>3,5676920172</text:p>
          </table:table-cell>
          <table:table-cell table:formula="of:=3+3*RAND()" office:value-type="float" office:value="3.49103728828573" calcext:value-type="float">
            <text:p>3,4910372883</text:p>
          </table:table-cell>
          <table:table-cell table:formula="of:=1+2*RAND()" office:value-type="float" office:value="2.59205627893487" calcext:value-type="float">
            <text:p>2,5920562789</text:p>
          </table:table-cell>
          <table:table-cell table:formula="of:=SIN([.B108]+[.C108]+[.D108])^2" office:value-type="float" office:value="0.0502156442977141" calcext:value-type="float">
            <text:p>0,05021564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8865861872079" calcext:value-type="float">
            <text:p>2,4886586187</text:p>
          </table:table-cell>
          <table:table-cell table:formula="of:=3+3*RAND()" office:value-type="float" office:value="3.89795489243372" calcext:value-type="float">
            <text:p>3,8979548924</text:p>
          </table:table-cell>
          <table:table-cell table:formula="of:=1+2*RAND()" office:value-type="float" office:value="2.57221266372229" calcext:value-type="float">
            <text:p>2,5722126637</text:p>
          </table:table-cell>
          <table:table-cell table:formula="of:=SIN([.B109]+[.C109]+[.D109])^2" office:value-type="float" office:value="0.201846520521995" calcext:value-type="float">
            <text:p>0,20184652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4776612597699" calcext:value-type="float">
            <text:p>2,947766126</text:p>
          </table:table-cell>
          <table:table-cell table:formula="of:=3+3*RAND()" office:value-type="float" office:value="5.94220585146718" calcext:value-type="float">
            <text:p>5,9422058515</text:p>
          </table:table-cell>
          <table:table-cell table:formula="of:=1+2*RAND()" office:value-type="float" office:value="2.48692173452307" calcext:value-type="float">
            <text:p>2,4869217345</text:p>
          </table:table-cell>
          <table:table-cell table:formula="of:=SIN([.B110]+[.C110]+[.D110])^2" office:value-type="float" office:value="0.861507764806668" calcext:value-type="float">
            <text:p>0,86150776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4422351077466" calcext:value-type="float">
            <text:p>4,6442235108</text:p>
          </table:table-cell>
          <table:table-cell table:formula="of:=3+3*RAND()" office:value-type="float" office:value="4.94190979236371" calcext:value-type="float">
            <text:p>4,9419097924</text:p>
          </table:table-cell>
          <table:table-cell table:formula="of:=1+2*RAND()" office:value-type="float" office:value="1.22369263614298" calcext:value-type="float">
            <text:p>1,2236926361</text:p>
          </table:table-cell>
          <table:table-cell table:formula="of:=SIN([.B111]+[.C111]+[.D111])^2" office:value-type="float" office:value="0.965892536489794" calcext:value-type="float">
            <text:p>0,96589253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4566998091316" calcext:value-type="float">
            <text:p>4,4456699809</text:p>
          </table:table-cell>
          <table:table-cell table:formula="of:=3+3*RAND()" office:value-type="float" office:value="4.59192814385188" calcext:value-type="float">
            <text:p>4,5919281439</text:p>
          </table:table-cell>
          <table:table-cell table:formula="of:=1+2*RAND()" office:value-type="float" office:value="1.26669761043192" calcext:value-type="float">
            <text:p>1,2666976104</text:p>
          </table:table-cell>
          <table:table-cell table:formula="of:=SIN([.B112]+[.C112]+[.D112])^2" office:value-type="float" office:value="0.593564755856418" calcext:value-type="float">
            <text:p>0,59356475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5616199828303" calcext:value-type="float">
            <text:p>3,3561619983</text:p>
          </table:table-cell>
          <table:table-cell table:formula="of:=3+3*RAND()" office:value-type="float" office:value="3.20168741989268" calcext:value-type="float">
            <text:p>3,2016874199</text:p>
          </table:table-cell>
          <table:table-cell table:formula="of:=1+2*RAND()" office:value-type="float" office:value="2.21106530597564" calcext:value-type="float">
            <text:p>2,211065306</text:p>
          </table:table-cell>
          <table:table-cell table:formula="of:=SIN([.B113]+[.C113]+[.D113])^2" office:value-type="float" office:value="0.371909221693333" calcext:value-type="float">
            <text:p>0,37190922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7597835580472" calcext:value-type="float">
            <text:p>4,0759783558</text:p>
          </table:table-cell>
          <table:table-cell table:formula="of:=3+3*RAND()" office:value-type="float" office:value="5.73070512451962" calcext:value-type="float">
            <text:p>5,7307051245</text:p>
          </table:table-cell>
          <table:table-cell table:formula="of:=1+2*RAND()" office:value-type="float" office:value="2.11374422758913" calcext:value-type="float">
            <text:p>2,1137442276</text:p>
          </table:table-cell>
          <table:table-cell table:formula="of:=SIN([.B114]+[.C114]+[.D114])^2" office:value-type="float" office:value="0.362345785890531" calcext:value-type="float">
            <text:p>0,36234578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2615580920042" calcext:value-type="float">
            <text:p>3,7261558092</text:p>
          </table:table-cell>
          <table:table-cell table:formula="of:=3+3*RAND()" office:value-type="float" office:value="3.67069077661469" calcext:value-type="float">
            <text:p>3,6706907766</text:p>
          </table:table-cell>
          <table:table-cell table:formula="of:=1+2*RAND()" office:value-type="float" office:value="1.72894481271647" calcext:value-type="float">
            <text:p>1,7289448127</text:p>
          </table:table-cell>
          <table:table-cell table:formula="of:=SIN([.B115]+[.C115]+[.D115])^2" office:value-type="float" office:value="0.0867608105979748" calcext:value-type="float">
            <text:p>0,08676081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6749484825367" calcext:value-type="float">
            <text:p>2,5674948483</text:p>
          </table:table-cell>
          <table:table-cell table:formula="of:=3+3*RAND()" office:value-type="float" office:value="4.73567221163703" calcext:value-type="float">
            <text:p>4,7356722116</text:p>
          </table:table-cell>
          <table:table-cell table:formula="of:=1+2*RAND()" office:value-type="float" office:value="2.27566912825038" calcext:value-type="float">
            <text:p>2,2756691283</text:p>
          </table:table-cell>
          <table:table-cell table:formula="of:=SIN([.B116]+[.C116]+[.D116])^2" office:value-type="float" office:value="0.0235467640115652" calcext:value-type="float">
            <text:p>0,0235467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6969129004816" calcext:value-type="float">
            <text:p>2,06969129</text:p>
          </table:table-cell>
          <table:table-cell table:formula="of:=3+3*RAND()" office:value-type="float" office:value="4.52094947310319" calcext:value-type="float">
            <text:p>4,5209494731</text:p>
          </table:table-cell>
          <table:table-cell table:formula="of:=1+2*RAND()" office:value-type="float" office:value="1.74913459122216" calcext:value-type="float">
            <text:p>1,7491345912</text:p>
          </table:table-cell>
          <table:table-cell table:formula="of:=SIN([.B117]+[.C117]+[.D117])^2" office:value-type="float" office:value="0.781994681103466" calcext:value-type="float">
            <text:p>0,78199468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0625857924916" calcext:value-type="float">
            <text:p>4,0062585792</text:p>
          </table:table-cell>
          <table:table-cell table:formula="of:=3+3*RAND()" office:value-type="float" office:value="5.29367611693783" calcext:value-type="float">
            <text:p>5,2936761169</text:p>
          </table:table-cell>
          <table:table-cell table:formula="of:=1+2*RAND()" office:value-type="float" office:value="1.37772073168134" calcext:value-type="float">
            <text:p>1,3777207317</text:p>
          </table:table-cell>
          <table:table-cell table:formula="of:=SIN([.B118]+[.C118]+[.D118])^2" office:value-type="float" office:value="0.902287248867944" calcext:value-type="float">
            <text:p>0,902287248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1069667317105" calcext:value-type="float">
            <text:p>3,0106966732</text:p>
          </table:table-cell>
          <table:table-cell table:formula="of:=3+3*RAND()" office:value-type="float" office:value="3.28917518615591" calcext:value-type="float">
            <text:p>3,2891751862</text:p>
          </table:table-cell>
          <table:table-cell table:formula="of:=1+2*RAND()" office:value-type="float" office:value="2.10447445880915" calcext:value-type="float">
            <text:p>2,1044744588</text:p>
          </table:table-cell>
          <table:table-cell table:formula="of:=SIN([.B119]+[.C119]+[.D119])^2" office:value-type="float" office:value="0.726472991206863" calcext:value-type="float">
            <text:p>0,72647299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9624706694735" calcext:value-type="float">
            <text:p>2,1962470669</text:p>
          </table:table-cell>
          <table:table-cell table:formula="of:=3+3*RAND()" office:value-type="float" office:value="5.74410777353552" calcext:value-type="float">
            <text:p>5,7441077735</text:p>
          </table:table-cell>
          <table:table-cell table:formula="of:=1+2*RAND()" office:value-type="float" office:value="1.68716288211564" calcext:value-type="float">
            <text:p>1,6871628821</text:p>
          </table:table-cell>
          <table:table-cell table:formula="of:=SIN([.B120]+[.C120]+[.D120])^2" office:value-type="float" office:value="0.0405433249074617" calcext:value-type="float">
            <text:p>0,04054332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827265421533" calcext:value-type="float">
            <text:p>3,8482726542</text:p>
          </table:table-cell>
          <table:table-cell table:formula="of:=3+3*RAND()" office:value-type="float" office:value="5.75327460534832" calcext:value-type="float">
            <text:p>5,7532746053</text:p>
          </table:table-cell>
          <table:table-cell table:formula="of:=1+2*RAND()" office:value-type="float" office:value="2.14383887071988" calcext:value-type="float">
            <text:p>2,1438388707</text:p>
          </table:table-cell>
          <table:table-cell table:formula="of:=SIN([.B121]+[.C121]+[.D121])^2" office:value-type="float" office:value="0.535556284269334" calcext:value-type="float">
            <text:p>0,53555628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254949719977" calcext:value-type="float">
            <text:p>3,8425494972</text:p>
          </table:table-cell>
          <table:table-cell table:formula="of:=3+3*RAND()" office:value-type="float" office:value="4.44558591275678" calcext:value-type="float">
            <text:p>4,4455859128</text:p>
          </table:table-cell>
          <table:table-cell table:formula="of:=1+2*RAND()" office:value-type="float" office:value="1.05147486625528" calcext:value-type="float">
            <text:p>1,0514748663</text:p>
          </table:table-cell>
          <table:table-cell table:formula="of:=SIN([.B122]+[.C122]+[.D122])^2" office:value-type="float" office:value="0.00723601352481711" calcext:value-type="float">
            <text:p>0,00723601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2431463225936" calcext:value-type="float">
            <text:p>4,8243146323</text:p>
          </table:table-cell>
          <table:table-cell table:formula="of:=3+3*RAND()" office:value-type="float" office:value="5.04908406132902" calcext:value-type="float">
            <text:p>5,0490840613</text:p>
          </table:table-cell>
          <table:table-cell table:formula="of:=1+2*RAND()" office:value-type="float" office:value="2.48817376453893" calcext:value-type="float">
            <text:p>2,4881737645</text:p>
          </table:table-cell>
          <table:table-cell table:formula="of:=SIN([.B123]+[.C123]+[.D123])^2" office:value-type="float" office:value="0.0413591691494408" calcext:value-type="float">
            <text:p>0,04135916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1018883596362" calcext:value-type="float">
            <text:p>3,410188836</text:p>
          </table:table-cell>
          <table:table-cell table:formula="of:=3+3*RAND()" office:value-type="float" office:value="3.02381742044649" calcext:value-type="float">
            <text:p>3,0238174204</text:p>
          </table:table-cell>
          <table:table-cell table:formula="of:=1+2*RAND()" office:value-type="float" office:value="1.29528413103376" calcext:value-type="float">
            <text:p>1,295284131</text:p>
          </table:table-cell>
          <table:table-cell table:formula="of:=SIN([.B124]+[.C124]+[.D124])^2" office:value-type="float" office:value="0.984532505316064" calcext:value-type="float">
            <text:p>0,984532505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238742670922" calcext:value-type="float">
            <text:p>3,6238742671</text:p>
          </table:table-cell>
          <table:table-cell table:formula="of:=3+3*RAND()" office:value-type="float" office:value="3.42845753695567" calcext:value-type="float">
            <text:p>3,428457537</text:p>
          </table:table-cell>
          <table:table-cell table:formula="of:=1+2*RAND()" office:value-type="float" office:value="2.23706773289644" calcext:value-type="float">
            <text:p>2,2370677329</text:p>
          </table:table-cell>
          <table:table-cell table:formula="of:=SIN([.B125]+[.C125]+[.D125])^2" office:value-type="float" office:value="0.0182156273543656" calcext:value-type="float">
            <text:p>0,01821562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472461729823" calcext:value-type="float">
            <text:p>2,947246173</text:p>
          </table:table-cell>
          <table:table-cell table:formula="of:=3+3*RAND()" office:value-type="float" office:value="4.58692762398132" calcext:value-type="float">
            <text:p>4,586927624</text:p>
          </table:table-cell>
          <table:table-cell table:formula="of:=1+2*RAND()" office:value-type="float" office:value="2.41557382774591" calcext:value-type="float">
            <text:p>2,4155738277</text:p>
          </table:table-cell>
          <table:table-cell table:formula="of:=SIN([.B126]+[.C126]+[.D126])^2" office:value-type="float" office:value="0.251188162309168" calcext:value-type="float">
            <text:p>0,25118816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5686740108931" calcext:value-type="float">
            <text:p>4,2568674011</text:p>
          </table:table-cell>
          <table:table-cell table:formula="of:=3+3*RAND()" office:value-type="float" office:value="5.63393809070292" calcext:value-type="float">
            <text:p>5,6339380907</text:p>
          </table:table-cell>
          <table:table-cell table:formula="of:=1+2*RAND()" office:value-type="float" office:value="2.4712266585662" calcext:value-type="float">
            <text:p>2,4712266586</text:p>
          </table:table-cell>
          <table:table-cell table:formula="of:=SIN([.B127]+[.C127]+[.D127])^2" office:value-type="float" office:value="0.0411762956079443" calcext:value-type="float">
            <text:p>0,04117629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6616152454373" calcext:value-type="float">
            <text:p>3,1661615245</text:p>
          </table:table-cell>
          <table:table-cell table:formula="of:=3+3*RAND()" office:value-type="float" office:value="4.92712968168049" calcext:value-type="float">
            <text:p>4,9271296817</text:p>
          </table:table-cell>
          <table:table-cell table:formula="of:=1+2*RAND()" office:value-type="float" office:value="1.82259608879559" calcext:value-type="float">
            <text:p>1,8225960888</text:p>
          </table:table-cell>
          <table:table-cell table:formula="of:=SIN([.B128]+[.C128]+[.D128])^2" office:value-type="float" office:value="0.222410710523217" calcext:value-type="float">
            <text:p>0,22241071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2398772828598" calcext:value-type="float">
            <text:p>4,9239877283</text:p>
          </table:table-cell>
          <table:table-cell table:formula="of:=3+3*RAND()" office:value-type="float" office:value="5.32812300529738" calcext:value-type="float">
            <text:p>5,3281230053</text:p>
          </table:table-cell>
          <table:table-cell table:formula="of:=1+2*RAND()" office:value-type="float" office:value="2.97436666212662" calcext:value-type="float">
            <text:p>2,9743666621</text:p>
          </table:table-cell>
          <table:table-cell table:formula="of:=SIN([.B129]+[.C129]+[.D129])^2" office:value-type="float" office:value="0.376015717709727" calcext:value-type="float">
            <text:p>0,37601571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8627309756546" calcext:value-type="float">
            <text:p>2,2862730976</text:p>
          </table:table-cell>
          <table:table-cell table:formula="of:=3+3*RAND()" office:value-type="float" office:value="3.21830122300483" calcext:value-type="float">
            <text:p>3,218301223</text:p>
          </table:table-cell>
          <table:table-cell table:formula="of:=1+2*RAND()" office:value-type="float" office:value="1.26148491900537" calcext:value-type="float">
            <text:p>1,261484919</text:p>
          </table:table-cell>
          <table:table-cell table:formula="of:=SIN([.B130]+[.C130]+[.D130])^2" office:value-type="float" office:value="0.215599032155042" calcext:value-type="float">
            <text:p>0,215599032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2342416627599" calcext:value-type="float">
            <text:p>4,0234241663</text:p>
          </table:table-cell>
          <table:table-cell table:formula="of:=3+3*RAND()" office:value-type="float" office:value="3.04702776013757" calcext:value-type="float">
            <text:p>3,0470277601</text:p>
          </table:table-cell>
          <table:table-cell table:formula="of:=1+2*RAND()" office:value-type="float" office:value="2.19741003217511" calcext:value-type="float">
            <text:p>2,1974100322</text:p>
          </table:table-cell>
          <table:table-cell table:formula="of:=SIN([.B131]+[.C131]+[.D131])^2" office:value-type="float" office:value="0.0244212027128864" calcext:value-type="float">
            <text:p>0,02442120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536734818558" calcext:value-type="float">
            <text:p>3,5536734819</text:p>
          </table:table-cell>
          <table:table-cell table:formula="of:=3+3*RAND()" office:value-type="float" office:value="4.64764207466912" calcext:value-type="float">
            <text:p>4,6476420747</text:p>
          </table:table-cell>
          <table:table-cell table:formula="of:=1+2*RAND()" office:value-type="float" office:value="2.4455304142084" calcext:value-type="float">
            <text:p>2,4455304142</text:p>
          </table:table-cell>
          <table:table-cell table:formula="of:=SIN([.B132]+[.C132]+[.D132])^2" office:value-type="float" office:value="0.883239096663715" calcext:value-type="float">
            <text:p>0,883239096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708199280281" calcext:value-type="float">
            <text:p>4,270819928</text:p>
          </table:table-cell>
          <table:table-cell table:formula="of:=3+3*RAND()" office:value-type="float" office:value="5.43572881014583" calcext:value-type="float">
            <text:p>5,4357288101</text:p>
          </table:table-cell>
          <table:table-cell table:formula="of:=1+2*RAND()" office:value-type="float" office:value="1.141608875875" calcext:value-type="float">
            <text:p>1,1416088759</text:p>
          </table:table-cell>
          <table:table-cell table:formula="of:=SIN([.B133]+[.C133]+[.D133])^2" office:value-type="float" office:value="0.978425290846689" calcext:value-type="float">
            <text:p>0,97842529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7838704202393" calcext:value-type="float">
            <text:p>4,378387042</text:p>
          </table:table-cell>
          <table:table-cell table:formula="of:=3+3*RAND()" office:value-type="float" office:value="3.01122945914622" calcext:value-type="float">
            <text:p>3,0112294591</text:p>
          </table:table-cell>
          <table:table-cell table:formula="of:=1+2*RAND()" office:value-type="float" office:value="1.89444542141162" calcext:value-type="float">
            <text:p>1,8944454214</text:p>
          </table:table-cell>
          <table:table-cell table:formula="of:=SIN([.B134]+[.C134]+[.D134])^2" office:value-type="float" office:value="0.0196706547180178" calcext:value-type="float">
            <text:p>0,01967065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9406547746587" calcext:value-type="float">
            <text:p>3,5940654775</text:p>
          </table:table-cell>
          <table:table-cell table:formula="of:=3+3*RAND()" office:value-type="float" office:value="3.25903969386367" calcext:value-type="float">
            <text:p>3,2590396939</text:p>
          </table:table-cell>
          <table:table-cell table:formula="of:=1+2*RAND()" office:value-type="float" office:value="1.12993070604782" calcext:value-type="float">
            <text:p>1,129930706</text:p>
          </table:table-cell>
          <table:table-cell table:formula="of:=SIN([.B135]+[.C135]+[.D135])^2" office:value-type="float" office:value="0.983437260157605" calcext:value-type="float">
            <text:p>0,98343726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1522526828594" calcext:value-type="float">
            <text:p>3,1152252683</text:p>
          </table:table-cell>
          <table:table-cell table:formula="of:=3+3*RAND()" office:value-type="float" office:value="3.88804869679497" calcext:value-type="float">
            <text:p>3,8880486968</text:p>
          </table:table-cell>
          <table:table-cell table:formula="of:=1+2*RAND()" office:value-type="float" office:value="2.13038566421227" calcext:value-type="float">
            <text:p>2,1303856642</text:p>
          </table:table-cell>
          <table:table-cell table:formula="of:=SIN([.B136]+[.C136]+[.D136])^2" office:value-type="float" office:value="0.0823825930840055" calcext:value-type="float">
            <text:p>0,082382593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8994551895178" calcext:value-type="float">
            <text:p>4,989945519</text:p>
          </table:table-cell>
          <table:table-cell table:formula="of:=3+3*RAND()" office:value-type="float" office:value="3.56155129578705" calcext:value-type="float">
            <text:p>3,5615512958</text:p>
          </table:table-cell>
          <table:table-cell table:formula="of:=1+2*RAND()" office:value-type="float" office:value="1.15494043479459" calcext:value-type="float">
            <text:p>1,1549404348</text:p>
          </table:table-cell>
          <table:table-cell table:formula="of:=SIN([.B137]+[.C137]+[.D137])^2" office:value-type="float" office:value="0.0772561668591746" calcext:value-type="float">
            <text:p>0,07725616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6132952821405" calcext:value-type="float">
            <text:p>2,6613295282</text:p>
          </table:table-cell>
          <table:table-cell table:formula="of:=3+3*RAND()" office:value-type="float" office:value="4.12703724188309" calcext:value-type="float">
            <text:p>4,1270372419</text:p>
          </table:table-cell>
          <table:table-cell table:formula="of:=1+2*RAND()" office:value-type="float" office:value="1.18060164529064" calcext:value-type="float">
            <text:p>1,1806016453</text:p>
          </table:table-cell>
          <table:table-cell table:formula="of:=SIN([.B138]+[.C138]+[.D138])^2" office:value-type="float" office:value="0.986836210873218" calcext:value-type="float">
            <text:p>0,986836210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2432028225289" calcext:value-type="float">
            <text:p>4,5243202823</text:p>
          </table:table-cell>
          <table:table-cell table:formula="of:=3+3*RAND()" office:value-type="float" office:value="3.24906517427268" calcext:value-type="float">
            <text:p>3,2490651743</text:p>
          </table:table-cell>
          <table:table-cell table:formula="of:=1+2*RAND()" office:value-type="float" office:value="2.28459703572202" calcext:value-type="float">
            <text:p>2,2845970357</text:p>
          </table:table-cell>
          <table:table-cell table:formula="of:=SIN([.B139]+[.C139]+[.D139])^2" office:value-type="float" office:value="0.350145668823219" calcext:value-type="float">
            <text:p>0,35014566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3373327653352" calcext:value-type="float">
            <text:p>2,4337332765</text:p>
          </table:table-cell>
          <table:table-cell table:formula="of:=3+3*RAND()" office:value-type="float" office:value="5.67850919537466" calcext:value-type="float">
            <text:p>5,6785091954</text:p>
          </table:table-cell>
          <table:table-cell table:formula="of:=1+2*RAND()" office:value-type="float" office:value="2.32667922666159" calcext:value-type="float">
            <text:p>2,3266792267</text:p>
          </table:table-cell>
          <table:table-cell table:formula="of:=SIN([.B140]+[.C140]+[.D140])^2" office:value-type="float" office:value="0.720849324883641" calcext:value-type="float">
            <text:p>0,72084932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777174812404" calcext:value-type="float">
            <text:p>2,7777174812</text:p>
          </table:table-cell>
          <table:table-cell table:formula="of:=3+3*RAND()" office:value-type="float" office:value="3.14891868926117" calcext:value-type="float">
            <text:p>3,1489186893</text:p>
          </table:table-cell>
          <table:table-cell table:formula="of:=1+2*RAND()" office:value-type="float" office:value="2.82279647581737" calcext:value-type="float">
            <text:p>2,8227964758</text:p>
          </table:table-cell>
          <table:table-cell table:formula="of:=SIN([.B141]+[.C141]+[.D141])^2" office:value-type="float" office:value="0.390833613916593" calcext:value-type="float">
            <text:p>0,39083361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4008257779991" calcext:value-type="float">
            <text:p>4,9400825778</text:p>
          </table:table-cell>
          <table:table-cell table:formula="of:=3+3*RAND()" office:value-type="float" office:value="3.23950810104341" calcext:value-type="float">
            <text:p>3,239508101</text:p>
          </table:table-cell>
          <table:table-cell table:formula="of:=1+2*RAND()" office:value-type="float" office:value="2.73541407508024" calcext:value-type="float">
            <text:p>2,7354140751</text:p>
          </table:table-cell>
          <table:table-cell table:formula="of:=SIN([.B142]+[.C142]+[.D142])^2" office:value-type="float" office:value="0.993522584403724" calcext:value-type="float">
            <text:p>0,99352258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7844957993705" calcext:value-type="float">
            <text:p>3,2784495799</text:p>
          </table:table-cell>
          <table:table-cell table:formula="of:=3+3*RAND()" office:value-type="float" office:value="5.862151957859" calcext:value-type="float">
            <text:p>5,8621519579</text:p>
          </table:table-cell>
          <table:table-cell table:formula="of:=1+2*RAND()" office:value-type="float" office:value="1.63042504482369" calcext:value-type="float">
            <text:p>1,6304250448</text:p>
          </table:table-cell>
          <table:table-cell table:formula="of:=SIN([.B143]+[.C143]+[.D143])^2" office:value-type="float" office:value="0.950420099704694" calcext:value-type="float">
            <text:p>0,95042009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5072521177895" calcext:value-type="float">
            <text:p>2,7507252118</text:p>
          </table:table-cell>
          <table:table-cell table:formula="of:=3+3*RAND()" office:value-type="float" office:value="4.80021249259269" calcext:value-type="float">
            <text:p>4,8002124926</text:p>
          </table:table-cell>
          <table:table-cell table:formula="of:=1+2*RAND()" office:value-type="float" office:value="1.75865313914928" calcext:value-type="float">
            <text:p>1,7586531391</text:p>
          </table:table-cell>
          <table:table-cell table:formula="of:=SIN([.B144]+[.C144]+[.D144])^2" office:value-type="float" office:value="0.0132094951140806" calcext:value-type="float">
            <text:p>0,013209495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8094866623842" calcext:value-type="float">
            <text:p>2,0809486662</text:p>
          </table:table-cell>
          <table:table-cell table:formula="of:=3+3*RAND()" office:value-type="float" office:value="5.8555269408332" calcext:value-type="float">
            <text:p>5,8555269408</text:p>
          </table:table-cell>
          <table:table-cell table:formula="of:=1+2*RAND()" office:value-type="float" office:value="1.27124297933047" calcext:value-type="float">
            <text:p>1,2712429793</text:p>
          </table:table-cell>
          <table:table-cell table:formula="of:=SIN([.B145]+[.C145]+[.D145])^2" office:value-type="float" office:value="0.0463794707192956" calcext:value-type="float">
            <text:p>0,04637947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4510069224944" calcext:value-type="float">
            <text:p>2,6451006922</text:p>
          </table:table-cell>
          <table:table-cell table:formula="of:=3+3*RAND()" office:value-type="float" office:value="4.93034080867453" calcext:value-type="float">
            <text:p>4,9303408087</text:p>
          </table:table-cell>
          <table:table-cell table:formula="of:=1+2*RAND()" office:value-type="float" office:value="2.89246550990823" calcext:value-type="float">
            <text:p>2,8924655099</text:p>
          </table:table-cell>
          <table:table-cell table:formula="of:=SIN([.B146]+[.C146]+[.D146])^2" office:value-type="float" office:value="0.746468337239098" calcext:value-type="float">
            <text:p>0,74646833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3439384992264" calcext:value-type="float">
            <text:p>3,0343938499</text:p>
          </table:table-cell>
          <table:table-cell table:formula="of:=3+3*RAND()" office:value-type="float" office:value="4.40038428718831" calcext:value-type="float">
            <text:p>4,4003842872</text:p>
          </table:table-cell>
          <table:table-cell table:formula="of:=1+2*RAND()" office:value-type="float" office:value="2.18370958232115" calcext:value-type="float">
            <text:p>2,1837095823</text:p>
          </table:table-cell>
          <table:table-cell table:formula="of:=SIN([.B147]+[.C147]+[.D147])^2" office:value-type="float" office:value="0.0370564755228575" calcext:value-type="float">
            <text:p>0,03705647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7561044038598" calcext:value-type="float">
            <text:p>2,3756104404</text:p>
          </table:table-cell>
          <table:table-cell table:formula="of:=3+3*RAND()" office:value-type="float" office:value="4.3987843338023" calcext:value-type="float">
            <text:p>4,3987843338</text:p>
          </table:table-cell>
          <table:table-cell table:formula="of:=1+2*RAND()" office:value-type="float" office:value="1.4322479368661" calcext:value-type="float">
            <text:p>1,4322479369</text:p>
          </table:table-cell>
          <table:table-cell table:formula="of:=SIN([.B148]+[.C148]+[.D148])^2" office:value-type="float" office:value="0.880701372725257" calcext:value-type="float">
            <text:p>0,88070137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8424126067001" calcext:value-type="float">
            <text:p>3,6842412607</text:p>
          </table:table-cell>
          <table:table-cell table:formula="of:=3+3*RAND()" office:value-type="float" office:value="5.55615889631468" calcext:value-type="float">
            <text:p>5,5561588963</text:p>
          </table:table-cell>
          <table:table-cell table:formula="of:=1+2*RAND()" office:value-type="float" office:value="1.22808269423631" calcext:value-type="float">
            <text:p>1,2280826942</text:p>
          </table:table-cell>
          <table:table-cell table:formula="of:=SIN([.B149]+[.C149]+[.D149])^2" office:value-type="float" office:value="0.746969192351757" calcext:value-type="float">
            <text:p>0,74696919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2834553346437" calcext:value-type="float">
            <text:p>2,1283455335</text:p>
          </table:table-cell>
          <table:table-cell table:formula="of:=3+3*RAND()" office:value-type="float" office:value="3.36524796216662" calcext:value-type="float">
            <text:p>3,3652479622</text:p>
          </table:table-cell>
          <table:table-cell table:formula="of:=1+2*RAND()" office:value-type="float" office:value="2.34257215212706" calcext:value-type="float">
            <text:p>2,3425721521</text:p>
          </table:table-cell>
          <table:table-cell table:formula="of:=SIN([.B150]+[.C150]+[.D150])^2" office:value-type="float" office:value="0.999682624216616" calcext:value-type="float">
            <text:p>0,99968262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2613787750761" calcext:value-type="float">
            <text:p>4,0261378775</text:p>
          </table:table-cell>
          <table:table-cell table:formula="of:=3+3*RAND()" office:value-type="float" office:value="3.43684628643964" calcext:value-type="float">
            <text:p>3,4368462864</text:p>
          </table:table-cell>
          <table:table-cell table:formula="of:=1+2*RAND()" office:value-type="float" office:value="2.65255907822001" calcext:value-type="float">
            <text:p>2,6525590782</text:p>
          </table:table-cell>
          <table:table-cell table:formula="of:=SIN([.B151]+[.C151]+[.D151])^2" office:value-type="float" office:value="0.40593108936414" calcext:value-type="float">
            <text:p>0,40593108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6261205932054" calcext:value-type="float">
            <text:p>2,7626120593</text:p>
          </table:table-cell>
          <table:table-cell table:formula="of:=3+3*RAND()" office:value-type="float" office:value="4.38300353754909" calcext:value-type="float">
            <text:p>4,3830035375</text:p>
          </table:table-cell>
          <table:table-cell table:formula="of:=1+2*RAND()" office:value-type="float" office:value="1.46026701318373" calcext:value-type="float">
            <text:p>1,4602670132</text:p>
          </table:table-cell>
          <table:table-cell table:formula="of:=SIN([.B152]+[.C152]+[.D152])^2" office:value-type="float" office:value="0.53347213567032" calcext:value-type="float">
            <text:p>0,53347213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4588945577612" calcext:value-type="float">
            <text:p>2,5458894558</text:p>
          </table:table-cell>
          <table:table-cell table:formula="of:=3+3*RAND()" office:value-type="float" office:value="4.40155212489503" calcext:value-type="float">
            <text:p>4,4015521249</text:p>
          </table:table-cell>
          <table:table-cell table:formula="of:=1+2*RAND()" office:value-type="float" office:value="2.39879880395976" calcext:value-type="float">
            <text:p>2,398798804</text:p>
          </table:table-cell>
          <table:table-cell table:formula="of:=SIN([.B153]+[.C153]+[.D153])^2" office:value-type="float" office:value="0.00615547926269978" calcext:value-type="float">
            <text:p>0,00615547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2604260161853" calcext:value-type="float">
            <text:p>4,6260426016</text:p>
          </table:table-cell>
          <table:table-cell table:formula="of:=3+3*RAND()" office:value-type="float" office:value="4.31906969224163" calcext:value-type="float">
            <text:p>4,3190696922</text:p>
          </table:table-cell>
          <table:table-cell table:formula="of:=1+2*RAND()" office:value-type="float" office:value="1.55375623089824" calcext:value-type="float">
            <text:p>1,5537562309</text:p>
          </table:table-cell>
          <table:table-cell table:formula="of:=SIN([.B154]+[.C154]+[.D154])^2" office:value-type="float" office:value="0.772917274556804" calcext:value-type="float">
            <text:p>0,77291727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3842233507165" calcext:value-type="float">
            <text:p>3,9384223351</text:p>
          </table:table-cell>
          <table:table-cell table:formula="of:=3+3*RAND()" office:value-type="float" office:value="3.97312875852912" calcext:value-type="float">
            <text:p>3,9731287585</text:p>
          </table:table-cell>
          <table:table-cell table:formula="of:=1+2*RAND()" office:value-type="float" office:value="1.78642174013701" calcext:value-type="float">
            <text:p>1,7864217401</text:p>
          </table:table-cell>
          <table:table-cell table:formula="of:=SIN([.B155]+[.C155]+[.D155])^2" office:value-type="float" office:value="0.0727970021080138" calcext:value-type="float">
            <text:p>0,07279700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3832413261838" calcext:value-type="float">
            <text:p>3,4383241326</text:p>
          </table:table-cell>
          <table:table-cell table:formula="of:=3+3*RAND()" office:value-type="float" office:value="5.82613529109147" calcext:value-type="float">
            <text:p>5,8261352911</text:p>
          </table:table-cell>
          <table:table-cell table:formula="of:=1+2*RAND()" office:value-type="float" office:value="2.37653018103413" calcext:value-type="float">
            <text:p>2,376530181</text:p>
          </table:table-cell>
          <table:table-cell table:formula="of:=SIN([.B156]+[.C156]+[.D156])^2" office:value-type="float" office:value="0.638161338465012" calcext:value-type="float">
            <text:p>0,63816133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6870889390157" calcext:value-type="float">
            <text:p>3,7687088939</text:p>
          </table:table-cell>
          <table:table-cell table:formula="of:=3+3*RAND()" office:value-type="float" office:value="4.13383661309627" calcext:value-type="float">
            <text:p>4,1338366131</text:p>
          </table:table-cell>
          <table:table-cell table:formula="of:=1+2*RAND()" office:value-type="float" office:value="1.66164248189844" calcext:value-type="float">
            <text:p>1,6616424819</text:p>
          </table:table-cell>
          <table:table-cell table:formula="of:=SIN([.B157]+[.C157]+[.D157])^2" office:value-type="float" office:value="0.0193095733342841" calcext:value-type="float">
            <text:p>0,019309573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1188250202017" calcext:value-type="float">
            <text:p>4,911882502</text:p>
          </table:table-cell>
          <table:table-cell table:formula="of:=3+3*RAND()" office:value-type="float" office:value="4.70483544741781" calcext:value-type="float">
            <text:p>4,7048354474</text:p>
          </table:table-cell>
          <table:table-cell table:formula="of:=1+2*RAND()" office:value-type="float" office:value="2.00216192954338" calcext:value-type="float">
            <text:p>2,0021619295</text:p>
          </table:table-cell>
          <table:table-cell table:formula="of:=SIN([.B158]+[.C158]+[.D158])^2" office:value-type="float" office:value="0.659268240507976" calcext:value-type="float">
            <text:p>0,65926824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9710456045036" calcext:value-type="float">
            <text:p>4,5971045605</text:p>
          </table:table-cell>
          <table:table-cell table:formula="of:=3+3*RAND()" office:value-type="float" office:value="3.44033404930454" calcext:value-type="float">
            <text:p>3,4403340493</text:p>
          </table:table-cell>
          <table:table-cell table:formula="of:=1+2*RAND()" office:value-type="float" office:value="2.12795293220642" calcext:value-type="float">
            <text:p>2,1279529322</text:p>
          </table:table-cell>
          <table:table-cell table:formula="of:=SIN([.B159]+[.C159]+[.D159])^2" office:value-type="float" office:value="0.455275275506323" calcext:value-type="float">
            <text:p>0,45527527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8788953515916" calcext:value-type="float">
            <text:p>4,5878895352</text:p>
          </table:table-cell>
          <table:table-cell table:formula="of:=3+3*RAND()" office:value-type="float" office:value="5.40544049243409" calcext:value-type="float">
            <text:p>5,4054404924</text:p>
          </table:table-cell>
          <table:table-cell table:formula="of:=1+2*RAND()" office:value-type="float" office:value="1.83152203129303" calcext:value-type="float">
            <text:p>1,8315220313</text:p>
          </table:table-cell>
          <table:table-cell table:formula="of:=SIN([.B160]+[.C160]+[.D160])^2" office:value-type="float" office:value="0.456176694839328" calcext:value-type="float">
            <text:p>0,45617669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6469847763528" calcext:value-type="float">
            <text:p>3,8646984776</text:p>
          </table:table-cell>
          <table:table-cell table:formula="of:=3+3*RAND()" office:value-type="float" office:value="3.80036907080171" calcext:value-type="float">
            <text:p>3,8003690708</text:p>
          </table:table-cell>
          <table:table-cell table:formula="of:=1+2*RAND()" office:value-type="float" office:value="2.82927550186451" calcext:value-type="float">
            <text:p>2,8292755019</text:p>
          </table:table-cell>
          <table:table-cell table:formula="of:=SIN([.B161]+[.C161]+[.D161])^2" office:value-type="float" office:value="0.76911428448083" calcext:value-type="float">
            <text:p>0,76911428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1970523105907" calcext:value-type="float">
            <text:p>3,5197052311</text:p>
          </table:table-cell>
          <table:table-cell table:formula="of:=3+3*RAND()" office:value-type="float" office:value="3.58035622429768" calcext:value-type="float">
            <text:p>3,5803562243</text:p>
          </table:table-cell>
          <table:table-cell table:formula="of:=1+2*RAND()" office:value-type="float" office:value="2.71617109916035" calcext:value-type="float">
            <text:p>2,7161710992</text:p>
          </table:table-cell>
          <table:table-cell table:formula="of:=SIN([.B162]+[.C162]+[.D162])^2" office:value-type="float" office:value="0.1455677195773" calcext:value-type="float">
            <text:p>0,145567719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675500296391" calcext:value-type="float">
            <text:p>4,3675500296</text:p>
          </table:table-cell>
          <table:table-cell table:formula="of:=3+3*RAND()" office:value-type="float" office:value="5.46654409479428" calcext:value-type="float">
            <text:p>5,4665440948</text:p>
          </table:table-cell>
          <table:table-cell table:formula="of:=1+2*RAND()" office:value-type="float" office:value="1.52074085062924" calcext:value-type="float">
            <text:p>1,5207408506</text:p>
          </table:table-cell>
          <table:table-cell table:formula="of:=SIN([.B163]+[.C163]+[.D163])^2" office:value-type="float" office:value="0.876389944800065" calcext:value-type="float">
            <text:p>0,87638994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0773119750001" calcext:value-type="float">
            <text:p>4,5077311975</text:p>
          </table:table-cell>
          <table:table-cell table:formula="of:=3+3*RAND()" office:value-type="float" office:value="3.8348909253174" calcext:value-type="float">
            <text:p>3,8348909253</text:p>
          </table:table-cell>
          <table:table-cell table:formula="of:=1+2*RAND()" office:value-type="float" office:value="1.01333837690968" calcext:value-type="float">
            <text:p>1,0133383769</text:p>
          </table:table-cell>
          <table:table-cell table:formula="of:=SIN([.B164]+[.C164]+[.D164])^2" office:value-type="float" office:value="0.00472837159397731" calcext:value-type="float">
            <text:p>0,00472837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7141660103438" calcext:value-type="float">
            <text:p>4,071416601</text:p>
          </table:table-cell>
          <table:table-cell table:formula="of:=3+3*RAND()" office:value-type="float" office:value="5.77007319663525" calcext:value-type="float">
            <text:p>5,7700731966</text:p>
          </table:table-cell>
          <table:table-cell table:formula="of:=1+2*RAND()" office:value-type="float" office:value="2.39718926292207" calcext:value-type="float">
            <text:p>2,3971892629</text:p>
          </table:table-cell>
          <table:table-cell table:formula="of:=SIN([.B165]+[.C165]+[.D165])^2" office:value-type="float" office:value="0.103592751793553" calcext:value-type="float">
            <text:p>0,10359275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6389705600092" calcext:value-type="float">
            <text:p>4,263897056</text:p>
          </table:table-cell>
          <table:table-cell table:formula="of:=3+3*RAND()" office:value-type="float" office:value="5.28824327367409" calcext:value-type="float">
            <text:p>5,2882432737</text:p>
          </table:table-cell>
          <table:table-cell table:formula="of:=1+2*RAND()" office:value-type="float" office:value="2.25423517028221" calcext:value-type="float">
            <text:p>2,2542351703</text:p>
          </table:table-cell>
          <table:table-cell table:formula="of:=SIN([.B166]+[.C166]+[.D166])^2" office:value-type="float" office:value="0.474607878238088" calcext:value-type="float">
            <text:p>0,47460787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9858793961336" calcext:value-type="float">
            <text:p>3,4985879396</text:p>
          </table:table-cell>
          <table:table-cell table:formula="of:=3+3*RAND()" office:value-type="float" office:value="4.96687134904744" calcext:value-type="float">
            <text:p>4,966871349</text:p>
          </table:table-cell>
          <table:table-cell table:formula="of:=1+2*RAND()" office:value-type="float" office:value="2.82831515580679" calcext:value-type="float">
            <text:p>2,8283151558</text:p>
          </table:table-cell>
          <table:table-cell table:formula="of:=SIN([.B167]+[.C167]+[.D167])^2" office:value-type="float" office:value="0.913681399499585" calcext:value-type="float">
            <text:p>0,91368139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0003647184543" calcext:value-type="float">
            <text:p>4,8000364718</text:p>
          </table:table-cell>
          <table:table-cell table:formula="of:=3+3*RAND()" office:value-type="float" office:value="5.53995240519408" calcext:value-type="float">
            <text:p>5,5399524052</text:p>
          </table:table-cell>
          <table:table-cell table:formula="of:=1+2*RAND()" office:value-type="float" office:value="1.71128390310742" calcext:value-type="float">
            <text:p>1,7112839031</text:p>
          </table:table-cell>
          <table:table-cell table:formula="of:=SIN([.B168]+[.C168]+[.D168])^2" office:value-type="float" office:value="0.242674455613359" calcext:value-type="float">
            <text:p>0,24267445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9841784590251" calcext:value-type="float">
            <text:p>4,9984178459</text:p>
          </table:table-cell>
          <table:table-cell table:formula="of:=3+3*RAND()" office:value-type="float" office:value="4.60512951088324" calcext:value-type="float">
            <text:p>4,6051295109</text:p>
          </table:table-cell>
          <table:table-cell table:formula="of:=1+2*RAND()" office:value-type="float" office:value="2.66681668917262" calcext:value-type="float">
            <text:p>2,6668166892</text:p>
          </table:table-cell>
          <table:table-cell table:formula="of:=SIN([.B169]+[.C169]+[.D169])^2" office:value-type="float" office:value="0.0850905173889059" calcext:value-type="float">
            <text:p>0,08509051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2272141558094" calcext:value-type="float">
            <text:p>3,2227214156</text:p>
          </table:table-cell>
          <table:table-cell table:formula="of:=3+3*RAND()" office:value-type="float" office:value="4.77619321486294" calcext:value-type="float">
            <text:p>4,7761932149</text:p>
          </table:table-cell>
          <table:table-cell table:formula="of:=1+2*RAND()" office:value-type="float" office:value="1.1100648140467" calcext:value-type="float">
            <text:p>1,110064814</text:p>
          </table:table-cell>
          <table:table-cell table:formula="of:=SIN([.B170]+[.C170]+[.D170])^2" office:value-type="float" office:value="0.0964572025447928" calcext:value-type="float">
            <text:p>0,09645720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8667615705322" calcext:value-type="float">
            <text:p>2,3866761571</text:p>
          </table:table-cell>
          <table:table-cell table:formula="of:=3+3*RAND()" office:value-type="float" office:value="5.0052800109935" calcext:value-type="float">
            <text:p>5,005280011</text:p>
          </table:table-cell>
          <table:table-cell table:formula="of:=1+2*RAND()" office:value-type="float" office:value="1.58278009969647" calcext:value-type="float">
            <text:p>1,5827800997</text:p>
          </table:table-cell>
          <table:table-cell table:formula="of:=SIN([.B171]+[.C171]+[.D171])^2" office:value-type="float" office:value="0.189227676214536" calcext:value-type="float">
            <text:p>0,18922767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8707422875267" calcext:value-type="float">
            <text:p>2,6870742288</text:p>
          </table:table-cell>
          <table:table-cell table:formula="of:=3+3*RAND()" office:value-type="float" office:value="4.38437240483764" calcext:value-type="float">
            <text:p>4,3843724048</text:p>
          </table:table-cell>
          <table:table-cell table:formula="of:=1+2*RAND()" office:value-type="float" office:value="1.88294906324945" calcext:value-type="float">
            <text:p>1,8829490632</text:p>
          </table:table-cell>
          <table:table-cell table:formula="of:=SIN([.B172]+[.C172]+[.D172])^2" office:value-type="float" office:value="0.205414773970424" calcext:value-type="float">
            <text:p>0,2054147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3864013271134" calcext:value-type="float">
            <text:p>4,5386401327</text:p>
          </table:table-cell>
          <table:table-cell table:formula="of:=3+3*RAND()" office:value-type="float" office:value="5.33730427540911" calcext:value-type="float">
            <text:p>5,3373042754</text:p>
          </table:table-cell>
          <table:table-cell table:formula="of:=1+2*RAND()" office:value-type="float" office:value="1.30555428166994" calcext:value-type="float">
            <text:p>1,3055542817</text:p>
          </table:table-cell>
          <table:table-cell table:formula="of:=SIN([.B173]+[.C173]+[.D173])^2" office:value-type="float" office:value="0.965828598191498" calcext:value-type="float">
            <text:p>0,96582859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6928157498478" calcext:value-type="float">
            <text:p>3,769281575</text:p>
          </table:table-cell>
          <table:table-cell table:formula="of:=3+3*RAND()" office:value-type="float" office:value="4.8580700862434" calcext:value-type="float">
            <text:p>4,8580700862</text:p>
          </table:table-cell>
          <table:table-cell table:formula="of:=1+2*RAND()" office:value-type="float" office:value="1.37251887005887" calcext:value-type="float">
            <text:p>1,3725188701</text:p>
          </table:table-cell>
          <table:table-cell table:formula="of:=SIN([.B174]+[.C174]+[.D174])^2" office:value-type="float" office:value="0.295840778088341" calcext:value-type="float">
            <text:p>0,295840778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8914530129785" calcext:value-type="float">
            <text:p>4,6891453013</text:p>
          </table:table-cell>
          <table:table-cell table:formula="of:=3+3*RAND()" office:value-type="float" office:value="5.02356972318235" calcext:value-type="float">
            <text:p>5,0235697232</text:p>
          </table:table-cell>
          <table:table-cell table:formula="of:=1+2*RAND()" office:value-type="float" office:value="2.50328103237733" calcext:value-type="float">
            <text:p>2,5032810324</text:p>
          </table:table-cell>
          <table:table-cell table:formula="of:=SIN([.B175]+[.C175]+[.D175])^2" office:value-type="float" office:value="0.11782031020488" calcext:value-type="float">
            <text:p>0,11782031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5352124028399" calcext:value-type="float">
            <text:p>4,0535212403</text:p>
          </table:table-cell>
          <table:table-cell table:formula="of:=3+3*RAND()" office:value-type="float" office:value="3.73199091715636" calcext:value-type="float">
            <text:p>3,7319909172</text:p>
          </table:table-cell>
          <table:table-cell table:formula="of:=1+2*RAND()" office:value-type="float" office:value="1.20320331605465" calcext:value-type="float">
            <text:p>1,2032033161</text:p>
          </table:table-cell>
          <table:table-cell table:formula="of:=SIN([.B176]+[.C176]+[.D176])^2" office:value-type="float" office:value="0.178399543468875" calcext:value-type="float">
            <text:p>0,17839954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1141671752905" calcext:value-type="float">
            <text:p>4,6114167175</text:p>
          </table:table-cell>
          <table:table-cell table:formula="of:=3+3*RAND()" office:value-type="float" office:value="5.01677770907056" calcext:value-type="float">
            <text:p>5,0167777091</text:p>
          </table:table-cell>
          <table:table-cell table:formula="of:=1+2*RAND()" office:value-type="float" office:value="2.34097208571795" calcext:value-type="float">
            <text:p>2,3409720857</text:p>
          </table:table-cell>
          <table:table-cell table:formula="of:=SIN([.B177]+[.C177]+[.D177])^2" office:value-type="float" office:value="0.316218082723904" calcext:value-type="float">
            <text:p>0,31621808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1951015937501" calcext:value-type="float">
            <text:p>4,4195101594</text:p>
          </table:table-cell>
          <table:table-cell table:formula="of:=3+3*RAND()" office:value-type="float" office:value="4.03884938227845" calcext:value-type="float">
            <text:p>4,0388493823</text:p>
          </table:table-cell>
          <table:table-cell table:formula="of:=1+2*RAND()" office:value-type="float" office:value="2.98062772935992" calcext:value-type="float">
            <text:p>2,9806277294</text:p>
          </table:table-cell>
          <table:table-cell table:formula="of:=SIN([.B178]+[.C178]+[.D178])^2" office:value-type="float" office:value="0.815937651691366" calcext:value-type="float">
            <text:p>0,81593765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9265383166621" calcext:value-type="float">
            <text:p>3,9926538317</text:p>
          </table:table-cell>
          <table:table-cell table:formula="of:=3+3*RAND()" office:value-type="float" office:value="5.21946475219781" calcext:value-type="float">
            <text:p>5,2194647522</text:p>
          </table:table-cell>
          <table:table-cell table:formula="of:=1+2*RAND()" office:value-type="float" office:value="2.52655144610767" calcext:value-type="float">
            <text:p>2,5265514461</text:p>
          </table:table-cell>
          <table:table-cell table:formula="of:=SIN([.B179]+[.C179]+[.D179])^2" office:value-type="float" office:value="0.542251972406713" calcext:value-type="float">
            <text:p>0,54225197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9643646209224" calcext:value-type="float">
            <text:p>2,9964364621</text:p>
          </table:table-cell>
          <table:table-cell table:formula="of:=3+3*RAND()" office:value-type="float" office:value="4.26855023744921" calcext:value-type="float">
            <text:p>4,2685502374</text:p>
          </table:table-cell>
          <table:table-cell table:formula="of:=1+2*RAND()" office:value-type="float" office:value="2.17948584218655" calcext:value-type="float">
            <text:p>2,1794858422</text:p>
          </table:table-cell>
          <table:table-cell table:formula="of:=SIN([.B180]+[.C180]+[.D180])^2" office:value-type="float" office:value="0.000387826372330922" calcext:value-type="float">
            <text:p>0,00038782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2407637362345" calcext:value-type="float">
            <text:p>2,3240763736</text:p>
          </table:table-cell>
          <table:table-cell table:formula="of:=3+3*RAND()" office:value-type="float" office:value="4.69455834420858" calcext:value-type="float">
            <text:p>4,6945583442</text:p>
          </table:table-cell>
          <table:table-cell table:formula="of:=1+2*RAND()" office:value-type="float" office:value="1.86817395243397" calcext:value-type="float">
            <text:p>1,8681739524</text:p>
          </table:table-cell>
          <table:table-cell table:formula="of:=SIN([.B181]+[.C181]+[.D181])^2" office:value-type="float" office:value="0.262546766395166" calcext:value-type="float">
            <text:p>0,26254676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0891442585053" calcext:value-type="float">
            <text:p>3,4089144259</text:p>
          </table:table-cell>
          <table:table-cell table:formula="of:=3+3*RAND()" office:value-type="float" office:value="4.69458506987881" calcext:value-type="float">
            <text:p>4,6945850699</text:p>
          </table:table-cell>
          <table:table-cell table:formula="of:=1+2*RAND()" office:value-type="float" office:value="2.79520013473457" calcext:value-type="float">
            <text:p>2,7952001347</text:p>
          </table:table-cell>
          <table:table-cell table:formula="of:=SIN([.B182]+[.C182]+[.D182])^2" office:value-type="float" office:value="0.990644621627712" calcext:value-type="float">
            <text:p>0,99064462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1912554640099" calcext:value-type="float">
            <text:p>4,6191255464</text:p>
          </table:table-cell>
          <table:table-cell table:formula="of:=3+3*RAND()" office:value-type="float" office:value="5.05463248798362" calcext:value-type="float">
            <text:p>5,054632488</text:p>
          </table:table-cell>
          <table:table-cell table:formula="of:=1+2*RAND()" office:value-type="float" office:value="1.93838194411427" calcext:value-type="float">
            <text:p>1,9383819441</text:p>
          </table:table-cell>
          <table:table-cell table:formula="of:=SIN([.B183]+[.C183]+[.D183])^2" office:value-type="float" office:value="0.665642400454964" calcext:value-type="float">
            <text:p>0,66564240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4893739165341" calcext:value-type="float">
            <text:p>4,0489373917</text:p>
          </table:table-cell>
          <table:table-cell table:formula="of:=3+3*RAND()" office:value-type="float" office:value="5.32450107528548" calcext:value-type="float">
            <text:p>5,3245010753</text:p>
          </table:table-cell>
          <table:table-cell table:formula="of:=1+2*RAND()" office:value-type="float" office:value="1.44903281229179" calcext:value-type="float">
            <text:p>1,4490328123</text:p>
          </table:table-cell>
          <table:table-cell table:formula="of:=SIN([.B184]+[.C184]+[.D184])^2" office:value-type="float" office:value="0.970333448744996" calcext:value-type="float">
            <text:p>0,970333448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2197349571781" calcext:value-type="float">
            <text:p>2,5219734957</text:p>
          </table:table-cell>
          <table:table-cell table:formula="of:=3+3*RAND()" office:value-type="float" office:value="5.98699991754222" calcext:value-type="float">
            <text:p>5,9869999175</text:p>
          </table:table-cell>
          <table:table-cell table:formula="of:=1+2*RAND()" office:value-type="float" office:value="1.9024736197349" calcext:value-type="float">
            <text:p>1,9024736197</text:p>
          </table:table-cell>
          <table:table-cell table:formula="of:=SIN([.B185]+[.C185]+[.D185])^2" office:value-type="float" office:value="0.695879125450564" calcext:value-type="float">
            <text:p>0,69587912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3831870944991" calcext:value-type="float">
            <text:p>4,2383187094</text:p>
          </table:table-cell>
          <table:table-cell table:formula="of:=3+3*RAND()" office:value-type="float" office:value="5.31486624414372" calcext:value-type="float">
            <text:p>5,3148662441</text:p>
          </table:table-cell>
          <table:table-cell table:formula="of:=1+2*RAND()" office:value-type="float" office:value="1.70045192609934" calcext:value-type="float">
            <text:p>1,7004519261</text:p>
          </table:table-cell>
          <table:table-cell table:formula="of:=SIN([.B186]+[.C186]+[.D186])^2" office:value-type="float" office:value="0.934868989522092" calcext:value-type="float">
            <text:p>0,93486898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2174403503807" calcext:value-type="float">
            <text:p>3,021744035</text:p>
          </table:table-cell>
          <table:table-cell table:formula="of:=3+3*RAND()" office:value-type="float" office:value="3.35347075468262" calcext:value-type="float">
            <text:p>3,3534707547</text:p>
          </table:table-cell>
          <table:table-cell table:formula="of:=1+2*RAND()" office:value-type="float" office:value="2.33647911477842" calcext:value-type="float">
            <text:p>2,3364791148</text:p>
          </table:table-cell>
          <table:table-cell table:formula="of:=SIN([.B187]+[.C187]+[.D187])^2" office:value-type="float" office:value="0.427937732229124" calcext:value-type="float">
            <text:p>0,427937732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0622583910159" calcext:value-type="float">
            <text:p>2,6062258391</text:p>
          </table:table-cell>
          <table:table-cell table:formula="of:=3+3*RAND()" office:value-type="float" office:value="4.84901545706197" calcext:value-type="float">
            <text:p>4,8490154571</text:p>
          </table:table-cell>
          <table:table-cell table:formula="of:=1+2*RAND()" office:value-type="float" office:value="1.20370203585882" calcext:value-type="float">
            <text:p>1,2037020359</text:p>
          </table:table-cell>
          <table:table-cell table:formula="of:=SIN([.B188]+[.C188]+[.D188])^2" office:value-type="float" office:value="0.480441456693165" calcext:value-type="float">
            <text:p>0,480441456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4366420040115" calcext:value-type="float">
            <text:p>4,3436642004</text:p>
          </table:table-cell>
          <table:table-cell table:formula="of:=3+3*RAND()" office:value-type="float" office:value="4.52681348908504" calcext:value-type="float">
            <text:p>4,5268134891</text:p>
          </table:table-cell>
          <table:table-cell table:formula="of:=1+2*RAND()" office:value-type="float" office:value="2.01793007528578" calcext:value-type="float">
            <text:p>2,0179300753</text:p>
          </table:table-cell>
          <table:table-cell table:formula="of:=SIN([.B189]+[.C189]+[.D189])^2" office:value-type="float" office:value="0.988559234956157" calcext:value-type="float">
            <text:p>0,9885592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5763923472702" calcext:value-type="float">
            <text:p>2,8576392347</text:p>
          </table:table-cell>
          <table:table-cell table:formula="of:=3+3*RAND()" office:value-type="float" office:value="3.0179592851604" calcext:value-type="float">
            <text:p>3,0179592852</text:p>
          </table:table-cell>
          <table:table-cell table:formula="of:=1+2*RAND()" office:value-type="float" office:value="1.0820789000182" calcext:value-type="float">
            <text:p>1,0820789</text:p>
          </table:table-cell>
          <table:table-cell table:formula="of:=SIN([.B190]+[.C190]+[.D190])^2" office:value-type="float" office:value="0.390001155555001" calcext:value-type="float">
            <text:p>0,39000115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5769743192442" calcext:value-type="float">
            <text:p>4,8576974319</text:p>
          </table:table-cell>
          <table:table-cell table:formula="of:=3+3*RAND()" office:value-type="float" office:value="3.16841667807656" calcext:value-type="float">
            <text:p>3,1684166781</text:p>
          </table:table-cell>
          <table:table-cell table:formula="of:=1+2*RAND()" office:value-type="float" office:value="2.18454315139022" calcext:value-type="float">
            <text:p>2,1845431514</text:p>
          </table:table-cell>
          <table:table-cell table:formula="of:=SIN([.B191]+[.C191]+[.D191])^2" office:value-type="float" office:value="0.500481137150122" calcext:value-type="float">
            <text:p>0,50048113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3782858253253" calcext:value-type="float">
            <text:p>4,0378285825</text:p>
          </table:table-cell>
          <table:table-cell table:formula="of:=3+3*RAND()" office:value-type="float" office:value="5.32771337642414" calcext:value-type="float">
            <text:p>5,3277133764</text:p>
          </table:table-cell>
          <table:table-cell table:formula="of:=1+2*RAND()" office:value-type="float" office:value="1.04115430123049" calcext:value-type="float">
            <text:p>1,0411543012</text:p>
          </table:table-cell>
          <table:table-cell table:formula="of:=SIN([.B192]+[.C192]+[.D192])^2" office:value-type="float" office:value="0.691499314429166" calcext:value-type="float">
            <text:p>0,69149931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5696990493033" calcext:value-type="float">
            <text:p>3,1569699049</text:p>
          </table:table-cell>
          <table:table-cell table:formula="of:=3+3*RAND()" office:value-type="float" office:value="3.6934197822995" calcext:value-type="float">
            <text:p>3,6934197823</text:p>
          </table:table-cell>
          <table:table-cell table:formula="of:=1+2*RAND()" office:value-type="float" office:value="2.82560714019489" calcext:value-type="float">
            <text:p>2,8256071402</text:p>
          </table:table-cell>
          <table:table-cell table:formula="of:=SIN([.B193]+[.C193]+[.D193])^2" office:value-type="float" office:value="0.0617943780463062" calcext:value-type="float">
            <text:p>0,0617943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8976334507241" calcext:value-type="float">
            <text:p>2,2897633451</text:p>
          </table:table-cell>
          <table:table-cell table:formula="of:=3+3*RAND()" office:value-type="float" office:value="3.29182231417115" calcext:value-type="float">
            <text:p>3,2918223142</text:p>
          </table:table-cell>
          <table:table-cell table:formula="of:=1+2*RAND()" office:value-type="float" office:value="2.78763386509194" calcext:value-type="float">
            <text:p>2,7876338651</text:p>
          </table:table-cell>
          <table:table-cell table:formula="of:=SIN([.B194]+[.C194]+[.D194])^2" office:value-type="float" office:value="0.757205450192105" calcext:value-type="float">
            <text:p>0,75720545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2888846614531" calcext:value-type="float">
            <text:p>2,7288884661</text:p>
          </table:table-cell>
          <table:table-cell table:formula="of:=3+3*RAND()" office:value-type="float" office:value="4.33888221283714" calcext:value-type="float">
            <text:p>4,3388822128</text:p>
          </table:table-cell>
          <table:table-cell table:formula="of:=1+2*RAND()" office:value-type="float" office:value="1.04909516541901" calcext:value-type="float">
            <text:p>1,0490951654</text:p>
          </table:table-cell>
          <table:table-cell table:formula="of:=SIN([.B195]+[.C195]+[.D195])^2" office:value-type="float" office:value="0.93246927183081" calcext:value-type="float">
            <text:p>0,93246927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6318423011566" calcext:value-type="float">
            <text:p>3,4631842301</text:p>
          </table:table-cell>
          <table:table-cell table:formula="of:=3+3*RAND()" office:value-type="float" office:value="5.41889193894508" calcext:value-type="float">
            <text:p>5,4188919389</text:p>
          </table:table-cell>
          <table:table-cell table:formula="of:=1+2*RAND()" office:value-type="float" office:value="2.85475040347868" calcext:value-type="float">
            <text:p>2,8547504035</text:p>
          </table:table-cell>
          <table:table-cell table:formula="of:=SIN([.B196]+[.C196]+[.D196])^2" office:value-type="float" office:value="0.544088544724579" calcext:value-type="float">
            <text:p>0,54408854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3786969124078" calcext:value-type="float">
            <text:p>4,3378696912</text:p>
          </table:table-cell>
          <table:table-cell table:formula="of:=3+3*RAND()" office:value-type="float" office:value="5.36196884045368" calcext:value-type="float">
            <text:p>5,3619688405</text:p>
          </table:table-cell>
          <table:table-cell table:formula="of:=1+2*RAND()" office:value-type="float" office:value="1.50751656140296" calcext:value-type="float">
            <text:p>1,5075165614</text:p>
          </table:table-cell>
          <table:table-cell table:formula="of:=SIN([.B197]+[.C197]+[.D197])^2" office:value-type="float" office:value="0.955815433973348" calcext:value-type="float">
            <text:p>0,9558154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1780562235839" calcext:value-type="float">
            <text:p>4,9178056224</text:p>
          </table:table-cell>
          <table:table-cell table:formula="of:=3+3*RAND()" office:value-type="float" office:value="5.35222907340679" calcext:value-type="float">
            <text:p>5,3522290734</text:p>
          </table:table-cell>
          <table:table-cell table:formula="of:=1+2*RAND()" office:value-type="float" office:value="1.38274999634486" calcext:value-type="float">
            <text:p>1,3827499963</text:p>
          </table:table-cell>
          <table:table-cell table:formula="of:=SIN([.B198]+[.C198]+[.D198])^2" office:value-type="float" office:value="0.626788103789229" calcext:value-type="float">
            <text:p>0,62678810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5443088070188" calcext:value-type="float">
            <text:p>4,3544308807</text:p>
          </table:table-cell>
          <table:table-cell table:formula="of:=3+3*RAND()" office:value-type="float" office:value="3.03903614463814" calcext:value-type="float">
            <text:p>3,0390361446</text:p>
          </table:table-cell>
          <table:table-cell table:formula="of:=1+2*RAND()" office:value-type="float" office:value="1.45068807574168" calcext:value-type="float">
            <text:p>1,4506880757</text:p>
          </table:table-cell>
          <table:table-cell table:formula="of:=SIN([.B199]+[.C199]+[.D199])^2" office:value-type="float" office:value="0.300901429772592" calcext:value-type="float">
            <text:p>0,30090142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8522047448378" calcext:value-type="float">
            <text:p>2,3852204745</text:p>
          </table:table-cell>
          <table:table-cell table:formula="of:=3+3*RAND()" office:value-type="float" office:value="5.46559487260075" calcext:value-type="float">
            <text:p>5,4655948726</text:p>
          </table:table-cell>
          <table:table-cell table:formula="of:=1+2*RAND()" office:value-type="float" office:value="2.75935542944024" calcext:value-type="float">
            <text:p>2,7593554294</text:p>
          </table:table-cell>
          <table:table-cell table:formula="of:=SIN([.B200]+[.C200]+[.D200])^2" office:value-type="float" office:value="0.858674319691145" calcext:value-type="float">
            <text:p>0,85867431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7970704365244" calcext:value-type="float">
            <text:p>4,0797070437</text:p>
          </table:table-cell>
          <table:table-cell table:formula="of:=3+3*RAND()" office:value-type="float" office:value="4.95414468105076" calcext:value-type="float">
            <text:p>4,9541446811</text:p>
          </table:table-cell>
          <table:table-cell table:formula="of:=1+2*RAND()" office:value-type="float" office:value="2.93459781095013" calcext:value-type="float">
            <text:p>2,934597811</text:p>
          </table:table-cell>
          <table:table-cell table:formula="of:=SIN([.B201]+[.C201]+[.D201])^2" office:value-type="float" office:value="0.316885058518418" calcext:value-type="float">
            <text:p>0,31688505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8900486484348" calcext:value-type="float">
            <text:p>2,5890048648</text:p>
          </table:table-cell>
          <table:table-cell table:formula="of:=3+3*RAND()" office:value-type="float" office:value="3.8880493595366" calcext:value-type="float">
            <text:p>3,8880493595</text:p>
          </table:table-cell>
          <table:table-cell table:formula="of:=1+2*RAND()" office:value-type="float" office:value="2.95042694466429" calcext:value-type="float">
            <text:p>2,9504269447</text:p>
          </table:table-cell>
          <table:table-cell table:formula="of:=SIN([.B202]+[.C202]+[.D202])^2" office:value-type="float" office:value="0.00000730731717898266" calcext:value-type="float">
            <text:p>7,30731717898266E-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3822578445203" calcext:value-type="float">
            <text:p>2,8382257845</text:p>
          </table:table-cell>
          <table:table-cell table:formula="of:=3+3*RAND()" office:value-type="float" office:value="5.18919614796542" calcext:value-type="float">
            <text:p>5,189196148</text:p>
          </table:table-cell>
          <table:table-cell table:formula="of:=1+2*RAND()" office:value-type="float" office:value="2.59533388150123" calcext:value-type="float">
            <text:p>2,5953338815</text:p>
          </table:table-cell>
          <table:table-cell table:formula="of:=SIN([.B203]+[.C203]+[.D203])^2" office:value-type="float" office:value="0.867327960494557" calcext:value-type="float">
            <text:p>0,86732796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9552857982399" calcext:value-type="float">
            <text:p>3,1955285798</text:p>
          </table:table-cell>
          <table:table-cell table:formula="of:=3+3*RAND()" office:value-type="float" office:value="4.06222571491373" calcext:value-type="float">
            <text:p>4,0622257149</text:p>
          </table:table-cell>
          <table:table-cell table:formula="of:=1+2*RAND()" office:value-type="float" office:value="1.86505935923116" calcext:value-type="float">
            <text:p>1,8650593592</text:p>
          </table:table-cell>
          <table:table-cell table:formula="of:=SIN([.B204]+[.C204]+[.D204])^2" office:value-type="float" office:value="0.0884445052968174" calcext:value-type="float">
            <text:p>0,088444505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1167650269118" calcext:value-type="float">
            <text:p>4,6116765027</text:p>
          </table:table-cell>
          <table:table-cell table:formula="of:=3+3*RAND()" office:value-type="float" office:value="3.91548153199699" calcext:value-type="float">
            <text:p>3,915481532</text:p>
          </table:table-cell>
          <table:table-cell table:formula="of:=1+2*RAND()" office:value-type="float" office:value="2.22895599268275" calcext:value-type="float">
            <text:p>2,2289559927</text:p>
          </table:table-cell>
          <table:table-cell table:formula="of:=SIN([.B205]+[.C205]+[.D205])^2" office:value-type="float" office:value="0.943746443545652" calcext:value-type="float">
            <text:p>0,94374644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7758924279678" calcext:value-type="float">
            <text:p>4,1775892428</text:p>
          </table:table-cell>
          <table:table-cell table:formula="of:=3+3*RAND()" office:value-type="float" office:value="5.27053204581313" calcext:value-type="float">
            <text:p>5,2705320458</text:p>
          </table:table-cell>
          <table:table-cell table:formula="of:=1+2*RAND()" office:value-type="float" office:value="1.91612135671306" calcext:value-type="float">
            <text:p>1,9161213567</text:p>
          </table:table-cell>
          <table:table-cell table:formula="of:=SIN([.B206]+[.C206]+[.D206])^2" office:value-type="float" office:value="0.87013087906508" calcext:value-type="float">
            <text:p>0,87013087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5413724210405" calcext:value-type="float">
            <text:p>2,4541372421</text:p>
          </table:table-cell>
          <table:table-cell table:formula="of:=3+3*RAND()" office:value-type="float" office:value="4.78182034407095" calcext:value-type="float">
            <text:p>4,7818203441</text:p>
          </table:table-cell>
          <table:table-cell table:formula="of:=1+2*RAND()" office:value-type="float" office:value="2.05191932427499" calcext:value-type="float">
            <text:p>2,0519193243</text:p>
          </table:table-cell>
          <table:table-cell table:formula="of:=SIN([.B207]+[.C207]+[.D207])^2" office:value-type="float" office:value="0.0186251035346828" calcext:value-type="float">
            <text:p>0,01862510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534182820215" calcext:value-type="float">
            <text:p>4,653418282</text:p>
          </table:table-cell>
          <table:table-cell table:formula="of:=3+3*RAND()" office:value-type="float" office:value="4.49342887954258" calcext:value-type="float">
            <text:p>4,4934288795</text:p>
          </table:table-cell>
          <table:table-cell table:formula="of:=1+2*RAND()" office:value-type="float" office:value="2.62733485344766" calcext:value-type="float">
            <text:p>2,6273348534</text:p>
          </table:table-cell>
          <table:table-cell table:formula="of:=SIN([.B208]+[.C208]+[.D208])^2" office:value-type="float" office:value="0.506790227213813" calcext:value-type="float">
            <text:p>0,50679022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0118341433828" calcext:value-type="float">
            <text:p>2,2011834143</text:p>
          </table:table-cell>
          <table:table-cell table:formula="of:=3+3*RAND()" office:value-type="float" office:value="4.96922750811478" calcext:value-type="float">
            <text:p>4,9692275081</text:p>
          </table:table-cell>
          <table:table-cell table:formula="of:=1+2*RAND()" office:value-type="float" office:value="1.69694630914768" calcext:value-type="float">
            <text:p>1,6969463091</text:p>
          </table:table-cell>
          <table:table-cell table:formula="of:=SIN([.B209]+[.C209]+[.D209])^2" office:value-type="float" office:value="0.27984008277353" calcext:value-type="float">
            <text:p>0,279840082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8689779639935" calcext:value-type="float">
            <text:p>3,9868977964</text:p>
          </table:table-cell>
          <table:table-cell table:formula="of:=3+3*RAND()" office:value-type="float" office:value="5.93700615384328" calcext:value-type="float">
            <text:p>5,9370061538</text:p>
          </table:table-cell>
          <table:table-cell table:formula="of:=1+2*RAND()" office:value-type="float" office:value="1.07129010691417" calcext:value-type="float">
            <text:p>1,0712901069</text:p>
          </table:table-cell>
          <table:table-cell table:formula="of:=SIN([.B210]+[.C210]+[.D210])^2" office:value-type="float" office:value="0.999999855424844" calcext:value-type="float">
            <text:p>0,99999985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0361381081334" calcext:value-type="float">
            <text:p>3,2036138108</text:p>
          </table:table-cell>
          <table:table-cell table:formula="of:=3+3*RAND()" office:value-type="float" office:value="5.09228383694812" calcext:value-type="float">
            <text:p>5,0922838369</text:p>
          </table:table-cell>
          <table:table-cell table:formula="of:=1+2*RAND()" office:value-type="float" office:value="1.58040386961352" calcext:value-type="float">
            <text:p>1,5804038696</text:p>
          </table:table-cell>
          <table:table-cell table:formula="of:=SIN([.B211]+[.C211]+[.D211])^2" office:value-type="float" office:value="0.190389899800666" calcext:value-type="float">
            <text:p>0,19038989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9082941325848" calcext:value-type="float">
            <text:p>4,1908294133</text:p>
          </table:table-cell>
          <table:table-cell table:formula="of:=3+3*RAND()" office:value-type="float" office:value="5.99436977962067" calcext:value-type="float">
            <text:p>5,9943697796</text:p>
          </table:table-cell>
          <table:table-cell table:formula="of:=1+2*RAND()" office:value-type="float" office:value="1.81128984816136" calcext:value-type="float">
            <text:p>1,8112898482</text:p>
          </table:table-cell>
          <table:table-cell table:formula="of:=SIN([.B212]+[.C212]+[.D212])^2" office:value-type="float" office:value="0.291095147429038" calcext:value-type="float">
            <text:p>0,29109514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7708498314085" calcext:value-type="float">
            <text:p>2,3770849831</text:p>
          </table:table-cell>
          <table:table-cell table:formula="of:=3+3*RAND()" office:value-type="float" office:value="5.20410489123701" calcext:value-type="float">
            <text:p>5,2041048912</text:p>
          </table:table-cell>
          <table:table-cell table:formula="of:=1+2*RAND()" office:value-type="float" office:value="2.82918713241627" calcext:value-type="float">
            <text:p>2,8291871324</text:p>
          </table:table-cell>
          <table:table-cell table:formula="of:=SIN([.B213]+[.C213]+[.D213])^2" office:value-type="float" office:value="0.694894180587215" calcext:value-type="float">
            <text:p>0,69489418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7189073214488" calcext:value-type="float">
            <text:p>3,9718907321</text:p>
          </table:table-cell>
          <table:table-cell table:formula="of:=3+3*RAND()" office:value-type="float" office:value="4.71478232818039" calcext:value-type="float">
            <text:p>4,7147823282</text:p>
          </table:table-cell>
          <table:table-cell table:formula="of:=1+2*RAND()" office:value-type="float" office:value="1.30574316011674" calcext:value-type="float">
            <text:p>1,3057431601</text:p>
          </table:table-cell>
          <table:table-cell table:formula="of:=SIN([.B214]+[.C214]+[.D214])^2" office:value-type="float" office:value="0.289059128891617" calcext:value-type="float">
            <text:p>0,289059128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666587131683" calcext:value-type="float">
            <text:p>3,1666587132</text:p>
          </table:table-cell>
          <table:table-cell table:formula="of:=3+3*RAND()" office:value-type="float" office:value="3.11022088553179" calcext:value-type="float">
            <text:p>3,1102208855</text:p>
          </table:table-cell>
          <table:table-cell table:formula="of:=1+2*RAND()" office:value-type="float" office:value="1.27071199970891" calcext:value-type="float">
            <text:p>1,2707119997</text:p>
          </table:table-cell>
          <table:table-cell table:formula="of:=SIN([.B215]+[.C215]+[.D215])^2" office:value-type="float" office:value="0.909026120082684" calcext:value-type="float">
            <text:p>0,90902612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4131436086031" calcext:value-type="float">
            <text:p>3,1413143609</text:p>
          </table:table-cell>
          <table:table-cell table:formula="of:=3+3*RAND()" office:value-type="float" office:value="5.8361166033885" calcext:value-type="float">
            <text:p>5,8361166034</text:p>
          </table:table-cell>
          <table:table-cell table:formula="of:=1+2*RAND()" office:value-type="float" office:value="1.13739959815899" calcext:value-type="float">
            <text:p>1,1373995982</text:p>
          </table:table-cell>
          <table:table-cell table:formula="of:=SIN([.B216]+[.C216]+[.D216])^2" office:value-type="float" office:value="0.405231231980099" calcext:value-type="float">
            <text:p>0,40523123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7579175737154" calcext:value-type="float">
            <text:p>3,7757917574</text:p>
          </table:table-cell>
          <table:table-cell table:formula="of:=3+3*RAND()" office:value-type="float" office:value="5.25951537098685" calcext:value-type="float">
            <text:p>5,259515371</text:p>
          </table:table-cell>
          <table:table-cell table:formula="of:=1+2*RAND()" office:value-type="float" office:value="1.11859170649485" calcext:value-type="float">
            <text:p>1,1185917065</text:p>
          </table:table-cell>
          <table:table-cell table:formula="of:=SIN([.B217]+[.C217]+[.D217])^2" office:value-type="float" office:value="0.443841460559841" calcext:value-type="float">
            <text:p>0,44384146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3223967467809" calcext:value-type="float">
            <text:p>4,4322396747</text:p>
          </table:table-cell>
          <table:table-cell table:formula="of:=3+3*RAND()" office:value-type="float" office:value="5.86542736377594" calcext:value-type="float">
            <text:p>5,8654273638</text:p>
          </table:table-cell>
          <table:table-cell table:formula="of:=1+2*RAND()" office:value-type="float" office:value="1.49021333470094" calcext:value-type="float">
            <text:p>1,4902133347</text:p>
          </table:table-cell>
          <table:table-cell table:formula="of:=SIN([.B218]+[.C218]+[.D218])^2" office:value-type="float" office:value="0.493092297565881" calcext:value-type="float">
            <text:p>0,49309229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0218388733611" calcext:value-type="float">
            <text:p>2,8021838873</text:p>
          </table:table-cell>
          <table:table-cell table:formula="of:=3+3*RAND()" office:value-type="float" office:value="5.30323608374463" calcext:value-type="float">
            <text:p>5,3032360837</text:p>
          </table:table-cell>
          <table:table-cell table:formula="of:=1+2*RAND()" office:value-type="float" office:value="2.9276352269516" calcext:value-type="float">
            <text:p>2,927635227</text:p>
          </table:table-cell>
          <table:table-cell table:formula="of:=SIN([.B219]+[.C219]+[.D219])^2" office:value-type="float" office:value="0.998595839065757" calcext:value-type="float">
            <text:p>0,99859583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0376054832193" calcext:value-type="float">
            <text:p>3,7037605483</text:p>
          </table:table-cell>
          <table:table-cell table:formula="of:=3+3*RAND()" office:value-type="float" office:value="5.78485067924652" calcext:value-type="float">
            <text:p>5,7848506792</text:p>
          </table:table-cell>
          <table:table-cell table:formula="of:=1+2*RAND()" office:value-type="float" office:value="1.16159666694029" calcext:value-type="float">
            <text:p>1,1615966669</text:p>
          </table:table-cell>
          <table:table-cell table:formula="of:=SIN([.B220]+[.C220]+[.D220])^2" office:value-type="float" office:value="0.885389681181221" calcext:value-type="float">
            <text:p>0,88538968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8432837653095" calcext:value-type="float">
            <text:p>4,7843283765</text:p>
          </table:table-cell>
          <table:table-cell table:formula="of:=3+3*RAND()" office:value-type="float" office:value="5.02491162476963" calcext:value-type="float">
            <text:p>5,0249116248</text:p>
          </table:table-cell>
          <table:table-cell table:formula="of:=1+2*RAND()" office:value-type="float" office:value="2.00547506542039" calcext:value-type="float">
            <text:p>2,0054750654</text:p>
          </table:table-cell>
          <table:table-cell table:formula="of:=SIN([.B221]+[.C221]+[.D221])^2" office:value-type="float" office:value="0.466282990496884" calcext:value-type="float">
            <text:p>0,46628299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2455236876862" calcext:value-type="float">
            <text:p>4,8245523688</text:p>
          </table:table-cell>
          <table:table-cell table:formula="of:=3+3*RAND()" office:value-type="float" office:value="4.80361431590946" calcext:value-type="float">
            <text:p>4,8036143159</text:p>
          </table:table-cell>
          <table:table-cell table:formula="of:=1+2*RAND()" office:value-type="float" office:value="2.23177499032566" calcext:value-type="float">
            <text:p>2,2317749903</text:p>
          </table:table-cell>
          <table:table-cell table:formula="of:=SIN([.B222]+[.C222]+[.D222])^2" office:value-type="float" office:value="0.421358675396234" calcext:value-type="float">
            <text:p>0,42135867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7006276320778" calcext:value-type="float">
            <text:p>4,0700627632</text:p>
          </table:table-cell>
          <table:table-cell table:formula="of:=3+3*RAND()" office:value-type="float" office:value="4.90095005830041" calcext:value-type="float">
            <text:p>4,9009500583</text:p>
          </table:table-cell>
          <table:table-cell table:formula="of:=1+2*RAND()" office:value-type="float" office:value="2.84379200316422" calcext:value-type="float">
            <text:p>2,8437920032</text:p>
          </table:table-cell>
          <table:table-cell table:formula="of:=SIN([.B223]+[.C223]+[.D223])^2" office:value-type="float" office:value="0.466193437402029" calcext:value-type="float">
            <text:p>0,46619343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3612124989511" calcext:value-type="float">
            <text:p>3,9361212499</text:p>
          </table:table-cell>
          <table:table-cell table:formula="of:=3+3*RAND()" office:value-type="float" office:value="4.84131323670356" calcext:value-type="float">
            <text:p>4,8413132367</text:p>
          </table:table-cell>
          <table:table-cell table:formula="of:=1+2*RAND()" office:value-type="float" office:value="2.69030430129876" calcext:value-type="float">
            <text:p>2,6903043013</text:p>
          </table:table-cell>
          <table:table-cell table:formula="of:=SIN([.B224]+[.C224]+[.D224])^2" office:value-type="float" office:value="0.793143295008742" calcext:value-type="float">
            <text:p>0,7931432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274230010572" calcext:value-type="float">
            <text:p>3,5274230011</text:p>
          </table:table-cell>
          <table:table-cell table:formula="of:=3+3*RAND()" office:value-type="float" office:value="4.87892499531733" calcext:value-type="float">
            <text:p>4,8789249953</text:p>
          </table:table-cell>
          <table:table-cell table:formula="of:=1+2*RAND()" office:value-type="float" office:value="1.78982473117558" calcext:value-type="float">
            <text:p>1,7898247312</text:p>
          </table:table-cell>
          <table:table-cell table:formula="of:=SIN([.B225]+[.C225]+[.D225])^2" office:value-type="float" office:value="0.485998433976614" calcext:value-type="float">
            <text:p>0,4859984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5020454127425" calcext:value-type="float">
            <text:p>2,0502045413</text:p>
          </table:table-cell>
          <table:table-cell table:formula="of:=3+3*RAND()" office:value-type="float" office:value="4.08384448800555" calcext:value-type="float">
            <text:p>4,083844488</text:p>
          </table:table-cell>
          <table:table-cell table:formula="of:=1+2*RAND()" office:value-type="float" office:value="1.49755164094726" calcext:value-type="float">
            <text:p>1,4975516409</text:p>
          </table:table-cell>
          <table:table-cell table:formula="of:=SIN([.B226]+[.C226]+[.D226])^2" office:value-type="float" office:value="0.951356560000888" calcext:value-type="float">
            <text:p>0,951356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6065378425496" calcext:value-type="float">
            <text:p>2,1606537843</text:p>
          </table:table-cell>
          <table:table-cell table:formula="of:=3+3*RAND()" office:value-type="float" office:value="3.28006148188096" calcext:value-type="float">
            <text:p>3,2800614819</text:p>
          </table:table-cell>
          <table:table-cell table:formula="of:=1+2*RAND()" office:value-type="float" office:value="1.64602312421394" calcext:value-type="float">
            <text:p>1,6460231242</text:p>
          </table:table-cell>
          <table:table-cell table:formula="of:=SIN([.B227]+[.C227]+[.D227])^2" office:value-type="float" office:value="0.518150930781299" calcext:value-type="float">
            <text:p>0,51815093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2864970701794" calcext:value-type="float">
            <text:p>4,928649707</text:p>
          </table:table-cell>
          <table:table-cell table:formula="of:=3+3*RAND()" office:value-type="float" office:value="5.07970432314265" calcext:value-type="float">
            <text:p>5,0797043231</text:p>
          </table:table-cell>
          <table:table-cell table:formula="of:=1+2*RAND()" office:value-type="float" office:value="2.59928277210227" calcext:value-type="float">
            <text:p>2,5992827721</text:p>
          </table:table-cell>
          <table:table-cell table:formula="of:=SIN([.B228]+[.C228]+[.D228])^2" office:value-type="float" office:value="0.00170193186271778" calcext:value-type="float">
            <text:p>0,001701931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257727467568" calcext:value-type="float">
            <text:p>3,6257727468</text:p>
          </table:table-cell>
          <table:table-cell table:formula="of:=3+3*RAND()" office:value-type="float" office:value="5.37737677944084" calcext:value-type="float">
            <text:p>5,3773767794</text:p>
          </table:table-cell>
          <table:table-cell table:formula="of:=1+2*RAND()" office:value-type="float" office:value="2.94159046686228" calcext:value-type="float">
            <text:p>2,9415904669</text:p>
          </table:table-cell>
          <table:table-cell table:formula="of:=SIN([.B229]+[.C229]+[.D229])^2" office:value-type="float" office:value="0.339144934189317" calcext:value-type="float">
            <text:p>0,33914493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0650337652325" calcext:value-type="float">
            <text:p>3,7065033765</text:p>
          </table:table-cell>
          <table:table-cell table:formula="of:=3+3*RAND()" office:value-type="float" office:value="5.83663264525816" calcext:value-type="float">
            <text:p>5,8366326453</text:p>
          </table:table-cell>
          <table:table-cell table:formula="of:=1+2*RAND()" office:value-type="float" office:value="1.44703145489369" calcext:value-type="float">
            <text:p>1,4470314549</text:p>
          </table:table-cell>
          <table:table-cell table:formula="of:=SIN([.B230]+[.C230]+[.D230])^2" office:value-type="float" office:value="0.999970766680875" calcext:value-type="float">
            <text:p>0,999970766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6110917332404" calcext:value-type="float">
            <text:p>2,5611091733</text:p>
          </table:table-cell>
          <table:table-cell table:formula="of:=3+3*RAND()" office:value-type="float" office:value="5.91725861881282" calcext:value-type="float">
            <text:p>5,9172586188</text:p>
          </table:table-cell>
          <table:table-cell table:formula="of:=1+2*RAND()" office:value-type="float" office:value="1.66084920146824" calcext:value-type="float">
            <text:p>1,6608492015</text:p>
          </table:table-cell>
          <table:table-cell table:formula="of:=SIN([.B231]+[.C231]+[.D231])^2" office:value-type="float" office:value="0.42927882520573" calcext:value-type="float">
            <text:p>0,42927882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0922665063629" calcext:value-type="float">
            <text:p>2,7092266506</text:p>
          </table:table-cell>
          <table:table-cell table:formula="of:=3+3*RAND()" office:value-type="float" office:value="4.21749012680635" calcext:value-type="float">
            <text:p>4,2174901268</text:p>
          </table:table-cell>
          <table:table-cell table:formula="of:=1+2*RAND()" office:value-type="float" office:value="2.27026359527409" calcext:value-type="float">
            <text:p>2,2702635953</text:p>
          </table:table-cell>
          <table:table-cell table:formula="of:=SIN([.B232]+[.C232]+[.D232])^2" office:value-type="float" office:value="0.0510003441859614" calcext:value-type="float">
            <text:p>0,05100034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0339265111518" calcext:value-type="float">
            <text:p>2,6033926511</text:p>
          </table:table-cell>
          <table:table-cell table:formula="of:=3+3*RAND()" office:value-type="float" office:value="4.05985439070287" calcext:value-type="float">
            <text:p>4,0598543907</text:p>
          </table:table-cell>
          <table:table-cell table:formula="of:=1+2*RAND()" office:value-type="float" office:value="2.82207631778826" calcext:value-type="float">
            <text:p>2,8220763178</text:p>
          </table:table-cell>
          <table:table-cell table:formula="of:=SIN([.B233]+[.C233]+[.D233])^2" office:value-type="float" office:value="0.00366126827945981" calcext:value-type="float">
            <text:p>0,00366126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0616539935669" calcext:value-type="float">
            <text:p>3,9061653994</text:p>
          </table:table-cell>
          <table:table-cell table:formula="of:=3+3*RAND()" office:value-type="float" office:value="5.54219517429475" calcext:value-type="float">
            <text:p>5,5421951743</text:p>
          </table:table-cell>
          <table:table-cell table:formula="of:=1+2*RAND()" office:value-type="float" office:value="2.68121733098536" calcext:value-type="float">
            <text:p>2,681217331</text:p>
          </table:table-cell>
          <table:table-cell table:formula="of:=SIN([.B234]+[.C234]+[.D234])^2" office:value-type="float" office:value="0.178959015707338" calcext:value-type="float">
            <text:p>0,17895901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4107881057609" calcext:value-type="float">
            <text:p>2,0410788106</text:p>
          </table:table-cell>
          <table:table-cell table:formula="of:=3+3*RAND()" office:value-type="float" office:value="3.94089454213544" calcext:value-type="float">
            <text:p>3,9408945421</text:p>
          </table:table-cell>
          <table:table-cell table:formula="of:=1+2*RAND()" office:value-type="float" office:value="1.60164167592651" calcext:value-type="float">
            <text:p>1,6016416759</text:p>
          </table:table-cell>
          <table:table-cell table:formula="of:=SIN([.B235]+[.C235]+[.D235])^2" office:value-type="float" office:value="0.928665740425011" calcext:value-type="float">
            <text:p>0,92866574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0214703858609" calcext:value-type="float">
            <text:p>2,5021470386</text:p>
          </table:table-cell>
          <table:table-cell table:formula="of:=3+3*RAND()" office:value-type="float" office:value="5.09393561560098" calcext:value-type="float">
            <text:p>5,0939356156</text:p>
          </table:table-cell>
          <table:table-cell table:formula="of:=1+2*RAND()" office:value-type="float" office:value="2.60896781350758" calcext:value-type="float">
            <text:p>2,6089678135</text:p>
          </table:table-cell>
          <table:table-cell table:formula="of:=SIN([.B236]+[.C236]+[.D236])^2" office:value-type="float" office:value="0.494874433302723" calcext:value-type="float">
            <text:p>0,494874433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916511375683" calcext:value-type="float">
            <text:p>3,8491651138</text:p>
          </table:table-cell>
          <table:table-cell table:formula="of:=3+3*RAND()" office:value-type="float" office:value="4.85350621556205" calcext:value-type="float">
            <text:p>4,8535062156</text:p>
          </table:table-cell>
          <table:table-cell table:formula="of:=1+2*RAND()" office:value-type="float" office:value="2.8335865840323" calcext:value-type="float">
            <text:p>2,833586584</text:p>
          </table:table-cell>
          <table:table-cell table:formula="of:=SIN([.B237]+[.C237]+[.D237])^2" office:value-type="float" office:value="0.73506103290242" calcext:value-type="float">
            <text:p>0,735061032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5071107178909" calcext:value-type="float">
            <text:p>4,7507110718</text:p>
          </table:table-cell>
          <table:table-cell table:formula="of:=3+3*RAND()" office:value-type="float" office:value="3.41135362265317" calcext:value-type="float">
            <text:p>3,4113536227</text:p>
          </table:table-cell>
          <table:table-cell table:formula="of:=1+2*RAND()" office:value-type="float" office:value="1.63586750009074" calcext:value-type="float">
            <text:p>1,6358675001</text:p>
          </table:table-cell>
          <table:table-cell table:formula="of:=SIN([.B238]+[.C238]+[.D238])^2" office:value-type="float" office:value="0.132899915365565" calcext:value-type="float">
            <text:p>0,13289991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7240817609343" calcext:value-type="float">
            <text:p>2,9724081761</text:p>
          </table:table-cell>
          <table:table-cell table:formula="of:=3+3*RAND()" office:value-type="float" office:value="4.856400906752" calcext:value-type="float">
            <text:p>4,8564009068</text:p>
          </table:table-cell>
          <table:table-cell table:formula="of:=1+2*RAND()" office:value-type="float" office:value="2.09256570473886" calcext:value-type="float">
            <text:p>2,0925657047</text:p>
          </table:table-cell>
          <table:table-cell table:formula="of:=SIN([.B239]+[.C239]+[.D239])^2" office:value-type="float" office:value="0.226991455219311" calcext:value-type="float">
            <text:p>0,22699145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1411031080357" calcext:value-type="float">
            <text:p>2,6141103108</text:p>
          </table:table-cell>
          <table:table-cell table:formula="of:=3+3*RAND()" office:value-type="float" office:value="4.33862157632255" calcext:value-type="float">
            <text:p>4,3386215763</text:p>
          </table:table-cell>
          <table:table-cell table:formula="of:=1+2*RAND()" office:value-type="float" office:value="2.74475287056118" calcext:value-type="float">
            <text:p>2,7447528706</text:p>
          </table:table-cell>
          <table:table-cell table:formula="of:=SIN([.B240]+[.C240]+[.D240])^2" office:value-type="float" office:value="0.0725435984394755" calcext:value-type="float">
            <text:p>0,072543598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8033703279351" calcext:value-type="float">
            <text:p>3,9803370328</text:p>
          </table:table-cell>
          <table:table-cell table:formula="of:=3+3*RAND()" office:value-type="float" office:value="4.83171414578754" calcext:value-type="float">
            <text:p>4,8317141458</text:p>
          </table:table-cell>
          <table:table-cell table:formula="of:=1+2*RAND()" office:value-type="float" office:value="2.7053305432897" calcext:value-type="float">
            <text:p>2,7053305433</text:p>
          </table:table-cell>
          <table:table-cell table:formula="of:=SIN([.B241]+[.C241]+[.D241])^2" office:value-type="float" office:value="0.751549739296725" calcext:value-type="float">
            <text:p>0,75154973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3559775485075" calcext:value-type="float">
            <text:p>3,1355977549</text:p>
          </table:table-cell>
          <table:table-cell table:formula="of:=3+3*RAND()" office:value-type="float" office:value="4.33313212253341" calcext:value-type="float">
            <text:p>4,3331321225</text:p>
          </table:table-cell>
          <table:table-cell table:formula="of:=1+2*RAND()" office:value-type="float" office:value="1.20445039502559" calcext:value-type="float">
            <text:p>1,204450395</text:p>
          </table:table-cell>
          <table:table-cell table:formula="of:=SIN([.B242]+[.C242]+[.D242])^2" office:value-type="float" office:value="0.466225263147202" calcext:value-type="float">
            <text:p>0,466225263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9301219126382" calcext:value-type="float">
            <text:p>2,4930121913</text:p>
          </table:table-cell>
          <table:table-cell table:formula="of:=3+3*RAND()" office:value-type="float" office:value="3.28094052538817" calcext:value-type="float">
            <text:p>3,2809405254</text:p>
          </table:table-cell>
          <table:table-cell table:formula="of:=1+2*RAND()" office:value-type="float" office:value="2.37018985621843" calcext:value-type="float">
            <text:p>2,3701898562</text:p>
          </table:table-cell>
          <table:table-cell table:formula="of:=SIN([.B243]+[.C243]+[.D243])^2" office:value-type="float" office:value="0.918143104926293" calcext:value-type="float">
            <text:p>0,91814310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9848563811654" calcext:value-type="float">
            <text:p>2,0984856381</text:p>
          </table:table-cell>
          <table:table-cell table:formula="of:=3+3*RAND()" office:value-type="float" office:value="3.20188519539323" calcext:value-type="float">
            <text:p>3,2018851954</text:p>
          </table:table-cell>
          <table:table-cell table:formula="of:=1+2*RAND()" office:value-type="float" office:value="1.16899350263172" calcext:value-type="float">
            <text:p>1,1689935026</text:p>
          </table:table-cell>
          <table:table-cell table:formula="of:=SIN([.B244]+[.C244]+[.D244])^2" office:value-type="float" office:value="0.0342639779055279" calcext:value-type="float">
            <text:p>0,03426397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2015234565778" calcext:value-type="float">
            <text:p>4,2201523457</text:p>
          </table:table-cell>
          <table:table-cell table:formula="of:=3+3*RAND()" office:value-type="float" office:value="3.91298060877047" calcext:value-type="float">
            <text:p>3,9129806088</text:p>
          </table:table-cell>
          <table:table-cell table:formula="of:=1+2*RAND()" office:value-type="float" office:value="2.19570494240717" calcext:value-type="float">
            <text:p>2,1957049424</text:p>
          </table:table-cell>
          <table:table-cell table:formula="of:=SIN([.B245]+[.C245]+[.D245])^2" office:value-type="float" office:value="0.617551018049434" calcext:value-type="float">
            <text:p>0,6175510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1778818185663" calcext:value-type="float">
            <text:p>2,0177881819</text:p>
          </table:table-cell>
          <table:table-cell table:formula="of:=3+3*RAND()" office:value-type="float" office:value="3.10891061019559" calcext:value-type="float">
            <text:p>3,1089106102</text:p>
          </table:table-cell>
          <table:table-cell table:formula="of:=1+2*RAND()" office:value-type="float" office:value="1.74288713410302" calcext:value-type="float">
            <text:p>1,7428871341</text:p>
          </table:table-cell>
          <table:table-cell table:formula="of:=SIN([.B246]+[.C246]+[.D246])^2" office:value-type="float" office:value="0.306214542291464" calcext:value-type="float">
            <text:p>0,30621454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9763846089512" calcext:value-type="float">
            <text:p>4,4976384609</text:p>
          </table:table-cell>
          <table:table-cell table:formula="of:=3+3*RAND()" office:value-type="float" office:value="4.78767153388541" calcext:value-type="float">
            <text:p>4,7876715339</text:p>
          </table:table-cell>
          <table:table-cell table:formula="of:=1+2*RAND()" office:value-type="float" office:value="1.29326553478685" calcext:value-type="float">
            <text:p>1,2932655348</text:p>
          </table:table-cell>
          <table:table-cell table:formula="of:=SIN([.B247]+[.C247]+[.D247])^2" office:value-type="float" office:value="0.835960241587078" calcext:value-type="float">
            <text:p>0,83596024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2086483652242" calcext:value-type="float">
            <text:p>4,2208648365</text:p>
          </table:table-cell>
          <table:table-cell table:formula="of:=3+3*RAND()" office:value-type="float" office:value="4.71705423575769" calcext:value-type="float">
            <text:p>4,7170542358</text:p>
          </table:table-cell>
          <table:table-cell table:formula="of:=1+2*RAND()" office:value-type="float" office:value="1.64506917066822" calcext:value-type="float">
            <text:p>1,6450691707</text:p>
          </table:table-cell>
          <table:table-cell table:formula="of:=SIN([.B248]+[.C248]+[.D248])^2" office:value-type="float" office:value="0.839215273906597" calcext:value-type="float">
            <text:p>0,83921527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5023794356649" calcext:value-type="float">
            <text:p>3,3502379436</text:p>
          </table:table-cell>
          <table:table-cell table:formula="of:=3+3*RAND()" office:value-type="float" office:value="4.3105271132691" calcext:value-type="float">
            <text:p>4,3105271133</text:p>
          </table:table-cell>
          <table:table-cell table:formula="of:=1+2*RAND()" office:value-type="float" office:value="2.23352517108162" calcext:value-type="float">
            <text:p>2,2335251711</text:p>
          </table:table-cell>
          <table:table-cell table:formula="of:=SIN([.B249]+[.C249]+[.D249])^2" office:value-type="float" office:value="0.204712255232046" calcext:value-type="float">
            <text:p>0,20471225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5784147758227" calcext:value-type="float">
            <text:p>4,6578414776</text:p>
          </table:table-cell>
          <table:table-cell table:formula="of:=3+3*RAND()" office:value-type="float" office:value="5.16357417947666" calcext:value-type="float">
            <text:p>5,1635741795</text:p>
          </table:table-cell>
          <table:table-cell table:formula="of:=1+2*RAND()" office:value-type="float" office:value="2.74620839074928" calcext:value-type="float">
            <text:p>2,7462083907</text:p>
          </table:table-cell>
          <table:table-cell table:formula="of:=SIN([.B250]+[.C250]+[.D250])^2" office:value-type="float" office:value="0.00000157109458836969" calcext:value-type="float">
            <text:p>1,57109458836969E-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5824681391546" calcext:value-type="float">
            <text:p>4,9582468139</text:p>
          </table:table-cell>
          <table:table-cell table:formula="of:=3+3*RAND()" office:value-type="float" office:value="5.79431282801542" calcext:value-type="float">
            <text:p>5,794312828</text:p>
          </table:table-cell>
          <table:table-cell table:formula="of:=1+2*RAND()" office:value-type="float" office:value="2.91738036563522" calcext:value-type="float">
            <text:p>2,9173803656</text:p>
          </table:table-cell>
          <table:table-cell table:formula="of:=SIN([.B251]+[.C251]+[.D251])^2" office:value-type="float" office:value="0.797128877881272" calcext:value-type="float">
            <text:p>0,79712887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7364657233497" calcext:value-type="float">
            <text:p>3,7736465723</text:p>
          </table:table-cell>
          <table:table-cell table:formula="of:=3+3*RAND()" office:value-type="float" office:value="4.8878833545226" calcext:value-type="float">
            <text:p>4,8878833545</text:p>
          </table:table-cell>
          <table:table-cell table:formula="of:=1+2*RAND()" office:value-type="float" office:value="1.1070084876152" calcext:value-type="float">
            <text:p>1,1070084876</text:p>
          </table:table-cell>
          <table:table-cell table:formula="of:=SIN([.B252]+[.C252]+[.D252])^2" office:value-type="float" office:value="0.113589161002402" calcext:value-type="float">
            <text:p>0,1135891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4947066328653" calcext:value-type="float">
            <text:p>3,9494706633</text:p>
          </table:table-cell>
          <table:table-cell table:formula="of:=3+3*RAND()" office:value-type="float" office:value="4.94805601412532" calcext:value-type="float">
            <text:p>4,9480560141</text:p>
          </table:table-cell>
          <table:table-cell table:formula="of:=1+2*RAND()" office:value-type="float" office:value="1.9633955619301" calcext:value-type="float">
            <text:p>1,9633955619</text:p>
          </table:table-cell>
          <table:table-cell table:formula="of:=SIN([.B253]+[.C253]+[.D253])^2" office:value-type="float" office:value="0.981978141168853" calcext:value-type="float">
            <text:p>0,98197814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0127638827835" calcext:value-type="float">
            <text:p>2,2012763883</text:p>
          </table:table-cell>
          <table:table-cell table:formula="of:=3+3*RAND()" office:value-type="float" office:value="5.02044533061185" calcext:value-type="float">
            <text:p>5,0204453306</text:p>
          </table:table-cell>
          <table:table-cell table:formula="of:=1+2*RAND()" office:value-type="float" office:value="2.46132748955042" calcext:value-type="float">
            <text:p>2,4613274896</text:p>
          </table:table-cell>
          <table:table-cell table:formula="of:=SIN([.B254]+[.C254]+[.D254])^2" office:value-type="float" office:value="0.0652340227256542" calcext:value-type="float">
            <text:p>0,06523402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7438580684051" calcext:value-type="float">
            <text:p>3,4743858068</text:p>
          </table:table-cell>
          <table:table-cell table:formula="of:=3+3*RAND()" office:value-type="float" office:value="5.22067059921336" calcext:value-type="float">
            <text:p>5,2206705992</text:p>
          </table:table-cell>
          <table:table-cell table:formula="of:=1+2*RAND()" office:value-type="float" office:value="1.00468358072222" calcext:value-type="float">
            <text:p>1,0046835807</text:p>
          </table:table-cell>
          <table:table-cell table:formula="of:=SIN([.B255]+[.C255]+[.D255])^2" office:value-type="float" office:value="0.0737178916783037" calcext:value-type="float">
            <text:p>0,07371789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6346783705136" calcext:value-type="float">
            <text:p>2,9634678371</text:p>
          </table:table-cell>
          <table:table-cell table:formula="of:=3+3*RAND()" office:value-type="float" office:value="4.00356748975412" calcext:value-type="float">
            <text:p>4,0035674898</text:p>
          </table:table-cell>
          <table:table-cell table:formula="of:=1+2*RAND()" office:value-type="float" office:value="1.63380918866743" calcext:value-type="float">
            <text:p>1,6338091887</text:p>
          </table:table-cell>
          <table:table-cell table:formula="of:=SIN([.B256]+[.C256]+[.D256])^2" office:value-type="float" office:value="0.538497144121722" calcext:value-type="float">
            <text:p>0,538497144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1644954126246" calcext:value-type="float">
            <text:p>4,0164495413</text:p>
          </table:table-cell>
          <table:table-cell table:formula="of:=3+3*RAND()" office:value-type="float" office:value="3.26478064716263" calcext:value-type="float">
            <text:p>3,2647806472</text:p>
          </table:table-cell>
          <table:table-cell table:formula="of:=1+2*RAND()" office:value-type="float" office:value="1.98593967657903" calcext:value-type="float">
            <text:p>1,9859396766</text:p>
          </table:table-cell>
          <table:table-cell table:formula="of:=SIN([.B257]+[.C257]+[.D257])^2" office:value-type="float" office:value="0.0246353115010243" calcext:value-type="float">
            <text:p>0,02463531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7051736180648" calcext:value-type="float">
            <text:p>4,2705173618</text:p>
          </table:table-cell>
          <table:table-cell table:formula="of:=3+3*RAND()" office:value-type="float" office:value="3.47734902443285" calcext:value-type="float">
            <text:p>3,4773490244</text:p>
          </table:table-cell>
          <table:table-cell table:formula="of:=1+2*RAND()" office:value-type="float" office:value="2.1920345322604" calcext:value-type="float">
            <text:p>2,1920345323</text:p>
          </table:table-cell>
          <table:table-cell table:formula="of:=SIN([.B258]+[.C258]+[.D258])^2" office:value-type="float" office:value="0.242695996835242" calcext:value-type="float">
            <text:p>0,24269599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725624204471" calcext:value-type="float">
            <text:p>2,4725624204</text:p>
          </table:table-cell>
          <table:table-cell table:formula="of:=3+3*RAND()" office:value-type="float" office:value="4.93110952542736" calcext:value-type="float">
            <text:p>4,9311095254</text:p>
          </table:table-cell>
          <table:table-cell table:formula="of:=1+2*RAND()" office:value-type="float" office:value="1.95055415091103" calcext:value-type="float">
            <text:p>1,9505541509</text:p>
          </table:table-cell>
          <table:table-cell table:formula="of:=SIN([.B259]+[.C259]+[.D259])^2" office:value-type="float" office:value="0.00496931227128876" calcext:value-type="float">
            <text:p>0,00496931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4281101268002" calcext:value-type="float">
            <text:p>3,7428110127</text:p>
          </table:table-cell>
          <table:table-cell table:formula="of:=3+3*RAND()" office:value-type="float" office:value="4.02700203939532" calcext:value-type="float">
            <text:p>4,0270020394</text:p>
          </table:table-cell>
          <table:table-cell table:formula="of:=1+2*RAND()" office:value-type="float" office:value="2.70245902375899" calcext:value-type="float">
            <text:p>2,7024590238</text:p>
          </table:table-cell>
          <table:table-cell table:formula="of:=SIN([.B260]+[.C260]+[.D260])^2" office:value-type="float" office:value="0.750256787853719" calcext:value-type="float">
            <text:p>0,75025678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6083640770229" calcext:value-type="float">
            <text:p>3,0608364077</text:p>
          </table:table-cell>
          <table:table-cell table:formula="of:=3+3*RAND()" office:value-type="float" office:value="5.79383630394174" calcext:value-type="float">
            <text:p>5,7938363039</text:p>
          </table:table-cell>
          <table:table-cell table:formula="of:=1+2*RAND()" office:value-type="float" office:value="1.90026614990079" calcext:value-type="float">
            <text:p>1,9002661499</text:p>
          </table:table-cell>
          <table:table-cell table:formula="of:=SIN([.B261]+[.C261]+[.D261])^2" office:value-type="float" office:value="0.9432036768267" calcext:value-type="float">
            <text:p>0,94320367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4115311994406" calcext:value-type="float">
            <text:p>2,1411531199</text:p>
          </table:table-cell>
          <table:table-cell table:formula="of:=3+3*RAND()" office:value-type="float" office:value="4.46931182470243" calcext:value-type="float">
            <text:p>4,4693118247</text:p>
          </table:table-cell>
          <table:table-cell table:formula="of:=1+2*RAND()" office:value-type="float" office:value="1.23665151303583" calcext:value-type="float">
            <text:p>1,236651513</text:p>
          </table:table-cell>
          <table:table-cell table:formula="of:=SIN([.B262]+[.C262]+[.D262])^2" office:value-type="float" office:value="0.999952870094906" calcext:value-type="float">
            <text:p>0,99995287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3176235073376" calcext:value-type="float">
            <text:p>2,4317623507</text:p>
          </table:table-cell>
          <table:table-cell table:formula="of:=3+3*RAND()" office:value-type="float" office:value="3.50189326958237" calcext:value-type="float">
            <text:p>3,5018932696</text:p>
          </table:table-cell>
          <table:table-cell table:formula="of:=1+2*RAND()" office:value-type="float" office:value="1.51940016554854" calcext:value-type="float">
            <text:p>1,5194001655</text:p>
          </table:table-cell>
          <table:table-cell table:formula="of:=SIN([.B263]+[.C263]+[.D263])^2" office:value-type="float" office:value="0.847688595059158" calcext:value-type="float">
            <text:p>0,847688595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891104481333" calcext:value-type="float">
            <text:p>3,1891104481</text:p>
          </table:table-cell>
          <table:table-cell table:formula="of:=3+3*RAND()" office:value-type="float" office:value="4.69199703189875" calcext:value-type="float">
            <text:p>4,6919970319</text:p>
          </table:table-cell>
          <table:table-cell table:formula="of:=1+2*RAND()" office:value-type="float" office:value="2.58442267467811" calcext:value-type="float">
            <text:p>2,5844226747</text:p>
          </table:table-cell>
          <table:table-cell table:formula="of:=SIN([.B264]+[.C264]+[.D264])^2" office:value-type="float" office:value="0.744397540440892" calcext:value-type="float">
            <text:p>0,74439754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2648502635647" calcext:value-type="float">
            <text:p>3,4264850264</text:p>
          </table:table-cell>
          <table:table-cell table:formula="of:=3+3*RAND()" office:value-type="float" office:value="5.71421865774825" calcext:value-type="float">
            <text:p>5,7142186577</text:p>
          </table:table-cell>
          <table:table-cell table:formula="of:=1+2*RAND()" office:value-type="float" office:value="1.50031760800933" calcext:value-type="float">
            <text:p>1,500317608</text:p>
          </table:table-cell>
          <table:table-cell table:formula="of:=SIN([.B265]+[.C265]+[.D265])^2" office:value-type="float" office:value="0.879472159087175" calcext:value-type="float">
            <text:p>0,87947215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7183191286357" calcext:value-type="float">
            <text:p>4,2718319129</text:p>
          </table:table-cell>
          <table:table-cell table:formula="of:=3+3*RAND()" office:value-type="float" office:value="3.94794863711694" calcext:value-type="float">
            <text:p>3,9479486371</text:p>
          </table:table-cell>
          <table:table-cell table:formula="of:=1+2*RAND()" office:value-type="float" office:value="1.32440092394079" calcext:value-type="float">
            <text:p>1,3244009239</text:p>
          </table:table-cell>
          <table:table-cell table:formula="of:=SIN([.B266]+[.C266]+[.D266])^2" office:value-type="float" office:value="0.0141895717158675" calcext:value-type="float">
            <text:p>0,01418957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7069496038456" calcext:value-type="float">
            <text:p>2,4706949604</text:p>
          </table:table-cell>
          <table:table-cell table:formula="of:=3+3*RAND()" office:value-type="float" office:value="5.15049543472812" calcext:value-type="float">
            <text:p>5,1504954347</text:p>
          </table:table-cell>
          <table:table-cell table:formula="of:=1+2*RAND()" office:value-type="float" office:value="1.46994562445613" calcext:value-type="float">
            <text:p>1,4699456245</text:p>
          </table:table-cell>
          <table:table-cell table:formula="of:=SIN([.B267]+[.C267]+[.D267])^2" office:value-type="float" office:value="0.107247278232465" calcext:value-type="float">
            <text:p>0,10724727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1823192110807" calcext:value-type="float">
            <text:p>4,1182319211</text:p>
          </table:table-cell>
          <table:table-cell table:formula="of:=3+3*RAND()" office:value-type="float" office:value="4.67780133642923" calcext:value-type="float">
            <text:p>4,6778013364</text:p>
          </table:table-cell>
          <table:table-cell table:formula="of:=1+2*RAND()" office:value-type="float" office:value="1.69824669474145" calcext:value-type="float">
            <text:p>1,6982466947</text:p>
          </table:table-cell>
          <table:table-cell table:formula="of:=SIN([.B268]+[.C268]+[.D268])^2" office:value-type="float" office:value="0.769061103393096" calcext:value-type="float">
            <text:p>0,76906110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5929573727445" calcext:value-type="float">
            <text:p>2,3592957373</text:p>
          </table:table-cell>
          <table:table-cell table:formula="of:=3+3*RAND()" office:value-type="float" office:value="4.14705077649774" calcext:value-type="float">
            <text:p>4,1470507765</text:p>
          </table:table-cell>
          <table:table-cell table:formula="of:=1+2*RAND()" office:value-type="float" office:value="1.3621645762943" calcext:value-type="float">
            <text:p>1,3621645763</text:p>
          </table:table-cell>
          <table:table-cell table:formula="of:=SIN([.B269]+[.C269]+[.D269])^2" office:value-type="float" office:value="0.999788909760373" calcext:value-type="float">
            <text:p>0,99978890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3735777496681" calcext:value-type="float">
            <text:p>3,437357775</text:p>
          </table:table-cell>
          <table:table-cell table:formula="of:=3+3*RAND()" office:value-type="float" office:value="5.33779037478981" calcext:value-type="float">
            <text:p>5,3377903748</text:p>
          </table:table-cell>
          <table:table-cell table:formula="of:=1+2*RAND()" office:value-type="float" office:value="2.85584374142342" calcext:value-type="float">
            <text:p>2,8558437414</text:p>
          </table:table-cell>
          <table:table-cell table:formula="of:=SIN([.B270]+[.C270]+[.D270])^2" office:value-type="float" office:value="0.647741531269076" calcext:value-type="float">
            <text:p>0,647741531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3372966278138" calcext:value-type="float">
            <text:p>3,7337296628</text:p>
          </table:table-cell>
          <table:table-cell table:formula="of:=3+3*RAND()" office:value-type="float" office:value="4.2339548245038" calcext:value-type="float">
            <text:p>4,2339548245</text:p>
          </table:table-cell>
          <table:table-cell table:formula="of:=1+2*RAND()" office:value-type="float" office:value="2.74854545626769" calcext:value-type="float">
            <text:p>2,7485454563</text:p>
          </table:table-cell>
          <table:table-cell table:formula="of:=SIN([.B271]+[.C271]+[.D271])^2" office:value-type="float" office:value="0.923975466596601" calcext:value-type="float">
            <text:p>0,92397546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4247061569451" calcext:value-type="float">
            <text:p>4,5424706157</text:p>
          </table:table-cell>
          <table:table-cell table:formula="of:=3+3*RAND()" office:value-type="float" office:value="3.30079629994052" calcext:value-type="float">
            <text:p>3,3007962999</text:p>
          </table:table-cell>
          <table:table-cell table:formula="of:=1+2*RAND()" office:value-type="float" office:value="1.0916540329677" calcext:value-type="float">
            <text:p>1,091654033</text:p>
          </table:table-cell>
          <table:table-cell table:formula="of:=SIN([.B272]+[.C272]+[.D272])^2" office:value-type="float" office:value="0.221369986987517" calcext:value-type="float">
            <text:p>0,22136998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5969889527444" calcext:value-type="float">
            <text:p>4,3596988953</text:p>
          </table:table-cell>
          <table:table-cell table:formula="of:=3+3*RAND()" office:value-type="float" office:value="5.67900154485908" calcext:value-type="float">
            <text:p>5,6790015449</text:p>
          </table:table-cell>
          <table:table-cell table:formula="of:=1+2*RAND()" office:value-type="float" office:value="2.83555835385384" calcext:value-type="float">
            <text:p>2,8355583539</text:p>
          </table:table-cell>
          <table:table-cell table:formula="of:=SIN([.B273]+[.C273]+[.D273])^2" office:value-type="float" office:value="0.0918373631459668" calcext:value-type="float">
            <text:p>0,091837363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5893112656844" calcext:value-type="float">
            <text:p>2,4589311266</text:p>
          </table:table-cell>
          <table:table-cell table:formula="of:=3+3*RAND()" office:value-type="float" office:value="5.7526305726778" calcext:value-type="float">
            <text:p>5,7526305727</text:p>
          </table:table-cell>
          <table:table-cell table:formula="of:=1+2*RAND()" office:value-type="float" office:value="1.4829414681984" calcext:value-type="float">
            <text:p>1,4829414682</text:p>
          </table:table-cell>
          <table:table-cell table:formula="of:=SIN([.B274]+[.C274]+[.D274])^2" office:value-type="float" office:value="0.0710044429534373" calcext:value-type="float">
            <text:p>0,0710044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6044330281863" calcext:value-type="float">
            <text:p>2,0604433028</text:p>
          </table:table-cell>
          <table:table-cell table:formula="of:=3+3*RAND()" office:value-type="float" office:value="3.82026475306274" calcext:value-type="float">
            <text:p>3,8202647531</text:p>
          </table:table-cell>
          <table:table-cell table:formula="of:=1+2*RAND()" office:value-type="float" office:value="2.842112903442" calcext:value-type="float">
            <text:p>2,8421129034</text:p>
          </table:table-cell>
          <table:table-cell table:formula="of:=SIN([.B275]+[.C275]+[.D275])^2" office:value-type="float" office:value="0.416945601121082" calcext:value-type="float">
            <text:p>0,41694560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2199373529376" calcext:value-type="float">
            <text:p>2,5219937353</text:p>
          </table:table-cell>
          <table:table-cell table:formula="of:=3+3*RAND()" office:value-type="float" office:value="4.77756440208385" calcext:value-type="float">
            <text:p>4,7775644021</text:p>
          </table:table-cell>
          <table:table-cell table:formula="of:=1+2*RAND()" office:value-type="float" office:value="2.20905454929614" calcext:value-type="float">
            <text:p>2,2090545493</text:p>
          </table:table-cell>
          <table:table-cell table:formula="of:=SIN([.B276]+[.C276]+[.D276])^2" office:value-type="float" office:value="0.00701181120406723" calcext:value-type="float">
            <text:p>0,00701181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7141608739663" calcext:value-type="float">
            <text:p>4,8714160874</text:p>
          </table:table-cell>
          <table:table-cell table:formula="of:=3+3*RAND()" office:value-type="float" office:value="5.62404936619032" calcext:value-type="float">
            <text:p>5,6240493662</text:p>
          </table:table-cell>
          <table:table-cell table:formula="of:=1+2*RAND()" office:value-type="float" office:value="1.34050142536753" calcext:value-type="float">
            <text:p>1,3405014254</text:p>
          </table:table-cell>
          <table:table-cell table:formula="of:=SIN([.B277]+[.C277]+[.D277])^2" office:value-type="float" office:value="0.445116387915396" calcext:value-type="float">
            <text:p>0,44511638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2449439432375" calcext:value-type="float">
            <text:p>2,5244943943</text:p>
          </table:table-cell>
          <table:table-cell table:formula="of:=3+3*RAND()" office:value-type="float" office:value="3.7823961298378" calcext:value-type="float">
            <text:p>3,7823961298</text:p>
          </table:table-cell>
          <table:table-cell table:formula="of:=1+2*RAND()" office:value-type="float" office:value="2.75821148925533" calcext:value-type="float">
            <text:p>2,7582114893</text:p>
          </table:table-cell>
          <table:table-cell table:formula="of:=SIN([.B278]+[.C278]+[.D278])^2" office:value-type="float" office:value="0.123883539043043" calcext:value-type="float">
            <text:p>0,1238835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0937399851814" calcext:value-type="float">
            <text:p>2,7093739985</text:p>
          </table:table-cell>
          <table:table-cell table:formula="of:=3+3*RAND()" office:value-type="float" office:value="5.11515288814621" calcext:value-type="float">
            <text:p>5,1151528881</text:p>
          </table:table-cell>
          <table:table-cell table:formula="of:=1+2*RAND()" office:value-type="float" office:value="2.71320179516935" calcext:value-type="float">
            <text:p>2,7132017952</text:p>
          </table:table-cell>
          <table:table-cell table:formula="of:=SIN([.B279]+[.C279]+[.D279])^2" office:value-type="float" office:value="0.804621300730758" calcext:value-type="float">
            <text:p>0,80462130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7165689482564" calcext:value-type="float">
            <text:p>4,0716568948</text:p>
          </table:table-cell>
          <table:table-cell table:formula="of:=3+3*RAND()" office:value-type="float" office:value="3.68645307549292" calcext:value-type="float">
            <text:p>3,6864530755</text:p>
          </table:table-cell>
          <table:table-cell table:formula="of:=1+2*RAND()" office:value-type="float" office:value="2.57412540829696" calcext:value-type="float">
            <text:p>2,5741254083</text:p>
          </table:table-cell>
          <table:table-cell table:formula="of:=SIN([.B280]+[.C280]+[.D280])^2" office:value-type="float" office:value="0.62085053162134" calcext:value-type="float">
            <text:p>0,62085053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6194575924458" calcext:value-type="float">
            <text:p>2,6619457592</text:p>
          </table:table-cell>
          <table:table-cell table:formula="of:=3+3*RAND()" office:value-type="float" office:value="4.2252067955605" calcext:value-type="float">
            <text:p>4,2252067956</text:p>
          </table:table-cell>
          <table:table-cell table:formula="of:=1+2*RAND()" office:value-type="float" office:value="2.99920736815185" calcext:value-type="float">
            <text:p>2,9992073682</text:p>
          </table:table-cell>
          <table:table-cell table:formula="of:=SIN([.B281]+[.C281]+[.D281])^2" office:value-type="float" office:value="0.19835004738454" calcext:value-type="float">
            <text:p>0,19835004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1208745161023" calcext:value-type="float">
            <text:p>2,7120874516</text:p>
          </table:table-cell>
          <table:table-cell table:formula="of:=3+3*RAND()" office:value-type="float" office:value="5.39961141053714" calcext:value-type="float">
            <text:p>5,3996114105</text:p>
          </table:table-cell>
          <table:table-cell table:formula="of:=1+2*RAND()" office:value-type="float" office:value="1.99432824676094" calcext:value-type="float">
            <text:p>1,9943282468</text:p>
          </table:table-cell>
          <table:table-cell table:formula="of:=SIN([.B282]+[.C282]+[.D282])^2" office:value-type="float" office:value="0.396602490021681" calcext:value-type="float">
            <text:p>0,396602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0047450400758" calcext:value-type="float">
            <text:p>2,700474504</text:p>
          </table:table-cell>
          <table:table-cell table:formula="of:=3+3*RAND()" office:value-type="float" office:value="4.51504223302253" calcext:value-type="float">
            <text:p>4,515042233</text:p>
          </table:table-cell>
          <table:table-cell table:formula="of:=1+2*RAND()" office:value-type="float" office:value="1.71586293631471" calcext:value-type="float">
            <text:p>1,7158629363</text:p>
          </table:table-cell>
          <table:table-cell table:formula="of:=SIN([.B283]+[.C283]+[.D283])^2" office:value-type="float" office:value="0.224317406329545" calcext:value-type="float">
            <text:p>0,22431740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094360222395" calcext:value-type="float">
            <text:p>3,8409436022</text:p>
          </table:table-cell>
          <table:table-cell table:formula="of:=3+3*RAND()" office:value-type="float" office:value="3.40975458135103" calcext:value-type="float">
            <text:p>3,4097545814</text:p>
          </table:table-cell>
          <table:table-cell table:formula="of:=1+2*RAND()" office:value-type="float" office:value="2.98899130229073" calcext:value-type="float">
            <text:p>2,9889913023</text:p>
          </table:table-cell>
          <table:table-cell table:formula="of:=SIN([.B284]+[.C284]+[.D284])^2" office:value-type="float" office:value="0.529496226501009" calcext:value-type="float">
            <text:p>0,52949622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1420309377244" calcext:value-type="float">
            <text:p>3,5142030938</text:p>
          </table:table-cell>
          <table:table-cell table:formula="of:=3+3*RAND()" office:value-type="float" office:value="5.63786616260035" calcext:value-type="float">
            <text:p>5,6378661626</text:p>
          </table:table-cell>
          <table:table-cell table:formula="of:=1+2*RAND()" office:value-type="float" office:value="1.29586475927978" calcext:value-type="float">
            <text:p>1,2958647593</text:p>
          </table:table-cell>
          <table:table-cell table:formula="of:=SIN([.B285]+[.C285]+[.D285])^2" office:value-type="float" office:value="0.728898534183882" calcext:value-type="float">
            <text:p>0,72889853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8324003766163" calcext:value-type="float">
            <text:p>3,6832400377</text:p>
          </table:table-cell>
          <table:table-cell table:formula="of:=3+3*RAND()" office:value-type="float" office:value="5.35154919377812" calcext:value-type="float">
            <text:p>5,3515491938</text:p>
          </table:table-cell>
          <table:table-cell table:formula="of:=1+2*RAND()" office:value-type="float" office:value="2.61072818609988" calcext:value-type="float">
            <text:p>2,6107281861</text:p>
          </table:table-cell>
          <table:table-cell table:formula="of:=SIN([.B286]+[.C286]+[.D286])^2" office:value-type="float" office:value="0.633804211024783" calcext:value-type="float">
            <text:p>0,6338042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4925095785685" calcext:value-type="float">
            <text:p>2,1492509579</text:p>
          </table:table-cell>
          <table:table-cell table:formula="of:=3+3*RAND()" office:value-type="float" office:value="3.11928704728109" calcext:value-type="float">
            <text:p>3,1192870473</text:p>
          </table:table-cell>
          <table:table-cell table:formula="of:=1+2*RAND()" office:value-type="float" office:value="1.23254320233029" calcext:value-type="float">
            <text:p>1,2325432023</text:p>
          </table:table-cell>
          <table:table-cell table:formula="of:=SIN([.B287]+[.C287]+[.D287])^2" office:value-type="float" office:value="0.0467319574725572" calcext:value-type="float">
            <text:p>0,04673195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8888199205007" calcext:value-type="float">
            <text:p>2,8888819921</text:p>
          </table:table-cell>
          <table:table-cell table:formula="of:=3+3*RAND()" office:value-type="float" office:value="3.99332301778892" calcext:value-type="float">
            <text:p>3,9933230178</text:p>
          </table:table-cell>
          <table:table-cell table:formula="of:=1+2*RAND()" office:value-type="float" office:value="2.34807661023709" calcext:value-type="float">
            <text:p>2,3480766102</text:p>
          </table:table-cell>
          <table:table-cell table:formula="of:=SIN([.B288]+[.C288]+[.D288])^2" office:value-type="float" office:value="0.0373542192943099" calcext:value-type="float">
            <text:p>0,03735421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4496648681681" calcext:value-type="float">
            <text:p>4,1449664868</text:p>
          </table:table-cell>
          <table:table-cell table:formula="of:=3+3*RAND()" office:value-type="float" office:value="5.43069260562307" calcext:value-type="float">
            <text:p>5,4306926056</text:p>
          </table:table-cell>
          <table:table-cell table:formula="of:=1+2*RAND()" office:value-type="float" office:value="2.34045663053317" calcext:value-type="float">
            <text:p>2,3404566305</text:p>
          </table:table-cell>
          <table:table-cell table:formula="of:=SIN([.B289]+[.C289]+[.D289])^2" office:value-type="float" office:value="0.36649620573786" calcext:value-type="float">
            <text:p>0,36649620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1295440465391" calcext:value-type="float">
            <text:p>3,0129544047</text:p>
          </table:table-cell>
          <table:table-cell table:formula="of:=3+3*RAND()" office:value-type="float" office:value="5.54148907877257" calcext:value-type="float">
            <text:p>5,5414890788</text:p>
          </table:table-cell>
          <table:table-cell table:formula="of:=1+2*RAND()" office:value-type="float" office:value="2.77529768397583" calcext:value-type="float">
            <text:p>2,775297684</text:p>
          </table:table-cell>
          <table:table-cell table:formula="of:=SIN([.B290]+[.C290]+[.D290])^2" office:value-type="float" office:value="0.892427644605097" calcext:value-type="float">
            <text:p>0,89242764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7663502893896" calcext:value-type="float">
            <text:p>2,3766350289</text:p>
          </table:table-cell>
          <table:table-cell table:formula="of:=3+3*RAND()" office:value-type="float" office:value="5.74994724105085" calcext:value-type="float">
            <text:p>5,7499472411</text:p>
          </table:table-cell>
          <table:table-cell table:formula="of:=1+2*RAND()" office:value-type="float" office:value="2.40844715166833" calcext:value-type="float">
            <text:p>2,4084471517</text:p>
          </table:table-cell>
          <table:table-cell table:formula="of:=SIN([.B291]+[.C291]+[.D291])^2" office:value-type="float" office:value="0.802476402354725" calcext:value-type="float">
            <text:p>0,80247640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4616210855836" calcext:value-type="float">
            <text:p>2,7461621086</text:p>
          </table:table-cell>
          <table:table-cell table:formula="of:=3+3*RAND()" office:value-type="float" office:value="3.12194602101652" calcext:value-type="float">
            <text:p>3,121946021</text:p>
          </table:table-cell>
          <table:table-cell table:formula="of:=1+2*RAND()" office:value-type="float" office:value="2.03540078232015" calcext:value-type="float">
            <text:p>2,0354007823</text:p>
          </table:table-cell>
          <table:table-cell table:formula="of:=SIN([.B292]+[.C292]+[.D292])^2" office:value-type="float" office:value="0.997549053742551" calcext:value-type="float">
            <text:p>0,99754905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7915681349542" calcext:value-type="float">
            <text:p>2,8791568135</text:p>
          </table:table-cell>
          <table:table-cell table:formula="of:=3+3*RAND()" office:value-type="float" office:value="5.21525869818627" calcext:value-type="float">
            <text:p>5,2152586982</text:p>
          </table:table-cell>
          <table:table-cell table:formula="of:=1+2*RAND()" office:value-type="float" office:value="2.93075957734504" calcext:value-type="float">
            <text:p>2,9307595773</text:p>
          </table:table-cell>
          <table:table-cell table:formula="of:=SIN([.B293]+[.C293]+[.D293])^2" office:value-type="float" office:value="0.999124048436048" calcext:value-type="float">
            <text:p>0,999124048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8491488490091" calcext:value-type="float">
            <text:p>3,8849148849</text:p>
          </table:table-cell>
          <table:table-cell table:formula="of:=3+3*RAND()" office:value-type="float" office:value="4.60399703968325" calcext:value-type="float">
            <text:p>4,6039970397</text:p>
          </table:table-cell>
          <table:table-cell table:formula="of:=1+2*RAND()" office:value-type="float" office:value="2.13648797087246" calcext:value-type="float">
            <text:p>2,1364879709</text:p>
          </table:table-cell>
          <table:table-cell table:formula="of:=SIN([.B294]+[.C294]+[.D294])^2" office:value-type="float" office:value="0.86911666641835" calcext:value-type="float">
            <text:p>0,86911666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2570599271811" calcext:value-type="float">
            <text:p>2,0257059927</text:p>
          </table:table-cell>
          <table:table-cell table:formula="of:=3+3*RAND()" office:value-type="float" office:value="3.93987537540905" calcext:value-type="float">
            <text:p>3,9398753754</text:p>
          </table:table-cell>
          <table:table-cell table:formula="of:=1+2*RAND()" office:value-type="float" office:value="2.08062998168189" calcext:value-type="float">
            <text:p>2,0806299817</text:p>
          </table:table-cell>
          <table:table-cell table:formula="of:=SIN([.B295]+[.C295]+[.D295])^2" office:value-type="float" office:value="0.963500656313599" calcext:value-type="float">
            <text:p>0,96350065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5071752326736" calcext:value-type="float">
            <text:p>3,4507175233</text:p>
          </table:table-cell>
          <table:table-cell table:formula="of:=3+3*RAND()" office:value-type="float" office:value="3.51989314056045" calcext:value-type="float">
            <text:p>3,5198931406</text:p>
          </table:table-cell>
          <table:table-cell table:formula="of:=1+2*RAND()" office:value-type="float" office:value="1.42144663166766" calcext:value-type="float">
            <text:p>1,4214466317</text:p>
          </table:table-cell>
          <table:table-cell table:formula="of:=SIN([.B296]+[.C296]+[.D296])^2" office:value-type="float" office:value="0.737359617877834" calcext:value-type="float">
            <text:p>0,73735961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9096833083224" calcext:value-type="float">
            <text:p>2,1909683308</text:p>
          </table:table-cell>
          <table:table-cell table:formula="of:=3+3*RAND()" office:value-type="float" office:value="4.74114853228581" calcext:value-type="float">
            <text:p>4,7411485323</text:p>
          </table:table-cell>
          <table:table-cell table:formula="of:=1+2*RAND()" office:value-type="float" office:value="2.42850500655748" calcext:value-type="float">
            <text:p>2,4285050066</text:p>
          </table:table-cell>
          <table:table-cell table:formula="of:=SIN([.B297]+[.C297]+[.D297])^2" office:value-type="float" office:value="0.0041103599596544" calcext:value-type="float">
            <text:p>0,004110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9880000301052" calcext:value-type="float">
            <text:p>4,498800003</text:p>
          </table:table-cell>
          <table:table-cell table:formula="of:=3+3*RAND()" office:value-type="float" office:value="5.71857688423234" calcext:value-type="float">
            <text:p>5,7185768842</text:p>
          </table:table-cell>
          <table:table-cell table:formula="of:=1+2*RAND()" office:value-type="float" office:value="2.20161564527301" calcext:value-type="float">
            <text:p>2,2016156453</text:p>
          </table:table-cell>
          <table:table-cell table:formula="of:=SIN([.B298]+[.C298]+[.D298])^2" office:value-type="float" office:value="0.0215634965951814" calcext:value-type="float">
            <text:p>0,02156349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3008025939554" calcext:value-type="float">
            <text:p>3,2300802594</text:p>
          </table:table-cell>
          <table:table-cell table:formula="of:=3+3*RAND()" office:value-type="float" office:value="5.99201700709334" calcext:value-type="float">
            <text:p>5,9920170071</text:p>
          </table:table-cell>
          <table:table-cell table:formula="of:=1+2*RAND()" office:value-type="float" office:value="1.8583246927979" calcext:value-type="float">
            <text:p>1,8583246928</text:p>
          </table:table-cell>
          <table:table-cell table:formula="of:=SIN([.B299]+[.C299]+[.D299])^2" office:value-type="float" office:value="0.992818131840784" calcext:value-type="float">
            <text:p>0,99281813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7819734183629" calcext:value-type="float">
            <text:p>4,1781973418</text:p>
          </table:table-cell>
          <table:table-cell table:formula="of:=3+3*RAND()" office:value-type="float" office:value="4.66157248792045" calcext:value-type="float">
            <text:p>4,6615724879</text:p>
          </table:table-cell>
          <table:table-cell table:formula="of:=1+2*RAND()" office:value-type="float" office:value="1.17593595243163" calcext:value-type="float">
            <text:p>1,1759359524</text:p>
          </table:table-cell>
          <table:table-cell table:formula="of:=SIN([.B300]+[.C300]+[.D300])^2" office:value-type="float" office:value="0.310395784506688" calcext:value-type="float">
            <text:p>0,31039578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3061910395622" calcext:value-type="float">
            <text:p>4,730619104</text:p>
          </table:table-cell>
          <table:table-cell table:formula="of:=3+3*RAND()" office:value-type="float" office:value="4.97913150144148" calcext:value-type="float">
            <text:p>4,9791315014</text:p>
          </table:table-cell>
          <table:table-cell table:formula="of:=1+2*RAND()" office:value-type="float" office:value="2.52475203622144" calcext:value-type="float">
            <text:p>2,5247520362</text:p>
          </table:table-cell>
          <table:table-cell table:formula="of:=SIN([.B301]+[.C301]+[.D301])^2" office:value-type="float" office:value="0.106151923687271" calcext:value-type="float">
            <text:p>0,10615192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1188366003471" calcext:value-type="float">
            <text:p>2,91188366</text:p>
          </table:table-cell>
          <table:table-cell table:formula="of:=3+3*RAND()" office:value-type="float" office:value="5.41888508855004" calcext:value-type="float">
            <text:p>5,4188850886</text:p>
          </table:table-cell>
          <table:table-cell table:formula="of:=1+2*RAND()" office:value-type="float" office:value="1.15200200603095" calcext:value-type="float">
            <text:p>1,152002006</text:p>
          </table:table-cell>
          <table:table-cell table:formula="of:=SIN([.B302]+[.C302]+[.D302])^2" office:value-type="float" office:value="0.00335939553737115" calcext:value-type="float">
            <text:p>0,00335939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9819055888993" calcext:value-type="float">
            <text:p>4,3981905589</text:p>
          </table:table-cell>
          <table:table-cell table:formula="of:=3+3*RAND()" office:value-type="float" office:value="5.40073086416359" calcext:value-type="float">
            <text:p>5,4007308642</text:p>
          </table:table-cell>
          <table:table-cell table:formula="of:=1+2*RAND()" office:value-type="float" office:value="1.56326161815411" calcext:value-type="float">
            <text:p>1,5632616182</text:p>
          </table:table-cell>
          <table:table-cell table:formula="of:=SIN([.B303]+[.C303]+[.D303])^2" office:value-type="float" office:value="0.871512445493059" calcext:value-type="float">
            <text:p>0,87151244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2514215116716" calcext:value-type="float">
            <text:p>4,8251421512</text:p>
          </table:table-cell>
          <table:table-cell table:formula="of:=3+3*RAND()" office:value-type="float" office:value="4.89200140795936" calcext:value-type="float">
            <text:p>4,892001408</text:p>
          </table:table-cell>
          <table:table-cell table:formula="of:=1+2*RAND()" office:value-type="float" office:value="2.9051523519382" calcext:value-type="float">
            <text:p>2,9051523519</text:p>
          </table:table-cell>
          <table:table-cell table:formula="of:=SIN([.B304]+[.C304]+[.D304])^2" office:value-type="float" office:value="0.00312437946289697" calcext:value-type="float">
            <text:p>0,00312437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0991645149667" calcext:value-type="float">
            <text:p>3,4099164515</text:p>
          </table:table-cell>
          <table:table-cell table:formula="of:=3+3*RAND()" office:value-type="float" office:value="3.44780513233342" calcext:value-type="float">
            <text:p>3,4478051323</text:p>
          </table:table-cell>
          <table:table-cell table:formula="of:=1+2*RAND()" office:value-type="float" office:value="2.76769944439916" calcext:value-type="float">
            <text:p>2,7676994444</text:p>
          </table:table-cell>
          <table:table-cell table:formula="of:=SIN([.B305]+[.C305]+[.D305])^2" office:value-type="float" office:value="0.0397203060853387" calcext:value-type="float">
            <text:p>0,03972030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7716993903015" calcext:value-type="float">
            <text:p>4,277169939</text:p>
          </table:table-cell>
          <table:table-cell table:formula="of:=3+3*RAND()" office:value-type="float" office:value="5.84235774464612" calcext:value-type="float">
            <text:p>5,8423577446</text:p>
          </table:table-cell>
          <table:table-cell table:formula="of:=1+2*RAND()" office:value-type="float" office:value="1.38704237048246" calcext:value-type="float">
            <text:p>1,3870423705</text:p>
          </table:table-cell>
          <table:table-cell table:formula="of:=SIN([.B306]+[.C306]+[.D306])^2" office:value-type="float" office:value="0.760833956539667" calcext:value-type="float">
            <text:p>0,76083395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4418191682973" calcext:value-type="float">
            <text:p>4,2441819168</text:p>
          </table:table-cell>
          <table:table-cell table:formula="of:=3+3*RAND()" office:value-type="float" office:value="5.06324568414822" calcext:value-type="float">
            <text:p>5,0632456841</text:p>
          </table:table-cell>
          <table:table-cell table:formula="of:=1+2*RAND()" office:value-type="float" office:value="1.9464237069397" calcext:value-type="float">
            <text:p>1,9464237069</text:p>
          </table:table-cell>
          <table:table-cell table:formula="of:=SIN([.B307]+[.C307]+[.D307])^2" office:value-type="float" office:value="0.934763126252253" calcext:value-type="float">
            <text:p>0,93476312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0390154999158" calcext:value-type="float">
            <text:p>3,00390155</text:p>
          </table:table-cell>
          <table:table-cell table:formula="of:=3+3*RAND()" office:value-type="float" office:value="5.81479669456801" calcext:value-type="float">
            <text:p>5,8147966946</text:p>
          </table:table-cell>
          <table:table-cell table:formula="of:=1+2*RAND()" office:value-type="float" office:value="2.99730597478903" calcext:value-type="float">
            <text:p>2,9973059748</text:p>
          </table:table-cell>
          <table:table-cell table:formula="of:=SIN([.B308]+[.C308]+[.D308])^2" office:value-type="float" office:value="0.464996885815719" calcext:value-type="float">
            <text:p>0,464996885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0998861029286" calcext:value-type="float">
            <text:p>3,3099886103</text:p>
          </table:table-cell>
          <table:table-cell table:formula="of:=3+3*RAND()" office:value-type="float" office:value="5.32135336926022" calcext:value-type="float">
            <text:p>5,3213533693</text:p>
          </table:table-cell>
          <table:table-cell table:formula="of:=1+2*RAND()" office:value-type="float" office:value="2.9604133075579" calcext:value-type="float">
            <text:p>2,9604133076</text:p>
          </table:table-cell>
          <table:table-cell table:formula="of:=SIN([.B309]+[.C309]+[.D309])^2" office:value-type="float" office:value="0.684733015444195" calcext:value-type="float">
            <text:p>0,68473301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9025833903615" calcext:value-type="float">
            <text:p>2,390258339</text:p>
          </table:table-cell>
          <table:table-cell table:formula="of:=3+3*RAND()" office:value-type="float" office:value="4.79586940285579" calcext:value-type="float">
            <text:p>4,7958694029</text:p>
          </table:table-cell>
          <table:table-cell table:formula="of:=1+2*RAND()" office:value-type="float" office:value="1.85864488210442" calcext:value-type="float">
            <text:p>1,8586448821</text:p>
          </table:table-cell>
          <table:table-cell table:formula="of:=SIN([.B310]+[.C310]+[.D310])^2" office:value-type="float" office:value="0.137585671267569" calcext:value-type="float">
            <text:p>0,137585671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5357248479335" calcext:value-type="float">
            <text:p>4,6535724848</text:p>
          </table:table-cell>
          <table:table-cell table:formula="of:=3+3*RAND()" office:value-type="float" office:value="3.95897837974783" calcext:value-type="float">
            <text:p>3,9589783797</text:p>
          </table:table-cell>
          <table:table-cell table:formula="of:=1+2*RAND()" office:value-type="float" office:value="1.47704609027745" calcext:value-type="float">
            <text:p>1,4770460903</text:p>
          </table:table-cell>
          <table:table-cell table:formula="of:=SIN([.B311]+[.C311]+[.D311])^2" office:value-type="float" office:value="0.380586197464732" calcext:value-type="float">
            <text:p>0,38058619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533499222658" calcext:value-type="float">
            <text:p>3,0533499223</text:p>
          </table:table-cell>
          <table:table-cell table:formula="of:=3+3*RAND()" office:value-type="float" office:value="5.22150681517081" calcext:value-type="float">
            <text:p>5,2215068152</text:p>
          </table:table-cell>
          <table:table-cell table:formula="of:=1+2*RAND()" office:value-type="float" office:value="1.70770067088811" calcext:value-type="float">
            <text:p>1,7077006709</text:p>
          </table:table-cell>
          <table:table-cell table:formula="of:=SIN([.B312]+[.C312]+[.D312])^2" office:value-type="float" office:value="0.280162211477219" calcext:value-type="float">
            <text:p>0,28016221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5770640294658" calcext:value-type="float">
            <text:p>3,0577064029</text:p>
          </table:table-cell>
          <table:table-cell table:formula="of:=3+3*RAND()" office:value-type="float" office:value="3.18077402749406" calcext:value-type="float">
            <text:p>3,1807740275</text:p>
          </table:table-cell>
          <table:table-cell table:formula="of:=1+2*RAND()" office:value-type="float" office:value="1.30326790687612" calcext:value-type="float">
            <text:p>1,3032679069</text:p>
          </table:table-cell>
          <table:table-cell table:formula="of:=SIN([.B313]+[.C313]+[.D313])^2" office:value-type="float" office:value="0.905637549459105" calcext:value-type="float">
            <text:p>0,90563754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0873331414158" calcext:value-type="float">
            <text:p>4,9087333141</text:p>
          </table:table-cell>
          <table:table-cell table:formula="of:=3+3*RAND()" office:value-type="float" office:value="4.21121843314747" calcext:value-type="float">
            <text:p>4,2112184331</text:p>
          </table:table-cell>
          <table:table-cell table:formula="of:=1+2*RAND()" office:value-type="float" office:value="1.67474755665632" calcext:value-type="float">
            <text:p>1,6747475567</text:p>
          </table:table-cell>
          <table:table-cell table:formula="of:=SIN([.B314]+[.C314]+[.D314])^2" office:value-type="float" office:value="0.96018905734419" calcext:value-type="float">
            <text:p>0,960189057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6887110010868" calcext:value-type="float">
            <text:p>2,0688711001</text:p>
          </table:table-cell>
          <table:table-cell table:formula="of:=3+3*RAND()" office:value-type="float" office:value="4.81005434327464" calcext:value-type="float">
            <text:p>4,8100543433</text:p>
          </table:table-cell>
          <table:table-cell table:formula="of:=1+2*RAND()" office:value-type="float" office:value="2.9681386165076" calcext:value-type="float">
            <text:p>2,9681386165</text:p>
          </table:table-cell>
          <table:table-cell table:formula="of:=SIN([.B315]+[.C315]+[.D315])^2" office:value-type="float" office:value="0.167974397451562" calcext:value-type="float">
            <text:p>0,16797439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4525070238006" calcext:value-type="float">
            <text:p>4,6452507024</text:p>
          </table:table-cell>
          <table:table-cell table:formula="of:=3+3*RAND()" office:value-type="float" office:value="4.67097084461536" calcext:value-type="float">
            <text:p>4,6709708446</text:p>
          </table:table-cell>
          <table:table-cell table:formula="of:=1+2*RAND()" office:value-type="float" office:value="2.3729816340387" calcext:value-type="float">
            <text:p>2,372981634</text:p>
          </table:table-cell>
          <table:table-cell table:formula="of:=SIN([.B316]+[.C316]+[.D316])^2" office:value-type="float" office:value="0.591254907720862" calcext:value-type="float">
            <text:p>0,59125490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7921085343851" calcext:value-type="float">
            <text:p>4,3792108534</text:p>
          </table:table-cell>
          <table:table-cell table:formula="of:=3+3*RAND()" office:value-type="float" office:value="5.35952614411807" calcext:value-type="float">
            <text:p>5,3595261441</text:p>
          </table:table-cell>
          <table:table-cell table:formula="of:=1+2*RAND()" office:value-type="float" office:value="2.87487650957513" calcext:value-type="float">
            <text:p>2,8748765096</text:p>
          </table:table-cell>
          <table:table-cell table:formula="of:=SIN([.B317]+[.C317]+[.D317])^2" office:value-type="float" office:value="0.00223023096587408" calcext:value-type="float">
            <text:p>0,00223023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8251068699305" calcext:value-type="float">
            <text:p>3,382510687</text:p>
          </table:table-cell>
          <table:table-cell table:formula="of:=3+3*RAND()" office:value-type="float" office:value="3.68703030995396" calcext:value-type="float">
            <text:p>3,68703031</text:p>
          </table:table-cell>
          <table:table-cell table:formula="of:=1+2*RAND()" office:value-type="float" office:value="2.99017127224121" calcext:value-type="float">
            <text:p>2,9901712722</text:p>
          </table:table-cell>
          <table:table-cell table:formula="of:=SIN([.B318]+[.C318]+[.D318])^2" office:value-type="float" office:value="0.351796822730718" calcext:value-type="float">
            <text:p>0,35179682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2387570998107" calcext:value-type="float">
            <text:p>4,12387571</text:p>
          </table:table-cell>
          <table:table-cell table:formula="of:=3+3*RAND()" office:value-type="float" office:value="4.46526522096862" calcext:value-type="float">
            <text:p>4,465265221</text:p>
          </table:table-cell>
          <table:table-cell table:formula="of:=1+2*RAND()" office:value-type="float" office:value="1.0939257776177" calcext:value-type="float">
            <text:p>1,0939257776</text:p>
          </table:table-cell>
          <table:table-cell table:formula="of:=SIN([.B319]+[.C319]+[.D319])^2" office:value-type="float" office:value="0.0652426658965481" calcext:value-type="float">
            <text:p>0,06524266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7707650673559" calcext:value-type="float">
            <text:p>3,3770765067</text:p>
          </table:table-cell>
          <table:table-cell table:formula="of:=3+3*RAND()" office:value-type="float" office:value="4.25294291234339" calcext:value-type="float">
            <text:p>4,2529429123</text:p>
          </table:table-cell>
          <table:table-cell table:formula="of:=1+2*RAND()" office:value-type="float" office:value="2.45623289110543" calcext:value-type="float">
            <text:p>2,4562328911</text:p>
          </table:table-cell>
          <table:table-cell table:formula="of:=SIN([.B320]+[.C320]+[.D320])^2" office:value-type="float" office:value="0.377341036105434" calcext:value-type="float">
            <text:p>0,37734103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8788806949741" calcext:value-type="float">
            <text:p>4,9878880695</text:p>
          </table:table-cell>
          <table:table-cell table:formula="of:=3+3*RAND()" office:value-type="float" office:value="5.31209553211259" calcext:value-type="float">
            <text:p>5,3120955321</text:p>
          </table:table-cell>
          <table:table-cell table:formula="of:=1+2*RAND()" office:value-type="float" office:value="2.28861321101987" calcext:value-type="float">
            <text:p>2,288613211</text:p>
          </table:table-cell>
          <table:table-cell table:formula="of:=SIN([.B321]+[.C321]+[.D321])^2" office:value-type="float" office:value="0.000493922548312231" calcext:value-type="float">
            <text:p>0,00049392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987573779057" calcext:value-type="float">
            <text:p>4,5987573779</text:p>
          </table:table-cell>
          <table:table-cell table:formula="of:=3+3*RAND()" office:value-type="float" office:value="4.15239083399531" calcext:value-type="float">
            <text:p>4,152390834</text:p>
          </table:table-cell>
          <table:table-cell table:formula="of:=1+2*RAND()" office:value-type="float" office:value="2.84884932063427" calcext:value-type="float">
            <text:p>2,8488493206</text:p>
          </table:table-cell>
          <table:table-cell table:formula="of:=SIN([.B322]+[.C322]+[.D322])^2" office:value-type="float" office:value="0.677049204293502" calcext:value-type="float">
            <text:p>0,67704920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042287352057" calcext:value-type="float">
            <text:p>3,1042287352</text:p>
          </table:table-cell>
          <table:table-cell table:formula="of:=3+3*RAND()" office:value-type="float" office:value="5.8389185627686" calcext:value-type="float">
            <text:p>5,8389185628</text:p>
          </table:table-cell>
          <table:table-cell table:formula="of:=1+2*RAND()" office:value-type="float" office:value="2.15888098756477" calcext:value-type="float">
            <text:p>2,1588809876</text:p>
          </table:table-cell>
          <table:table-cell table:formula="of:=SIN([.B323]+[.C323]+[.D323])^2" office:value-type="float" office:value="0.988710289853475" calcext:value-type="float">
            <text:p>0,988710289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9646348929799" calcext:value-type="float">
            <text:p>2,6964634893</text:p>
          </table:table-cell>
          <table:table-cell table:formula="of:=3+3*RAND()" office:value-type="float" office:value="5.63559786289667" calcext:value-type="float">
            <text:p>5,6355978629</text:p>
          </table:table-cell>
          <table:table-cell table:formula="of:=1+2*RAND()" office:value-type="float" office:value="2.61740400229145" calcext:value-type="float">
            <text:p>2,6174040023</text:p>
          </table:table-cell>
          <table:table-cell table:formula="of:=SIN([.B324]+[.C324]+[.D324])^2" office:value-type="float" office:value="0.997875472536472" calcext:value-type="float">
            <text:p>0,99787547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1069981855564" calcext:value-type="float">
            <text:p>2,1106998186</text:p>
          </table:table-cell>
          <table:table-cell table:formula="of:=3+3*RAND()" office:value-type="float" office:value="3.04499024731298" calcext:value-type="float">
            <text:p>3,0449902473</text:p>
          </table:table-cell>
          <table:table-cell table:formula="of:=1+2*RAND()" office:value-type="float" office:value="2.03561641429979" calcext:value-type="float">
            <text:p>2,0356164143</text:p>
          </table:table-cell>
          <table:table-cell table:formula="of:=SIN([.B325]+[.C325]+[.D325])^2" office:value-type="float" office:value="0.621494500252416" calcext:value-type="float">
            <text:p>0,62149450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2536257871502" calcext:value-type="float">
            <text:p>3,4253625787</text:p>
          </table:table-cell>
          <table:table-cell table:formula="of:=3+3*RAND()" office:value-type="float" office:value="5.41364233456936" calcext:value-type="float">
            <text:p>5,4136423346</text:p>
          </table:table-cell>
          <table:table-cell table:formula="of:=1+2*RAND()" office:value-type="float" office:value="1.25590987018849" calcext:value-type="float">
            <text:p>1,2559098702</text:p>
          </table:table-cell>
          <table:table-cell table:formula="of:=SIN([.B326]+[.C326]+[.D326])^2" office:value-type="float" office:value="0.385756795163263" calcext:value-type="float">
            <text:p>0,38575679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2101345718309" calcext:value-type="float">
            <text:p>3,2210134572</text:p>
          </table:table-cell>
          <table:table-cell table:formula="of:=3+3*RAND()" office:value-type="float" office:value="4.08251742323647" calcext:value-type="float">
            <text:p>4,0825174232</text:p>
          </table:table-cell>
          <table:table-cell table:formula="of:=1+2*RAND()" office:value-type="float" office:value="1.14129436711229" calcext:value-type="float">
            <text:p>1,1412943671</text:p>
          </table:table-cell>
          <table:table-cell table:formula="of:=SIN([.B327]+[.C327]+[.D327])^2" office:value-type="float" office:value="0.689682131288247" calcext:value-type="float">
            <text:p>0,689682131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17600327137" calcext:value-type="float">
            <text:p>3,3176003271</text:p>
          </table:table-cell>
          <table:table-cell table:formula="of:=3+3*RAND()" office:value-type="float" office:value="4.70000490788788" calcext:value-type="float">
            <text:p>4,7000049079</text:p>
          </table:table-cell>
          <table:table-cell table:formula="of:=1+2*RAND()" office:value-type="float" office:value="2.58079167814269" calcext:value-type="float">
            <text:p>2,5807916781</text:p>
          </table:table-cell>
          <table:table-cell table:formula="of:=SIN([.B328]+[.C328]+[.D328])^2" office:value-type="float" office:value="0.850372620790018" calcext:value-type="float">
            <text:p>0,85037262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1703427705501" calcext:value-type="float">
            <text:p>3,6170342771</text:p>
          </table:table-cell>
          <table:table-cell table:formula="of:=3+3*RAND()" office:value-type="float" office:value="4.37155028462914" calcext:value-type="float">
            <text:p>4,3715502846</text:p>
          </table:table-cell>
          <table:table-cell table:formula="of:=1+2*RAND()" office:value-type="float" office:value="2.775813816163" calcext:value-type="float">
            <text:p>2,7758138162</text:p>
          </table:table-cell>
          <table:table-cell table:formula="of:=SIN([.B329]+[.C329]+[.D329])^2" office:value-type="float" office:value="0.947502967322859" calcext:value-type="float">
            <text:p>0,947502967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635693973541" calcext:value-type="float">
            <text:p>3,2663569397</text:p>
          </table:table-cell>
          <table:table-cell table:formula="of:=3+3*RAND()" office:value-type="float" office:value="3.62878006875793" calcext:value-type="float">
            <text:p>3,6287800688</text:p>
          </table:table-cell>
          <table:table-cell table:formula="of:=1+2*RAND()" office:value-type="float" office:value="2.8710388031572" calcext:value-type="float">
            <text:p>2,8710388032</text:p>
          </table:table-cell>
          <table:table-cell table:formula="of:=SIN([.B330]+[.C330]+[.D330])^2" office:value-type="float" office:value="0.112094117728305" calcext:value-type="float">
            <text:p>0,11209411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6924936606311" calcext:value-type="float">
            <text:p>4,4692493661</text:p>
          </table:table-cell>
          <table:table-cell table:formula="of:=3+3*RAND()" office:value-type="float" office:value="4.57003775413538" calcext:value-type="float">
            <text:p>4,5700377541</text:p>
          </table:table-cell>
          <table:table-cell table:formula="of:=1+2*RAND()" office:value-type="float" office:value="2.83059023316738" calcext:value-type="float">
            <text:p>2,8305902332</text:p>
          </table:table-cell>
          <table:table-cell table:formula="of:=SIN([.B331]+[.C331]+[.D331])^2" office:value-type="float" office:value="0.411562831987491" calcext:value-type="float">
            <text:p>0,41156283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3943746824973" calcext:value-type="float">
            <text:p>2,3394374682</text:p>
          </table:table-cell>
          <table:table-cell table:formula="of:=3+3*RAND()" office:value-type="float" office:value="5.19416710389603" calcext:value-type="float">
            <text:p>5,1941671039</text:p>
          </table:table-cell>
          <table:table-cell table:formula="of:=1+2*RAND()" office:value-type="float" office:value="2.22310648656679" calcext:value-type="float">
            <text:p>2,2231064866</text:p>
          </table:table-cell>
          <table:table-cell table:formula="of:=SIN([.B332]+[.C332]+[.D332])^2" office:value-type="float" office:value="0.106192048316878" calcext:value-type="float">
            <text:p>0,10619204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2544304420344" calcext:value-type="float">
            <text:p>3,1254430442</text:p>
          </table:table-cell>
          <table:table-cell table:formula="of:=3+3*RAND()" office:value-type="float" office:value="5.56889111724643" calcext:value-type="float">
            <text:p>5,5688911172</text:p>
          </table:table-cell>
          <table:table-cell table:formula="of:=1+2*RAND()" office:value-type="float" office:value="1.31141607091936" calcext:value-type="float">
            <text:p>1,3114160709</text:p>
          </table:table-cell>
          <table:table-cell table:formula="of:=SIN([.B333]+[.C333]+[.D333])^2" office:value-type="float" office:value="0.301221993860767" calcext:value-type="float">
            <text:p>0,30122199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6426625601324" calcext:value-type="float">
            <text:p>2,364266256</text:p>
          </table:table-cell>
          <table:table-cell table:formula="of:=3+3*RAND()" office:value-type="float" office:value="4.63462387238727" calcext:value-type="float">
            <text:p>4,6346238724</text:p>
          </table:table-cell>
          <table:table-cell table:formula="of:=1+2*RAND()" office:value-type="float" office:value="1.23508095753583" calcext:value-type="float">
            <text:p>1,2350809575</text:p>
          </table:table-cell>
          <table:table-cell table:formula="of:=SIN([.B334]+[.C334]+[.D334])^2" office:value-type="float" office:value="0.862425272059482" calcext:value-type="float">
            <text:p>0,86242527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7379372032563" calcext:value-type="float">
            <text:p>3,1737937203</text:p>
          </table:table-cell>
          <table:table-cell table:formula="of:=3+3*RAND()" office:value-type="float" office:value="5.57613836284454" calcext:value-type="float">
            <text:p>5,5761383628</text:p>
          </table:table-cell>
          <table:table-cell table:formula="of:=1+2*RAND()" office:value-type="float" office:value="1.00279387581064" calcext:value-type="float">
            <text:p>1,0027938758</text:p>
          </table:table-cell>
          <table:table-cell table:formula="of:=SIN([.B335]+[.C335]+[.D335])^2" office:value-type="float" office:value="0.103749097330756" calcext:value-type="float">
            <text:p>0,103749097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5485326316215" calcext:value-type="float">
            <text:p>3,0548532632</text:p>
          </table:table-cell>
          <table:table-cell table:formula="of:=3+3*RAND()" office:value-type="float" office:value="4.73401560346132" calcext:value-type="float">
            <text:p>4,7340156035</text:p>
          </table:table-cell>
          <table:table-cell table:formula="of:=1+2*RAND()" office:value-type="float" office:value="2.16693136873901" calcext:value-type="float">
            <text:p>2,1669313687</text:p>
          </table:table-cell>
          <table:table-cell table:formula="of:=SIN([.B336]+[.C336]+[.D336])^2" office:value-type="float" office:value="0.256456256187497" calcext:value-type="float">
            <text:p>0,25645625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5408293963479" calcext:value-type="float">
            <text:p>4,8540829396</text:p>
          </table:table-cell>
          <table:table-cell table:formula="of:=3+3*RAND()" office:value-type="float" office:value="4.94258304623224" calcext:value-type="float">
            <text:p>4,9425830462</text:p>
          </table:table-cell>
          <table:table-cell table:formula="of:=1+2*RAND()" office:value-type="float" office:value="2.02784411789065" calcext:value-type="float">
            <text:p>2,0278441179</text:p>
          </table:table-cell>
          <table:table-cell table:formula="of:=SIN([.B337]+[.C337]+[.D337])^2" office:value-type="float" office:value="0.45651734422062" calcext:value-type="float">
            <text:p>0,45651734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6259773278121" calcext:value-type="float">
            <text:p>3,8625977328</text:p>
          </table:table-cell>
          <table:table-cell table:formula="of:=3+3*RAND()" office:value-type="float" office:value="4.01498990184253" calcext:value-type="float">
            <text:p>4,0149899018</text:p>
          </table:table-cell>
          <table:table-cell table:formula="of:=1+2*RAND()" office:value-type="float" office:value="2.72133142852414" calcext:value-type="float">
            <text:p>2,7213314285</text:p>
          </table:table-cell>
          <table:table-cell table:formula="of:=SIN([.B338]+[.C338]+[.D338])^2" office:value-type="float" office:value="0.850744937521925" calcext:value-type="float">
            <text:p>0,85074493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4174405056787" calcext:value-type="float">
            <text:p>4,2417440506</text:p>
          </table:table-cell>
          <table:table-cell table:formula="of:=3+3*RAND()" office:value-type="float" office:value="5.14259743862323" calcext:value-type="float">
            <text:p>5,1425974386</text:p>
          </table:table-cell>
          <table:table-cell table:formula="of:=1+2*RAND()" office:value-type="float" office:value="1.76270038187548" calcext:value-type="float">
            <text:p>1,7627003819</text:p>
          </table:table-cell>
          <table:table-cell table:formula="of:=SIN([.B339]+[.C339]+[.D339])^2" office:value-type="float" office:value="0.977232487002117" calcext:value-type="float">
            <text:p>0,97723248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0599193633325" calcext:value-type="float">
            <text:p>4,9059919363</text:p>
          </table:table-cell>
          <table:table-cell table:formula="of:=3+3*RAND()" office:value-type="float" office:value="5.21363291938796" calcext:value-type="float">
            <text:p>5,2136329194</text:p>
          </table:table-cell>
          <table:table-cell table:formula="of:=1+2*RAND()" office:value-type="float" office:value="2.48327648500523" calcext:value-type="float">
            <text:p>2,483276485</text:p>
          </table:table-cell>
          <table:table-cell table:formula="of:=SIN([.B340]+[.C340]+[.D340])^2" office:value-type="float" office:value="0.00133390044981753" calcext:value-type="float">
            <text:p>0,00133390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0504152687912" calcext:value-type="float">
            <text:p>2,9050415269</text:p>
          </table:table-cell>
          <table:table-cell table:formula="of:=3+3*RAND()" office:value-type="float" office:value="3.9174209492081" calcext:value-type="float">
            <text:p>3,9174209492</text:p>
          </table:table-cell>
          <table:table-cell table:formula="of:=1+2*RAND()" office:value-type="float" office:value="1.38136439067515" calcext:value-type="float">
            <text:p>1,3813643907</text:p>
          </table:table-cell>
          <table:table-cell table:formula="of:=SIN([.B341]+[.C341]+[.D341])^2" office:value-type="float" office:value="0.882520779095919" calcext:value-type="float">
            <text:p>0,88252077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4444669971704" calcext:value-type="float">
            <text:p>2,1444466997</text:p>
          </table:table-cell>
          <table:table-cell table:formula="of:=3+3*RAND()" office:value-type="float" office:value="5.74252781646323" calcext:value-type="float">
            <text:p>5,7425278165</text:p>
          </table:table-cell>
          <table:table-cell table:formula="of:=1+2*RAND()" office:value-type="float" office:value="1.77548880431255" calcext:value-type="float">
            <text:p>1,7754888043</text:p>
          </table:table-cell>
          <table:table-cell table:formula="of:=SIN([.B342]+[.C342]+[.D342])^2" office:value-type="float" office:value="0.0554384418690814" calcext:value-type="float">
            <text:p>0,055438441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9125973461093" calcext:value-type="float">
            <text:p>2,3912597346</text:p>
          </table:table-cell>
          <table:table-cell table:formula="of:=3+3*RAND()" office:value-type="float" office:value="5.82881911857969" calcext:value-type="float">
            <text:p>5,8288191186</text:p>
          </table:table-cell>
          <table:table-cell table:formula="of:=1+2*RAND()" office:value-type="float" office:value="1.10902358141263" calcext:value-type="float">
            <text:p>1,1090235814</text:p>
          </table:table-cell>
          <table:table-cell table:formula="of:=SIN([.B343]+[.C343]+[.D343])^2" office:value-type="float" office:value="0.00912590965123998" calcext:value-type="float">
            <text:p>0,00912590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7578548467546" calcext:value-type="float">
            <text:p>4,7757854847</text:p>
          </table:table-cell>
          <table:table-cell table:formula="of:=3+3*RAND()" office:value-type="float" office:value="4.15580382526091" calcext:value-type="float">
            <text:p>4,1558038253</text:p>
          </table:table-cell>
          <table:table-cell table:formula="of:=1+2*RAND()" office:value-type="float" office:value="1.23663909558024" calcext:value-type="float">
            <text:p>1,2366390956</text:p>
          </table:table-cell>
          <table:table-cell table:formula="of:=SIN([.B344]+[.C344]+[.D344])^2" office:value-type="float" office:value="0.458101471816275" calcext:value-type="float">
            <text:p>0,45810147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4555744119154" calcext:value-type="float">
            <text:p>2,4455574412</text:p>
          </table:table-cell>
          <table:table-cell table:formula="of:=3+3*RAND()" office:value-type="float" office:value="4.62630796905906" calcext:value-type="float">
            <text:p>4,6263079691</text:p>
          </table:table-cell>
          <table:table-cell table:formula="of:=1+2*RAND()" office:value-type="float" office:value="1.61737455884978" calcext:value-type="float">
            <text:p>1,6173745588</text:p>
          </table:table-cell>
          <table:table-cell table:formula="of:=SIN([.B345]+[.C345]+[.D345])^2" office:value-type="float" office:value="0.450222423339326" calcext:value-type="float">
            <text:p>0,450222423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3583687697688" calcext:value-type="float">
            <text:p>4,435836877</text:p>
          </table:table-cell>
          <table:table-cell table:formula="of:=3+3*RAND()" office:value-type="float" office:value="4.31407099501323" calcext:value-type="float">
            <text:p>4,314070995</text:p>
          </table:table-cell>
          <table:table-cell table:formula="of:=1+2*RAND()" office:value-type="float" office:value="2.54201778527623" calcext:value-type="float">
            <text:p>2,5420177853</text:p>
          </table:table-cell>
          <table:table-cell table:formula="of:=SIN([.B346]+[.C346]+[.D346])^2" office:value-type="float" office:value="0.914716973572659" calcext:value-type="float">
            <text:p>0,91471697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1555942194434" calcext:value-type="float">
            <text:p>2,9155594219</text:p>
          </table:table-cell>
          <table:table-cell table:formula="of:=3+3*RAND()" office:value-type="float" office:value="4.19085516628734" calcext:value-type="float">
            <text:p>4,1908551663</text:p>
          </table:table-cell>
          <table:table-cell table:formula="of:=1+2*RAND()" office:value-type="float" office:value="2.42973376754323" calcext:value-type="float">
            <text:p>2,4297337675</text:p>
          </table:table-cell>
          <table:table-cell table:formula="of:=SIN([.B347]+[.C347]+[.D347])^2" office:value-type="float" office:value="0.0123521684629612" calcext:value-type="float">
            <text:p>0,01235216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1716204767018" calcext:value-type="float">
            <text:p>4,9171620477</text:p>
          </table:table-cell>
          <table:table-cell table:formula="of:=3+3*RAND()" office:value-type="float" office:value="5.74657108423693" calcext:value-type="float">
            <text:p>5,7465710842</text:p>
          </table:table-cell>
          <table:table-cell table:formula="of:=1+2*RAND()" office:value-type="float" office:value="2.58297364693856" calcext:value-type="float">
            <text:p>2,5829736469</text:p>
          </table:table-cell>
          <table:table-cell table:formula="of:=SIN([.B348]+[.C348]+[.D348])^2" office:value-type="float" office:value="0.395709414026805" calcext:value-type="float">
            <text:p>0,39570941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8643294314747" calcext:value-type="float">
            <text:p>2,7864329431</text:p>
          </table:table-cell>
          <table:table-cell table:formula="of:=3+3*RAND()" office:value-type="float" office:value="5.99585569207512" calcext:value-type="float">
            <text:p>5,9958556921</text:p>
          </table:table-cell>
          <table:table-cell table:formula="of:=1+2*RAND()" office:value-type="float" office:value="2.17914693615493" calcext:value-type="float">
            <text:p>2,1791469362</text:p>
          </table:table-cell>
          <table:table-cell table:formula="of:=SIN([.B349]+[.C349]+[.D349])^2" office:value-type="float" office:value="0.998835000746181" calcext:value-type="float">
            <text:p>0,99883500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1516822351043" calcext:value-type="float">
            <text:p>2,4151682235</text:p>
          </table:table-cell>
          <table:table-cell table:formula="of:=3+3*RAND()" office:value-type="float" office:value="3.97014978437162" calcext:value-type="float">
            <text:p>3,9701497844</text:p>
          </table:table-cell>
          <table:table-cell table:formula="of:=1+2*RAND()" office:value-type="float" office:value="1.21404073763927" calcext:value-type="float">
            <text:p>1,2140407376</text:p>
          </table:table-cell>
          <table:table-cell table:formula="of:=SIN([.B350]+[.C350]+[.D350])^2" office:value-type="float" office:value="0.936556226966414" calcext:value-type="float">
            <text:p>0,9365562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2984484682862" calcext:value-type="float">
            <text:p>3,2298448468</text:p>
          </table:table-cell>
          <table:table-cell table:formula="of:=3+3*RAND()" office:value-type="float" office:value="3.84646713868416" calcext:value-type="float">
            <text:p>3,8464671387</text:p>
          </table:table-cell>
          <table:table-cell table:formula="of:=1+2*RAND()" office:value-type="float" office:value="2.51122880556126" calcext:value-type="float">
            <text:p>2,5112288056</text:p>
          </table:table-cell>
          <table:table-cell table:formula="of:=SIN([.B351]+[.C351]+[.D351])^2" office:value-type="float" office:value="0.0262586262776861" calcext:value-type="float">
            <text:p>0,02625862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8520932291328" calcext:value-type="float">
            <text:p>4,6852093229</text:p>
          </table:table-cell>
          <table:table-cell table:formula="of:=3+3*RAND()" office:value-type="float" office:value="3.86294923272234" calcext:value-type="float">
            <text:p>3,8629492327</text:p>
          </table:table-cell>
          <table:table-cell table:formula="of:=1+2*RAND()" office:value-type="float" office:value="1.56052225338535" calcext:value-type="float">
            <text:p>1,5605222534</text:p>
          </table:table-cell>
          <table:table-cell table:formula="of:=SIN([.B352]+[.C352]+[.D352])^2" office:value-type="float" office:value="0.399200272607038" calcext:value-type="float">
            <text:p>0,39920027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4609171098254" calcext:value-type="float">
            <text:p>4,746091711</text:p>
          </table:table-cell>
          <table:table-cell table:formula="of:=3+3*RAND()" office:value-type="float" office:value="5.64761564170829" calcext:value-type="float">
            <text:p>5,6476156417</text:p>
          </table:table-cell>
          <table:table-cell table:formula="of:=1+2*RAND()" office:value-type="float" office:value="2.25379144857943" calcext:value-type="float">
            <text:p>2,2537914486</text:p>
          </table:table-cell>
          <table:table-cell table:formula="of:=SIN([.B353]+[.C353]+[.D353])^2" office:value-type="float" office:value="0.00656735542305594" calcext:value-type="float">
            <text:p>0,00656735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1387265818613" calcext:value-type="float">
            <text:p>4,5138726582</text:p>
          </table:table-cell>
          <table:table-cell table:formula="of:=3+3*RAND()" office:value-type="float" office:value="3.12613250259395" calcext:value-type="float">
            <text:p>3,1261325026</text:p>
          </table:table-cell>
          <table:table-cell table:formula="of:=1+2*RAND()" office:value-type="float" office:value="2.49569167251735" calcext:value-type="float">
            <text:p>2,4956916725</text:p>
          </table:table-cell>
          <table:table-cell table:formula="of:=SIN([.B354]+[.C354]+[.D354])^2" office:value-type="float" office:value="0.425795836316842" calcext:value-type="float">
            <text:p>0,42579583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8946222445151" calcext:value-type="float">
            <text:p>4,4894622245</text:p>
          </table:table-cell>
          <table:table-cell table:formula="of:=3+3*RAND()" office:value-type="float" office:value="5.26815992457727" calcext:value-type="float">
            <text:p>5,2681599246</text:p>
          </table:table-cell>
          <table:table-cell table:formula="of:=1+2*RAND()" office:value-type="float" office:value="2.92360299240086" calcext:value-type="float">
            <text:p>2,9236029924</text:p>
          </table:table-cell>
          <table:table-cell table:formula="of:=SIN([.B355]+[.C355]+[.D355])^2" office:value-type="float" office:value="0.0131336585446579" calcext:value-type="float">
            <text:p>0,01313365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3940072857472" calcext:value-type="float">
            <text:p>3,3394007286</text:p>
          </table:table-cell>
          <table:table-cell table:formula="of:=3+3*RAND()" office:value-type="float" office:value="4.051757374846" calcext:value-type="float">
            <text:p>4,0517573748</text:p>
          </table:table-cell>
          <table:table-cell table:formula="of:=1+2*RAND()" office:value-type="float" office:value="1.70143033786083" calcext:value-type="float">
            <text:p>1,7014303379</text:p>
          </table:table-cell>
          <table:table-cell table:formula="of:=SIN([.B356]+[.C356]+[.D356])^2" office:value-type="float" office:value="0.106350098469848" calcext:value-type="float">
            <text:p>0,10635009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0963780211559" calcext:value-type="float">
            <text:p>3,5096378021</text:p>
          </table:table-cell>
          <table:table-cell table:formula="of:=3+3*RAND()" office:value-type="float" office:value="4.86528058457032" calcext:value-type="float">
            <text:p>4,8652805846</text:p>
          </table:table-cell>
          <table:table-cell table:formula="of:=1+2*RAND()" office:value-type="float" office:value="2.02303492606874" calcext:value-type="float">
            <text:p>2,0230349261</text:p>
          </table:table-cell>
          <table:table-cell table:formula="of:=SIN([.B357]+[.C357]+[.D357])^2" office:value-type="float" office:value="0.683394162481482" calcext:value-type="float">
            <text:p>0,68339416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7413529606736" calcext:value-type="float">
            <text:p>3,3741352961</text:p>
          </table:table-cell>
          <table:table-cell table:formula="of:=3+3*RAND()" office:value-type="float" office:value="3.73095256031279" calcext:value-type="float">
            <text:p>3,7309525603</text:p>
          </table:table-cell>
          <table:table-cell table:formula="of:=1+2*RAND()" office:value-type="float" office:value="2.86958114523657" calcext:value-type="float">
            <text:p>2,8695811452</text:p>
          </table:table-cell>
          <table:table-cell table:formula="of:=SIN([.B358]+[.C358]+[.D358])^2" office:value-type="float" office:value="0.273104839474322" calcext:value-type="float">
            <text:p>0,27310483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4717433754209" calcext:value-type="float">
            <text:p>3,1471743375</text:p>
          </table:table-cell>
          <table:table-cell table:formula="of:=3+3*RAND()" office:value-type="float" office:value="5.51245478881473" calcext:value-type="float">
            <text:p>5,5124547888</text:p>
          </table:table-cell>
          <table:table-cell table:formula="of:=1+2*RAND()" office:value-type="float" office:value="1.90315078841585" calcext:value-type="float">
            <text:p>1,9031507884</text:p>
          </table:table-cell>
          <table:table-cell table:formula="of:=SIN([.B359]+[.C359]+[.D359])^2" office:value-type="float" office:value="0.824095955910668" calcext:value-type="float">
            <text:p>0,82409595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384423892522" calcext:value-type="float">
            <text:p>4,0384423893</text:p>
          </table:table-cell>
          <table:table-cell table:formula="of:=3+3*RAND()" office:value-type="float" office:value="5.4710275853833" calcext:value-type="float">
            <text:p>5,4710275854</text:p>
          </table:table-cell>
          <table:table-cell table:formula="of:=1+2*RAND()" office:value-type="float" office:value="1.46198334097501" calcext:value-type="float">
            <text:p>1,461983341</text:p>
          </table:table-cell>
          <table:table-cell table:formula="of:=SIN([.B360]+[.C360]+[.D360])^2" office:value-type="float" office:value="0.999418291541923" calcext:value-type="float">
            <text:p>0,99941829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9511919036018" calcext:value-type="float">
            <text:p>2,1951191904</text:p>
          </table:table-cell>
          <table:table-cell table:formula="of:=3+3*RAND()" office:value-type="float" office:value="3.46840634657919" calcext:value-type="float">
            <text:p>3,4684063466</text:p>
          </table:table-cell>
          <table:table-cell table:formula="of:=1+2*RAND()" office:value-type="float" office:value="1.32678489284756" calcext:value-type="float">
            <text:p>1,3267848928</text:p>
          </table:table-cell>
          <table:table-cell table:formula="of:=SIN([.B361]+[.C361]+[.D361])^2" office:value-type="float" office:value="0.422046269700631" calcext:value-type="float">
            <text:p>0,42204626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0001073888131" calcext:value-type="float">
            <text:p>4,7000107389</text:p>
          </table:table-cell>
          <table:table-cell table:formula="of:=3+3*RAND()" office:value-type="float" office:value="3.62446215844857" calcext:value-type="float">
            <text:p>3,6244621584</text:p>
          </table:table-cell>
          <table:table-cell table:formula="of:=1+2*RAND()" office:value-type="float" office:value="2.58343455659452" calcext:value-type="float">
            <text:p>2,5834345566</text:p>
          </table:table-cell>
          <table:table-cell table:formula="of:=SIN([.B362]+[.C362]+[.D362])^2" office:value-type="float" office:value="0.992334194950328" calcext:value-type="float">
            <text:p>0,9923341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2269520032788" calcext:value-type="float">
            <text:p>2,5226952003</text:p>
          </table:table-cell>
          <table:table-cell table:formula="of:=3+3*RAND()" office:value-type="float" office:value="4.4086024713591" calcext:value-type="float">
            <text:p>4,4086024714</text:p>
          </table:table-cell>
          <table:table-cell table:formula="of:=1+2*RAND()" office:value-type="float" office:value="1.01342703152078" calcext:value-type="float">
            <text:p>1,0134270315</text:p>
          </table:table-cell>
          <table:table-cell table:formula="of:=SIN([.B363]+[.C363]+[.D363])^2" office:value-type="float" office:value="0.991788271844119" calcext:value-type="float">
            <text:p>0,99178827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5723890143521" calcext:value-type="float">
            <text:p>3,6572389014</text:p>
          </table:table-cell>
          <table:table-cell table:formula="of:=3+3*RAND()" office:value-type="float" office:value="5.42318488689407" calcext:value-type="float">
            <text:p>5,4231848869</text:p>
          </table:table-cell>
          <table:table-cell table:formula="of:=1+2*RAND()" office:value-type="float" office:value="1.41138377091156" calcext:value-type="float">
            <text:p>1,4113837709</text:p>
          </table:table-cell>
          <table:table-cell table:formula="of:=SIN([.B364]+[.C364]+[.D364])^2" office:value-type="float" office:value="0.766973924419031" calcext:value-type="float">
            <text:p>0,76697392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7063443254375" calcext:value-type="float">
            <text:p>3,7706344325</text:p>
          </table:table-cell>
          <table:table-cell table:formula="of:=3+3*RAND()" office:value-type="float" office:value="3.84333981221178" calcext:value-type="float">
            <text:p>3,8433398122</text:p>
          </table:table-cell>
          <table:table-cell table:formula="of:=1+2*RAND()" office:value-type="float" office:value="2.78615229803109" calcext:value-type="float">
            <text:p>2,786152298</text:p>
          </table:table-cell>
          <table:table-cell table:formula="of:=SIN([.B365]+[.C365]+[.D365])^2" office:value-type="float" office:value="0.685414189320349" calcext:value-type="float">
            <text:p>0,68541418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3988662784675" calcext:value-type="float">
            <text:p>4,6398866278</text:p>
          </table:table-cell>
          <table:table-cell table:formula="of:=3+3*RAND()" office:value-type="float" office:value="3.12016742488478" calcext:value-type="float">
            <text:p>3,1201674249</text:p>
          </table:table-cell>
          <table:table-cell table:formula="of:=1+2*RAND()" office:value-type="float" office:value="2.29046483384315" calcext:value-type="float">
            <text:p>2,2904648338</text:p>
          </table:table-cell>
          <table:table-cell table:formula="of:=SIN([.B366]+[.C366]+[.D366])^2" office:value-type="float" office:value="0.34304211884117" calcext:value-type="float">
            <text:p>0,34304211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9723656467021" calcext:value-type="float">
            <text:p>3,4972365647</text:p>
          </table:table-cell>
          <table:table-cell table:formula="of:=3+3*RAND()" office:value-type="float" office:value="3.57221676764582" calcext:value-type="float">
            <text:p>3,5722167676</text:p>
          </table:table-cell>
          <table:table-cell table:formula="of:=1+2*RAND()" office:value-type="float" office:value="1.39631052330656" calcext:value-type="float">
            <text:p>1,3963105233</text:p>
          </table:table-cell>
          <table:table-cell table:formula="of:=SIN([.B367]+[.C367]+[.D367])^2" office:value-type="float" office:value="0.670148101973913" calcext:value-type="float">
            <text:p>0,6701481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9163649719582" calcext:value-type="float">
            <text:p>2,0916364972</text:p>
          </table:table-cell>
          <table:table-cell table:formula="of:=3+3*RAND()" office:value-type="float" office:value="5.84353966887994" calcext:value-type="float">
            <text:p>5,8435396689</text:p>
          </table:table-cell>
          <table:table-cell table:formula="of:=1+2*RAND()" office:value-type="float" office:value="1.76520450716339" calcext:value-type="float">
            <text:p>1,7652045072</text:p>
          </table:table-cell>
          <table:table-cell table:formula="of:=SIN([.B368]+[.C368]+[.D368])^2" office:value-type="float" office:value="0.0740530786946206" calcext:value-type="float">
            <text:p>0,074053078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9768573839755" calcext:value-type="float">
            <text:p>3,4976857384</text:p>
          </table:table-cell>
          <table:table-cell table:formula="of:=3+3*RAND()" office:value-type="float" office:value="3.08332397474007" calcext:value-type="float">
            <text:p>3,0833239747</text:p>
          </table:table-cell>
          <table:table-cell table:formula="of:=1+2*RAND()" office:value-type="float" office:value="2.70326116401392" calcext:value-type="float">
            <text:p>2,703261164</text:p>
          </table:table-cell>
          <table:table-cell table:formula="of:=SIN([.B369]+[.C369]+[.D369])^2" office:value-type="float" office:value="0.0196126633624844" calcext:value-type="float">
            <text:p>0,01961266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4252231686632" calcext:value-type="float">
            <text:p>4,0425223169</text:p>
          </table:table-cell>
          <table:table-cell table:formula="of:=3+3*RAND()" office:value-type="float" office:value="4.51728513014364" calcext:value-type="float">
            <text:p>4,5172851301</text:p>
          </table:table-cell>
          <table:table-cell table:formula="of:=1+2*RAND()" office:value-type="float" office:value="1.91776353063858" calcext:value-type="float">
            <text:p>1,9177635306</text:p>
          </table:table-cell>
          <table:table-cell table:formula="of:=SIN([.B370]+[.C370]+[.D370])^2" office:value-type="float" office:value="0.754830059827157" calcext:value-type="float">
            <text:p>0,75483005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2029163402484" calcext:value-type="float">
            <text:p>4,120291634</text:p>
          </table:table-cell>
          <table:table-cell table:formula="of:=3+3*RAND()" office:value-type="float" office:value="3.90275285768176" calcext:value-type="float">
            <text:p>3,9027528577</text:p>
          </table:table-cell>
          <table:table-cell table:formula="of:=1+2*RAND()" office:value-type="float" office:value="2.82328241692377" calcext:value-type="float">
            <text:p>2,8232824169</text:p>
          </table:table-cell>
          <table:table-cell table:formula="of:=SIN([.B371]+[.C371]+[.D371])^2" office:value-type="float" office:value="0.977890118072565" calcext:value-type="float">
            <text:p>0,977890118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4575174518939" calcext:value-type="float">
            <text:p>2,6457517452</text:p>
          </table:table-cell>
          <table:table-cell table:formula="of:=3+3*RAND()" office:value-type="float" office:value="5.79872085896173" calcext:value-type="float">
            <text:p>5,798720859</text:p>
          </table:table-cell>
          <table:table-cell table:formula="of:=1+2*RAND()" office:value-type="float" office:value="2.54974744877564" calcext:value-type="float">
            <text:p>2,5497474488</text:p>
          </table:table-cell>
          <table:table-cell table:formula="of:=SIN([.B372]+[.C372]+[.D372])^2" office:value-type="float" office:value="0.999998166049668" calcext:value-type="float">
            <text:p>0,9999981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2581349689723" calcext:value-type="float">
            <text:p>3,1258134969</text:p>
          </table:table-cell>
          <table:table-cell table:formula="of:=3+3*RAND()" office:value-type="float" office:value="3.96196314429633" calcext:value-type="float">
            <text:p>3,9619631443</text:p>
          </table:table-cell>
          <table:table-cell table:formula="of:=1+2*RAND()" office:value-type="float" office:value="1.22970070855924" calcext:value-type="float">
            <text:p>1,2297007086</text:p>
          </table:table-cell>
          <table:table-cell table:formula="of:=SIN([.B373]+[.C373]+[.D373])^2" office:value-type="float" office:value="0.800121500733194" calcext:value-type="float">
            <text:p>0,80012150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4182836434922" calcext:value-type="float">
            <text:p>2,1418283643</text:p>
          </table:table-cell>
          <table:table-cell table:formula="of:=3+3*RAND()" office:value-type="float" office:value="4.71795415253791" calcext:value-type="float">
            <text:p>4,7179541525</text:p>
          </table:table-cell>
          <table:table-cell table:formula="of:=1+2*RAND()" office:value-type="float" office:value="1.52315214777875" calcext:value-type="float">
            <text:p>1,5231521478</text:p>
          </table:table-cell>
          <table:table-cell table:formula="of:=SIN([.B374]+[.C374]+[.D374])^2" office:value-type="float" office:value="0.745348833804678" calcext:value-type="float">
            <text:p>0,74534883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7157136907317" calcext:value-type="float">
            <text:p>2,5715713691</text:p>
          </table:table-cell>
          <table:table-cell table:formula="of:=3+3*RAND()" office:value-type="float" office:value="4.0945960284421" calcext:value-type="float">
            <text:p>4,0945960284</text:p>
          </table:table-cell>
          <table:table-cell table:formula="of:=1+2*RAND()" office:value-type="float" office:value="2.10538605758349" calcext:value-type="float">
            <text:p>2,1053860576</text:p>
          </table:table-cell>
          <table:table-cell table:formula="of:=SIN([.B375]+[.C375]+[.D375])^2" office:value-type="float" office:value="0.369360344276581" calcext:value-type="float">
            <text:p>0,36936034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6253655106715" calcext:value-type="float">
            <text:p>4,2625365511</text:p>
          </table:table-cell>
          <table:table-cell table:formula="of:=3+3*RAND()" office:value-type="float" office:value="5.757888778885" calcext:value-type="float">
            <text:p>5,7578887789</text:p>
          </table:table-cell>
          <table:table-cell table:formula="of:=1+2*RAND()" office:value-type="float" office:value="2.92211266728493" calcext:value-type="float">
            <text:p>2,9221126673</text:p>
          </table:table-cell>
          <table:table-cell table:formula="of:=SIN([.B376]+[.C376]+[.D376])^2" office:value-type="float" office:value="0.134952295390052" calcext:value-type="float">
            <text:p>0,13495229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5143145869605" calcext:value-type="float">
            <text:p>4,0514314587</text:p>
          </table:table-cell>
          <table:table-cell table:formula="of:=3+3*RAND()" office:value-type="float" office:value="5.89247620164247" calcext:value-type="float">
            <text:p>5,8924762016</text:p>
          </table:table-cell>
          <table:table-cell table:formula="of:=1+2*RAND()" office:value-type="float" office:value="2.21116871355182" calcext:value-type="float">
            <text:p>2,2111687136</text:p>
          </table:table-cell>
          <table:table-cell table:formula="of:=SIN([.B377]+[.C377]+[.D377])^2" office:value-type="float" office:value="0.159836816580647" calcext:value-type="float">
            <text:p>0,15983681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6045696272027" calcext:value-type="float">
            <text:p>3,6604569627</text:p>
          </table:table-cell>
          <table:table-cell table:formula="of:=3+3*RAND()" office:value-type="float" office:value="3.56509478900078" calcext:value-type="float">
            <text:p>3,565094789</text:p>
          </table:table-cell>
          <table:table-cell table:formula="of:=1+2*RAND()" office:value-type="float" office:value="2.88671673340453" calcext:value-type="float">
            <text:p>2,8867167334</text:p>
          </table:table-cell>
          <table:table-cell table:formula="of:=SIN([.B378]+[.C378]+[.D378])^2" office:value-type="float" office:value="0.402716851429765" calcext:value-type="float">
            <text:p>0,402716851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8703121736196" calcext:value-type="float">
            <text:p>3,3870312174</text:p>
          </table:table-cell>
          <table:table-cell table:formula="of:=3+3*RAND()" office:value-type="float" office:value="4.33579371821392" calcext:value-type="float">
            <text:p>4,3357937182</text:p>
          </table:table-cell>
          <table:table-cell table:formula="of:=1+2*RAND()" office:value-type="float" office:value="1.22324126885529" calcext:value-type="float">
            <text:p>1,2232412689</text:p>
          </table:table-cell>
          <table:table-cell table:formula="of:=SIN([.B379]+[.C379]+[.D379])^2" office:value-type="float" office:value="0.212185641582728" calcext:value-type="float">
            <text:p>0,21218564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6880435362434" calcext:value-type="float">
            <text:p>4,1688043536</text:p>
          </table:table-cell>
          <table:table-cell table:formula="of:=3+3*RAND()" office:value-type="float" office:value="3.58468677096417" calcext:value-type="float">
            <text:p>3,584686771</text:p>
          </table:table-cell>
          <table:table-cell table:formula="of:=1+2*RAND()" office:value-type="float" office:value="1.39348892235227" calcext:value-type="float">
            <text:p>1,3934889224</text:p>
          </table:table-cell>
          <table:table-cell table:formula="of:=SIN([.B380]+[.C380]+[.D380])^2" office:value-type="float" office:value="0.0752068389827337" calcext:value-type="float">
            <text:p>0,0752068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4898062192872" calcext:value-type="float">
            <text:p>3,1489806219</text:p>
          </table:table-cell>
          <table:table-cell table:formula="of:=3+3*RAND()" office:value-type="float" office:value="5.07688970559442" calcext:value-type="float">
            <text:p>5,0768897056</text:p>
          </table:table-cell>
          <table:table-cell table:formula="of:=1+2*RAND()" office:value-type="float" office:value="2.43243807469337" calcext:value-type="float">
            <text:p>2,4324380747</text:p>
          </table:table-cell>
          <table:table-cell table:formula="of:=SIN([.B381]+[.C381]+[.D381])^2" office:value-type="float" office:value="0.890499730388573" calcext:value-type="float">
            <text:p>0,89049973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5440505224784" calcext:value-type="float">
            <text:p>4,8544050522</text:p>
          </table:table-cell>
          <table:table-cell table:formula="of:=3+3*RAND()" office:value-type="float" office:value="3.88573360628329" calcext:value-type="float">
            <text:p>3,8857336063</text:p>
          </table:table-cell>
          <table:table-cell table:formula="of:=1+2*RAND()" office:value-type="float" office:value="2.29840648364623" calcext:value-type="float">
            <text:p>2,2984064836</text:p>
          </table:table-cell>
          <table:table-cell table:formula="of:=SIN([.B382]+[.C382]+[.D382])^2" office:value-type="float" office:value="0.99815464188784" calcext:value-type="float">
            <text:p>0,998154641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4585124481151" calcext:value-type="float">
            <text:p>4,7458512448</text:p>
          </table:table-cell>
          <table:table-cell table:formula="of:=3+3*RAND()" office:value-type="float" office:value="5.23370415784735" calcext:value-type="float">
            <text:p>5,2337041578</text:p>
          </table:table-cell>
          <table:table-cell table:formula="of:=1+2*RAND()" office:value-type="float" office:value="1.31887851932145" calcext:value-type="float">
            <text:p>1,3188785193</text:p>
          </table:table-cell>
          <table:table-cell table:formula="of:=SIN([.B383]+[.C383]+[.D383])^2" office:value-type="float" office:value="0.911046396036793" calcext:value-type="float">
            <text:p>0,91104639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9629995607311" calcext:value-type="float">
            <text:p>2,4962999561</text:p>
          </table:table-cell>
          <table:table-cell table:formula="of:=3+3*RAND()" office:value-type="float" office:value="4.27036706089353" calcext:value-type="float">
            <text:p>4,2703670609</text:p>
          </table:table-cell>
          <table:table-cell table:formula="of:=1+2*RAND()" office:value-type="float" office:value="1.9183271755676" calcext:value-type="float">
            <text:p>1,9183271756</text:p>
          </table:table-cell>
          <table:table-cell table:formula="of:=SIN([.B384]+[.C384]+[.D384])^2" office:value-type="float" office:value="0.45444885094141" calcext:value-type="float">
            <text:p>0,454448850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8459011469751" calcext:value-type="float">
            <text:p>2,2845901147</text:p>
          </table:table-cell>
          <table:table-cell table:formula="of:=3+3*RAND()" office:value-type="float" office:value="5.69522464038024" calcext:value-type="float">
            <text:p>5,6952246404</text:p>
          </table:table-cell>
          <table:table-cell table:formula="of:=1+2*RAND()" office:value-type="float" office:value="1.31708534929105" calcext:value-type="float">
            <text:p>1,3170853493</text:p>
          </table:table-cell>
          <table:table-cell table:formula="of:=SIN([.B385]+[.C385]+[.D385])^2" office:value-type="float" office:value="0.0162638028473747" calcext:value-type="float">
            <text:p>0,016263802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6712106506357" calcext:value-type="float">
            <text:p>2,9671210651</text:p>
          </table:table-cell>
          <table:table-cell table:formula="of:=3+3*RAND()" office:value-type="float" office:value="4.35347282877808" calcext:value-type="float">
            <text:p>4,3534728288</text:p>
          </table:table-cell>
          <table:table-cell table:formula="of:=1+2*RAND()" office:value-type="float" office:value="2.48445425194223" calcext:value-type="float">
            <text:p>2,4844542519</text:p>
          </table:table-cell>
          <table:table-cell table:formula="of:=SIN([.B386]+[.C386]+[.D386])^2" office:value-type="float" office:value="0.137768183784112" calcext:value-type="float">
            <text:p>0,13776818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677442537645" calcext:value-type="float">
            <text:p>4,2677442538</text:p>
          </table:table-cell>
          <table:table-cell table:formula="of:=3+3*RAND()" office:value-type="float" office:value="4.02179333567258" calcext:value-type="float">
            <text:p>4,0217933357</text:p>
          </table:table-cell>
          <table:table-cell table:formula="of:=1+2*RAND()" office:value-type="float" office:value="2.97971821930483" calcext:value-type="float">
            <text:p>2,9797182193</text:p>
          </table:table-cell>
          <table:table-cell table:formula="of:=SIN([.B387]+[.C387]+[.D387])^2" office:value-type="float" office:value="0.926949930256964" calcext:value-type="float">
            <text:p>0,92694993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139738760389" calcext:value-type="float">
            <text:p>4,413973876</text:p>
          </table:table-cell>
          <table:table-cell table:formula="of:=3+3*RAND()" office:value-type="float" office:value="4.17074964277944" calcext:value-type="float">
            <text:p>4,1707496428</text:p>
          </table:table-cell>
          <table:table-cell table:formula="of:=1+2*RAND()" office:value-type="float" office:value="1.71073404351649" calcext:value-type="float">
            <text:p>1,7107340435</text:p>
          </table:table-cell>
          <table:table-cell table:formula="of:=SIN([.B388]+[.C388]+[.D388])^2" office:value-type="float" office:value="0.584868542289562" calcext:value-type="float">
            <text:p>0,58486854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6986923649662" calcext:value-type="float">
            <text:p>3,8698692365</text:p>
          </table:table-cell>
          <table:table-cell table:formula="of:=3+3*RAND()" office:value-type="float" office:value="3.95225485832488" calcext:value-type="float">
            <text:p>3,9522548583</text:p>
          </table:table-cell>
          <table:table-cell table:formula="of:=1+2*RAND()" office:value-type="float" office:value="2.14486202957573" calcext:value-type="float">
            <text:p>2,1448620296</text:p>
          </table:table-cell>
          <table:table-cell table:formula="of:=SIN([.B389]+[.C389]+[.D389])^2" office:value-type="float" office:value="0.266285616919983" calcext:value-type="float">
            <text:p>0,26628561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7289868360942" calcext:value-type="float">
            <text:p>2,4728986836</text:p>
          </table:table-cell>
          <table:table-cell table:formula="of:=3+3*RAND()" office:value-type="float" office:value="5.28715289032832" calcext:value-type="float">
            <text:p>5,2871528903</text:p>
          </table:table-cell>
          <table:table-cell table:formula="of:=1+2*RAND()" office:value-type="float" office:value="2.56597491974768" calcext:value-type="float">
            <text:p>2,5659749197</text:p>
          </table:table-cell>
          <table:table-cell table:formula="of:=SIN([.B390]+[.C390]+[.D390])^2" office:value-type="float" office:value="0.61481657273506" calcext:value-type="float">
            <text:p>0,61481657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5296865801783" calcext:value-type="float">
            <text:p>4,352968658</text:p>
          </table:table-cell>
          <table:table-cell table:formula="of:=3+3*RAND()" office:value-type="float" office:value="4.18136775241385" calcext:value-type="float">
            <text:p>4,1813677524</text:p>
          </table:table-cell>
          <table:table-cell table:formula="of:=1+2*RAND()" office:value-type="float" office:value="1.56115191258251" calcext:value-type="float">
            <text:p>1,5611519126</text:p>
          </table:table-cell>
          <table:table-cell table:formula="of:=SIN([.B391]+[.C391]+[.D391])^2" office:value-type="float" office:value="0.38631523795943" calcext:value-type="float">
            <text:p>0,3863152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235122321016" calcext:value-type="float">
            <text:p>4,9235122321</text:p>
          </table:table-cell>
          <table:table-cell table:formula="of:=3+3*RAND()" office:value-type="float" office:value="4.71952280106289" calcext:value-type="float">
            <text:p>4,7195228011</text:p>
          </table:table-cell>
          <table:table-cell table:formula="of:=1+2*RAND()" office:value-type="float" office:value="1.76286554932145" calcext:value-type="float">
            <text:p>1,7628655493</text:p>
          </table:table-cell>
          <table:table-cell table:formula="of:=SIN([.B392]+[.C392]+[.D392])^2" office:value-type="float" office:value="0.840871961854525" calcext:value-type="float">
            <text:p>0,840871961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179526225953" calcext:value-type="float">
            <text:p>2,6179526226</text:p>
          </table:table-cell>
          <table:table-cell table:formula="of:=3+3*RAND()" office:value-type="float" office:value="3.66801381888083" calcext:value-type="float">
            <text:p>3,6680138189</text:p>
          </table:table-cell>
          <table:table-cell table:formula="of:=1+2*RAND()" office:value-type="float" office:value="1.57835028575358" calcext:value-type="float">
            <text:p>1,5783502858</text:p>
          </table:table-cell>
          <table:table-cell table:formula="of:=SIN([.B393]+[.C393]+[.D393])^2" office:value-type="float" office:value="0.999893189650439" calcext:value-type="float">
            <text:p>0,99989318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335218278793" calcext:value-type="float">
            <text:p>4,9335218279</text:p>
          </table:table-cell>
          <table:table-cell table:formula="of:=3+3*RAND()" office:value-type="float" office:value="3.05853023578669" calcext:value-type="float">
            <text:p>3,0585302358</text:p>
          </table:table-cell>
          <table:table-cell table:formula="of:=1+2*RAND()" office:value-type="float" office:value="1.37499335725354" calcext:value-type="float">
            <text:p>1,3749933573</text:p>
          </table:table-cell>
          <table:table-cell table:formula="of:=SIN([.B394]+[.C394]+[.D394])^2" office:value-type="float" office:value="0.00332934473722625" calcext:value-type="float">
            <text:p>0,00332934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7154608372517" calcext:value-type="float">
            <text:p>2,8715460837</text:p>
          </table:table-cell>
          <table:table-cell table:formula="of:=3+3*RAND()" office:value-type="float" office:value="3.5032015496272" calcext:value-type="float">
            <text:p>3,5032015496</text:p>
          </table:table-cell>
          <table:table-cell table:formula="of:=1+2*RAND()" office:value-type="float" office:value="2.74028806863188" calcext:value-type="float">
            <text:p>2,7402880686</text:p>
          </table:table-cell>
          <table:table-cell table:formula="of:=SIN([.B395]+[.C395]+[.D395])^2" office:value-type="float" office:value="0.0929110690335806" calcext:value-type="float">
            <text:p>0,0929110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7939383164719" calcext:value-type="float">
            <text:p>2,1793938316</text:p>
          </table:table-cell>
          <table:table-cell table:formula="of:=3+3*RAND()" office:value-type="float" office:value="3.19262745652153" calcext:value-type="float">
            <text:p>3,1926274565</text:p>
          </table:table-cell>
          <table:table-cell table:formula="of:=1+2*RAND()" office:value-type="float" office:value="1.10252952772538" calcext:value-type="float">
            <text:p>1,1025295277</text:p>
          </table:table-cell>
          <table:table-cell table:formula="of:=SIN([.B396]+[.C396]+[.D396])^2" office:value-type="float" office:value="0.0361759083155603" calcext:value-type="float">
            <text:p>0,03617590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6411118891556" calcext:value-type="float">
            <text:p>2,4641111889</text:p>
          </table:table-cell>
          <table:table-cell table:formula="of:=3+3*RAND()" office:value-type="float" office:value="4.82665042211908" calcext:value-type="float">
            <text:p>4,8266504221</text:p>
          </table:table-cell>
          <table:table-cell table:formula="of:=1+2*RAND()" office:value-type="float" office:value="2.51505983725211" calcext:value-type="float">
            <text:p>2,5150598373</text:p>
          </table:table-cell>
          <table:table-cell table:formula="of:=SIN([.B397]+[.C397]+[.D397])^2" office:value-type="float" office:value="0.138301664285276" calcext:value-type="float">
            <text:p>0,13830166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109692321313" calcext:value-type="float">
            <text:p>4,3109692321</text:p>
          </table:table-cell>
          <table:table-cell table:formula="of:=3+3*RAND()" office:value-type="float" office:value="5.27585673195071" calcext:value-type="float">
            <text:p>5,275856732</text:p>
          </table:table-cell>
          <table:table-cell table:formula="of:=1+2*RAND()" office:value-type="float" office:value="2.57988890809417" calcext:value-type="float">
            <text:p>2,5798889081</text:p>
          </table:table-cell>
          <table:table-cell table:formula="of:=SIN([.B398]+[.C398]+[.D398])^2" office:value-type="float" office:value="0.151399772473172" calcext:value-type="float">
            <text:p>0,15139977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5443440922639" calcext:value-type="float">
            <text:p>4,6544344092</text:p>
          </table:table-cell>
          <table:table-cell table:formula="of:=3+3*RAND()" office:value-type="float" office:value="5.03904002569559" calcext:value-type="float">
            <text:p>5,0390400257</text:p>
          </table:table-cell>
          <table:table-cell table:formula="of:=1+2*RAND()" office:value-type="float" office:value="2.71787544184272" calcext:value-type="float">
            <text:p>2,7178754418</text:p>
          </table:table-cell>
          <table:table-cell table:formula="of:=SIN([.B399]+[.C399]+[.D399])^2" office:value-type="float" office:value="0.0238395416489826" calcext:value-type="float">
            <text:p>0,02383954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9382369420238" calcext:value-type="float">
            <text:p>4,3938236942</text:p>
          </table:table-cell>
          <table:table-cell table:formula="of:=3+3*RAND()" office:value-type="float" office:value="4.84603826122478" calcext:value-type="float">
            <text:p>4,8460382612</text:p>
          </table:table-cell>
          <table:table-cell table:formula="of:=1+2*RAND()" office:value-type="float" office:value="2.57409086116517" calcext:value-type="float">
            <text:p>2,5740908612</text:p>
          </table:table-cell>
          <table:table-cell table:formula="of:=SIN([.B400]+[.C400]+[.D400])^2" office:value-type="float" office:value="0.467043544429162" calcext:value-type="float">
            <text:p>0,46704354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1752395723439" calcext:value-type="float">
            <text:p>3,4175239572</text:p>
          </table:table-cell>
          <table:table-cell table:formula="of:=3+3*RAND()" office:value-type="float" office:value="3.52683316308593" calcext:value-type="float">
            <text:p>3,5268331631</text:p>
          </table:table-cell>
          <table:table-cell table:formula="of:=1+2*RAND()" office:value-type="float" office:value="1.56105126125569" calcext:value-type="float">
            <text:p>1,5610512613</text:p>
          </table:table-cell>
          <table:table-cell table:formula="of:=SIN([.B401]+[.C401]+[.D401])^2" office:value-type="float" office:value="0.632374117325378" calcext:value-type="float">
            <text:p>0,632374117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0535750086713" calcext:value-type="float">
            <text:p>3,9053575009</text:p>
          </table:table-cell>
          <table:table-cell table:formula="of:=3+3*RAND()" office:value-type="float" office:value="4.13564252849941" calcext:value-type="float">
            <text:p>4,1356425285</text:p>
          </table:table-cell>
          <table:table-cell table:formula="of:=1+2*RAND()" office:value-type="float" office:value="2.46694168767504" calcext:value-type="float">
            <text:p>2,4669416877</text:p>
          </table:table-cell>
          <table:table-cell table:formula="of:=SIN([.B402]+[.C402]+[.D402])^2" office:value-type="float" office:value="0.780474288041505" calcext:value-type="float">
            <text:p>0,7804742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2873804880176" calcext:value-type="float">
            <text:p>3,2287380488</text:p>
          </table:table-cell>
          <table:table-cell table:formula="of:=3+3*RAND()" office:value-type="float" office:value="3.66364445275548" calcext:value-type="float">
            <text:p>3,6636444528</text:p>
          </table:table-cell>
          <table:table-cell table:formula="of:=1+2*RAND()" office:value-type="float" office:value="2.17131562875491" calcext:value-type="float">
            <text:p>2,1713156288</text:p>
          </table:table-cell>
          <table:table-cell table:formula="of:=SIN([.B403]+[.C403]+[.D403])^2" office:value-type="float" office:value="0.124810035158449" calcext:value-type="float">
            <text:p>0,12481003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9097660283291" calcext:value-type="float">
            <text:p>2,9909766028</text:p>
          </table:table-cell>
          <table:table-cell table:formula="of:=3+3*RAND()" office:value-type="float" office:value="3.3373002833022" calcext:value-type="float">
            <text:p>3,3373002833</text:p>
          </table:table-cell>
          <table:table-cell table:formula="of:=1+2*RAND()" office:value-type="float" office:value="1.35285033127979" calcext:value-type="float">
            <text:p>1,3528503313</text:p>
          </table:table-cell>
          <table:table-cell table:formula="of:=SIN([.B404]+[.C404]+[.D404])^2" office:value-type="float" office:value="0.970417745600966" calcext:value-type="float">
            <text:p>0,97041774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6674114341931" calcext:value-type="float">
            <text:p>3,9667411434</text:p>
          </table:table-cell>
          <table:table-cell table:formula="of:=3+3*RAND()" office:value-type="float" office:value="5.35917539432622" calcext:value-type="float">
            <text:p>5,3591753943</text:p>
          </table:table-cell>
          <table:table-cell table:formula="of:=1+2*RAND()" office:value-type="float" office:value="1.52054238688961" calcext:value-type="float">
            <text:p>1,5205423869</text:p>
          </table:table-cell>
          <table:table-cell table:formula="of:=SIN([.B405]+[.C405]+[.D405])^2" office:value-type="float" office:value="0.977928924926753" calcext:value-type="float">
            <text:p>0,97792892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5226050658496" calcext:value-type="float">
            <text:p>2,6522605066</text:p>
          </table:table-cell>
          <table:table-cell table:formula="of:=3+3*RAND()" office:value-type="float" office:value="5.58629865817887" calcext:value-type="float">
            <text:p>5,5862986582</text:p>
          </table:table-cell>
          <table:table-cell table:formula="of:=1+2*RAND()" office:value-type="float" office:value="2.25871308614627" calcext:value-type="float">
            <text:p>2,2587130861</text:p>
          </table:table-cell>
          <table:table-cell table:formula="of:=SIN([.B406]+[.C406]+[.D406])^2" office:value-type="float" office:value="0.771578379343625" calcext:value-type="float">
            <text:p>0,77157837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7020711631728" calcext:value-type="float">
            <text:p>2,0702071163</text:p>
          </table:table-cell>
          <table:table-cell table:formula="of:=3+3*RAND()" office:value-type="float" office:value="3.94062102589235" calcext:value-type="float">
            <text:p>3,9406210259</text:p>
          </table:table-cell>
          <table:table-cell table:formula="of:=1+2*RAND()" office:value-type="float" office:value="1.54865451915936" calcext:value-type="float">
            <text:p>1,5486545192</text:p>
          </table:table-cell>
          <table:table-cell table:formula="of:=SIN([.B407]+[.C407]+[.D407])^2" office:value-type="float" office:value="0.915748883027417" calcext:value-type="float">
            <text:p>0,9157488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4445330159367" calcext:value-type="float">
            <text:p>4,8444533016</text:p>
          </table:table-cell>
          <table:table-cell table:formula="of:=3+3*RAND()" office:value-type="float" office:value="4.79493117862818" calcext:value-type="float">
            <text:p>4,7949311786</text:p>
          </table:table-cell>
          <table:table-cell table:formula="of:=1+2*RAND()" office:value-type="float" office:value="2.1345430524014" calcext:value-type="float">
            <text:p>2,1345430524</text:p>
          </table:table-cell>
          <table:table-cell table:formula="of:=SIN([.B408]+[.C408]+[.D408])^2" office:value-type="float" office:value="0.50704468524382" calcext:value-type="float">
            <text:p>0,50704468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4077261078188" calcext:value-type="float">
            <text:p>3,5407726108</text:p>
          </table:table-cell>
          <table:table-cell table:formula="of:=3+3*RAND()" office:value-type="float" office:value="4.99304793497661" calcext:value-type="float">
            <text:p>4,993047935</text:p>
          </table:table-cell>
          <table:table-cell table:formula="of:=1+2*RAND()" office:value-type="float" office:value="2.60698179419628" calcext:value-type="float">
            <text:p>2,6069817942</text:p>
          </table:table-cell>
          <table:table-cell table:formula="of:=SIN([.B409]+[.C409]+[.D409])^2" office:value-type="float" office:value="0.979056675833861" calcext:value-type="float">
            <text:p>0,979056675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6614125187274" calcext:value-type="float">
            <text:p>2,6661412519</text:p>
          </table:table-cell>
          <table:table-cell table:formula="of:=3+3*RAND()" office:value-type="float" office:value="3.76345959476033" calcext:value-type="float">
            <text:p>3,7634595948</text:p>
          </table:table-cell>
          <table:table-cell table:formula="of:=1+2*RAND()" office:value-type="float" office:value="1.08764288578927" calcext:value-type="float">
            <text:p>1,0876428858</text:p>
          </table:table-cell>
          <table:table-cell table:formula="of:=SIN([.B410]+[.C410]+[.D410])^2" office:value-type="float" office:value="0.890829255227117" calcext:value-type="float">
            <text:p>0,89082925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9648896871513" calcext:value-type="float">
            <text:p>2,9964889687</text:p>
          </table:table-cell>
          <table:table-cell table:formula="of:=3+3*RAND()" office:value-type="float" office:value="5.6311003467566" calcext:value-type="float">
            <text:p>5,6311003468</text:p>
          </table:table-cell>
          <table:table-cell table:formula="of:=1+2*RAND()" office:value-type="float" office:value="1.51312543913602" calcext:value-type="float">
            <text:p>1,5131254391</text:p>
          </table:table-cell>
          <table:table-cell table:formula="of:=SIN([.B411]+[.C411]+[.D411])^2" office:value-type="float" office:value="0.430761843538" calcext:value-type="float">
            <text:p>0,43076184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226883862217" calcext:value-type="float">
            <text:p>3,6226883862</text:p>
          </table:table-cell>
          <table:table-cell table:formula="of:=3+3*RAND()" office:value-type="float" office:value="3.64280046129724" calcext:value-type="float">
            <text:p>3,6428004613</text:p>
          </table:table-cell>
          <table:table-cell table:formula="of:=1+2*RAND()" office:value-type="float" office:value="2.48641072949563" calcext:value-type="float">
            <text:p>2,4864107295</text:p>
          </table:table-cell>
          <table:table-cell table:formula="of:=SIN([.B412]+[.C412]+[.D412])^2" office:value-type="float" office:value="0.103245653553454" calcext:value-type="float">
            <text:p>0,10324565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7740230916961" calcext:value-type="float">
            <text:p>2,9774023092</text:p>
          </table:table-cell>
          <table:table-cell table:formula="of:=3+3*RAND()" office:value-type="float" office:value="4.98161464980405" calcext:value-type="float">
            <text:p>4,9816146498</text:p>
          </table:table-cell>
          <table:table-cell table:formula="of:=1+2*RAND()" office:value-type="float" office:value="2.69633198196089" calcext:value-type="float">
            <text:p>2,696331982</text:p>
          </table:table-cell>
          <table:table-cell table:formula="of:=SIN([.B413]+[.C413]+[.D413])^2" office:value-type="float" office:value="0.888644623505508" calcext:value-type="float">
            <text:p>0,88864462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5301908171023" calcext:value-type="float">
            <text:p>4,1530190817</text:p>
          </table:table-cell>
          <table:table-cell table:formula="of:=3+3*RAND()" office:value-type="float" office:value="4.51138610780411" calcext:value-type="float">
            <text:p>4,5113861078</text:p>
          </table:table-cell>
          <table:table-cell table:formula="of:=1+2*RAND()" office:value-type="float" office:value="1.32986947244259" calcext:value-type="float">
            <text:p>1,3298694724</text:p>
          </table:table-cell>
          <table:table-cell table:formula="of:=SIN([.B414]+[.C414]+[.D414])^2" office:value-type="float" office:value="0.290745539719232" calcext:value-type="float">
            <text:p>0,29074553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2059389155318" calcext:value-type="float">
            <text:p>3,1205938916</text:p>
          </table:table-cell>
          <table:table-cell table:formula="of:=3+3*RAND()" office:value-type="float" office:value="5.0997403416459" calcext:value-type="float">
            <text:p>5,0997403416</text:p>
          </table:table-cell>
          <table:table-cell table:formula="of:=1+2*RAND()" office:value-type="float" office:value="1.62370866308554" calcext:value-type="float">
            <text:p>1,6237086631</text:p>
          </table:table-cell>
          <table:table-cell table:formula="of:=SIN([.B415]+[.C415]+[.D415])^2" office:value-type="float" office:value="0.165721587208522" calcext:value-type="float">
            <text:p>0,16572158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9212714581907" calcext:value-type="float">
            <text:p>4,2921271458</text:p>
          </table:table-cell>
          <table:table-cell table:formula="of:=3+3*RAND()" office:value-type="float" office:value="4.17506192450594" calcext:value-type="float">
            <text:p>4,1750619245</text:p>
          </table:table-cell>
          <table:table-cell table:formula="of:=1+2*RAND()" office:value-type="float" office:value="1.67699756730201" calcext:value-type="float">
            <text:p>1,6769975673</text:p>
          </table:table-cell>
          <table:table-cell table:formula="of:=SIN([.B416]+[.C416]+[.D416])^2" office:value-type="float" office:value="0.434201919105976" calcext:value-type="float">
            <text:p>0,43420191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7730014907527" calcext:value-type="float">
            <text:p>2,7773001491</text:p>
          </table:table-cell>
          <table:table-cell table:formula="of:=3+3*RAND()" office:value-type="float" office:value="4.78310272766219" calcext:value-type="float">
            <text:p>4,7831027277</text:p>
          </table:table-cell>
          <table:table-cell table:formula="of:=1+2*RAND()" office:value-type="float" office:value="1.1668822126167" calcext:value-type="float">
            <text:p>1,1668822126</text:p>
          </table:table-cell>
          <table:table-cell table:formula="of:=SIN([.B417]+[.C417]+[.D417])^2" office:value-type="float" office:value="0.412546858075288" calcext:value-type="float">
            <text:p>0,412546858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6473865371817" calcext:value-type="float">
            <text:p>3,6647386537</text:p>
          </table:table-cell>
          <table:table-cell table:formula="of:=3+3*RAND()" office:value-type="float" office:value="4.97384207888069" calcext:value-type="float">
            <text:p>4,9738420789</text:p>
          </table:table-cell>
          <table:table-cell table:formula="of:=1+2*RAND()" office:value-type="float" office:value="1.77143627833692" calcext:value-type="float">
            <text:p>1,7714362783</text:p>
          </table:table-cell>
          <table:table-cell table:formula="of:=SIN([.B418]+[.C418]+[.D418])^2" office:value-type="float" office:value="0.694562608307132" calcext:value-type="float">
            <text:p>0,69456260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6299176647139" calcext:value-type="float">
            <text:p>2,1629917665</text:p>
          </table:table-cell>
          <table:table-cell table:formula="of:=3+3*RAND()" office:value-type="float" office:value="3.79796990351378" calcext:value-type="float">
            <text:p>3,7979699035</text:p>
          </table:table-cell>
          <table:table-cell table:formula="of:=1+2*RAND()" office:value-type="float" office:value="2.80667971659755" calcext:value-type="float">
            <text:p>2,8066797166</text:p>
          </table:table-cell>
          <table:table-cell table:formula="of:=SIN([.B419]+[.C419]+[.D419])^2" office:value-type="float" office:value="0.373140480348983" calcext:value-type="float">
            <text:p>0,37314048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5866147596759" calcext:value-type="float">
            <text:p>4,258661476</text:p>
          </table:table-cell>
          <table:table-cell table:formula="of:=3+3*RAND()" office:value-type="float" office:value="3.93725346143254" calcext:value-type="float">
            <text:p>3,9372534614</text:p>
          </table:table-cell>
          <table:table-cell table:formula="of:=1+2*RAND()" office:value-type="float" office:value="1.93612829242873" calcext:value-type="float">
            <text:p>1,9361282924</text:p>
          </table:table-cell>
          <table:table-cell table:formula="of:=SIN([.B420]+[.C420]+[.D420])^2" office:value-type="float" office:value="0.422184705455476" calcext:value-type="float">
            <text:p>0,42218470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7543315809733" calcext:value-type="float">
            <text:p>4,8754331581</text:p>
          </table:table-cell>
          <table:table-cell table:formula="of:=3+3*RAND()" office:value-type="float" office:value="4.14468213987096" calcext:value-type="float">
            <text:p>4,1446821399</text:p>
          </table:table-cell>
          <table:table-cell table:formula="of:=1+2*RAND()" office:value-type="float" office:value="2.86221214359107" calcext:value-type="float">
            <text:p>2,8622121436</text:p>
          </table:table-cell>
          <table:table-cell table:formula="of:=SIN([.B421]+[.C421]+[.D421])^2" office:value-type="float" office:value="0.39933771998646" calcext:value-type="float">
            <text:p>0,399337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094357657987" calcext:value-type="float">
            <text:p>3,6094357658</text:p>
          </table:table-cell>
          <table:table-cell table:formula="of:=3+3*RAND()" office:value-type="float" office:value="5.10653212687924" calcext:value-type="float">
            <text:p>5,1065321269</text:p>
          </table:table-cell>
          <table:table-cell table:formula="of:=1+2*RAND()" office:value-type="float" office:value="2.16676470328884" calcext:value-type="float">
            <text:p>2,1667647033</text:p>
          </table:table-cell>
          <table:table-cell table:formula="of:=SIN([.B422]+[.C422]+[.D422])^2" office:value-type="float" office:value="0.987320706160839" calcext:value-type="float">
            <text:p>0,98732070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7856406186307" calcext:value-type="float">
            <text:p>2,3785640619</text:p>
          </table:table-cell>
          <table:table-cell table:formula="of:=3+3*RAND()" office:value-type="float" office:value="5.94968697544563" calcext:value-type="float">
            <text:p>5,9496869754</text:p>
          </table:table-cell>
          <table:table-cell table:formula="of:=1+2*RAND()" office:value-type="float" office:value="1.75464690735206" calcext:value-type="float">
            <text:p>1,7546469074</text:p>
          </table:table-cell>
          <table:table-cell table:formula="of:=SIN([.B423]+[.C423]+[.D423])^2" office:value-type="float" office:value="0.374091955637547" calcext:value-type="float">
            <text:p>0,37409195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2444996747271" calcext:value-type="float">
            <text:p>2,7244499675</text:p>
          </table:table-cell>
          <table:table-cell table:formula="of:=3+3*RAND()" office:value-type="float" office:value="4.4720464494026" calcext:value-type="float">
            <text:p>4,4720464494</text:p>
          </table:table-cell>
          <table:table-cell table:formula="of:=1+2*RAND()" office:value-type="float" office:value="2.73058760961509" calcext:value-type="float">
            <text:p>2,7305876096</text:p>
          </table:table-cell>
          <table:table-cell table:formula="of:=SIN([.B424]+[.C424]+[.D424])^2" office:value-type="float" office:value="0.231792200869316" calcext:value-type="float">
            <text:p>0,231792200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0664847716286" calcext:value-type="float">
            <text:p>3,3066484772</text:p>
          </table:table-cell>
          <table:table-cell table:formula="of:=3+3*RAND()" office:value-type="float" office:value="5.55401848684406" calcext:value-type="float">
            <text:p>5,5540184868</text:p>
          </table:table-cell>
          <table:table-cell table:formula="of:=1+2*RAND()" office:value-type="float" office:value="2.30264234778979" calcext:value-type="float">
            <text:p>2,3026423478</text:p>
          </table:table-cell>
          <table:table-cell table:formula="of:=SIN([.B425]+[.C425]+[.D425])^2" office:value-type="float" office:value="0.972127833931552" calcext:value-type="float">
            <text:p>0,97212783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0932579178049" calcext:value-type="float">
            <text:p>3,1093257918</text:p>
          </table:table-cell>
          <table:table-cell table:formula="of:=3+3*RAND()" office:value-type="float" office:value="4.46508795481836" calcext:value-type="float">
            <text:p>4,4650879548</text:p>
          </table:table-cell>
          <table:table-cell table:formula="of:=1+2*RAND()" office:value-type="float" office:value="2.33660672877168" calcext:value-type="float">
            <text:p>2,3366067288</text:p>
          </table:table-cell>
          <table:table-cell table:formula="of:=SIN([.B426]+[.C426]+[.D426])^2" office:value-type="float" office:value="0.218376038641046" calcext:value-type="float">
            <text:p>0,21837603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0138863792923" calcext:value-type="float">
            <text:p>3,0013886379</text:p>
          </table:table-cell>
          <table:table-cell table:formula="of:=3+3*RAND()" office:value-type="float" office:value="3.24808690609629" calcext:value-type="float">
            <text:p>3,2480869061</text:p>
          </table:table-cell>
          <table:table-cell table:formula="of:=1+2*RAND()" office:value-type="float" office:value="2.41359922558" calcext:value-type="float">
            <text:p>2,4135992256</text:p>
          </table:table-cell>
          <table:table-cell table:formula="of:=SIN([.B427]+[.C427]+[.D427])^2" office:value-type="float" office:value="0.476313895825664" calcext:value-type="float">
            <text:p>0,476313895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5878823169638" calcext:value-type="float">
            <text:p>3,7587882317</text:p>
          </table:table-cell>
          <table:table-cell table:formula="of:=3+3*RAND()" office:value-type="float" office:value="4.54238783807107" calcext:value-type="float">
            <text:p>4,5423878381</text:p>
          </table:table-cell>
          <table:table-cell table:formula="of:=1+2*RAND()" office:value-type="float" office:value="2.9824069191283" calcext:value-type="float">
            <text:p>2,9824069191</text:p>
          </table:table-cell>
          <table:table-cell table:formula="of:=SIN([.B428]+[.C428]+[.D428])^2" office:value-type="float" office:value="0.919319284612249" calcext:value-type="float">
            <text:p>0,91931928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9031689544772" calcext:value-type="float">
            <text:p>2,1903168954</text:p>
          </table:table-cell>
          <table:table-cell table:formula="of:=3+3*RAND()" office:value-type="float" office:value="5.15602583124466" calcext:value-type="float">
            <text:p>5,1560258312</text:p>
          </table:table-cell>
          <table:table-cell table:formula="of:=1+2*RAND()" office:value-type="float" office:value="1.83722948212477" calcext:value-type="float">
            <text:p>1,8372294821</text:p>
          </table:table-cell>
          <table:table-cell table:formula="of:=SIN([.B429]+[.C429]+[.D429])^2" office:value-type="float" office:value="0.0570606187592077" calcext:value-type="float">
            <text:p>0,05706061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4876583232251" calcext:value-type="float">
            <text:p>3,9487658323</text:p>
          </table:table-cell>
          <table:table-cell table:formula="of:=3+3*RAND()" office:value-type="float" office:value="4.34431517349763" calcext:value-type="float">
            <text:p>4,3443151735</text:p>
          </table:table-cell>
          <table:table-cell table:formula="of:=1+2*RAND()" office:value-type="float" office:value="1.47001018039122" calcext:value-type="float">
            <text:p>1,4700101804</text:p>
          </table:table-cell>
          <table:table-cell table:formula="of:=SIN([.B430]+[.C430]+[.D430])^2" office:value-type="float" office:value="0.11015522291551" calcext:value-type="float">
            <text:p>0,110155222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7226459800176" calcext:value-type="float">
            <text:p>4,772264598</text:p>
          </table:table-cell>
          <table:table-cell table:formula="of:=3+3*RAND()" office:value-type="float" office:value="5.55468169646564" calcext:value-type="float">
            <text:p>5,5546816965</text:p>
          </table:table-cell>
          <table:table-cell table:formula="of:=1+2*RAND()" office:value-type="float" office:value="2.89518462374288" calcext:value-type="float">
            <text:p>2,8951846237</text:p>
          </table:table-cell>
          <table:table-cell table:formula="of:=SIN([.B431]+[.C431]+[.D431])^2" office:value-type="float" office:value="0.371809726643428" calcext:value-type="float">
            <text:p>0,37180972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133598119264" calcext:value-type="float">
            <text:p>3,8413359812</text:p>
          </table:table-cell>
          <table:table-cell table:formula="of:=3+3*RAND()" office:value-type="float" office:value="4.54909681721014" calcext:value-type="float">
            <text:p>4,5490968172</text:p>
          </table:table-cell>
          <table:table-cell table:formula="of:=1+2*RAND()" office:value-type="float" office:value="2.46795415173764" calcext:value-type="float">
            <text:p>2,4679541517</text:p>
          </table:table-cell>
          <table:table-cell table:formula="of:=SIN([.B432]+[.C432]+[.D432])^2" office:value-type="float" office:value="0.98129740728879" calcext:value-type="float">
            <text:p>0,981297407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5026769534148" calcext:value-type="float">
            <text:p>3,7502676953</text:p>
          </table:table-cell>
          <table:table-cell table:formula="of:=3+3*RAND()" office:value-type="float" office:value="3.99125170649139" calcext:value-type="float">
            <text:p>3,9912517065</text:p>
          </table:table-cell>
          <table:table-cell table:formula="of:=1+2*RAND()" office:value-type="float" office:value="1.02715199540971" calcext:value-type="float">
            <text:p>1,0271519954</text:p>
          </table:table-cell>
          <table:table-cell table:formula="of:=SIN([.B433]+[.C433]+[.D433])^2" office:value-type="float" office:value="0.372144443621299" calcext:value-type="float">
            <text:p>0,37214444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7923819529471" calcext:value-type="float">
            <text:p>2,9792381953</text:p>
          </table:table-cell>
          <table:table-cell table:formula="of:=3+3*RAND()" office:value-type="float" office:value="5.69308944326695" calcext:value-type="float">
            <text:p>5,6930894433</text:p>
          </table:table-cell>
          <table:table-cell table:formula="of:=1+2*RAND()" office:value-type="float" office:value="2.21731337162187" calcext:value-type="float">
            <text:p>2,2173133716</text:p>
          </table:table-cell>
          <table:table-cell table:formula="of:=SIN([.B434]+[.C434]+[.D434])^2" office:value-type="float" office:value="0.988820054694524" calcext:value-type="float">
            <text:p>0,98882005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0094890528871" calcext:value-type="float">
            <text:p>2,1009489053</text:p>
          </table:table-cell>
          <table:table-cell table:formula="of:=3+3*RAND()" office:value-type="float" office:value="5.84373479705404" calcext:value-type="float">
            <text:p>5,8437347971</text:p>
          </table:table-cell>
          <table:table-cell table:formula="of:=1+2*RAND()" office:value-type="float" office:value="2.62755354434218" calcext:value-type="float">
            <text:p>2,6275535443</text:p>
          </table:table-cell>
          <table:table-cell table:formula="of:=SIN([.B435]+[.C435]+[.D435])^2" office:value-type="float" office:value="0.831239094103545" calcext:value-type="float">
            <text:p>0,831239094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6965532672452" calcext:value-type="float">
            <text:p>4,8696553267</text:p>
          </table:table-cell>
          <table:table-cell table:formula="of:=3+3*RAND()" office:value-type="float" office:value="3.07204670892137" calcext:value-type="float">
            <text:p>3,0720467089</text:p>
          </table:table-cell>
          <table:table-cell table:formula="of:=1+2*RAND()" office:value-type="float" office:value="1.23624615548177" calcext:value-type="float">
            <text:p>1,2362461555</text:p>
          </table:table-cell>
          <table:table-cell table:formula="of:=SIN([.B436]+[.C436]+[.D436])^2" office:value-type="float" office:value="0.0596976598329901" calcext:value-type="float">
            <text:p>0,05969765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5246509234625" calcext:value-type="float">
            <text:p>2,5524650923</text:p>
          </table:table-cell>
          <table:table-cell table:formula="of:=3+3*RAND()" office:value-type="float" office:value="5.43281050376901" calcext:value-type="float">
            <text:p>5,4328105038</text:p>
          </table:table-cell>
          <table:table-cell table:formula="of:=1+2*RAND()" office:value-type="float" office:value="2.18632319764649" calcext:value-type="float">
            <text:p>2,1863231976</text:p>
          </table:table-cell>
          <table:table-cell table:formula="of:=SIN([.B437]+[.C437]+[.D437])^2" office:value-type="float" office:value="0.461460932327961" calcext:value-type="float">
            <text:p>0,46146093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4834823367228" calcext:value-type="float">
            <text:p>2,2483482337</text:p>
          </table:table-cell>
          <table:table-cell table:formula="of:=3+3*RAND()" office:value-type="float" office:value="3.4215149350561" calcext:value-type="float">
            <text:p>3,4215149351</text:p>
          </table:table-cell>
          <table:table-cell table:formula="of:=1+2*RAND()" office:value-type="float" office:value="2.8055135404871" calcext:value-type="float">
            <text:p>2,8055135405</text:p>
          </table:table-cell>
          <table:table-cell table:formula="of:=SIN([.B438]+[.C438]+[.D438])^2" office:value-type="float" office:value="0.661078071960923" calcext:value-type="float">
            <text:p>0,6610780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7449802197525" calcext:value-type="float">
            <text:p>4,474498022</text:p>
          </table:table-cell>
          <table:table-cell table:formula="of:=3+3*RAND()" office:value-type="float" office:value="3.97985288129081" calcext:value-type="float">
            <text:p>3,9798528813</text:p>
          </table:table-cell>
          <table:table-cell table:formula="of:=1+2*RAND()" office:value-type="float" office:value="1.70856762705408" calcext:value-type="float">
            <text:p>1,7085676271</text:p>
          </table:table-cell>
          <table:table-cell table:formula="of:=SIN([.B439]+[.C439]+[.D439])^2" office:value-type="float" office:value="0.452812734365113" calcext:value-type="float">
            <text:p>0,45281273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8131922531056" calcext:value-type="float">
            <text:p>3,1813192253</text:p>
          </table:table-cell>
          <table:table-cell table:formula="of:=3+3*RAND()" office:value-type="float" office:value="4.1317388716666" calcext:value-type="float">
            <text:p>4,1317388717</text:p>
          </table:table-cell>
          <table:table-cell table:formula="of:=1+2*RAND()" office:value-type="float" office:value="1.20492398453846" calcext:value-type="float">
            <text:p>1,2049239845</text:p>
          </table:table-cell>
          <table:table-cell table:formula="of:=SIN([.B440]+[.C440]+[.D440])^2" office:value-type="float" office:value="0.620208501556805" calcext:value-type="float">
            <text:p>0,62020850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7771341906808" calcext:value-type="float">
            <text:p>3,3777134191</text:p>
          </table:table-cell>
          <table:table-cell table:formula="of:=3+3*RAND()" office:value-type="float" office:value="3.02424904008125" calcext:value-type="float">
            <text:p>3,0242490401</text:p>
          </table:table-cell>
          <table:table-cell table:formula="of:=1+2*RAND()" office:value-type="float" office:value="1.90356241470166" calcext:value-type="float">
            <text:p>1,9035624147</text:p>
          </table:table-cell>
          <table:table-cell table:formula="of:=SIN([.B441]+[.C441]+[.D441])^2" office:value-type="float" office:value="0.809594644312907" calcext:value-type="float">
            <text:p>0,80959464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0790928439924" calcext:value-type="float">
            <text:p>3,1079092844</text:p>
          </table:table-cell>
          <table:table-cell table:formula="of:=3+3*RAND()" office:value-type="float" office:value="5.48640938655598" calcext:value-type="float">
            <text:p>5,4864093866</text:p>
          </table:table-cell>
          <table:table-cell table:formula="of:=1+2*RAND()" office:value-type="float" office:value="1.10180563440275" calcext:value-type="float">
            <text:p>1,1018056344</text:p>
          </table:table-cell>
          <table:table-cell table:formula="of:=SIN([.B442]+[.C442]+[.D442])^2" office:value-type="float" office:value="0.071839417411112" calcext:value-type="float">
            <text:p>0,07183941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9188943608288" calcext:value-type="float">
            <text:p>4,9918894361</text:p>
          </table:table-cell>
          <table:table-cell table:formula="of:=3+3*RAND()" office:value-type="float" office:value="5.71704639421935" calcext:value-type="float">
            <text:p>5,7170463942</text:p>
          </table:table-cell>
          <table:table-cell table:formula="of:=1+2*RAND()" office:value-type="float" office:value="1.42627724999925" calcext:value-type="float">
            <text:p>1,42627725</text:p>
          </table:table-cell>
          <table:table-cell table:formula="of:=SIN([.B443]+[.C443]+[.D443])^2" office:value-type="float" office:value="0.174659367902152" calcext:value-type="float">
            <text:p>0,17465936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5399333589223" calcext:value-type="float">
            <text:p>2,4539933359</text:p>
          </table:table-cell>
          <table:table-cell table:formula="of:=3+3*RAND()" office:value-type="float" office:value="5.93004619901937" calcext:value-type="float">
            <text:p>5,930046199</text:p>
          </table:table-cell>
          <table:table-cell table:formula="of:=1+2*RAND()" office:value-type="float" office:value="1.9723213558428" calcext:value-type="float">
            <text:p>1,9723213558</text:p>
          </table:table-cell>
          <table:table-cell table:formula="of:=SIN([.B444]+[.C444]+[.D444])^2" office:value-type="float" office:value="0.644111005433584" calcext:value-type="float">
            <text:p>0,64411100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9100748698232" calcext:value-type="float">
            <text:p>4,191007487</text:p>
          </table:table-cell>
          <table:table-cell table:formula="of:=3+3*RAND()" office:value-type="float" office:value="3.84989878932757" calcext:value-type="float">
            <text:p>3,8498987893</text:p>
          </table:table-cell>
          <table:table-cell table:formula="of:=1+2*RAND()" office:value-type="float" office:value="1.47437967076429" calcext:value-type="float">
            <text:p>1,4743796708</text:p>
          </table:table-cell>
          <table:table-cell table:formula="of:=SIN([.B445]+[.C445]+[.D445])^2" office:value-type="float" office:value="0.0081693520426755" calcext:value-type="float">
            <text:p>0,0081693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5355347292855" calcext:value-type="float">
            <text:p>3,3535534729</text:p>
          </table:table-cell>
          <table:table-cell table:formula="of:=3+3*RAND()" office:value-type="float" office:value="3.55100967761896" calcext:value-type="float">
            <text:p>3,5510096776</text:p>
          </table:table-cell>
          <table:table-cell table:formula="of:=1+2*RAND()" office:value-type="float" office:value="1.13178122411925" calcext:value-type="float">
            <text:p>1,1317812241</text:p>
          </table:table-cell>
          <table:table-cell table:formula="of:=SIN([.B446]+[.C446]+[.D446])^2" office:value-type="float" office:value="0.967110857595772" calcext:value-type="float">
            <text:p>0,96711085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4784123142631" calcext:value-type="float">
            <text:p>2,6478412314</text:p>
          </table:table-cell>
          <table:table-cell table:formula="of:=3+3*RAND()" office:value-type="float" office:value="3.93153863586735" calcext:value-type="float">
            <text:p>3,9315386359</text:p>
          </table:table-cell>
          <table:table-cell table:formula="of:=1+2*RAND()" office:value-type="float" office:value="2.50207079128503" calcext:value-type="float">
            <text:p>2,5020707913</text:p>
          </table:table-cell>
          <table:table-cell table:formula="of:=SIN([.B447]+[.C447]+[.D447])^2" office:value-type="float" office:value="0.113314418018286" calcext:value-type="float">
            <text:p>0,1133144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336428601061" calcext:value-type="float">
            <text:p>2,8336428601</text:p>
          </table:table-cell>
          <table:table-cell table:formula="of:=3+3*RAND()" office:value-type="float" office:value="5.03657722966662" calcext:value-type="float">
            <text:p>5,0365772297</text:p>
          </table:table-cell>
          <table:table-cell table:formula="of:=1+2*RAND()" office:value-type="float" office:value="2.06939460151489" calcext:value-type="float">
            <text:p>2,0693946015</text:p>
          </table:table-cell>
          <table:table-cell table:formula="of:=SIN([.B448]+[.C448]+[.D448])^2" office:value-type="float" office:value="0.242450620479306" calcext:value-type="float">
            <text:p>0,24245062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1270828338541" calcext:value-type="float">
            <text:p>4,7127082834</text:p>
          </table:table-cell>
          <table:table-cell table:formula="of:=3+3*RAND()" office:value-type="float" office:value="5.03870250215946" calcext:value-type="float">
            <text:p>5,0387025022</text:p>
          </table:table-cell>
          <table:table-cell table:formula="of:=1+2*RAND()" office:value-type="float" office:value="1.51146360396689" calcext:value-type="float">
            <text:p>1,511463604</text:p>
          </table:table-cell>
          <table:table-cell table:formula="of:=SIN([.B449]+[.C449]+[.D449])^2" office:value-type="float" office:value="0.930236196489865" calcext:value-type="float">
            <text:p>0,93023619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3677584184472" calcext:value-type="float">
            <text:p>4,0367758418</text:p>
          </table:table-cell>
          <table:table-cell table:formula="of:=3+3*RAND()" office:value-type="float" office:value="5.20720461528468" calcext:value-type="float">
            <text:p>5,2072046153</text:p>
          </table:table-cell>
          <table:table-cell table:formula="of:=1+2*RAND()" office:value-type="float" office:value="1.10259548386331" calcext:value-type="float">
            <text:p>1,1025954839</text:p>
          </table:table-cell>
          <table:table-cell table:formula="of:=SIN([.B450]+[.C450]+[.D450])^2" office:value-type="float" office:value="0.634714296642599" calcext:value-type="float">
            <text:p>0,63471429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5819537508346" calcext:value-type="float">
            <text:p>3,4581953751</text:p>
          </table:table-cell>
          <table:table-cell table:formula="of:=3+3*RAND()" office:value-type="float" office:value="4.7159506458465" calcext:value-type="float">
            <text:p>4,7159506458</text:p>
          </table:table-cell>
          <table:table-cell table:formula="of:=1+2*RAND()" office:value-type="float" office:value="1.48952517961596" calcext:value-type="float">
            <text:p>1,4895251796</text:p>
          </table:table-cell>
          <table:table-cell table:formula="of:=SIN([.B451]+[.C451]+[.D451])^2" office:value-type="float" office:value="0.0559925466999718" calcext:value-type="float">
            <text:p>0,055992546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829185499293" calcext:value-type="float">
            <text:p>2,8829185499</text:p>
          </table:table-cell>
          <table:table-cell table:formula="of:=3+3*RAND()" office:value-type="float" office:value="5.82950314928497" calcext:value-type="float">
            <text:p>5,8295031493</text:p>
          </table:table-cell>
          <table:table-cell table:formula="of:=1+2*RAND()" office:value-type="float" office:value="1.66358338487256" calcext:value-type="float">
            <text:p>1,6635833849</text:p>
          </table:table-cell>
          <table:table-cell table:formula="of:=SIN([.B452]+[.C452]+[.D452])^2" office:value-type="float" office:value="0.662805522349502" calcext:value-type="float">
            <text:p>0,66280552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7473185065219" calcext:value-type="float">
            <text:p>2,7747318507</text:p>
          </table:table-cell>
          <table:table-cell table:formula="of:=3+3*RAND()" office:value-type="float" office:value="4.58175896794154" calcext:value-type="float">
            <text:p>4,5817589679</text:p>
          </table:table-cell>
          <table:table-cell table:formula="of:=1+2*RAND()" office:value-type="float" office:value="2.20947760891718" calcext:value-type="float">
            <text:p>2,2094776089</text:p>
          </table:table-cell>
          <table:table-cell table:formula="of:=SIN([.B453]+[.C453]+[.D453])^2" office:value-type="float" office:value="0.0198026347599866" calcext:value-type="float">
            <text:p>0,01980263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1376255435296" calcext:value-type="float">
            <text:p>3,9137625544</text:p>
          </table:table-cell>
          <table:table-cell table:formula="of:=3+3*RAND()" office:value-type="float" office:value="3.99661715709167" calcext:value-type="float">
            <text:p>3,9966171571</text:p>
          </table:table-cell>
          <table:table-cell table:formula="of:=1+2*RAND()" office:value-type="float" office:value="2.361786584549" calcext:value-type="float">
            <text:p>2,3617865845</text:p>
          </table:table-cell>
          <table:table-cell table:formula="of:=SIN([.B454]+[.C454]+[.D454])^2" office:value-type="float" office:value="0.561831484050091" calcext:value-type="float">
            <text:p>0,561831484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3212918594347" calcext:value-type="float">
            <text:p>3,8321291859</text:p>
          </table:table-cell>
          <table:table-cell table:formula="of:=3+3*RAND()" office:value-type="float" office:value="3.50298655218421" calcext:value-type="float">
            <text:p>3,5029865522</text:p>
          </table:table-cell>
          <table:table-cell table:formula="of:=1+2*RAND()" office:value-type="float" office:value="2.21319454623129" calcext:value-type="float">
            <text:p>2,2131945462</text:p>
          </table:table-cell>
          <table:table-cell table:formula="of:=SIN([.B455]+[.C455]+[.D455])^2" office:value-type="float" office:value="0.0151827678188813" calcext:value-type="float">
            <text:p>0,01518276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9457116530659" calcext:value-type="float">
            <text:p>3,2945711653</text:p>
          </table:table-cell>
          <table:table-cell table:formula="of:=3+3*RAND()" office:value-type="float" office:value="4.86186058417365" calcext:value-type="float">
            <text:p>4,8618605842</text:p>
          </table:table-cell>
          <table:table-cell table:formula="of:=1+2*RAND()" office:value-type="float" office:value="1.72639914641468" calcext:value-type="float">
            <text:p>1,7263991464</text:p>
          </table:table-cell>
          <table:table-cell table:formula="of:=SIN([.B456]+[.C456]+[.D456])^2" office:value-type="float" office:value="0.195543134323597" calcext:value-type="float">
            <text:p>0,19554313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4454354297964" calcext:value-type="float">
            <text:p>4,444543543</text:p>
          </table:table-cell>
          <table:table-cell table:formula="of:=3+3*RAND()" office:value-type="float" office:value="5.85806355082066" calcext:value-type="float">
            <text:p>5,8580635508</text:p>
          </table:table-cell>
          <table:table-cell table:formula="of:=1+2*RAND()" office:value-type="float" office:value="1.36762469700371" calcext:value-type="float">
            <text:p>1,367624697</text:p>
          </table:table-cell>
          <table:table-cell table:formula="of:=SIN([.B457]+[.C457]+[.D457])^2" office:value-type="float" office:value="0.609837499918994" calcext:value-type="float">
            <text:p>0,609837499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3919003190482" calcext:value-type="float">
            <text:p>3,1391900319</text:p>
          </table:table-cell>
          <table:table-cell table:formula="of:=3+3*RAND()" office:value-type="float" office:value="3.48637659023323" calcext:value-type="float">
            <text:p>3,4863765902</text:p>
          </table:table-cell>
          <table:table-cell table:formula="of:=1+2*RAND()" office:value-type="float" office:value="2.02266027918291" calcext:value-type="float">
            <text:p>2,0226602792</text:p>
          </table:table-cell>
          <table:table-cell table:formula="of:=SIN([.B458]+[.C458]+[.D458])^2" office:value-type="float" office:value="0.491153357692984" calcext:value-type="float">
            <text:p>0,49115335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5912791759203" calcext:value-type="float">
            <text:p>3,6591279176</text:p>
          </table:table-cell>
          <table:table-cell table:formula="of:=3+3*RAND()" office:value-type="float" office:value="3.76839356864601" calcext:value-type="float">
            <text:p>3,7683935686</text:p>
          </table:table-cell>
          <table:table-cell table:formula="of:=1+2*RAND()" office:value-type="float" office:value="1.1721507584132" calcext:value-type="float">
            <text:p>1,1721507584</text:p>
          </table:table-cell>
          <table:table-cell table:formula="of:=SIN([.B459]+[.C459]+[.D459])^2" office:value-type="float" office:value="0.539665828219442" calcext:value-type="float">
            <text:p>0,53966582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2475888281554" calcext:value-type="float">
            <text:p>2,7247588828</text:p>
          </table:table-cell>
          <table:table-cell table:formula="of:=3+3*RAND()" office:value-type="float" office:value="5.60244113343152" calcext:value-type="float">
            <text:p>5,6024411334</text:p>
          </table:table-cell>
          <table:table-cell table:formula="of:=1+2*RAND()" office:value-type="float" office:value="2.69565996131398" calcext:value-type="float">
            <text:p>2,6956599613</text:p>
          </table:table-cell>
          <table:table-cell table:formula="of:=SIN([.B460]+[.C460]+[.D460])^2" office:value-type="float" office:value="0.99925567586755" calcext:value-type="float">
            <text:p>0,99925567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9366863658517" calcext:value-type="float">
            <text:p>4,2936686366</text:p>
          </table:table-cell>
          <table:table-cell table:formula="of:=3+3*RAND()" office:value-type="float" office:value="5.82436708643673" calcext:value-type="float">
            <text:p>5,8243670864</text:p>
          </table:table-cell>
          <table:table-cell table:formula="of:=1+2*RAND()" office:value-type="float" office:value="2.17578385609639" calcext:value-type="float">
            <text:p>2,1757838561</text:p>
          </table:table-cell>
          <table:table-cell table:formula="of:=SIN([.B461]+[.C461]+[.D461])^2" office:value-type="float" office:value="0.0724628144290792" calcext:value-type="float">
            <text:p>0,07246281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9909087619391" calcext:value-type="float">
            <text:p>4,9990908762</text:p>
          </table:table-cell>
          <table:table-cell table:formula="of:=3+3*RAND()" office:value-type="float" office:value="5.85090912208339" calcext:value-type="float">
            <text:p>5,8509091221</text:p>
          </table:table-cell>
          <table:table-cell table:formula="of:=1+2*RAND()" office:value-type="float" office:value="1.33617206771998" calcext:value-type="float">
            <text:p>1,3361720677</text:p>
          </table:table-cell>
          <table:table-cell table:formula="of:=SIN([.B462]+[.C462]+[.D462])^2" office:value-type="float" office:value="0.137718807424433" calcext:value-type="float">
            <text:p>0,13771880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1556332689467" calcext:value-type="float">
            <text:p>2,5155633269</text:p>
          </table:table-cell>
          <table:table-cell table:formula="of:=3+3*RAND()" office:value-type="float" office:value="5.6260818029011" calcext:value-type="float">
            <text:p>5,6260818029</text:p>
          </table:table-cell>
          <table:table-cell table:formula="of:=1+2*RAND()" office:value-type="float" office:value="2.55452580441959" calcext:value-type="float">
            <text:p>2,5545258044</text:p>
          </table:table-cell>
          <table:table-cell table:formula="of:=SIN([.B463]+[.C463]+[.D463])^2" office:value-type="float" office:value="0.913004405606795" calcext:value-type="float">
            <text:p>0,91300440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9854121989527" calcext:value-type="float">
            <text:p>2,4985412199</text:p>
          </table:table-cell>
          <table:table-cell table:formula="of:=3+3*RAND()" office:value-type="float" office:value="4.78363352504111" calcext:value-type="float">
            <text:p>4,783633525</text:p>
          </table:table-cell>
          <table:table-cell table:formula="of:=1+2*RAND()" office:value-type="float" office:value="1.17887122042498" calcext:value-type="float">
            <text:p>1,1788712204</text:p>
          </table:table-cell>
          <table:table-cell table:formula="of:=SIN([.B464]+[.C464]+[.D464])^2" office:value-type="float" office:value="0.674576780241357" calcext:value-type="float">
            <text:p>0,67457678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3049157606078" calcext:value-type="float">
            <text:p>4,8304915761</text:p>
          </table:table-cell>
          <table:table-cell table:formula="of:=3+3*RAND()" office:value-type="float" office:value="5.58238751622495" calcext:value-type="float">
            <text:p>5,5823875162</text:p>
          </table:table-cell>
          <table:table-cell table:formula="of:=1+2*RAND()" office:value-type="float" office:value="1.07208503828908" calcext:value-type="float">
            <text:p>1,0720850383</text:p>
          </table:table-cell>
          <table:table-cell table:formula="of:=SIN([.B465]+[.C465]+[.D465])^2" office:value-type="float" office:value="0.779017799657913" calcext:value-type="float">
            <text:p>0,77901779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1772873830404" calcext:value-type="float">
            <text:p>4,2177287383</text:p>
          </table:table-cell>
          <table:table-cell table:formula="of:=3+3*RAND()" office:value-type="float" office:value="5.35661629211127" calcext:value-type="float">
            <text:p>5,3566162921</text:p>
          </table:table-cell>
          <table:table-cell table:formula="of:=1+2*RAND()" office:value-type="float" office:value="2.30987019540877" calcext:value-type="float">
            <text:p>2,3098701954</text:p>
          </table:table-cell>
          <table:table-cell table:formula="of:=SIN([.B466]+[.C466]+[.D466])^2" office:value-type="float" office:value="0.397489310738006" calcext:value-type="float">
            <text:p>0,39748931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5963909376304" calcext:value-type="float">
            <text:p>3,7596390938</text:p>
          </table:table-cell>
          <table:table-cell table:formula="of:=3+3*RAND()" office:value-type="float" office:value="4.17612185245876" calcext:value-type="float">
            <text:p>4,1761218525</text:p>
          </table:table-cell>
          <table:table-cell table:formula="of:=1+2*RAND()" office:value-type="float" office:value="1.76630717033641" calcext:value-type="float">
            <text:p>1,7663071703</text:p>
          </table:table-cell>
          <table:table-cell table:formula="of:=SIN([.B467]+[.C467]+[.D467])^2" office:value-type="float" office:value="0.0749392412921869" calcext:value-type="float">
            <text:p>0,074939241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7197637918455" calcext:value-type="float">
            <text:p>2,0719763792</text:p>
          </table:table-cell>
          <table:table-cell table:formula="of:=3+3*RAND()" office:value-type="float" office:value="4.47523199500363" calcext:value-type="float">
            <text:p>4,475231995</text:p>
          </table:table-cell>
          <table:table-cell table:formula="of:=1+2*RAND()" office:value-type="float" office:value="2.41693299246107" calcext:value-type="float">
            <text:p>2,4169329925</text:p>
          </table:table-cell>
          <table:table-cell table:formula="of:=SIN([.B468]+[.C468]+[.D468])^2" office:value-type="float" office:value="0.197596642364555" calcext:value-type="float">
            <text:p>0,19759664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1499589944862" calcext:value-type="float">
            <text:p>3,6149958994</text:p>
          </table:table-cell>
          <table:table-cell table:formula="of:=3+3*RAND()" office:value-type="float" office:value="3.52139922419742" calcext:value-type="float">
            <text:p>3,5213992242</text:p>
          </table:table-cell>
          <table:table-cell table:formula="of:=1+2*RAND()" office:value-type="float" office:value="1.42210238746345" calcext:value-type="float">
            <text:p>1,4221023875</text:p>
          </table:table-cell>
          <table:table-cell table:formula="of:=SIN([.B469]+[.C469]+[.D469])^2" office:value-type="float" office:value="0.580529995907236" calcext:value-type="float">
            <text:p>0,58052999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091566988438" calcext:value-type="float">
            <text:p>3,5091566988</text:p>
          </table:table-cell>
          <table:table-cell table:formula="of:=3+3*RAND()" office:value-type="float" office:value="5.66387919343651" calcext:value-type="float">
            <text:p>5,6638791934</text:p>
          </table:table-cell>
          <table:table-cell table:formula="of:=1+2*RAND()" office:value-type="float" office:value="2.24624357342132" calcext:value-type="float">
            <text:p>2,2462435734</text:p>
          </table:table-cell>
          <table:table-cell table:formula="of:=SIN([.B470]+[.C470]+[.D470])^2" office:value-type="float" office:value="0.830963239645627" calcext:value-type="float">
            <text:p>0,830963239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4798236129784" calcext:value-type="float">
            <text:p>2,5479823613</text:p>
          </table:table-cell>
          <table:table-cell table:formula="of:=3+3*RAND()" office:value-type="float" office:value="4.51972088214934" calcext:value-type="float">
            <text:p>4,5197208821</text:p>
          </table:table-cell>
          <table:table-cell table:formula="of:=1+2*RAND()" office:value-type="float" office:value="1.34315823176851" calcext:value-type="float">
            <text:p>1,3431582318</text:p>
          </table:table-cell>
          <table:table-cell table:formula="of:=SIN([.B471]+[.C471]+[.D471])^2" office:value-type="float" office:value="0.720645419664159" calcext:value-type="float">
            <text:p>0,72064541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0953215257959" calcext:value-type="float">
            <text:p>4,6095321526</text:p>
          </table:table-cell>
          <table:table-cell table:formula="of:=3+3*RAND()" office:value-type="float" office:value="3.1886142019502" calcext:value-type="float">
            <text:p>3,188614202</text:p>
          </table:table-cell>
          <table:table-cell table:formula="of:=1+2*RAND()" office:value-type="float" office:value="2.60951433411177" calcext:value-type="float">
            <text:p>2,6095143341</text:p>
          </table:table-cell>
          <table:table-cell table:formula="of:=SIN([.B472]+[.C472]+[.D472])^2" office:value-type="float" office:value="0.692389847375652" calcext:value-type="float">
            <text:p>0,69238984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7651950485455" calcext:value-type="float">
            <text:p>2,8765195049</text:p>
          </table:table-cell>
          <table:table-cell table:formula="of:=3+3*RAND()" office:value-type="float" office:value="5.39898848559081" calcext:value-type="float">
            <text:p>5,3989884856</text:p>
          </table:table-cell>
          <table:table-cell table:formula="of:=1+2*RAND()" office:value-type="float" office:value="1.45169191059693" calcext:value-type="float">
            <text:p>1,4516919106</text:p>
          </table:table-cell>
          <table:table-cell table:formula="of:=SIN([.B473]+[.C473]+[.D473])^2" office:value-type="float" office:value="0.0887045587833081" calcext:value-type="float">
            <text:p>0,08870455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0556926732936" calcext:value-type="float">
            <text:p>2,9055692673</text:p>
          </table:table-cell>
          <table:table-cell table:formula="of:=3+3*RAND()" office:value-type="float" office:value="5.87784269509507" calcext:value-type="float">
            <text:p>5,8778426951</text:p>
          </table:table-cell>
          <table:table-cell table:formula="of:=1+2*RAND()" office:value-type="float" office:value="1.90210501824861" calcext:value-type="float">
            <text:p>1,9021050182</text:p>
          </table:table-cell>
          <table:table-cell table:formula="of:=SIN([.B474]+[.C474]+[.D474])^2" office:value-type="float" office:value="0.906905928339749" calcext:value-type="float">
            <text:p>0,90690592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2913306995302" calcext:value-type="float">
            <text:p>2,92913307</text:p>
          </table:table-cell>
          <table:table-cell table:formula="of:=3+3*RAND()" office:value-type="float" office:value="3.07348733796938" calcext:value-type="float">
            <text:p>3,073487338</text:p>
          </table:table-cell>
          <table:table-cell table:formula="of:=1+2*RAND()" office:value-type="float" office:value="1.88710053256212" calcext:value-type="float">
            <text:p>1,8871005326</text:p>
          </table:table-cell>
          <table:table-cell table:formula="of:=SIN([.B475]+[.C475]+[.D475])^2" office:value-type="float" office:value="0.998723245707657" calcext:value-type="float">
            <text:p>0,99872324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2342546707118" calcext:value-type="float">
            <text:p>4,0234254671</text:p>
          </table:table-cell>
          <table:table-cell table:formula="of:=3+3*RAND()" office:value-type="float" office:value="5.85720611865317" calcext:value-type="float">
            <text:p>5,8572061187</text:p>
          </table:table-cell>
          <table:table-cell table:formula="of:=1+2*RAND()" office:value-type="float" office:value="2.82555026419812" calcext:value-type="float">
            <text:p>2,8255502642</text:p>
          </table:table-cell>
          <table:table-cell table:formula="of:=SIN([.B476]+[.C476]+[.D476])^2" office:value-type="float" office:value="0.0194201489718626" calcext:value-type="float">
            <text:p>0,0194201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7451781984283" calcext:value-type="float">
            <text:p>2,6745178198</text:p>
          </table:table-cell>
          <table:table-cell table:formula="of:=3+3*RAND()" office:value-type="float" office:value="5.63442005968727" calcext:value-type="float">
            <text:p>5,6344200597</text:p>
          </table:table-cell>
          <table:table-cell table:formula="of:=1+2*RAND()" office:value-type="float" office:value="2.9960386375663" calcext:value-type="float">
            <text:p>2,9960386376</text:p>
          </table:table-cell>
          <table:table-cell table:formula="of:=SIN([.B477]+[.C477]+[.D477])^2" office:value-type="float" office:value="0.907286263085518" calcext:value-type="float">
            <text:p>0,907286263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49520610567" calcext:value-type="float">
            <text:p>2,6495206106</text:p>
          </table:table-cell>
          <table:table-cell table:formula="of:=3+3*RAND()" office:value-type="float" office:value="3.82598484606455" calcext:value-type="float">
            <text:p>3,8259848461</text:p>
          </table:table-cell>
          <table:table-cell table:formula="of:=1+2*RAND()" office:value-type="float" office:value="1.62832948769348" calcext:value-type="float">
            <text:p>1,6283294877</text:p>
          </table:table-cell>
          <table:table-cell table:formula="of:=SIN([.B478]+[.C478]+[.D478])^2" office:value-type="float" office:value="0.938861588824685" calcext:value-type="float">
            <text:p>0,93886158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8833624152157" calcext:value-type="float">
            <text:p>4,1883362415</text:p>
          </table:table-cell>
          <table:table-cell table:formula="of:=3+3*RAND()" office:value-type="float" office:value="4.67067239108585" calcext:value-type="float">
            <text:p>4,6706723911</text:p>
          </table:table-cell>
          <table:table-cell table:formula="of:=1+2*RAND()" office:value-type="float" office:value="2.01010940463677" calcext:value-type="float">
            <text:p>2,0101094046</text:p>
          </table:table-cell>
          <table:table-cell table:formula="of:=SIN([.B479]+[.C479]+[.D479])^2" office:value-type="float" office:value="0.984093874532622" calcext:value-type="float">
            <text:p>0,98409387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7851035009342" calcext:value-type="float">
            <text:p>2,2785103501</text:p>
          </table:table-cell>
          <table:table-cell table:formula="of:=3+3*RAND()" office:value-type="float" office:value="5.54559885815743" calcext:value-type="float">
            <text:p>5,5455988582</text:p>
          </table:table-cell>
          <table:table-cell table:formula="of:=1+2*RAND()" office:value-type="float" office:value="1.21878456870251" calcext:value-type="float">
            <text:p>1,2187845687</text:p>
          </table:table-cell>
          <table:table-cell table:formula="of:=SIN([.B480]+[.C480]+[.D480])^2" office:value-type="float" office:value="0.13888261946728" calcext:value-type="float">
            <text:p>0,13888261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0280254390001" calcext:value-type="float">
            <text:p>4,6028025439</text:p>
          </table:table-cell>
          <table:table-cell table:formula="of:=3+3*RAND()" office:value-type="float" office:value="4.8311409817899" calcext:value-type="float">
            <text:p>4,8311409818</text:p>
          </table:table-cell>
          <table:table-cell table:formula="of:=1+2*RAND()" office:value-type="float" office:value="2.50366088405545" calcext:value-type="float">
            <text:p>2,5036608841</text:p>
          </table:table-cell>
          <table:table-cell table:formula="of:=SIN([.B481]+[.C481]+[.D481])^2" office:value-type="float" office:value="0.345917327862154" calcext:value-type="float">
            <text:p>0,34591732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3605345260128" calcext:value-type="float">
            <text:p>3,6360534526</text:p>
          </table:table-cell>
          <table:table-cell table:formula="of:=3+3*RAND()" office:value-type="float" office:value="4.24464227324686" calcext:value-type="float">
            <text:p>4,2446422732</text:p>
          </table:table-cell>
          <table:table-cell table:formula="of:=1+2*RAND()" office:value-type="float" office:value="1.51838903689042" calcext:value-type="float">
            <text:p>1,5183890369</text:p>
          </table:table-cell>
          <table:table-cell table:formula="of:=SIN([.B482]+[.C482]+[.D482])^2" office:value-type="float" office:value="0.000659995176042633" calcext:value-type="float">
            <text:p>0,00065999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71530974271" calcext:value-type="float">
            <text:p>3,2671530974</text:p>
          </table:table-cell>
          <table:table-cell table:formula="of:=3+3*RAND()" office:value-type="float" office:value="4.65997287292589" calcext:value-type="float">
            <text:p>4,6599728729</text:p>
          </table:table-cell>
          <table:table-cell table:formula="of:=1+2*RAND()" office:value-type="float" office:value="1.42229124888392" calcext:value-type="float">
            <text:p>1,4222912489</text:p>
          </table:table-cell>
          <table:table-cell table:formula="of:=SIN([.B483]+[.C483]+[.D483])^2" office:value-type="float" office:value="0.00566849824139655" calcext:value-type="float">
            <text:p>0,00566849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5705951553479" calcext:value-type="float">
            <text:p>2,4570595155</text:p>
          </table:table-cell>
          <table:table-cell table:formula="of:=3+3*RAND()" office:value-type="float" office:value="3.62975630375664" calcext:value-type="float">
            <text:p>3,6297563038</text:p>
          </table:table-cell>
          <table:table-cell table:formula="of:=1+2*RAND()" office:value-type="float" office:value="2.98834452455782" calcext:value-type="float">
            <text:p>2,9883445246</text:p>
          </table:table-cell>
          <table:table-cell table:formula="of:=SIN([.B484]+[.C484]+[.D484])^2" office:value-type="float" office:value="0.117332680271198" calcext:value-type="float">
            <text:p>0,11733268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6982421209068" calcext:value-type="float">
            <text:p>3,8698242121</text:p>
          </table:table-cell>
          <table:table-cell table:formula="of:=3+3*RAND()" office:value-type="float" office:value="3.60772119330198" calcext:value-type="float">
            <text:p>3,6077211933</text:p>
          </table:table-cell>
          <table:table-cell table:formula="of:=1+2*RAND()" office:value-type="float" office:value="1.61643772606983" calcext:value-type="float">
            <text:p>1,6164377261</text:p>
          </table:table-cell>
          <table:table-cell table:formula="of:=SIN([.B485]+[.C485]+[.D485])^2" office:value-type="float" office:value="0.105491706368923" calcext:value-type="float">
            <text:p>0,10549170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3012224107076" calcext:value-type="float">
            <text:p>4,3301222411</text:p>
          </table:table-cell>
          <table:table-cell table:formula="of:=3+3*RAND()" office:value-type="float" office:value="5.9384413193588" calcext:value-type="float">
            <text:p>5,9384413194</text:p>
          </table:table-cell>
          <table:table-cell table:formula="of:=1+2*RAND()" office:value-type="float" office:value="2.54967631049335" calcext:value-type="float">
            <text:p>2,5496763105</text:p>
          </table:table-cell>
          <table:table-cell table:formula="of:=SIN([.B486]+[.C486]+[.D486])^2" office:value-type="float" office:value="0.0621079526774284" calcext:value-type="float">
            <text:p>0,06210795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2762658794085" calcext:value-type="float">
            <text:p>4,1276265879</text:p>
          </table:table-cell>
          <table:table-cell table:formula="of:=3+3*RAND()" office:value-type="float" office:value="4.34982387692525" calcext:value-type="float">
            <text:p>4,3498238769</text:p>
          </table:table-cell>
          <table:table-cell table:formula="of:=1+2*RAND()" office:value-type="float" office:value="1.14745394131739" calcext:value-type="float">
            <text:p>1,1474539413</text:p>
          </table:table-cell>
          <table:table-cell table:formula="of:=SIN([.B487]+[.C487]+[.D487])^2" office:value-type="float" office:value="0.0395187578879179" calcext:value-type="float">
            <text:p>0,03951875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6173819979931" calcext:value-type="float">
            <text:p>3,4617381998</text:p>
          </table:table-cell>
          <table:table-cell table:formula="of:=3+3*RAND()" office:value-type="float" office:value="5.01240229211593" calcext:value-type="float">
            <text:p>5,0124022921</text:p>
          </table:table-cell>
          <table:table-cell table:formula="of:=1+2*RAND()" office:value-type="float" office:value="2.01470562967935" calcext:value-type="float">
            <text:p>2,0147056297</text:p>
          </table:table-cell>
          <table:table-cell table:formula="of:=SIN([.B488]+[.C488]+[.D488])^2" office:value-type="float" office:value="0.764465309193967" calcext:value-type="float">
            <text:p>0,764465309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6223149823126" calcext:value-type="float">
            <text:p>2,1622314982</text:p>
          </table:table-cell>
          <table:table-cell table:formula="of:=3+3*RAND()" office:value-type="float" office:value="4.30236074449498" calcext:value-type="float">
            <text:p>4,3023607445</text:p>
          </table:table-cell>
          <table:table-cell table:formula="of:=1+2*RAND()" office:value-type="float" office:value="1.42850167826685" calcext:value-type="float">
            <text:p>1,4285016783</text:p>
          </table:table-cell>
          <table:table-cell table:formula="of:=SIN([.B489]+[.C489]+[.D489])^2" office:value-type="float" office:value="0.998471008911515" calcext:value-type="float">
            <text:p>0,998471008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1476901516747" calcext:value-type="float">
            <text:p>2,8147690152</text:p>
          </table:table-cell>
          <table:table-cell table:formula="of:=3+3*RAND()" office:value-type="float" office:value="3.08771046935935" calcext:value-type="float">
            <text:p>3,0877104694</text:p>
          </table:table-cell>
          <table:table-cell table:formula="of:=1+2*RAND()" office:value-type="float" office:value="2.53085428026306" calcext:value-type="float">
            <text:p>2,5308542803</text:p>
          </table:table-cell>
          <table:table-cell table:formula="of:=SIN([.B490]+[.C490]+[.D490])^2" office:value-type="float" office:value="0.700263565402912" calcext:value-type="float">
            <text:p>0,70026356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0134352615008" calcext:value-type="float">
            <text:p>2,4013435262</text:p>
          </table:table-cell>
          <table:table-cell table:formula="of:=3+3*RAND()" office:value-type="float" office:value="5.47361874731767" calcext:value-type="float">
            <text:p>5,4736187473</text:p>
          </table:table-cell>
          <table:table-cell table:formula="of:=1+2*RAND()" office:value-type="float" office:value="1.79312298759524" calcext:value-type="float">
            <text:p>1,7931229876</text:p>
          </table:table-cell>
          <table:table-cell table:formula="of:=SIN([.B491]+[.C491]+[.D491])^2" office:value-type="float" office:value="0.058039472000081" calcext:value-type="float">
            <text:p>0,0580394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6293429935254" calcext:value-type="float">
            <text:p>4,3629342994</text:p>
          </table:table-cell>
          <table:table-cell table:formula="of:=3+3*RAND()" office:value-type="float" office:value="3.60645747438586" calcext:value-type="float">
            <text:p>3,6064574744</text:p>
          </table:table-cell>
          <table:table-cell table:formula="of:=1+2*RAND()" office:value-type="float" office:value="2.33517474901723" calcext:value-type="float">
            <text:p>2,335174749</text:p>
          </table:table-cell>
          <table:table-cell table:formula="of:=SIN([.B492]+[.C492]+[.D492])^2" office:value-type="float" office:value="0.593830746286452" calcext:value-type="float">
            <text:p>0,59383074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7758758570185" calcext:value-type="float">
            <text:p>2,6775875857</text:p>
          </table:table-cell>
          <table:table-cell table:formula="of:=3+3*RAND()" office:value-type="float" office:value="4.10650393848863" calcext:value-type="float">
            <text:p>4,1065039385</text:p>
          </table:table-cell>
          <table:table-cell table:formula="of:=1+2*RAND()" office:value-type="float" office:value="2.83184923215194" calcext:value-type="float">
            <text:p>2,8318492322</text:p>
          </table:table-cell>
          <table:table-cell table:formula="of:=SIN([.B493]+[.C493]+[.D493])^2" office:value-type="float" office:value="0.0361002421436426" calcext:value-type="float">
            <text:p>0,03610024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5137674314035" calcext:value-type="float">
            <text:p>3,8513767431</text:p>
          </table:table-cell>
          <table:table-cell table:formula="of:=3+3*RAND()" office:value-type="float" office:value="4.44389055108184" calcext:value-type="float">
            <text:p>4,4438905511</text:p>
          </table:table-cell>
          <table:table-cell table:formula="of:=1+2*RAND()" office:value-type="float" office:value="2.43511929993144" calcext:value-type="float">
            <text:p>2,4351192999</text:p>
          </table:table-cell>
          <table:table-cell table:formula="of:=SIN([.B494]+[.C494]+[.D494])^2" office:value-type="float" office:value="0.931308619586932" calcext:value-type="float">
            <text:p>0,931308619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7561074153382" calcext:value-type="float">
            <text:p>2,4756107415</text:p>
          </table:table-cell>
          <table:table-cell table:formula="of:=3+3*RAND()" office:value-type="float" office:value="5.17092336335882" calcext:value-type="float">
            <text:p>5,1709233634</text:p>
          </table:table-cell>
          <table:table-cell table:formula="of:=1+2*RAND()" office:value-type="float" office:value="1.97444278111333" calcext:value-type="float">
            <text:p>1,9744427811</text:p>
          </table:table-cell>
          <table:table-cell table:formula="of:=SIN([.B495]+[.C495]+[.D495])^2" office:value-type="float" office:value="0.038002616603832" calcext:value-type="float">
            <text:p>0,03800261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1017889561134" calcext:value-type="float">
            <text:p>2,6101788956</text:p>
          </table:table-cell>
          <table:table-cell table:formula="of:=3+3*RAND()" office:value-type="float" office:value="3.59557316805395" calcext:value-type="float">
            <text:p>3,5955731681</text:p>
          </table:table-cell>
          <table:table-cell table:formula="of:=1+2*RAND()" office:value-type="float" office:value="1.5629154012912" calcext:value-type="float">
            <text:p>1,5629154013</text:p>
          </table:table-cell>
          <table:table-cell table:formula="of:=SIN([.B496]+[.C496]+[.D496])^2" office:value-type="float" office:value="0.992739134326455" calcext:value-type="float">
            <text:p>0,99273913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1647503705446" calcext:value-type="float">
            <text:p>3,4164750371</text:p>
          </table:table-cell>
          <table:table-cell table:formula="of:=3+3*RAND()" office:value-type="float" office:value="5.13554660863189" calcext:value-type="float">
            <text:p>5,1355466086</text:p>
          </table:table-cell>
          <table:table-cell table:formula="of:=1+2*RAND()" office:value-type="float" office:value="1.54100330451587" calcext:value-type="float">
            <text:p>1,5410033045</text:p>
          </table:table-cell>
          <table:table-cell table:formula="of:=SIN([.B497]+[.C497]+[.D497])^2" office:value-type="float" office:value="0.38391777387056" calcext:value-type="float">
            <text:p>0,38391777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1496056360479" calcext:value-type="float">
            <text:p>2,4149605636</text:p>
          </table:table-cell>
          <table:table-cell table:formula="of:=3+3*RAND()" office:value-type="float" office:value="3.83451897312325" calcext:value-type="float">
            <text:p>3,8345189731</text:p>
          </table:table-cell>
          <table:table-cell table:formula="of:=1+2*RAND()" office:value-type="float" office:value="2.18077772594502" calcext:value-type="float">
            <text:p>2,1807777259</text:p>
          </table:table-cell>
          <table:table-cell table:formula="of:=SIN([.B498]+[.C498]+[.D498])^2" office:value-type="float" office:value="0.70307870912588" calcext:value-type="float">
            <text:p>0,70307870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6850043227688" calcext:value-type="float">
            <text:p>3,4685004323</text:p>
          </table:table-cell>
          <table:table-cell table:formula="of:=3+3*RAND()" office:value-type="float" office:value="4.57853099056364" calcext:value-type="float">
            <text:p>4,5785309906</text:p>
          </table:table-cell>
          <table:table-cell table:formula="of:=1+2*RAND()" office:value-type="float" office:value="1.16925292507148" calcext:value-type="float">
            <text:p>1,1692529251</text:p>
          </table:table-cell>
          <table:table-cell table:formula="of:=SIN([.B499]+[.C499]+[.D499])^2" office:value-type="float" office:value="0.0428433576511998" calcext:value-type="float">
            <text:p>0,04284335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681273666295" calcext:value-type="float">
            <text:p>3,2668127367</text:p>
          </table:table-cell>
          <table:table-cell table:formula="of:=3+3*RAND()" office:value-type="float" office:value="4.54643708983351" calcext:value-type="float">
            <text:p>4,5464370898</text:p>
          </table:table-cell>
          <table:table-cell table:formula="of:=1+2*RAND()" office:value-type="float" office:value="2.12739785641118" calcext:value-type="float">
            <text:p>2,1273978564</text:p>
          </table:table-cell>
          <table:table-cell table:formula="of:=SIN([.B500]+[.C500]+[.D500])^2" office:value-type="float" office:value="0.243336578466447" calcext:value-type="float">
            <text:p>0,24333657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0896045365324" calcext:value-type="float">
            <text:p>3,7089604537</text:p>
          </table:table-cell>
          <table:table-cell table:formula="of:=3+3*RAND()" office:value-type="float" office:value="4.44544281247153" calcext:value-type="float">
            <text:p>4,4454428125</text:p>
          </table:table-cell>
          <table:table-cell table:formula="of:=1+2*RAND()" office:value-type="float" office:value="1.74594233905874" calcext:value-type="float">
            <text:p>1,7459423391</text:p>
          </table:table-cell>
          <table:table-cell table:formula="of:=SIN([.B501]+[.C501]+[.D501])^2" office:value-type="float" office:value="0.20962037336654" calcext:value-type="float">
            <text:p>0,20962037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594665104699" calcext:value-type="float">
            <text:p>3,3594665105</text:p>
          </table:table-cell>
          <table:table-cell table:formula="of:=3+3*RAND()" office:value-type="float" office:value="5.3291272346557" calcext:value-type="float">
            <text:p>5,3291272347</text:p>
          </table:table-cell>
          <table:table-cell table:formula="of:=1+2*RAND()" office:value-type="float" office:value="2.99426578775597" calcext:value-type="float">
            <text:p>2,9942657878</text:p>
          </table:table-cell>
          <table:table-cell table:formula="of:=SIN([.B502]+[.C502]+[.D502])^2" office:value-type="float" office:value="0.597484496392794" calcext:value-type="float">
            <text:p>0,59748449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3353596780562" calcext:value-type="float">
            <text:p>3,8335359678</text:p>
          </table:table-cell>
          <table:table-cell table:formula="of:=3+3*RAND()" office:value-type="float" office:value="3.24166483879861" calcext:value-type="float">
            <text:p>3,2416648388</text:p>
          </table:table-cell>
          <table:table-cell table:formula="of:=1+2*RAND()" office:value-type="float" office:value="2.76070710815469" calcext:value-type="float">
            <text:p>2,7607071082</text:p>
          </table:table-cell>
          <table:table-cell table:formula="of:=SIN([.B503]+[.C503]+[.D503])^2" office:value-type="float" office:value="0.159716427857152" calcext:value-type="float">
            <text:p>0,15971642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5203555135483" calcext:value-type="float">
            <text:p>3,6520355514</text:p>
          </table:table-cell>
          <table:table-cell table:formula="of:=3+3*RAND()" office:value-type="float" office:value="4.9178399230114" calcext:value-type="float">
            <text:p>4,917839923</text:p>
          </table:table-cell>
          <table:table-cell table:formula="of:=1+2*RAND()" office:value-type="float" office:value="1.34851368406722" calcext:value-type="float">
            <text:p>1,3485136841</text:p>
          </table:table-cell>
          <table:table-cell table:formula="of:=SIN([.B504]+[.C504]+[.D504])^2" office:value-type="float" office:value="0.224495054667112" calcext:value-type="float">
            <text:p>0,22449505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3830660692383" calcext:value-type="float">
            <text:p>4,9383066069</text:p>
          </table:table-cell>
          <table:table-cell table:formula="of:=3+3*RAND()" office:value-type="float" office:value="3.60543692253548" calcext:value-type="float">
            <text:p>3,6054369225</text:p>
          </table:table-cell>
          <table:table-cell table:formula="of:=1+2*RAND()" office:value-type="float" office:value="2.47251163703722" calcext:value-type="float">
            <text:p>2,472511637</text:p>
          </table:table-cell>
          <table:table-cell table:formula="of:=SIN([.B505]+[.C505]+[.D505])^2" office:value-type="float" office:value="0.99957236221852" calcext:value-type="float">
            <text:p>0,999572362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3458022227918" calcext:value-type="float">
            <text:p>3,0345802223</text:p>
          </table:table-cell>
          <table:table-cell table:formula="of:=3+3*RAND()" office:value-type="float" office:value="5.0963953519063" calcext:value-type="float">
            <text:p>5,0963953519</text:p>
          </table:table-cell>
          <table:table-cell table:formula="of:=1+2*RAND()" office:value-type="float" office:value="2.53554478400192" calcext:value-type="float">
            <text:p>2,535544784</text:p>
          </table:table-cell>
          <table:table-cell table:formula="of:=SIN([.B506]+[.C506]+[.D506])^2" office:value-type="float" office:value="0.895575460162719" calcext:value-type="float">
            <text:p>0,89557546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6904882790887" calcext:value-type="float">
            <text:p>2,5690488279</text:p>
          </table:table-cell>
          <table:table-cell table:formula="of:=3+3*RAND()" office:value-type="float" office:value="3.30963501410417" calcext:value-type="float">
            <text:p>3,3096350141</text:p>
          </table:table-cell>
          <table:table-cell table:formula="of:=1+2*RAND()" office:value-type="float" office:value="1.37309765291578" calcext:value-type="float">
            <text:p>1,3730976529</text:p>
          </table:table-cell>
          <table:table-cell table:formula="of:=SIN([.B507]+[.C507]+[.D507])^2" office:value-type="float" office:value="0.679126514240301" calcext:value-type="float">
            <text:p>0,67912651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5619508221922" calcext:value-type="float">
            <text:p>4,2561950822</text:p>
          </table:table-cell>
          <table:table-cell table:formula="of:=3+3*RAND()" office:value-type="float" office:value="4.40033443624599" calcext:value-type="float">
            <text:p>4,4003344362</text:p>
          </table:table-cell>
          <table:table-cell table:formula="of:=1+2*RAND()" office:value-type="float" office:value="1.60727479760562" calcext:value-type="float">
            <text:p>1,6072747976</text:p>
          </table:table-cell>
          <table:table-cell table:formula="of:=SIN([.B508]+[.C508]+[.D508])^2" office:value-type="float" office:value="0.553525428519988" calcext:value-type="float">
            <text:p>0,55352542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8873369684667" calcext:value-type="float">
            <text:p>4,3887336968</text:p>
          </table:table-cell>
          <table:table-cell table:formula="of:=3+3*RAND()" office:value-type="float" office:value="3.9768488509287" calcext:value-type="float">
            <text:p>3,9768488509</text:p>
          </table:table-cell>
          <table:table-cell table:formula="of:=1+2*RAND()" office:value-type="float" office:value="1.58485533083637" calcext:value-type="float">
            <text:p>1,5848553308</text:p>
          </table:table-cell>
          <table:table-cell table:formula="of:=SIN([.B509]+[.C509]+[.D509])^2" office:value-type="float" office:value="0.251787120639358" calcext:value-type="float">
            <text:p>0,25178712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1665446975371" calcext:value-type="float">
            <text:p>3,9166544698</text:p>
          </table:table-cell>
          <table:table-cell table:formula="of:=3+3*RAND()" office:value-type="float" office:value="4.78399514455038" calcext:value-type="float">
            <text:p>4,7839951446</text:p>
          </table:table-cell>
          <table:table-cell table:formula="of:=1+2*RAND()" office:value-type="float" office:value="2.1463989568574" calcext:value-type="float">
            <text:p>2,1463989569</text:p>
          </table:table-cell>
          <table:table-cell table:formula="of:=SIN([.B510]+[.C510]+[.D510])^2" office:value-type="float" office:value="0.978101848090888" calcext:value-type="float">
            <text:p>0,978101848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7096716542553" calcext:value-type="float">
            <text:p>2,5709671654</text:p>
          </table:table-cell>
          <table:table-cell table:formula="of:=3+3*RAND()" office:value-type="float" office:value="4.29621666408955" calcext:value-type="float">
            <text:p>4,2962166641</text:p>
          </table:table-cell>
          <table:table-cell table:formula="of:=1+2*RAND()" office:value-type="float" office:value="2.7010090685627" calcext:value-type="float">
            <text:p>2,7010090686</text:p>
          </table:table-cell>
          <table:table-cell table:formula="of:=SIN([.B511]+[.C511]+[.D511])^2" office:value-type="float" office:value="0.0204272183118703" calcext:value-type="float">
            <text:p>0,02042721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2430246557082" calcext:value-type="float">
            <text:p>4,3243024656</text:p>
          </table:table-cell>
          <table:table-cell table:formula="of:=3+3*RAND()" office:value-type="float" office:value="3.90980002906664" calcext:value-type="float">
            <text:p>3,9098000291</text:p>
          </table:table-cell>
          <table:table-cell table:formula="of:=1+2*RAND()" office:value-type="float" office:value="2.82481536054507" calcext:value-type="float">
            <text:p>2,8248153605</text:p>
          </table:table-cell>
          <table:table-cell table:formula="of:=SIN([.B512]+[.C512]+[.D512])^2" office:value-type="float" office:value="0.995992956042691" calcext:value-type="float">
            <text:p>0,9959929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5808730960691" calcext:value-type="float">
            <text:p>4,7580873096</text:p>
          </table:table-cell>
          <table:table-cell table:formula="of:=3+3*RAND()" office:value-type="float" office:value="4.21589679217497" calcext:value-type="float">
            <text:p>4,2158967922</text:p>
          </table:table-cell>
          <table:table-cell table:formula="of:=1+2*RAND()" office:value-type="float" office:value="2.58450854773696" calcext:value-type="float">
            <text:p>2,5845085477</text:p>
          </table:table-cell>
          <table:table-cell table:formula="of:=SIN([.B513]+[.C513]+[.D513])^2" office:value-type="float" office:value="0.715210708541769" calcext:value-type="float">
            <text:p>0,71521070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3099698277651" calcext:value-type="float">
            <text:p>3,7309969828</text:p>
          </table:table-cell>
          <table:table-cell table:formula="of:=3+3*RAND()" office:value-type="float" office:value="5.43220414838781" calcext:value-type="float">
            <text:p>5,4322041484</text:p>
          </table:table-cell>
          <table:table-cell table:formula="of:=1+2*RAND()" office:value-type="float" office:value="2.55246786031118" calcext:value-type="float">
            <text:p>2,5524678603</text:p>
          </table:table-cell>
          <table:table-cell table:formula="of:=SIN([.B514]+[.C514]+[.D514])^2" office:value-type="float" office:value="0.56511795821649" calcext:value-type="float">
            <text:p>0,56511795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7130558712972" calcext:value-type="float">
            <text:p>3,0713055871</text:p>
          </table:table-cell>
          <table:table-cell table:formula="of:=3+3*RAND()" office:value-type="float" office:value="3.06261663293086" calcext:value-type="float">
            <text:p>3,0626166329</text:p>
          </table:table-cell>
          <table:table-cell table:formula="of:=1+2*RAND()" office:value-type="float" office:value="1.13137629174725" calcext:value-type="float">
            <text:p>1,1313762917</text:p>
          </table:table-cell>
          <table:table-cell table:formula="of:=SIN([.B515]+[.C515]+[.D515])^2" office:value-type="float" office:value="0.691679343351125" calcext:value-type="float">
            <text:p>0,69167934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7504224904859" calcext:value-type="float">
            <text:p>4,675042249</text:p>
          </table:table-cell>
          <table:table-cell table:formula="of:=3+3*RAND()" office:value-type="float" office:value="3.46732815089627" calcext:value-type="float">
            <text:p>3,4673281509</text:p>
          </table:table-cell>
          <table:table-cell table:formula="of:=1+2*RAND()" office:value-type="float" office:value="2.26451409068943" calcext:value-type="float">
            <text:p>2,2645140907</text:p>
          </table:table-cell>
          <table:table-cell table:formula="of:=SIN([.B516]+[.C516]+[.D516])^2" office:value-type="float" office:value="0.691673178525671" calcext:value-type="float">
            <text:p>0,69167317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8520957043842" calcext:value-type="float">
            <text:p>2,0852095704</text:p>
          </table:table-cell>
          <table:table-cell table:formula="of:=3+3*RAND()" office:value-type="float" office:value="5.08456320767107" calcext:value-type="float">
            <text:p>5,0845632077</text:p>
          </table:table-cell>
          <table:table-cell table:formula="of:=1+2*RAND()" office:value-type="float" office:value="1.04306764880197" calcext:value-type="float">
            <text:p>1,0430676488</text:p>
          </table:table-cell>
          <table:table-cell table:formula="of:=SIN([.B517]+[.C517]+[.D517])^2" office:value-type="float" office:value="0.876654379245558" calcext:value-type="float">
            <text:p>0,876654379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5162903561844" calcext:value-type="float">
            <text:p>3,1516290356</text:p>
          </table:table-cell>
          <table:table-cell table:formula="of:=3+3*RAND()" office:value-type="float" office:value="4.51934384267778" calcext:value-type="float">
            <text:p>4,5193438427</text:p>
          </table:table-cell>
          <table:table-cell table:formula="of:=1+2*RAND()" office:value-type="float" office:value="2.36586278346694" calcext:value-type="float">
            <text:p>2,3658627835</text:p>
          </table:table-cell>
          <table:table-cell table:formula="of:=SIN([.B518]+[.C518]+[.D518])^2" office:value-type="float" office:value="0.330110962105955" calcext:value-type="float">
            <text:p>0,33011096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3559648707008" calcext:value-type="float">
            <text:p>3,5355964871</text:p>
          </table:table-cell>
          <table:table-cell table:formula="of:=3+3*RAND()" office:value-type="float" office:value="5.22947122620235" calcext:value-type="float">
            <text:p>5,2294712262</text:p>
          </table:table-cell>
          <table:table-cell table:formula="of:=1+2*RAND()" office:value-type="float" office:value="1.4220505138132" calcext:value-type="float">
            <text:p>1,4220505138</text:p>
          </table:table-cell>
          <table:table-cell table:formula="of:=SIN([.B519]+[.C519]+[.D519])^2" office:value-type="float" office:value="0.476950274792581" calcext:value-type="float">
            <text:p>0,47695027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8702107123104" calcext:value-type="float">
            <text:p>2,4870210712</text:p>
          </table:table-cell>
          <table:table-cell table:formula="of:=3+3*RAND()" office:value-type="float" office:value="4.73039242033775" calcext:value-type="float">
            <text:p>4,7303924203</text:p>
          </table:table-cell>
          <table:table-cell table:formula="of:=1+2*RAND()" office:value-type="float" office:value="1.39685665289204" calcext:value-type="float">
            <text:p>1,3968566529</text:p>
          </table:table-cell>
          <table:table-cell table:formula="of:=SIN([.B520]+[.C520]+[.D520])^2" office:value-type="float" office:value="0.525099099907037" calcext:value-type="float">
            <text:p>0,525099099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2259039127914" calcext:value-type="float">
            <text:p>3,0225903913</text:p>
          </table:table-cell>
          <table:table-cell table:formula="of:=3+3*RAND()" office:value-type="float" office:value="3.04746267803968" calcext:value-type="float">
            <text:p>3,047462678</text:p>
          </table:table-cell>
          <table:table-cell table:formula="of:=1+2*RAND()" office:value-type="float" office:value="1.35066315033302" calcext:value-type="float">
            <text:p>1,3506631503</text:p>
          </table:table-cell>
          <table:table-cell table:formula="of:=SIN([.B521]+[.C521]+[.D521])^2" office:value-type="float" office:value="0.823737124843509" calcext:value-type="float">
            <text:p>0,82373712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6824786965146" calcext:value-type="float">
            <text:p>2,6682478697</text:p>
          </table:table-cell>
          <table:table-cell table:formula="of:=3+3*RAND()" office:value-type="float" office:value="3.75667563248641" calcext:value-type="float">
            <text:p>3,7566756325</text:p>
          </table:table-cell>
          <table:table-cell table:formula="of:=1+2*RAND()" office:value-type="float" office:value="1.1094658871913" calcext:value-type="float">
            <text:p>1,1094658872</text:p>
          </table:table-cell>
          <table:table-cell table:formula="of:=SIN([.B522]+[.C522]+[.D522])^2" office:value-type="float" office:value="0.901291255194179" calcext:value-type="float">
            <text:p>0,90129125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5491082607624" calcext:value-type="float">
            <text:p>2,5549108261</text:p>
          </table:table-cell>
          <table:table-cell table:formula="of:=3+3*RAND()" office:value-type="float" office:value="5.08084428330687" calcext:value-type="float">
            <text:p>5,0808442833</text:p>
          </table:table-cell>
          <table:table-cell table:formula="of:=1+2*RAND()" office:value-type="float" office:value="1.35579272711173" calcext:value-type="float">
            <text:p>1,3557927271</text:p>
          </table:table-cell>
          <table:table-cell table:formula="of:=SIN([.B523]+[.C523]+[.D523])^2" office:value-type="float" office:value="0.1762359818644" calcext:value-type="float">
            <text:p>0,176235981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2883442876569" calcext:value-type="float">
            <text:p>4,6288344288</text:p>
          </table:table-cell>
          <table:table-cell table:formula="of:=3+3*RAND()" office:value-type="float" office:value="3.55862297635408" calcext:value-type="float">
            <text:p>3,5586229764</text:p>
          </table:table-cell>
          <table:table-cell table:formula="of:=1+2*RAND()" office:value-type="float" office:value="2.81203625160624" calcext:value-type="float">
            <text:p>2,8120362516</text:p>
          </table:table-cell>
          <table:table-cell table:formula="of:=SIN([.B524]+[.C524]+[.D524])^2" office:value-type="float" office:value="0.999984638624032" calcext:value-type="float">
            <text:p>0,99998463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9868784306957" calcext:value-type="float">
            <text:p>2,0986878431</text:p>
          </table:table-cell>
          <table:table-cell table:formula="of:=3+3*RAND()" office:value-type="float" office:value="4.24019255101412" calcext:value-type="float">
            <text:p>4,240192551</text:p>
          </table:table-cell>
          <table:table-cell table:formula="of:=1+2*RAND()" office:value-type="float" office:value="2.47719049965379" calcext:value-type="float">
            <text:p>2,4771904997</text:p>
          </table:table-cell>
          <table:table-cell table:formula="of:=SIN([.B525]+[.C525]+[.D525])^2" office:value-type="float" office:value="0.326963510140934" calcext:value-type="float">
            <text:p>0,32696351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4580841777244" calcext:value-type="float">
            <text:p>3,7458084178</text:p>
          </table:table-cell>
          <table:table-cell table:formula="of:=3+3*RAND()" office:value-type="float" office:value="4.11249315907118" calcext:value-type="float">
            <text:p>4,1124931591</text:p>
          </table:table-cell>
          <table:table-cell table:formula="of:=1+2*RAND()" office:value-type="float" office:value="1.28937245409525" calcext:value-type="float">
            <text:p>1,2893724541</text:p>
          </table:table-cell>
          <table:table-cell table:formula="of:=SIN([.B526]+[.C526]+[.D526])^2" office:value-type="float" office:value="0.0748412066899023" calcext:value-type="float">
            <text:p>0,074841206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1158343086395" calcext:value-type="float">
            <text:p>3,9115834309</text:p>
          </table:table-cell>
          <table:table-cell table:formula="of:=3+3*RAND()" office:value-type="float" office:value="4.84144236550158" calcext:value-type="float">
            <text:p>4,8414423655</text:p>
          </table:table-cell>
          <table:table-cell table:formula="of:=1+2*RAND()" office:value-type="float" office:value="1.91226293136927" calcext:value-type="float">
            <text:p>1,9122629314</text:p>
          </table:table-cell>
          <table:table-cell table:formula="of:=SIN([.B527]+[.C527]+[.D527])^2" office:value-type="float" office:value="0.894820969795048" calcext:value-type="float">
            <text:p>0,89482096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7404009615076" calcext:value-type="float">
            <text:p>3,7740400962</text:p>
          </table:table-cell>
          <table:table-cell table:formula="of:=3+3*RAND()" office:value-type="float" office:value="5.75285085787631" calcext:value-type="float">
            <text:p>5,7528508579</text:p>
          </table:table-cell>
          <table:table-cell table:formula="of:=1+2*RAND()" office:value-type="float" office:value="1.66671683771566" calcext:value-type="float">
            <text:p>1,6667168377</text:p>
          </table:table-cell>
          <table:table-cell table:formula="of:=SIN([.B528]+[.C528]+[.D528])^2" office:value-type="float" office:value="0.961292722734433" calcext:value-type="float">
            <text:p>0,96129272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1420928549396" calcext:value-type="float">
            <text:p>2,3142092855</text:p>
          </table:table-cell>
          <table:table-cell table:formula="of:=3+3*RAND()" office:value-type="float" office:value="3.39990623775071" calcext:value-type="float">
            <text:p>3,3999062378</text:p>
          </table:table-cell>
          <table:table-cell table:formula="of:=1+2*RAND()" office:value-type="float" office:value="2.13378168682709" calcext:value-type="float">
            <text:p>2,1337816868</text:p>
          </table:table-cell>
          <table:table-cell table:formula="of:=SIN([.B529]+[.C529]+[.D529])^2" office:value-type="float" office:value="0.999962980242602" calcext:value-type="float">
            <text:p>0,99996298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1928366700316" calcext:value-type="float">
            <text:p>3,619283667</text:p>
          </table:table-cell>
          <table:table-cell table:formula="of:=3+3*RAND()" office:value-type="float" office:value="3.91867971129233" calcext:value-type="float">
            <text:p>3,9186797113</text:p>
          </table:table-cell>
          <table:table-cell table:formula="of:=1+2*RAND()" office:value-type="float" office:value="2.40244745761384" calcext:value-type="float">
            <text:p>2,4024474576</text:p>
          </table:table-cell>
          <table:table-cell table:formula="of:=SIN([.B530]+[.C530]+[.D530])^2" office:value-type="float" office:value="0.243133346788756" calcext:value-type="float">
            <text:p>0,24313334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4109067511327" calcext:value-type="float">
            <text:p>4,0410906751</text:p>
          </table:table-cell>
          <table:table-cell table:formula="of:=3+3*RAND()" office:value-type="float" office:value="3.93207790070431" calcext:value-type="float">
            <text:p>3,9320779007</text:p>
          </table:table-cell>
          <table:table-cell table:formula="of:=1+2*RAND()" office:value-type="float" office:value="1.6476613085402" calcext:value-type="float">
            <text:p>1,6476613085</text:p>
          </table:table-cell>
          <table:table-cell table:formula="of:=SIN([.B531]+[.C531]+[.D531])^2" office:value-type="float" office:value="0.0379464223897108" calcext:value-type="float">
            <text:p>0,03794642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1748772719371" calcext:value-type="float">
            <text:p>3,9174877272</text:p>
          </table:table-cell>
          <table:table-cell table:formula="of:=3+3*RAND()" office:value-type="float" office:value="4.41564183267904" calcext:value-type="float">
            <text:p>4,4156418327</text:p>
          </table:table-cell>
          <table:table-cell table:formula="of:=1+2*RAND()" office:value-type="float" office:value="2.55527153082293" calcext:value-type="float">
            <text:p>2,5552715308</text:p>
          </table:table-cell>
          <table:table-cell table:formula="of:=SIN([.B532]+[.C532]+[.D532])^2" office:value-type="float" office:value="0.988557815364757" calcext:value-type="float">
            <text:p>0,98855781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3087539638322" calcext:value-type="float">
            <text:p>2,8308753964</text:p>
          </table:table-cell>
          <table:table-cell table:formula="of:=3+3*RAND()" office:value-type="float" office:value="4.01138906285871" calcext:value-type="float">
            <text:p>4,0113890629</text:p>
          </table:table-cell>
          <table:table-cell table:formula="of:=1+2*RAND()" office:value-type="float" office:value="2.95417890952122" calcext:value-type="float">
            <text:p>2,9541789095</text:p>
          </table:table-cell>
          <table:table-cell table:formula="of:=SIN([.B533]+[.C533]+[.D533])^2" office:value-type="float" office:value="0.131890731239441" calcext:value-type="float">
            <text:p>0,13189073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0469811196099" calcext:value-type="float">
            <text:p>3,704698112</text:p>
          </table:table-cell>
          <table:table-cell table:formula="of:=3+3*RAND()" office:value-type="float" office:value="3.95528535072095" calcext:value-type="float">
            <text:p>3,9552853507</text:p>
          </table:table-cell>
          <table:table-cell table:formula="of:=1+2*RAND()" office:value-type="float" office:value="2.00179989648725" calcext:value-type="float">
            <text:p>2,0017998965</text:p>
          </table:table-cell>
          <table:table-cell table:formula="of:=SIN([.B534]+[.C534]+[.D534])^2" office:value-type="float" office:value="0.0551276564458256" calcext:value-type="float">
            <text:p>0,05512765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1326573278675" calcext:value-type="float">
            <text:p>2,8132657328</text:p>
          </table:table-cell>
          <table:table-cell table:formula="of:=3+3*RAND()" office:value-type="float" office:value="5.51123564179306" calcext:value-type="float">
            <text:p>5,5112356418</text:p>
          </table:table-cell>
          <table:table-cell table:formula="of:=1+2*RAND()" office:value-type="float" office:value="1.36307359155099" calcext:value-type="float">
            <text:p>1,3630735916</text:p>
          </table:table-cell>
          <table:table-cell table:formula="of:=SIN([.B535]+[.C535]+[.D535])^2" office:value-type="float" office:value="0.0674869684614862" calcext:value-type="float">
            <text:p>0,06748696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022029706245" calcext:value-type="float">
            <text:p>2,2022029706</text:p>
          </table:table-cell>
          <table:table-cell table:formula="of:=3+3*RAND()" office:value-type="float" office:value="4.5482605272672" calcext:value-type="float">
            <text:p>4,5482605273</text:p>
          </table:table-cell>
          <table:table-cell table:formula="of:=1+2*RAND()" office:value-type="float" office:value="1.91724856487572" calcext:value-type="float">
            <text:p>1,9172485649</text:p>
          </table:table-cell>
          <table:table-cell table:formula="of:=SIN([.B536]+[.C536]+[.D536])^2" office:value-type="float" office:value="0.471682894036236" calcext:value-type="float">
            <text:p>0,4716828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0467030298675" calcext:value-type="float">
            <text:p>3,704670303</text:p>
          </table:table-cell>
          <table:table-cell table:formula="of:=3+3*RAND()" office:value-type="float" office:value="4.24202038422823" calcext:value-type="float">
            <text:p>4,2420203842</text:p>
          </table:table-cell>
          <table:table-cell table:formula="of:=1+2*RAND()" office:value-type="float" office:value="1.46824929741192" calcext:value-type="float">
            <text:p>1,4682492974</text:p>
          </table:table-cell>
          <table:table-cell table:formula="of:=SIN([.B537]+[.C537]+[.D537])^2" office:value-type="float" office:value="0.0000967826521249523" calcext:value-type="float">
            <text:p>9,67826521249523E-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4514709673369" calcext:value-type="float">
            <text:p>4,8451470967</text:p>
          </table:table-cell>
          <table:table-cell table:formula="of:=3+3*RAND()" office:value-type="float" office:value="5.86330093418632" calcext:value-type="float">
            <text:p>5,8633009342</text:p>
          </table:table-cell>
          <table:table-cell table:formula="of:=1+2*RAND()" office:value-type="float" office:value="2.41243056643128" calcext:value-type="float">
            <text:p>2,4124305664</text:p>
          </table:table-cell>
          <table:table-cell table:formula="of:=SIN([.B538]+[.C538]+[.D538])^2" office:value-type="float" office:value="0.277228650356949" calcext:value-type="float">
            <text:p>0,27722865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5692985220273" calcext:value-type="float">
            <text:p>4,3569298522</text:p>
          </table:table-cell>
          <table:table-cell table:formula="of:=3+3*RAND()" office:value-type="float" office:value="5.22827492258713" calcext:value-type="float">
            <text:p>5,2282749226</text:p>
          </table:table-cell>
          <table:table-cell table:formula="of:=1+2*RAND()" office:value-type="float" office:value="1.03916901556129" calcext:value-type="float">
            <text:p>1,0391690156</text:p>
          </table:table-cell>
          <table:table-cell table:formula="of:=SIN([.B539]+[.C539]+[.D539])^2" office:value-type="float" office:value="0.86842373510817" calcext:value-type="float">
            <text:p>0,868423735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3001926808448" calcext:value-type="float">
            <text:p>2,4300192681</text:p>
          </table:table-cell>
          <table:table-cell table:formula="of:=3+3*RAND()" office:value-type="float" office:value="3.71312816428279" calcext:value-type="float">
            <text:p>3,7131281643</text:p>
          </table:table-cell>
          <table:table-cell table:formula="of:=1+2*RAND()" office:value-type="float" office:value="1.49899843766397" calcext:value-type="float">
            <text:p>1,4989984377</text:p>
          </table:table-cell>
          <table:table-cell table:formula="of:=SIN([.B540]+[.C540]+[.D540])^2" office:value-type="float" office:value="0.955792842767723" calcext:value-type="float">
            <text:p>0,955792842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691687624516" calcext:value-type="float">
            <text:p>2,8691687625</text:p>
          </table:table-cell>
          <table:table-cell table:formula="of:=3+3*RAND()" office:value-type="float" office:value="3.98539668618207" calcext:value-type="float">
            <text:p>3,9853966862</text:p>
          </table:table-cell>
          <table:table-cell table:formula="of:=1+2*RAND()" office:value-type="float" office:value="2.86254738227939" calcext:value-type="float">
            <text:p>2,8625473823</text:p>
          </table:table-cell>
          <table:table-cell table:formula="of:=SIN([.B541]+[.C541]+[.D541])^2" office:value-type="float" office:value="0.0830527951870237" calcext:value-type="float">
            <text:p>0,08305279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0442372022587" calcext:value-type="float">
            <text:p>3,3044237202</text:p>
          </table:table-cell>
          <table:table-cell table:formula="of:=3+3*RAND()" office:value-type="float" office:value="4.39487733888254" calcext:value-type="float">
            <text:p>4,3948773389</text:p>
          </table:table-cell>
          <table:table-cell table:formula="of:=1+2*RAND()" office:value-type="float" office:value="1.02513822562025" calcext:value-type="float">
            <text:p>1,0251382256</text:p>
          </table:table-cell>
          <table:table-cell table:formula="of:=SIN([.B542]+[.C542]+[.D542])^2" office:value-type="float" office:value="0.415350196232721" calcext:value-type="float">
            <text:p>0,41535019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3051958146502" calcext:value-type="float">
            <text:p>2,5305195815</text:p>
          </table:table-cell>
          <table:table-cell table:formula="of:=3+3*RAND()" office:value-type="float" office:value="5.72090531793669" calcext:value-type="float">
            <text:p>5,7209053179</text:p>
          </table:table-cell>
          <table:table-cell table:formula="of:=1+2*RAND()" office:value-type="float" office:value="1.5268104169707" calcext:value-type="float">
            <text:p>1,526810417</text:p>
          </table:table-cell>
          <table:table-cell table:formula="of:=SIN([.B543]+[.C543]+[.D543])^2" office:value-type="float" office:value="0.119815320596986" calcext:value-type="float">
            <text:p>0,11981532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9817963528103" calcext:value-type="float">
            <text:p>2,1981796353</text:p>
          </table:table-cell>
          <table:table-cell table:formula="of:=3+3*RAND()" office:value-type="float" office:value="4.37740240162691" calcext:value-type="float">
            <text:p>4,3774024016</text:p>
          </table:table-cell>
          <table:table-cell table:formula="of:=1+2*RAND()" office:value-type="float" office:value="1.78582693716675" calcext:value-type="float">
            <text:p>1,7858269372</text:p>
          </table:table-cell>
          <table:table-cell table:formula="of:=SIN([.B544]+[.C544]+[.D544])^2" office:value-type="float" office:value="0.763871686160206" calcext:value-type="float">
            <text:p>0,76387168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6633286442026" calcext:value-type="float">
            <text:p>4,5663328644</text:p>
          </table:table-cell>
          <table:table-cell table:formula="of:=3+3*RAND()" office:value-type="float" office:value="4.75741668170119" calcext:value-type="float">
            <text:p>4,7574166817</text:p>
          </table:table-cell>
          <table:table-cell table:formula="of:=1+2*RAND()" office:value-type="float" office:value="1.14418291261669" calcext:value-type="float">
            <text:p>1,1441829126</text:p>
          </table:table-cell>
          <table:table-cell table:formula="of:=SIN([.B545]+[.C545]+[.D545])^2" office:value-type="float" office:value="0.746490478256982" calcext:value-type="float">
            <text:p>0,74649047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7065063664888" calcext:value-type="float">
            <text:p>3,3706506366</text:p>
          </table:table-cell>
          <table:table-cell table:formula="of:=3+3*RAND()" office:value-type="float" office:value="3.42388423680896" calcext:value-type="float">
            <text:p>3,4238842368</text:p>
          </table:table-cell>
          <table:table-cell table:formula="of:=1+2*RAND()" office:value-type="float" office:value="2.68677790604412" calcext:value-type="float">
            <text:p>2,686777906</text:p>
          </table:table-cell>
          <table:table-cell table:formula="of:=SIN([.B546]+[.C546]+[.D546])^2" office:value-type="float" office:value="0.00319278197887606" calcext:value-type="float">
            <text:p>0,0031927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3374785502175" calcext:value-type="float">
            <text:p>2,833747855</text:p>
          </table:table-cell>
          <table:table-cell table:formula="of:=3+3*RAND()" office:value-type="float" office:value="3.18611303088211" calcext:value-type="float">
            <text:p>3,1861130309</text:p>
          </table:table-cell>
          <table:table-cell table:formula="of:=1+2*RAND()" office:value-type="float" office:value="1.66154094089015" calcext:value-type="float">
            <text:p>1,6615409409</text:p>
          </table:table-cell>
          <table:table-cell table:formula="of:=SIN([.B547]+[.C547]+[.D547])^2" office:value-type="float" office:value="0.970510729786231" calcext:value-type="float">
            <text:p>0,97051072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3191222161996" calcext:value-type="float">
            <text:p>4,0319122216</text:p>
          </table:table-cell>
          <table:table-cell table:formula="of:=3+3*RAND()" office:value-type="float" office:value="4.31777188269456" calcext:value-type="float">
            <text:p>4,3177718827</text:p>
          </table:table-cell>
          <table:table-cell table:formula="of:=1+2*RAND()" office:value-type="float" office:value="2.51270078912245" calcext:value-type="float">
            <text:p>2,5127007891</text:p>
          </table:table-cell>
          <table:table-cell table:formula="of:=SIN([.B548]+[.C548]+[.D548])^2" office:value-type="float" office:value="0.982365233112621" calcext:value-type="float">
            <text:p>0,982365233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1109825144857" calcext:value-type="float">
            <text:p>4,2110982514</text:p>
          </table:table-cell>
          <table:table-cell table:formula="of:=3+3*RAND()" office:value-type="float" office:value="3.14246368752636" calcext:value-type="float">
            <text:p>3,1424636875</text:p>
          </table:table-cell>
          <table:table-cell table:formula="of:=1+2*RAND()" office:value-type="float" office:value="2.95650184341824" calcext:value-type="float">
            <text:p>2,9565018434</text:p>
          </table:table-cell>
          <table:table-cell table:formula="of:=SIN([.B549]+[.C549]+[.D549])^2" office:value-type="float" office:value="0.599224560473466" calcext:value-type="float">
            <text:p>0,59922456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1987573322107" calcext:value-type="float">
            <text:p>4,8198757332</text:p>
          </table:table-cell>
          <table:table-cell table:formula="of:=3+3*RAND()" office:value-type="float" office:value="4.18984104768953" calcext:value-type="float">
            <text:p>4,1898410477</text:p>
          </table:table-cell>
          <table:table-cell table:formula="of:=1+2*RAND()" office:value-type="float" office:value="2.03503606490138" calcext:value-type="float">
            <text:p>2,0350360649</text:p>
          </table:table-cell>
          <table:table-cell table:formula="of:=SIN([.B550]+[.C550]+[.D550])^2" office:value-type="float" office:value="0.997583418543451" calcext:value-type="float">
            <text:p>0,99758341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9325526824021" calcext:value-type="float">
            <text:p>3,2932552682</text:p>
          </table:table-cell>
          <table:table-cell table:formula="of:=3+3*RAND()" office:value-type="float" office:value="3.92549784137914" calcext:value-type="float">
            <text:p>3,9254978414</text:p>
          </table:table-cell>
          <table:table-cell table:formula="of:=1+2*RAND()" office:value-type="float" office:value="1.40149544473348" calcext:value-type="float">
            <text:p>1,4014954447</text:p>
          </table:table-cell>
          <table:table-cell table:formula="of:=SIN([.B551]+[.C551]+[.D551])^2" office:value-type="float" office:value="0.519126575280623" calcext:value-type="float">
            <text:p>0,519126575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6518311901649" calcext:value-type="float">
            <text:p>2,065183119</text:p>
          </table:table-cell>
          <table:table-cell table:formula="of:=3+3*RAND()" office:value-type="float" office:value="5.42714642800104" calcext:value-type="float">
            <text:p>5,427146428</text:p>
          </table:table-cell>
          <table:table-cell table:formula="of:=1+2*RAND()" office:value-type="float" office:value="1.03346013444933" calcext:value-type="float">
            <text:p>1,0334601344</text:p>
          </table:table-cell>
          <table:table-cell table:formula="of:=SIN([.B552]+[.C552]+[.D552])^2" office:value-type="float" office:value="0.612615553655358" calcext:value-type="float">
            <text:p>0,61261555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4525815510996" calcext:value-type="float">
            <text:p>4,3452581551</text:p>
          </table:table-cell>
          <table:table-cell table:formula="of:=3+3*RAND()" office:value-type="float" office:value="5.69651086437532" calcext:value-type="float">
            <text:p>5,6965108644</text:p>
          </table:table-cell>
          <table:table-cell table:formula="of:=1+2*RAND()" office:value-type="float" office:value="1.0001767512985" calcext:value-type="float">
            <text:p>1,0001767513</text:p>
          </table:table-cell>
          <table:table-cell table:formula="of:=SIN([.B553]+[.C553]+[.D553])^2" office:value-type="float" office:value="0.997851226386279" calcext:value-type="float">
            <text:p>0,99785122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6398023241577" calcext:value-type="float">
            <text:p>2,8639802324</text:p>
          </table:table-cell>
          <table:table-cell table:formula="of:=3+3*RAND()" office:value-type="float" office:value="5.75112871104477" calcext:value-type="float">
            <text:p>5,751128711</text:p>
          </table:table-cell>
          <table:table-cell table:formula="of:=1+2*RAND()" office:value-type="float" office:value="1.09647786307461" calcext:value-type="float">
            <text:p>1,0964778631</text:p>
          </table:table-cell>
          <table:table-cell table:formula="of:=SIN([.B554]+[.C554]+[.D554])^2" office:value-type="float" office:value="0.0800283760682807" calcext:value-type="float">
            <text:p>0,08002837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2205245792298" calcext:value-type="float">
            <text:p>3,3220524579</text:p>
          </table:table-cell>
          <table:table-cell table:formula="of:=3+3*RAND()" office:value-type="float" office:value="4.84804609237009" calcext:value-type="float">
            <text:p>4,8480460924</text:p>
          </table:table-cell>
          <table:table-cell table:formula="of:=1+2*RAND()" office:value-type="float" office:value="2.57887309215725" calcext:value-type="float">
            <text:p>2,5788730922</text:p>
          </table:table-cell>
          <table:table-cell table:formula="of:=SIN([.B555]+[.C555]+[.D555])^2" office:value-type="float" office:value="0.94040991807165" calcext:value-type="float">
            <text:p>0,940409918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7856612365872" calcext:value-type="float">
            <text:p>3,5785661237</text:p>
          </table:table-cell>
          <table:table-cell table:formula="of:=3+3*RAND()" office:value-type="float" office:value="3.43059542857518" calcext:value-type="float">
            <text:p>3,4305954286</text:p>
          </table:table-cell>
          <table:table-cell table:formula="of:=1+2*RAND()" office:value-type="float" office:value="2.53895618175958" calcext:value-type="float">
            <text:p>2,5389561818</text:p>
          </table:table-cell>
          <table:table-cell table:formula="of:=SIN([.B556]+[.C556]+[.D556])^2" office:value-type="float" office:value="0.0151357138839915" calcext:value-type="float">
            <text:p>0,01513571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8128706418263" calcext:value-type="float">
            <text:p>4,6812870642</text:p>
          </table:table-cell>
          <table:table-cell table:formula="of:=3+3*RAND()" office:value-type="float" office:value="4.91730660006171" calcext:value-type="float">
            <text:p>4,9173066001</text:p>
          </table:table-cell>
          <table:table-cell table:formula="of:=1+2*RAND()" office:value-type="float" office:value="2.01210049613607" calcext:value-type="float">
            <text:p>2,0121004961</text:p>
          </table:table-cell>
          <table:table-cell table:formula="of:=SIN([.B557]+[.C557]+[.D557])^2" office:value-type="float" office:value="0.667005879973645" calcext:value-type="float">
            <text:p>0,667005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1139261146496" calcext:value-type="float">
            <text:p>2,4113926115</text:p>
          </table:table-cell>
          <table:table-cell table:formula="of:=3+3*RAND()" office:value-type="float" office:value="3.89927610133615" calcext:value-type="float">
            <text:p>3,8992761013</text:p>
          </table:table-cell>
          <table:table-cell table:formula="of:=1+2*RAND()" office:value-type="float" office:value="1.51875571320369" calcext:value-type="float">
            <text:p>1,5187557132</text:p>
          </table:table-cell>
          <table:table-cell table:formula="of:=SIN([.B558]+[.C558]+[.D558])^2" office:value-type="float" office:value="0.999397064752686" calcext:value-type="float">
            <text:p>0,99939706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0200870459468" calcext:value-type="float">
            <text:p>2,5020087046</text:p>
          </table:table-cell>
          <table:table-cell table:formula="of:=3+3*RAND()" office:value-type="float" office:value="5.07026344961911" calcext:value-type="float">
            <text:p>5,0702634496</text:p>
          </table:table-cell>
          <table:table-cell table:formula="of:=1+2*RAND()" office:value-type="float" office:value="1.59689308610131" calcext:value-type="float">
            <text:p>1,5968930861</text:p>
          </table:table-cell>
          <table:table-cell table:formula="of:=SIN([.B559]+[.C559]+[.D559])^2" office:value-type="float" office:value="0.063927189937991" calcext:value-type="float">
            <text:p>0,063927189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2350871037424" calcext:value-type="float">
            <text:p>2,0235087104</text:p>
          </table:table-cell>
          <table:table-cell table:formula="of:=3+3*RAND()" office:value-type="float" office:value="5.3665834390618" calcext:value-type="float">
            <text:p>5,3665834391</text:p>
          </table:table-cell>
          <table:table-cell table:formula="of:=1+2*RAND()" office:value-type="float" office:value="1.16935524737317" calcext:value-type="float">
            <text:p>1,1693552474</text:p>
          </table:table-cell>
          <table:table-cell table:formula="of:=SIN([.B560]+[.C560]+[.D560])^2" office:value-type="float" office:value="0.579592366570472" calcext:value-type="float">
            <text:p>0,57959236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0644181869411" calcext:value-type="float">
            <text:p>2,5064418187</text:p>
          </table:table-cell>
          <table:table-cell table:formula="of:=3+3*RAND()" office:value-type="float" office:value="4.43273100994878" calcext:value-type="float">
            <text:p>4,4327310099</text:p>
          </table:table-cell>
          <table:table-cell table:formula="of:=1+2*RAND()" office:value-type="float" office:value="2.54255149296279" calcext:value-type="float">
            <text:p>2,542551493</text:p>
          </table:table-cell>
          <table:table-cell table:formula="of:=SIN([.B561]+[.C561]+[.D561])^2" office:value-type="float" office:value="0.00323938408695963" calcext:value-type="float">
            <text:p>0,003239384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0932134050164" calcext:value-type="float">
            <text:p>3,8093213405</text:p>
          </table:table-cell>
          <table:table-cell table:formula="of:=3+3*RAND()" office:value-type="float" office:value="3.8499130729194" calcext:value-type="float">
            <text:p>3,8499130729</text:p>
          </table:table-cell>
          <table:table-cell table:formula="of:=1+2*RAND()" office:value-type="float" office:value="1.93376352465946" calcext:value-type="float">
            <text:p>1,9337635247</text:p>
          </table:table-cell>
          <table:table-cell table:formula="of:=SIN([.B562]+[.C562]+[.D562])^2" office:value-type="float" office:value="0.0280320409961479" calcext:value-type="float">
            <text:p>0,02803204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1512762341275" calcext:value-type="float">
            <text:p>2,4151276234</text:p>
          </table:table-cell>
          <table:table-cell table:formula="of:=3+3*RAND()" office:value-type="float" office:value="5.18039593060932" calcext:value-type="float">
            <text:p>5,1803959306</text:p>
          </table:table-cell>
          <table:table-cell table:formula="of:=1+2*RAND()" office:value-type="float" office:value="2.20946012824422" calcext:value-type="float">
            <text:p>2,2094601282</text:p>
          </table:table-cell>
          <table:table-cell table:formula="of:=SIN([.B563]+[.C563]+[.D563])^2" office:value-type="float" office:value="0.137723751252517" calcext:value-type="float">
            <text:p>0,137723751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2041443532272" calcext:value-type="float">
            <text:p>3,3204144353</text:p>
          </table:table-cell>
          <table:table-cell table:formula="of:=3+3*RAND()" office:value-type="float" office:value="4.77801014728283" calcext:value-type="float">
            <text:p>4,7780101473</text:p>
          </table:table-cell>
          <table:table-cell table:formula="of:=1+2*RAND()" office:value-type="float" office:value="1.84774460191129" calcext:value-type="float">
            <text:p>1,8477446019</text:p>
          </table:table-cell>
          <table:table-cell table:formula="of:=SIN([.B564]+[.C564]+[.D564])^2" office:value-type="float" office:value="0.248090646866774" calcext:value-type="float">
            <text:p>0,24809064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6797348999478" calcext:value-type="float">
            <text:p>2,26797349</text:p>
          </table:table-cell>
          <table:table-cell table:formula="of:=3+3*RAND()" office:value-type="float" office:value="4.614243646053" calcext:value-type="float">
            <text:p>4,6142436461</text:p>
          </table:table-cell>
          <table:table-cell table:formula="of:=1+2*RAND()" office:value-type="float" office:value="2.50998852738753" calcext:value-type="float">
            <text:p>2,5099885274</text:p>
          </table:table-cell>
          <table:table-cell table:formula="of:=SIN([.B565]+[.C565]+[.D565])^2" office:value-type="float" office:value="0.00106057939850444" calcext:value-type="float">
            <text:p>0,00106057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8776245683718" calcext:value-type="float">
            <text:p>2,4877624568</text:p>
          </table:table-cell>
          <table:table-cell table:formula="of:=3+3*RAND()" office:value-type="float" office:value="5.82004665094551" calcext:value-type="float">
            <text:p>5,8200466509</text:p>
          </table:table-cell>
          <table:table-cell table:formula="of:=1+2*RAND()" office:value-type="float" office:value="2.18923572234911" calcext:value-type="float">
            <text:p>2,1892357223</text:p>
          </table:table-cell>
          <table:table-cell table:formula="of:=SIN([.B566]+[.C566]+[.D566])^2" office:value-type="float" office:value="0.771387401652192" calcext:value-type="float">
            <text:p>0,77138740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7238248655654" calcext:value-type="float">
            <text:p>2,9723824866</text:p>
          </table:table-cell>
          <table:table-cell table:formula="of:=3+3*RAND()" office:value-type="float" office:value="5.99228564242304" calcext:value-type="float">
            <text:p>5,9922856424</text:p>
          </table:table-cell>
          <table:table-cell table:formula="of:=1+2*RAND()" office:value-type="float" office:value="2.36504424441674" calcext:value-type="float">
            <text:p>2,3650442444</text:p>
          </table:table-cell>
          <table:table-cell table:formula="of:=SIN([.B567]+[.C567]+[.D567])^2" office:value-type="float" office:value="0.892445486997814" calcext:value-type="float">
            <text:p>0,89244548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6430921729639" calcext:value-type="float">
            <text:p>4,0643092173</text:p>
          </table:table-cell>
          <table:table-cell table:formula="of:=3+3*RAND()" office:value-type="float" office:value="3.49969993020853" calcext:value-type="float">
            <text:p>3,4996999302</text:p>
          </table:table-cell>
          <table:table-cell table:formula="of:=1+2*RAND()" office:value-type="float" office:value="1.51907983462076" calcext:value-type="float">
            <text:p>1,5190798346</text:p>
          </table:table-cell>
          <table:table-cell table:formula="of:=SIN([.B568]+[.C568]+[.D568])^2" office:value-type="float" office:value="0.112277874733526" calcext:value-type="float">
            <text:p>0,11227787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6820812237134" calcext:value-type="float">
            <text:p>4,6682081224</text:p>
          </table:table-cell>
          <table:table-cell table:formula="of:=3+3*RAND()" office:value-type="float" office:value="4.28140950246369" calcext:value-type="float">
            <text:p>4,2814095025</text:p>
          </table:table-cell>
          <table:table-cell table:formula="of:=1+2*RAND()" office:value-type="float" office:value="2.44281199810298" calcext:value-type="float">
            <text:p>2,4428119981</text:p>
          </table:table-cell>
          <table:table-cell table:formula="of:=SIN([.B569]+[.C569]+[.D569])^2" office:value-type="float" office:value="0.850602294474057" calcext:value-type="float">
            <text:p>0,85060229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2801676104201" calcext:value-type="float">
            <text:p>2,028016761</text:p>
          </table:table-cell>
          <table:table-cell table:formula="of:=3+3*RAND()" office:value-type="float" office:value="3.05667806321444" calcext:value-type="float">
            <text:p>3,0566780632</text:p>
          </table:table-cell>
          <table:table-cell table:formula="of:=1+2*RAND()" office:value-type="float" office:value="1.3165758948718" calcext:value-type="float">
            <text:p>1,3165758949</text:p>
          </table:table-cell>
          <table:table-cell table:formula="of:=SIN([.B570]+[.C570]+[.D570])^2" office:value-type="float" office:value="0.013879471655997" calcext:value-type="float">
            <text:p>0,01387947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5968912685244" calcext:value-type="float">
            <text:p>3,8596891269</text:p>
          </table:table-cell>
          <table:table-cell table:formula="of:=3+3*RAND()" office:value-type="float" office:value="4.52794681456534" calcext:value-type="float">
            <text:p>4,5279468146</text:p>
          </table:table-cell>
          <table:table-cell table:formula="of:=1+2*RAND()" office:value-type="float" office:value="1.94655068710461" calcext:value-type="float">
            <text:p>1,9465506871</text:p>
          </table:table-cell>
          <table:table-cell table:formula="of:=SIN([.B571]+[.C571]+[.D571])^2" office:value-type="float" office:value="0.622743003398394" calcext:value-type="float">
            <text:p>0,62274300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5989831140698" calcext:value-type="float">
            <text:p>4,3598983114</text:p>
          </table:table-cell>
          <table:table-cell table:formula="of:=3+3*RAND()" office:value-type="float" office:value="4.78615554324979" calcext:value-type="float">
            <text:p>4,7861555432</text:p>
          </table:table-cell>
          <table:table-cell table:formula="of:=1+2*RAND()" office:value-type="float" office:value="1.00083448102053" calcext:value-type="float">
            <text:p>1,000834481</text:p>
          </table:table-cell>
          <table:table-cell table:formula="of:=SIN([.B572]+[.C572]+[.D572])^2" office:value-type="float" office:value="0.436881069103672" calcext:value-type="float">
            <text:p>0,43688106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0054858664224" calcext:value-type="float">
            <text:p>3,5005485866</text:p>
          </table:table-cell>
          <table:table-cell table:formula="of:=3+3*RAND()" office:value-type="float" office:value="3.73606368904272" calcext:value-type="float">
            <text:p>3,736063689</text:p>
          </table:table-cell>
          <table:table-cell table:formula="of:=1+2*RAND()" office:value-type="float" office:value="2.59728452501922" calcext:value-type="float">
            <text:p>2,597284525</text:p>
          </table:table-cell>
          <table:table-cell table:formula="of:=SIN([.B573]+[.C573]+[.D573])^2" office:value-type="float" office:value="0.158245669888472" calcext:value-type="float">
            <text:p>0,158245669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2638674489317" calcext:value-type="float">
            <text:p>4,2263867449</text:p>
          </table:table-cell>
          <table:table-cell table:formula="of:=3+3*RAND()" office:value-type="float" office:value="5.36950926258959" calcext:value-type="float">
            <text:p>5,3695092626</text:p>
          </table:table-cell>
          <table:table-cell table:formula="of:=1+2*RAND()" office:value-type="float" office:value="2.35140249501547" calcext:value-type="float">
            <text:p>2,351402495</text:p>
          </table:table-cell>
          <table:table-cell table:formula="of:=SIN([.B574]+[.C574]+[.D574])^2" office:value-type="float" office:value="0.336724556170979" calcext:value-type="float">
            <text:p>0,33672455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1097950558378" calcext:value-type="float">
            <text:p>2,0109795056</text:p>
          </table:table-cell>
          <table:table-cell table:formula="of:=3+3*RAND()" office:value-type="float" office:value="3.63818837944726" calcext:value-type="float">
            <text:p>3,6381883794</text:p>
          </table:table-cell>
          <table:table-cell table:formula="of:=1+2*RAND()" office:value-type="float" office:value="2.08544889264181" calcext:value-type="float">
            <text:p>2,0854488926</text:p>
          </table:table-cell>
          <table:table-cell table:formula="of:=SIN([.B575]+[.C575]+[.D575])^2" office:value-type="float" office:value="0.985819570865686" calcext:value-type="float">
            <text:p>0,985819570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9755653550069" calcext:value-type="float">
            <text:p>4,2975565355</text:p>
          </table:table-cell>
          <table:table-cell table:formula="of:=3+3*RAND()" office:value-type="float" office:value="3.60762034283603" calcext:value-type="float">
            <text:p>3,6076203428</text:p>
          </table:table-cell>
          <table:table-cell table:formula="of:=1+2*RAND()" office:value-type="float" office:value="2.04362696910853" calcext:value-type="float">
            <text:p>2,0436269691</text:p>
          </table:table-cell>
          <table:table-cell table:formula="of:=SIN([.B576]+[.C576]+[.D576])^2" office:value-type="float" office:value="0.250369980210364" calcext:value-type="float">
            <text:p>0,25036998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7724135799954" calcext:value-type="float">
            <text:p>3,077241358</text:p>
          </table:table-cell>
          <table:table-cell table:formula="of:=3+3*RAND()" office:value-type="float" office:value="4.57918850572519" calcext:value-type="float">
            <text:p>4,5791885057</text:p>
          </table:table-cell>
          <table:table-cell table:formula="of:=1+2*RAND()" office:value-type="float" office:value="1.22637779011889" calcext:value-type="float">
            <text:p>1,2263777901</text:p>
          </table:table-cell>
          <table:table-cell table:formula="of:=SIN([.B577]+[.C577]+[.D577])^2" office:value-type="float" office:value="0.266075370736795" calcext:value-type="float">
            <text:p>0,26607537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4603742687265" calcext:value-type="float">
            <text:p>3,6460374269</text:p>
          </table:table-cell>
          <table:table-cell table:formula="of:=3+3*RAND()" office:value-type="float" office:value="3.8330787531391" calcext:value-type="float">
            <text:p>3,8330787531</text:p>
          </table:table-cell>
          <table:table-cell table:formula="of:=1+2*RAND()" office:value-type="float" office:value="2.56438606130609" calcext:value-type="float">
            <text:p>2,5643860613</text:p>
          </table:table-cell>
          <table:table-cell table:formula="of:=SIN([.B578]+[.C578]+[.D578])^2" office:value-type="float" office:value="0.336395832637346" calcext:value-type="float">
            <text:p>0,33639583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3960471628406" calcext:value-type="float">
            <text:p>4,2396047163</text:p>
          </table:table-cell>
          <table:table-cell table:formula="of:=3+3*RAND()" office:value-type="float" office:value="5.5179764266161" calcext:value-type="float">
            <text:p>5,5179764266</text:p>
          </table:table-cell>
          <table:table-cell table:formula="of:=1+2*RAND()" office:value-type="float" office:value="1.63324396204964" calcext:value-type="float">
            <text:p>1,633243962</text:p>
          </table:table-cell>
          <table:table-cell table:formula="of:=SIN([.B579]+[.C579]+[.D579])^2" office:value-type="float" office:value="0.85174444460454" calcext:value-type="float">
            <text:p>0,85174444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9332200726912" calcext:value-type="float">
            <text:p>4,5933220073</text:p>
          </table:table-cell>
          <table:table-cell table:formula="of:=3+3*RAND()" office:value-type="float" office:value="4.85639711580434" calcext:value-type="float">
            <text:p>4,8563971158</text:p>
          </table:table-cell>
          <table:table-cell table:formula="of:=1+2*RAND()" office:value-type="float" office:value="1.20589780277421" calcext:value-type="float">
            <text:p>1,2058978028</text:p>
          </table:table-cell>
          <table:table-cell table:formula="of:=SIN([.B580]+[.C580]+[.D580])^2" office:value-type="float" office:value="0.888813168616939" calcext:value-type="float">
            <text:p>0,88881316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5852897119362" calcext:value-type="float">
            <text:p>3,0585289712</text:p>
          </table:table-cell>
          <table:table-cell table:formula="of:=3+3*RAND()" office:value-type="float" office:value="5.0976371049328" calcext:value-type="float">
            <text:p>5,0976371049</text:p>
          </table:table-cell>
          <table:table-cell table:formula="of:=1+2*RAND()" office:value-type="float" office:value="2.88640460645364" calcext:value-type="float">
            <text:p>2,8864046065</text:p>
          </table:table-cell>
          <table:table-cell table:formula="of:=SIN([.B581]+[.C581]+[.D581])^2" office:value-type="float" office:value="0.997792964438091" calcext:value-type="float">
            <text:p>0,99779296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6996917453627" calcext:value-type="float">
            <text:p>2,3699691745</text:p>
          </table:table-cell>
          <table:table-cell table:formula="of:=3+3*RAND()" office:value-type="float" office:value="4.23316995957263" calcext:value-type="float">
            <text:p>4,2331699596</text:p>
          </table:table-cell>
          <table:table-cell table:formula="of:=1+2*RAND()" office:value-type="float" office:value="1.72240522677054" calcext:value-type="float">
            <text:p>1,7224052268</text:p>
          </table:table-cell>
          <table:table-cell table:formula="of:=SIN([.B582]+[.C582]+[.D582])^2" office:value-type="float" office:value="0.79363058147012" calcext:value-type="float">
            <text:p>0,79363058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3579188431517" calcext:value-type="float">
            <text:p>2,7357918843</text:p>
          </table:table-cell>
          <table:table-cell table:formula="of:=3+3*RAND()" office:value-type="float" office:value="3.10027231142156" calcext:value-type="float">
            <text:p>3,1002723114</text:p>
          </table:table-cell>
          <table:table-cell table:formula="of:=1+2*RAND()" office:value-type="float" office:value="2.1991601689243" calcext:value-type="float">
            <text:p>2,1991601689</text:p>
          </table:table-cell>
          <table:table-cell table:formula="of:=SIN([.B583]+[.C583]+[.D583])^2" office:value-type="float" office:value="0.967509184910751" calcext:value-type="float">
            <text:p>0,96750918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1658434451641" calcext:value-type="float">
            <text:p>2,0165843445</text:p>
          </table:table-cell>
          <table:table-cell table:formula="of:=3+3*RAND()" office:value-type="float" office:value="5.50035732875159" calcext:value-type="float">
            <text:p>5,5003573288</text:p>
          </table:table-cell>
          <table:table-cell table:formula="of:=1+2*RAND()" office:value-type="float" office:value="2.43015065222255" calcext:value-type="float">
            <text:p>2,4301506522</text:p>
          </table:table-cell>
          <table:table-cell table:formula="of:=SIN([.B584]+[.C584]+[.D584])^2" office:value-type="float" office:value="0.248888493630051" calcext:value-type="float">
            <text:p>0,24888849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3804504223799" calcext:value-type="float">
            <text:p>4,6380450422</text:p>
          </table:table-cell>
          <table:table-cell table:formula="of:=3+3*RAND()" office:value-type="float" office:value="5.98804932118234" calcext:value-type="float">
            <text:p>5,9880493212</text:p>
          </table:table-cell>
          <table:table-cell table:formula="of:=1+2*RAND()" office:value-type="float" office:value="1.34706428157204" calcext:value-type="float">
            <text:p>1,3470642816</text:p>
          </table:table-cell>
          <table:table-cell table:formula="of:=SIN([.B585]+[.C585]+[.D585])^2" office:value-type="float" office:value="0.312511303470601" calcext:value-type="float">
            <text:p>0,31251130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3242999359041" calcext:value-type="float">
            <text:p>3,9324299936</text:p>
          </table:table-cell>
          <table:table-cell table:formula="of:=3+3*RAND()" office:value-type="float" office:value="3.52448193940407" calcext:value-type="float">
            <text:p>3,5244819394</text:p>
          </table:table-cell>
          <table:table-cell table:formula="of:=1+2*RAND()" office:value-type="float" office:value="1.59327040821298" calcext:value-type="float">
            <text:p>1,5932704082</text:p>
          </table:table-cell>
          <table:table-cell table:formula="of:=SIN([.B586]+[.C586]+[.D586])^2" office:value-type="float" office:value="0.133880043861095" calcext:value-type="float">
            <text:p>0,13388004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9425188394325" calcext:value-type="float">
            <text:p>2,9942518839</text:p>
          </table:table-cell>
          <table:table-cell table:formula="of:=3+3*RAND()" office:value-type="float" office:value="3.97889539693818" calcext:value-type="float">
            <text:p>3,9788953969</text:p>
          </table:table-cell>
          <table:table-cell table:formula="of:=1+2*RAND()" office:value-type="float" office:value="1.14710754366638" calcext:value-type="float">
            <text:p>1,1471075437</text:p>
          </table:table-cell>
          <table:table-cell table:formula="of:=SIN([.B587]+[.C587]+[.D587])^2" office:value-type="float" office:value="0.930758497046639" calcext:value-type="float">
            <text:p>0,9307584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2758100849306" calcext:value-type="float">
            <text:p>3,0275810085</text:p>
          </table:table-cell>
          <table:table-cell table:formula="of:=3+3*RAND()" office:value-type="float" office:value="5.47725028871599" calcext:value-type="float">
            <text:p>5,4772502887</text:p>
          </table:table-cell>
          <table:table-cell table:formula="of:=1+2*RAND()" office:value-type="float" office:value="2.02315399862857" calcext:value-type="float">
            <text:p>2,0231539986</text:p>
          </table:table-cell>
          <table:table-cell table:formula="of:=SIN([.B588]+[.C588]+[.D588])^2" office:value-type="float" office:value="0.796837605823422" calcext:value-type="float">
            <text:p>0,796837605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3300828465833" calcext:value-type="float">
            <text:p>3,4330082847</text:p>
          </table:table-cell>
          <table:table-cell table:formula="of:=3+3*RAND()" office:value-type="float" office:value="3.03228689198666" calcext:value-type="float">
            <text:p>3,032286892</text:p>
          </table:table-cell>
          <table:table-cell table:formula="of:=1+2*RAND()" office:value-type="float" office:value="1.6712577094552" calcext:value-type="float">
            <text:p>1,6712577095</text:p>
          </table:table-cell>
          <table:table-cell table:formula="of:=SIN([.B589]+[.C589]+[.D589])^2" office:value-type="float" office:value="0.922256146408919" calcext:value-type="float">
            <text:p>0,92225614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4391538647463" calcext:value-type="float">
            <text:p>2,1439153865</text:p>
          </table:table-cell>
          <table:table-cell table:formula="of:=3+3*RAND()" office:value-type="float" office:value="3.14106967539399" calcext:value-type="float">
            <text:p>3,1410696754</text:p>
          </table:table-cell>
          <table:table-cell table:formula="of:=1+2*RAND()" office:value-type="float" office:value="1.5819993609213" calcext:value-type="float">
            <text:p>1,5819993609</text:p>
          </table:table-cell>
          <table:table-cell table:formula="of:=SIN([.B590]+[.C590]+[.D590])^2" office:value-type="float" office:value="0.303819006535912" calcext:value-type="float">
            <text:p>0,30381900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2812468402611" calcext:value-type="float">
            <text:p>2,228124684</text:p>
          </table:table-cell>
          <table:table-cell table:formula="of:=3+3*RAND()" office:value-type="float" office:value="4.56904933480865" calcext:value-type="float">
            <text:p>4,5690493348</text:p>
          </table:table-cell>
          <table:table-cell table:formula="of:=1+2*RAND()" office:value-type="float" office:value="2.18173012327167" calcext:value-type="float">
            <text:p>2,1817301233</text:p>
          </table:table-cell>
          <table:table-cell table:formula="of:=SIN([.B591]+[.C591]+[.D591])^2" office:value-type="float" office:value="0.185973486756069" calcext:value-type="float">
            <text:p>0,18597348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1182056743968" calcext:value-type="float">
            <text:p>3,7118205674</text:p>
          </table:table-cell>
          <table:table-cell table:formula="of:=3+3*RAND()" office:value-type="float" office:value="5.27816269757365" calcext:value-type="float">
            <text:p>5,2781626976</text:p>
          </table:table-cell>
          <table:table-cell table:formula="of:=1+2*RAND()" office:value-type="float" office:value="2.23761652543786" calcext:value-type="float">
            <text:p>2,2376165254</text:p>
          </table:table-cell>
          <table:table-cell table:formula="of:=SIN([.B592]+[.C592]+[.D592])^2" office:value-type="float" office:value="0.947123356854464" calcext:value-type="float">
            <text:p>0,94712335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3945795587664" calcext:value-type="float">
            <text:p>4,3394579559</text:p>
          </table:table-cell>
          <table:table-cell table:formula="of:=3+3*RAND()" office:value-type="float" office:value="4.46376297649949" calcext:value-type="float">
            <text:p>4,4637629765</text:p>
          </table:table-cell>
          <table:table-cell table:formula="of:=1+2*RAND()" office:value-type="float" office:value="1.47339573955964" calcext:value-type="float">
            <text:p>1,4733957396</text:p>
          </table:table-cell>
          <table:table-cell table:formula="of:=SIN([.B593]+[.C593]+[.D593])^2" office:value-type="float" office:value="0.566245192593773" calcext:value-type="float">
            <text:p>0,56624519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0908507552917" calcext:value-type="float">
            <text:p>3,9090850755</text:p>
          </table:table-cell>
          <table:table-cell table:formula="of:=3+3*RAND()" office:value-type="float" office:value="5.01893757956852" calcext:value-type="float">
            <text:p>5,0189375796</text:p>
          </table:table-cell>
          <table:table-cell table:formula="of:=1+2*RAND()" office:value-type="float" office:value="2.67388872919386" calcext:value-type="float">
            <text:p>2,6738887292</text:p>
          </table:table-cell>
          <table:table-cell table:formula="of:=SIN([.B594]+[.C594]+[.D594])^2" office:value-type="float" office:value="0.675258061869588" calcext:value-type="float">
            <text:p>0,675258061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6550311384479" calcext:value-type="float">
            <text:p>2,8655031138</text:p>
          </table:table-cell>
          <table:table-cell table:formula="of:=3+3*RAND()" office:value-type="float" office:value="4.59767803169588" calcext:value-type="float">
            <text:p>4,5976780317</text:p>
          </table:table-cell>
          <table:table-cell table:formula="of:=1+2*RAND()" office:value-type="float" office:value="2.82915958722005" calcext:value-type="float">
            <text:p>2,8291595872</text:p>
          </table:table-cell>
          <table:table-cell table:formula="of:=SIN([.B595]+[.C595]+[.D595])^2" office:value-type="float" office:value="0.581795310804523" calcext:value-type="float">
            <text:p>0,58179531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1585957973109" calcext:value-type="float">
            <text:p>3,4158595797</text:p>
          </table:table-cell>
          <table:table-cell table:formula="of:=3+3*RAND()" office:value-type="float" office:value="4.42617034935894" calcext:value-type="float">
            <text:p>4,4261703494</text:p>
          </table:table-cell>
          <table:table-cell table:formula="of:=1+2*RAND()" office:value-type="float" office:value="1.85369141579348" calcext:value-type="float">
            <text:p>1,8536914158</text:p>
          </table:table-cell>
          <table:table-cell table:formula="of:=SIN([.B596]+[.C596]+[.D596])^2" office:value-type="float" office:value="0.0716314500951853" calcext:value-type="float">
            <text:p>0,07163145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5815307246206" calcext:value-type="float">
            <text:p>4,6581530725</text:p>
          </table:table-cell>
          <table:table-cell table:formula="of:=3+3*RAND()" office:value-type="float" office:value="5.38297873446651" calcext:value-type="float">
            <text:p>5,3829787345</text:p>
          </table:table-cell>
          <table:table-cell table:formula="of:=1+2*RAND()" office:value-type="float" office:value="2.45495446938292" calcext:value-type="float">
            <text:p>2,4549544694</text:p>
          </table:table-cell>
          <table:table-cell table:formula="of:=SIN([.B597]+[.C597]+[.D597])^2" office:value-type="float" office:value="0.00493175936543308" calcext:value-type="float">
            <text:p>0,00493175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8339535674812" calcext:value-type="float">
            <text:p>3,7833953567</text:p>
          </table:table-cell>
          <table:table-cell table:formula="of:=3+3*RAND()" office:value-type="float" office:value="4.46220303615942" calcext:value-type="float">
            <text:p>4,4622030362</text:p>
          </table:table-cell>
          <table:table-cell table:formula="of:=1+2*RAND()" office:value-type="float" office:value="1.03289121069685" calcext:value-type="float">
            <text:p>1,0328912107</text:p>
          </table:table-cell>
          <table:table-cell table:formula="of:=SIN([.B598]+[.C598]+[.D598])^2" office:value-type="float" office:value="0.021248060987847" calcext:value-type="float">
            <text:p>0,0212480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5187369608139" calcext:value-type="float">
            <text:p>3,7518736961</text:p>
          </table:table-cell>
          <table:table-cell table:formula="of:=3+3*RAND()" office:value-type="float" office:value="3.91539046850353" calcext:value-type="float">
            <text:p>3,9153904685</text:p>
          </table:table-cell>
          <table:table-cell table:formula="of:=1+2*RAND()" office:value-type="float" office:value="2.04060321353812" calcext:value-type="float">
            <text:p>2,0406032135</text:p>
          </table:table-cell>
          <table:table-cell table:formula="of:=SIN([.B599]+[.C599]+[.D599])^2" office:value-type="float" office:value="0.0780215765094858" calcext:value-type="float">
            <text:p>0,07802157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2703460675681" calcext:value-type="float">
            <text:p>4,7270346068</text:p>
          </table:table-cell>
          <table:table-cell table:formula="of:=3+3*RAND()" office:value-type="float" office:value="3.28391488424702" calcext:value-type="float">
            <text:p>3,2839148842</text:p>
          </table:table-cell>
          <table:table-cell table:formula="of:=1+2*RAND()" office:value-type="float" office:value="1.07520498377825" calcext:value-type="float">
            <text:p>1,0752049838</text:p>
          </table:table-cell>
          <table:table-cell table:formula="of:=SIN([.B600]+[.C600]+[.D600])^2" office:value-type="float" office:value="0.110349572645957" calcext:value-type="float">
            <text:p>0,11034957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3134602698666" calcext:value-type="float">
            <text:p>4,731346027</text:p>
          </table:table-cell>
          <table:table-cell table:formula="of:=3+3*RAND()" office:value-type="float" office:value="3.79775679827527" calcext:value-type="float">
            <text:p>3,7977567983</text:p>
          </table:table-cell>
          <table:table-cell table:formula="of:=1+2*RAND()" office:value-type="float" office:value="1.70283238860046" calcext:value-type="float">
            <text:p>1,7028323886</text:p>
          </table:table-cell>
          <table:table-cell table:formula="of:=SIN([.B601]+[.C601]+[.D601])^2" office:value-type="float" office:value="0.521752222336038" calcext:value-type="float">
            <text:p>0,52175222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873580454559" calcext:value-type="float">
            <text:p>2,5873580455</text:p>
          </table:table-cell>
          <table:table-cell table:formula="of:=3+3*RAND()" office:value-type="float" office:value="4.95774643504701" calcext:value-type="float">
            <text:p>4,957746435</text:p>
          </table:table-cell>
          <table:table-cell table:formula="of:=1+2*RAND()" office:value-type="float" office:value="1.38812190005222" calcext:value-type="float">
            <text:p>1,3881219001</text:p>
          </table:table-cell>
          <table:table-cell table:formula="of:=SIN([.B602]+[.C602]+[.D602])^2" office:value-type="float" office:value="0.222778648812485" calcext:value-type="float">
            <text:p>0,22277864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4418883469176" calcext:value-type="float">
            <text:p>3,3441888347</text:p>
          </table:table-cell>
          <table:table-cell table:formula="of:=3+3*RAND()" office:value-type="float" office:value="5.54266197639784" calcext:value-type="float">
            <text:p>5,5426619764</text:p>
          </table:table-cell>
          <table:table-cell table:formula="of:=1+2*RAND()" office:value-type="float" office:value="1.2287863120775" calcext:value-type="float">
            <text:p>1,2287863121</text:p>
          </table:table-cell>
          <table:table-cell table:formula="of:=SIN([.B603]+[.C603]+[.D603])^2" office:value-type="float" office:value="0.406023295554566" calcext:value-type="float">
            <text:p>0,40602329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43402473465" calcext:value-type="float">
            <text:p>4,8434024735</text:p>
          </table:table-cell>
          <table:table-cell table:formula="of:=3+3*RAND()" office:value-type="float" office:value="3.85219853138069" calcext:value-type="float">
            <text:p>3,8521985314</text:p>
          </table:table-cell>
          <table:table-cell table:formula="of:=1+2*RAND()" office:value-type="float" office:value="2.11729193967483" calcext:value-type="float">
            <text:p>2,1172919397</text:p>
          </table:table-cell>
          <table:table-cell table:formula="of:=SIN([.B604]+[.C604]+[.D604])^2" office:value-type="float" office:value="0.966997119593293" calcext:value-type="float">
            <text:p>0,966997119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1582142276456" calcext:value-type="float">
            <text:p>2,6158214228</text:p>
          </table:table-cell>
          <table:table-cell table:formula="of:=3+3*RAND()" office:value-type="float" office:value="3.93116489401382" calcext:value-type="float">
            <text:p>3,931164894</text:p>
          </table:table-cell>
          <table:table-cell table:formula="of:=1+2*RAND()" office:value-type="float" office:value="2.16059061757121" calcext:value-type="float">
            <text:p>2,1605906176</text:p>
          </table:table-cell>
          <table:table-cell table:formula="of:=SIN([.B605]+[.C605]+[.D605])^2" office:value-type="float" office:value="0.432014116171822" calcext:value-type="float">
            <text:p>0,43201411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993788008194" calcext:value-type="float">
            <text:p>4,5993788008</text:p>
          </table:table-cell>
          <table:table-cell table:formula="of:=3+3*RAND()" office:value-type="float" office:value="4.33111403582092" calcext:value-type="float">
            <text:p>4,3311140358</text:p>
          </table:table-cell>
          <table:table-cell table:formula="of:=1+2*RAND()" office:value-type="float" office:value="1.46041838180664" calcext:value-type="float">
            <text:p>1,4604183818</text:p>
          </table:table-cell>
          <table:table-cell table:formula="of:=SIN([.B606]+[.C606]+[.D606])^2" office:value-type="float" office:value="0.676824898435454" calcext:value-type="float">
            <text:p>0,676824898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614438919254" calcext:value-type="float">
            <text:p>4,3614438919</text:p>
          </table:table-cell>
          <table:table-cell table:formula="of:=3+3*RAND()" office:value-type="float" office:value="3.68482161428816" calcext:value-type="float">
            <text:p>3,6848216143</text:p>
          </table:table-cell>
          <table:table-cell table:formula="of:=1+2*RAND()" office:value-type="float" office:value="1.67516032126901" calcext:value-type="float">
            <text:p>1,6751603213</text:p>
          </table:table-cell>
          <table:table-cell table:formula="of:=SIN([.B607]+[.C607]+[.D607])^2" office:value-type="float" office:value="0.0854487239884276" calcext:value-type="float">
            <text:p>0,0854487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698605849523" calcext:value-type="float">
            <text:p>4,369860585</text:p>
          </table:table-cell>
          <table:table-cell table:formula="of:=3+3*RAND()" office:value-type="float" office:value="5.45226983886087" calcext:value-type="float">
            <text:p>5,4522698389</text:p>
          </table:table-cell>
          <table:table-cell table:formula="of:=1+2*RAND()" office:value-type="float" office:value="1.6483345730878" calcext:value-type="float">
            <text:p>1,6483345731</text:p>
          </table:table-cell>
          <table:table-cell table:formula="of:=SIN([.B608]+[.C608]+[.D608])^2" office:value-type="float" office:value="0.790930436503414" calcext:value-type="float">
            <text:p>0,79093043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0041887170604" calcext:value-type="float">
            <text:p>4,5004188717</text:p>
          </table:table-cell>
          <table:table-cell table:formula="of:=3+3*RAND()" office:value-type="float" office:value="5.71075341585959" calcext:value-type="float">
            <text:p>5,7107534159</text:p>
          </table:table-cell>
          <table:table-cell table:formula="of:=1+2*RAND()" office:value-type="float" office:value="1.110413740063" calcext:value-type="float">
            <text:p>1,1104137401</text:p>
          </table:table-cell>
          <table:table-cell table:formula="of:=SIN([.B609]+[.C609]+[.D609])^2" office:value-type="float" office:value="0.897428793473879" calcext:value-type="float">
            <text:p>0,89742879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0234535548857" calcext:value-type="float">
            <text:p>2,3023453555</text:p>
          </table:table-cell>
          <table:table-cell table:formula="of:=3+3*RAND()" office:value-type="float" office:value="4.89085593242289" calcext:value-type="float">
            <text:p>4,8908559324</text:p>
          </table:table-cell>
          <table:table-cell table:formula="of:=1+2*RAND()" office:value-type="float" office:value="1.51090047670674" calcext:value-type="float">
            <text:p>1,5109004767</text:p>
          </table:table-cell>
          <table:table-cell table:formula="of:=SIN([.B610]+[.C610]+[.D610])^2" office:value-type="float" office:value="0.435458625380751" calcext:value-type="float">
            <text:p>0,43545862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2334177555229" calcext:value-type="float">
            <text:p>3,2233417756</text:p>
          </table:table-cell>
          <table:table-cell table:formula="of:=3+3*RAND()" office:value-type="float" office:value="3.82938674727781" calcext:value-type="float">
            <text:p>3,8293867473</text:p>
          </table:table-cell>
          <table:table-cell table:formula="of:=1+2*RAND()" office:value-type="float" office:value="2.14296366547468" calcext:value-type="float">
            <text:p>2,1429636655</text:p>
          </table:table-cell>
          <table:table-cell table:formula="of:=SIN([.B611]+[.C611]+[.D611])^2" office:value-type="float" office:value="0.0515686308109233" calcext:value-type="float">
            <text:p>0,05156863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5556741490269" calcext:value-type="float">
            <text:p>2,3555674149</text:p>
          </table:table-cell>
          <table:table-cell table:formula="of:=3+3*RAND()" office:value-type="float" office:value="3.6762088884248" calcext:value-type="float">
            <text:p>3,6762088884</text:p>
          </table:table-cell>
          <table:table-cell table:formula="of:=1+2*RAND()" office:value-type="float" office:value="1.26268218301064" calcext:value-type="float">
            <text:p>1,262682183</text:p>
          </table:table-cell>
          <table:table-cell table:formula="of:=SIN([.B612]+[.C612]+[.D612])^2" office:value-type="float" office:value="0.718270339027635" calcext:value-type="float">
            <text:p>0,7182703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6671351204022" calcext:value-type="float">
            <text:p>4,666713512</text:p>
          </table:table-cell>
          <table:table-cell table:formula="of:=3+3*RAND()" office:value-type="float" office:value="5.83972387627716" calcext:value-type="float">
            <text:p>5,8397238763</text:p>
          </table:table-cell>
          <table:table-cell table:formula="of:=1+2*RAND()" office:value-type="float" office:value="1.41824215151041" calcext:value-type="float">
            <text:p>1,4182421515</text:p>
          </table:table-cell>
          <table:table-cell table:formula="of:=SIN([.B613]+[.C613]+[.D613])^2" office:value-type="float" office:value="0.358263288245541" calcext:value-type="float">
            <text:p>0,35826328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7628625214822" calcext:value-type="float">
            <text:p>3,8762862521</text:p>
          </table:table-cell>
          <table:table-cell table:formula="of:=3+3*RAND()" office:value-type="float" office:value="4.56328252719645" calcext:value-type="float">
            <text:p>4,5632825272</text:p>
          </table:table-cell>
          <table:table-cell table:formula="of:=1+2*RAND()" office:value-type="float" office:value="1.08138161823381" calcext:value-type="float">
            <text:p>1,0813816182</text:p>
          </table:table-cell>
          <table:table-cell table:formula="of:=SIN([.B614]+[.C614]+[.D614])^2" office:value-type="float" office:value="0.00922065722897525" calcext:value-type="float">
            <text:p>0,00922065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6938586667224" calcext:value-type="float">
            <text:p>4,8693858667</text:p>
          </table:table-cell>
          <table:table-cell table:formula="of:=3+3*RAND()" office:value-type="float" office:value="4.79656743680449" calcext:value-type="float">
            <text:p>4,7965674368</text:p>
          </table:table-cell>
          <table:table-cell table:formula="of:=1+2*RAND()" office:value-type="float" office:value="2.04065424134189" calcext:value-type="float">
            <text:p>2,0406542413</text:p>
          </table:table-cell>
          <table:table-cell table:formula="of:=SIN([.B615]+[.C615]+[.D615])^2" office:value-type="float" office:value="0.574091043693183" calcext:value-type="float">
            <text:p>0,57409104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7870085779737" calcext:value-type="float">
            <text:p>2,5787008578</text:p>
          </table:table-cell>
          <table:table-cell table:formula="of:=3+3*RAND()" office:value-type="float" office:value="5.26887232578671" calcext:value-type="float">
            <text:p>5,2688723258</text:p>
          </table:table-cell>
          <table:table-cell table:formula="of:=1+2*RAND()" office:value-type="float" office:value="1.92743199223526" calcext:value-type="float">
            <text:p>1,9274319922</text:p>
          </table:table-cell>
          <table:table-cell table:formula="of:=SIN([.B616]+[.C616]+[.D616])^2" office:value-type="float" office:value="0.117725321792972" calcext:value-type="float">
            <text:p>0,11772532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55098278685" calcext:value-type="float">
            <text:p>4,8550982787</text:p>
          </table:table-cell>
          <table:table-cell table:formula="of:=3+3*RAND()" office:value-type="float" office:value="5.20960677456184" calcext:value-type="float">
            <text:p>5,2096067746</text:p>
          </table:table-cell>
          <table:table-cell table:formula="of:=1+2*RAND()" office:value-type="float" office:value="2.89948517256306" calcext:value-type="float">
            <text:p>2,8994851726</text:p>
          </table:table-cell>
          <table:table-cell table:formula="of:=SIN([.B617]+[.C617]+[.D617])^2" office:value-type="float" office:value="0.150085847481456" calcext:value-type="float">
            <text:p>0,15008584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147176979865" calcext:value-type="float">
            <text:p>3,2614717698</text:p>
          </table:table-cell>
          <table:table-cell table:formula="of:=3+3*RAND()" office:value-type="float" office:value="3.78026018007491" calcext:value-type="float">
            <text:p>3,7802601801</text:p>
          </table:table-cell>
          <table:table-cell table:formula="of:=1+2*RAND()" office:value-type="float" office:value="2.92263512228161" calcext:value-type="float">
            <text:p>2,9226351223</text:p>
          </table:table-cell>
          <table:table-cell table:formula="of:=SIN([.B618]+[.C618]+[.D618])^2" office:value-type="float" office:value="0.263973511106958" calcext:value-type="float">
            <text:p>0,26397351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4290433810034" calcext:value-type="float">
            <text:p>3,0429043381</text:p>
          </table:table-cell>
          <table:table-cell table:formula="of:=3+3*RAND()" office:value-type="float" office:value="3.75909812548652" calcext:value-type="float">
            <text:p>3,7590981255</text:p>
          </table:table-cell>
          <table:table-cell table:formula="of:=1+2*RAND()" office:value-type="float" office:value="2.55711727903908" calcext:value-type="float">
            <text:p>2,557117279</text:p>
          </table:table-cell>
          <table:table-cell table:formula="of:=SIN([.B619]+[.C619]+[.D619])^2" office:value-type="float" office:value="0.00430481025788494" calcext:value-type="float">
            <text:p>0,00430481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6800088863005" calcext:value-type="float">
            <text:p>2,5680008886</text:p>
          </table:table-cell>
          <table:table-cell table:formula="of:=3+3*RAND()" office:value-type="float" office:value="3.45839473071962" calcext:value-type="float">
            <text:p>3,4583947307</text:p>
          </table:table-cell>
          <table:table-cell table:formula="of:=1+2*RAND()" office:value-type="float" office:value="1.6168214058879" calcext:value-type="float">
            <text:p>1,6168214059</text:p>
          </table:table-cell>
          <table:table-cell table:formula="of:=SIN([.B620]+[.C620]+[.D620])^2" office:value-type="float" office:value="0.956232159256784" calcext:value-type="float">
            <text:p>0,95623215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5546569065889" calcext:value-type="float">
            <text:p>4,7554656907</text:p>
          </table:table-cell>
          <table:table-cell table:formula="of:=3+3*RAND()" office:value-type="float" office:value="3.85760713805275" calcext:value-type="float">
            <text:p>3,8576071381</text:p>
          </table:table-cell>
          <table:table-cell table:formula="of:=1+2*RAND()" office:value-type="float" office:value="2.76553848842969" calcext:value-type="float">
            <text:p>2,7655384884</text:p>
          </table:table-cell>
          <table:table-cell table:formula="of:=SIN([.B621]+[.C621]+[.D621])^2" office:value-type="float" office:value="0.860319057891168" calcext:value-type="float">
            <text:p>0,86031905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2003475507716" calcext:value-type="float">
            <text:p>3,1200347551</text:p>
          </table:table-cell>
          <table:table-cell table:formula="of:=3+3*RAND()" office:value-type="float" office:value="5.58516194081282" calcext:value-type="float">
            <text:p>5,5851619408</text:p>
          </table:table-cell>
          <table:table-cell table:formula="of:=1+2*RAND()" office:value-type="float" office:value="1.35604996924265" calcext:value-type="float">
            <text:p>1,3560499692</text:p>
          </table:table-cell>
          <table:table-cell table:formula="of:=SIN([.B622]+[.C622]+[.D622])^2" office:value-type="float" office:value="0.353262961418816" calcext:value-type="float">
            <text:p>0,353262961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0985520319255" calcext:value-type="float">
            <text:p>3,9098552032</text:p>
          </table:table-cell>
          <table:table-cell table:formula="of:=3+3*RAND()" office:value-type="float" office:value="5.43251322612176" calcext:value-type="float">
            <text:p>5,4325132261</text:p>
          </table:table-cell>
          <table:table-cell table:formula="of:=1+2*RAND()" office:value-type="float" office:value="2.59184863406655" calcext:value-type="float">
            <text:p>2,5918486341</text:p>
          </table:table-cell>
          <table:table-cell table:formula="of:=SIN([.B623]+[.C623]+[.D623])^2" office:value-type="float" office:value="0.349143332867878" calcext:value-type="float">
            <text:p>0,349143332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1825402844337" calcext:value-type="float">
            <text:p>4,2182540284</text:p>
          </table:table-cell>
          <table:table-cell table:formula="of:=3+3*RAND()" office:value-type="float" office:value="5.44476301387949" calcext:value-type="float">
            <text:p>5,4447630139</text:p>
          </table:table-cell>
          <table:table-cell table:formula="of:=1+2*RAND()" office:value-type="float" office:value="2.74544297380564" calcext:value-type="float">
            <text:p>2,7454429738</text:p>
          </table:table-cell>
          <table:table-cell table:formula="of:=SIN([.B624]+[.C624]+[.D624])^2" office:value-type="float" office:value="0.0247291809192086" calcext:value-type="float">
            <text:p>0,024729180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1210104872927" calcext:value-type="float">
            <text:p>4,0121010487</text:p>
          </table:table-cell>
          <table:table-cell table:formula="of:=3+3*RAND()" office:value-type="float" office:value="5.56193468344257" calcext:value-type="float">
            <text:p>5,5619346834</text:p>
          </table:table-cell>
          <table:table-cell table:formula="of:=1+2*RAND()" office:value-type="float" office:value="1.00231832160368" calcext:value-type="float">
            <text:p>1,0023183216</text:p>
          </table:table-cell>
          <table:table-cell table:formula="of:=SIN([.B625]+[.C625]+[.D625])^2" office:value-type="float" office:value="0.834311654388772" calcext:value-type="float">
            <text:p>0,83431165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0107857867019" calcext:value-type="float">
            <text:p>2,2010785787</text:p>
          </table:table-cell>
          <table:table-cell table:formula="of:=3+3*RAND()" office:value-type="float" office:value="5.50594704336769" calcext:value-type="float">
            <text:p>5,5059470434</text:p>
          </table:table-cell>
          <table:table-cell table:formula="of:=1+2*RAND()" office:value-type="float" office:value="1.7365911663244" calcext:value-type="float">
            <text:p>1,7365911663</text:p>
          </table:table-cell>
          <table:table-cell table:formula="of:=SIN([.B626]+[.C626]+[.D626])^2" office:value-type="float" office:value="0.0003548594420547" calcext:value-type="float">
            <text:p>0,00035485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4081914329606" calcext:value-type="float">
            <text:p>3,1408191433</text:p>
          </table:table-cell>
          <table:table-cell table:formula="of:=3+3*RAND()" office:value-type="float" office:value="5.52214520231655" calcext:value-type="float">
            <text:p>5,5221452023</text:p>
          </table:table-cell>
          <table:table-cell table:formula="of:=1+2*RAND()" office:value-type="float" office:value="2.21517462610745" calcext:value-type="float">
            <text:p>2,2151746261</text:p>
          </table:table-cell>
          <table:table-cell table:formula="of:=SIN([.B627]+[.C627]+[.D627])^2" office:value-type="float" office:value="0.986272227849189" calcext:value-type="float">
            <text:p>0,98627222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7598810046131" calcext:value-type="float">
            <text:p>2,4759881005</text:p>
          </table:table-cell>
          <table:table-cell table:formula="of:=3+3*RAND()" office:value-type="float" office:value="4.09197683479765" calcext:value-type="float">
            <text:p>4,0919768348</text:p>
          </table:table-cell>
          <table:table-cell table:formula="of:=1+2*RAND()" office:value-type="float" office:value="1.10266319457983" calcext:value-type="float">
            <text:p>1,1026631946</text:p>
          </table:table-cell>
          <table:table-cell table:formula="of:=SIN([.B628]+[.C628]+[.D628])^2" office:value-type="float" office:value="0.966756542550896" calcext:value-type="float">
            <text:p>0,96675654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4451884304927" calcext:value-type="float">
            <text:p>3,244518843</text:p>
          </table:table-cell>
          <table:table-cell table:formula="of:=3+3*RAND()" office:value-type="float" office:value="3.38293815933337" calcext:value-type="float">
            <text:p>3,3829381593</text:p>
          </table:table-cell>
          <table:table-cell table:formula="of:=1+2*RAND()" office:value-type="float" office:value="2.54650683114091" calcext:value-type="float">
            <text:p>2,5465068311</text:p>
          </table:table-cell>
          <table:table-cell table:formula="of:=SIN([.B629]+[.C629]+[.D629])^2" office:value-type="float" office:value="0.0615996139400527" calcext:value-type="float">
            <text:p>0,06159961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5794500400699" calcext:value-type="float">
            <text:p>4,057945004</text:p>
          </table:table-cell>
          <table:table-cell table:formula="of:=3+3*RAND()" office:value-type="float" office:value="4.2433038266369" calcext:value-type="float">
            <text:p>4,2433038266</text:p>
          </table:table-cell>
          <table:table-cell table:formula="of:=1+2*RAND()" office:value-type="float" office:value="1.80492581341739" calcext:value-type="float">
            <text:p>1,8049258134</text:p>
          </table:table-cell>
          <table:table-cell table:formula="of:=SIN([.B630]+[.C630]+[.D630])^2" office:value-type="float" office:value="0.396746840596771" calcext:value-type="float">
            <text:p>0,39674684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8933065806198" calcext:value-type="float">
            <text:p>4,8893306581</text:p>
          </table:table-cell>
          <table:table-cell table:formula="of:=3+3*RAND()" office:value-type="float" office:value="3.58561399175209" calcext:value-type="float">
            <text:p>3,5856139918</text:p>
          </table:table-cell>
          <table:table-cell table:formula="of:=1+2*RAND()" office:value-type="float" office:value="1.49942644271567" calcext:value-type="float">
            <text:p>1,4994264427</text:p>
          </table:table-cell>
          <table:table-cell table:formula="of:=SIN([.B631]+[.C631]+[.D631])^2" office:value-type="float" office:value="0.272839410446585" calcext:value-type="float">
            <text:p>0,27283941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3427290934294" calcext:value-type="float">
            <text:p>2,8342729093</text:p>
          </table:table-cell>
          <table:table-cell table:formula="of:=3+3*RAND()" office:value-type="float" office:value="4.49130374156125" calcext:value-type="float">
            <text:p>4,4913037416</text:p>
          </table:table-cell>
          <table:table-cell table:formula="of:=1+2*RAND()" office:value-type="float" office:value="2.15039420323012" calcext:value-type="float">
            <text:p>2,1503942032</text:p>
          </table:table-cell>
          <table:table-cell table:formula="of:=SIN([.B632]+[.C632]+[.D632])^2" office:value-type="float" office:value="0.00261842375318938" calcext:value-type="float">
            <text:p>0,00261842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694873607074" calcext:value-type="float">
            <text:p>4,3694873607</text:p>
          </table:table-cell>
          <table:table-cell table:formula="of:=3+3*RAND()" office:value-type="float" office:value="3.64431714800239" calcext:value-type="float">
            <text:p>3,644317148</text:p>
          </table:table-cell>
          <table:table-cell table:formula="of:=1+2*RAND()" office:value-type="float" office:value="1.04931554247861" calcext:value-type="float">
            <text:p>1,0493155425</text:p>
          </table:table-cell>
          <table:table-cell table:formula="of:=SIN([.B633]+[.C633]+[.D633])^2" office:value-type="float" office:value="0.125192400051119" calcext:value-type="float">
            <text:p>0,12519240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3343890306342" calcext:value-type="float">
            <text:p>2,7334389031</text:p>
          </table:table-cell>
          <table:table-cell table:formula="of:=3+3*RAND()" office:value-type="float" office:value="5.41790465237546" calcext:value-type="float">
            <text:p>5,4179046524</text:p>
          </table:table-cell>
          <table:table-cell table:formula="of:=1+2*RAND()" office:value-type="float" office:value="2.63472990781579" calcext:value-type="float">
            <text:p>2,6347299078</text:p>
          </table:table-cell>
          <table:table-cell table:formula="of:=SIN([.B634]+[.C634]+[.D634])^2" office:value-type="float" office:value="0.956747786707843" calcext:value-type="float">
            <text:p>0,956747786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346362804773" calcext:value-type="float">
            <text:p>2,6346362805</text:p>
          </table:table-cell>
          <table:table-cell table:formula="of:=3+3*RAND()" office:value-type="float" office:value="5.14184703535513" calcext:value-type="float">
            <text:p>5,1418470354</text:p>
          </table:table-cell>
          <table:table-cell table:formula="of:=1+2*RAND()" office:value-type="float" office:value="2.05762437654096" calcext:value-type="float">
            <text:p>2,0576243765</text:p>
          </table:table-cell>
          <table:table-cell table:formula="of:=SIN([.B635]+[.C635]+[.D635])^2" office:value-type="float" office:value="0.158399639054912" calcext:value-type="float">
            <text:p>0,15839963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4710680215311" calcext:value-type="float">
            <text:p>4,4471068022</text:p>
          </table:table-cell>
          <table:table-cell table:formula="of:=3+3*RAND()" office:value-type="float" office:value="4.38066705978228" calcext:value-type="float">
            <text:p>4,3806670598</text:p>
          </table:table-cell>
          <table:table-cell table:formula="of:=1+2*RAND()" office:value-type="float" office:value="2.77874464057722" calcext:value-type="float">
            <text:p>2,7787446406</text:p>
          </table:table-cell>
          <table:table-cell table:formula="of:=SIN([.B636]+[.C636]+[.D636])^2" office:value-type="float" office:value="0.670935855660362" calcext:value-type="float">
            <text:p>0,67093585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8745065411103" calcext:value-type="float">
            <text:p>2,1874506541</text:p>
          </table:table-cell>
          <table:table-cell table:formula="of:=3+3*RAND()" office:value-type="float" office:value="4.48678566988639" calcext:value-type="float">
            <text:p>4,4867856699</text:p>
          </table:table-cell>
          <table:table-cell table:formula="of:=1+2*RAND()" office:value-type="float" office:value="1.88799221069761" calcext:value-type="float">
            <text:p>1,8879922107</text:p>
          </table:table-cell>
          <table:table-cell table:formula="of:=SIN([.B637]+[.C637]+[.D637])^2" office:value-type="float" office:value="0.576845474401725" calcext:value-type="float">
            <text:p>0,57684547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6158270673438" calcext:value-type="float">
            <text:p>3,8615827067</text:p>
          </table:table-cell>
          <table:table-cell table:formula="of:=3+3*RAND()" office:value-type="float" office:value="5.19844749280463" calcext:value-type="float">
            <text:p>5,1984474928</text:p>
          </table:table-cell>
          <table:table-cell table:formula="of:=1+2*RAND()" office:value-type="float" office:value="2.21306202274101" calcext:value-type="float">
            <text:p>2,2130620227</text:p>
          </table:table-cell>
          <table:table-cell table:formula="of:=SIN([.B638]+[.C638]+[.D638])^2" office:value-type="float" office:value="0.92494076928324" calcext:value-type="float">
            <text:p>0,92494076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169779973941" calcext:value-type="float">
            <text:p>4,4169779974</text:p>
          </table:table-cell>
          <table:table-cell table:formula="of:=3+3*RAND()" office:value-type="float" office:value="4.93278413825744" calcext:value-type="float">
            <text:p>4,9327841383</text:p>
          </table:table-cell>
          <table:table-cell table:formula="of:=1+2*RAND()" office:value-type="float" office:value="2.12480266713803" calcext:value-type="float">
            <text:p>2,1248026671</text:p>
          </table:table-cell>
          <table:table-cell table:formula="of:=SIN([.B639]+[.C639]+[.D639])^2" office:value-type="float" office:value="0.787586369439381" calcext:value-type="float">
            <text:p>0,78758636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0747180333335" calcext:value-type="float">
            <text:p>2,6074718033</text:p>
          </table:table-cell>
          <table:table-cell table:formula="of:=3+3*RAND()" office:value-type="float" office:value="3.82768308704973" calcext:value-type="float">
            <text:p>3,827683087</text:p>
          </table:table-cell>
          <table:table-cell table:formula="of:=1+2*RAND()" office:value-type="float" office:value="1.45254281843408" calcext:value-type="float">
            <text:p>1,4525428184</text:p>
          </table:table-cell>
          <table:table-cell table:formula="of:=SIN([.B640]+[.C640]+[.D640])^2" office:value-type="float" office:value="0.998863656983403" calcext:value-type="float">
            <text:p>0,9988636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3030147055931" calcext:value-type="float">
            <text:p>4,6303014706</text:p>
          </table:table-cell>
          <table:table-cell table:formula="of:=3+3*RAND()" office:value-type="float" office:value="3.53373592657918" calcext:value-type="float">
            <text:p>3,5337359266</text:p>
          </table:table-cell>
          <table:table-cell table:formula="of:=1+2*RAND()" office:value-type="float" office:value="2.61542952324279" calcext:value-type="float">
            <text:p>2,6154295232</text:p>
          </table:table-cell>
          <table:table-cell table:formula="of:=SIN([.B641]+[.C641]+[.D641])^2" office:value-type="float" office:value="0.954020131538891" calcext:value-type="float">
            <text:p>0,95402013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009528861035" calcext:value-type="float">
            <text:p>4,5009528861</text:p>
          </table:table-cell>
          <table:table-cell table:formula="of:=3+3*RAND()" office:value-type="float" office:value="5.49078629144506" calcext:value-type="float">
            <text:p>5,4907862914</text:p>
          </table:table-cell>
          <table:table-cell table:formula="of:=1+2*RAND()" office:value-type="float" office:value="1.93725559146926" calcext:value-type="float">
            <text:p>1,9372555915</text:p>
          </table:table-cell>
          <table:table-cell table:formula="of:=SIN([.B642]+[.C642]+[.D642])^2" office:value-type="float" office:value="0.354130399312557" calcext:value-type="float">
            <text:p>0,35413039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570775333655" calcext:value-type="float">
            <text:p>2,2570775334</text:p>
          </table:table-cell>
          <table:table-cell table:formula="of:=3+3*RAND()" office:value-type="float" office:value="4.21408319905713" calcext:value-type="float">
            <text:p>4,2140831991</text:p>
          </table:table-cell>
          <table:table-cell table:formula="of:=1+2*RAND()" office:value-type="float" office:value="2.31666725325484" calcext:value-type="float">
            <text:p>2,3166672533</text:p>
          </table:table-cell>
          <table:table-cell table:formula="of:=SIN([.B643]+[.C643]+[.D643])^2" office:value-type="float" office:value="0.353723108272686" calcext:value-type="float">
            <text:p>0,353723108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4744115144833" calcext:value-type="float">
            <text:p>2,9474411514</text:p>
          </table:table-cell>
          <table:table-cell table:formula="of:=3+3*RAND()" office:value-type="float" office:value="4.55573492839492" calcext:value-type="float">
            <text:p>4,5557349284</text:p>
          </table:table-cell>
          <table:table-cell table:formula="of:=1+2*RAND()" office:value-type="float" office:value="2.36074496963164" calcext:value-type="float">
            <text:p>2,3607449696</text:p>
          </table:table-cell>
          <table:table-cell table:formula="of:=SIN([.B644]+[.C644]+[.D644])^2" office:value-type="float" office:value="0.180764441231624" calcext:value-type="float">
            <text:p>0,18076444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1998820083085" calcext:value-type="float">
            <text:p>3,2199882008</text:p>
          </table:table-cell>
          <table:table-cell table:formula="of:=3+3*RAND()" office:value-type="float" office:value="5.7097601871359" calcext:value-type="float">
            <text:p>5,7097601871</text:p>
          </table:table-cell>
          <table:table-cell table:formula="of:=1+2*RAND()" office:value-type="float" office:value="1.2728316838146" calcext:value-type="float">
            <text:p>1,2728316838</text:p>
          </table:table-cell>
          <table:table-cell table:formula="of:=SIN([.B645]+[.C645]+[.D645])^2" office:value-type="float" office:value="0.492404239806022" calcext:value-type="float">
            <text:p>0,49240423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2467749573992" calcext:value-type="float">
            <text:p>4,1246774957</text:p>
          </table:table-cell>
          <table:table-cell table:formula="of:=3+3*RAND()" office:value-type="float" office:value="5.00635461634054" calcext:value-type="float">
            <text:p>5,0063546163</text:p>
          </table:table-cell>
          <table:table-cell table:formula="of:=1+2*RAND()" office:value-type="float" office:value="1.52856645730516" calcext:value-type="float">
            <text:p>1,5285664573</text:p>
          </table:table-cell>
          <table:table-cell table:formula="of:=SIN([.B646]+[.C646]+[.D646])^2" office:value-type="float" office:value="0.891304179790397" calcext:value-type="float">
            <text:p>0,89130417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6107023261522" calcext:value-type="float">
            <text:p>2,4610702326</text:p>
          </table:table-cell>
          <table:table-cell table:formula="of:=3+3*RAND()" office:value-type="float" office:value="3.06609531358334" calcext:value-type="float">
            <text:p>3,0660953136</text:p>
          </table:table-cell>
          <table:table-cell table:formula="of:=1+2*RAND()" office:value-type="float" office:value="1.21614087722273" calcext:value-type="float">
            <text:p>1,2161408772</text:p>
          </table:table-cell>
          <table:table-cell table:formula="of:=SIN([.B647]+[.C647]+[.D647])^2" office:value-type="float" office:value="0.197186290842295" calcext:value-type="float">
            <text:p>0,19718629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6435170140968" calcext:value-type="float">
            <text:p>2,4643517014</text:p>
          </table:table-cell>
          <table:table-cell table:formula="of:=3+3*RAND()" office:value-type="float" office:value="5.20327733946071" calcext:value-type="float">
            <text:p>5,2032773395</text:p>
          </table:table-cell>
          <table:table-cell table:formula="of:=1+2*RAND()" office:value-type="float" office:value="2.52635125536457" calcext:value-type="float">
            <text:p>2,5263512554</text:p>
          </table:table-cell>
          <table:table-cell table:formula="of:=SIN([.B648]+[.C648]+[.D648])^2" office:value-type="float" office:value="0.483807004082285" calcext:value-type="float">
            <text:p>0,483807004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8916338737038" calcext:value-type="float">
            <text:p>4,3891633874</text:p>
          </table:table-cell>
          <table:table-cell table:formula="of:=3+3*RAND()" office:value-type="float" office:value="4.7154928213709" calcext:value-type="float">
            <text:p>4,7154928214</text:p>
          </table:table-cell>
          <table:table-cell table:formula="of:=1+2*RAND()" office:value-type="float" office:value="1.24032215718717" calcext:value-type="float">
            <text:p>1,2403221572</text:p>
          </table:table-cell>
          <table:table-cell table:formula="of:=SIN([.B649]+[.C649]+[.D649])^2" office:value-type="float" office:value="0.633175114283299" calcext:value-type="float">
            <text:p>0,63317511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7080168210229" calcext:value-type="float">
            <text:p>2,7708016821</text:p>
          </table:table-cell>
          <table:table-cell table:formula="of:=3+3*RAND()" office:value-type="float" office:value="3.42055468842204" calcext:value-type="float">
            <text:p>3,4205546884</text:p>
          </table:table-cell>
          <table:table-cell table:formula="of:=1+2*RAND()" office:value-type="float" office:value="1.17203114423701" calcext:value-type="float">
            <text:p>1,1720311442</text:p>
          </table:table-cell>
          <table:table-cell table:formula="of:=SIN([.B650]+[.C650]+[.D650])^2" office:value-type="float" office:value="0.778017662438464" calcext:value-type="float">
            <text:p>0,77801766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1033360725366" calcext:value-type="float">
            <text:p>3,7103336073</text:p>
          </table:table-cell>
          <table:table-cell table:formula="of:=3+3*RAND()" office:value-type="float" office:value="3.10027913296552" calcext:value-type="float">
            <text:p>3,100279133</text:p>
          </table:table-cell>
          <table:table-cell table:formula="of:=1+2*RAND()" office:value-type="float" office:value="2.71398748848305" calcext:value-type="float">
            <text:p>2,7139874885</text:p>
          </table:table-cell>
          <table:table-cell table:formula="of:=SIN([.B651]+[.C651]+[.D651])^2" office:value-type="float" office:value="0.0099314321282991" calcext:value-type="float">
            <text:p>0,00993143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997034307735" calcext:value-type="float">
            <text:p>3,2997034308</text:p>
          </table:table-cell>
          <table:table-cell table:formula="of:=3+3*RAND()" office:value-type="float" office:value="3.81173044153034" calcext:value-type="float">
            <text:p>3,8117304415</text:p>
          </table:table-cell>
          <table:table-cell table:formula="of:=1+2*RAND()" office:value-type="float" office:value="2.50349718879404" calcext:value-type="float">
            <text:p>2,5034971888</text:p>
          </table:table-cell>
          <table:table-cell table:formula="of:=SIN([.B652]+[.C652]+[.D652])^2" office:value-type="float" office:value="0.0357244920241986" calcext:value-type="float">
            <text:p>0,03572449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9524460280743" calcext:value-type="float">
            <text:p>2,8952446028</text:p>
          </table:table-cell>
          <table:table-cell table:formula="of:=3+3*RAND()" office:value-type="float" office:value="5.1007920133441" calcext:value-type="float">
            <text:p>5,1007920133</text:p>
          </table:table-cell>
          <table:table-cell table:formula="of:=1+2*RAND()" office:value-type="float" office:value="2.47549313515959" calcext:value-type="float">
            <text:p>2,4754931352</text:p>
          </table:table-cell>
          <table:table-cell table:formula="of:=SIN([.B653]+[.C653]+[.D653])^2" office:value-type="float" office:value="0.749613860648756" calcext:value-type="float">
            <text:p>0,74961386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4349131860615" calcext:value-type="float">
            <text:p>3,5434913186</text:p>
          </table:table-cell>
          <table:table-cell table:formula="of:=3+3*RAND()" office:value-type="float" office:value="5.90233240456945" calcext:value-type="float">
            <text:p>5,9023324046</text:p>
          </table:table-cell>
          <table:table-cell table:formula="of:=1+2*RAND()" office:value-type="float" office:value="1.68377726396959" calcext:value-type="float">
            <text:p>1,683777264</text:p>
          </table:table-cell>
          <table:table-cell table:formula="of:=SIN([.B654]+[.C654]+[.D654])^2" office:value-type="float" office:value="0.982144144845013" calcext:value-type="float">
            <text:p>0,98214414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9608461587832" calcext:value-type="float">
            <text:p>2,4960846159</text:p>
          </table:table-cell>
          <table:table-cell table:formula="of:=3+3*RAND()" office:value-type="float" office:value="5.2228241802676" calcext:value-type="float">
            <text:p>5,2228241803</text:p>
          </table:table-cell>
          <table:table-cell table:formula="of:=1+2*RAND()" office:value-type="float" office:value="2.35982758072214" calcext:value-type="float">
            <text:p>2,3598275807</text:p>
          </table:table-cell>
          <table:table-cell table:formula="of:=SIN([.B655]+[.C655]+[.D655])^2" office:value-type="float" office:value="0.370068901510864" calcext:value-type="float">
            <text:p>0,37006890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3066589525424" calcext:value-type="float">
            <text:p>2,2306658953</text:p>
          </table:table-cell>
          <table:table-cell table:formula="of:=3+3*RAND()" office:value-type="float" office:value="5.32057056071567" calcext:value-type="float">
            <text:p>5,3205705607</text:p>
          </table:table-cell>
          <table:table-cell table:formula="of:=1+2*RAND()" office:value-type="float" office:value="1.88424029564933" calcext:value-type="float">
            <text:p>1,8842402956</text:p>
          </table:table-cell>
          <table:table-cell table:formula="of:=SIN([.B656]+[.C656]+[.D656])^2" office:value-type="float" office:value="0.000114459758370452" calcext:value-type="float">
            <text:p>0,00011445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48180891231" calcext:value-type="float">
            <text:p>3,2648180891</text:p>
          </table:table-cell>
          <table:table-cell table:formula="of:=3+3*RAND()" office:value-type="float" office:value="5.16239389503863" calcext:value-type="float">
            <text:p>5,162393895</text:p>
          </table:table-cell>
          <table:table-cell table:formula="of:=1+2*RAND()" office:value-type="float" office:value="2.04104206410337" calcext:value-type="float">
            <text:p>2,0410420641</text:p>
          </table:table-cell>
          <table:table-cell table:formula="of:=SIN([.B657]+[.C657]+[.D657])^2" office:value-type="float" office:value="0.746770223038046" calcext:value-type="float">
            <text:p>0,7467702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7602749013496" calcext:value-type="float">
            <text:p>3,3760274901</text:p>
          </table:table-cell>
          <table:table-cell table:formula="of:=3+3*RAND()" office:value-type="float" office:value="5.2352886848982" calcext:value-type="float">
            <text:p>5,2352886849</text:p>
          </table:table-cell>
          <table:table-cell table:formula="of:=1+2*RAND()" office:value-type="float" office:value="2.75563912777657" calcext:value-type="float">
            <text:p>2,7556391278</text:p>
          </table:table-cell>
          <table:table-cell table:formula="of:=SIN([.B658]+[.C658]+[.D658])^2" office:value-type="float" office:value="0.868301670254364" calcext:value-type="float">
            <text:p>0,86830167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2734128781415" calcext:value-type="float">
            <text:p>2,7273412878</text:p>
          </table:table-cell>
          <table:table-cell table:formula="of:=3+3*RAND()" office:value-type="float" office:value="3.13677616427884" calcext:value-type="float">
            <text:p>3,1367761643</text:p>
          </table:table-cell>
          <table:table-cell table:formula="of:=1+2*RAND()" office:value-type="float" office:value="1.75900977267096" calcext:value-type="float">
            <text:p>1,7590097727</text:p>
          </table:table-cell>
          <table:table-cell table:formula="of:=SIN([.B659]+[.C659]+[.D659])^2" office:value-type="float" office:value="0.94764628146408" calcext:value-type="float">
            <text:p>0,94764628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2359315813403" calcext:value-type="float">
            <text:p>4,3235931581</text:p>
          </table:table-cell>
          <table:table-cell table:formula="of:=3+3*RAND()" office:value-type="float" office:value="3.72450518026661" calcext:value-type="float">
            <text:p>3,7245051803</text:p>
          </table:table-cell>
          <table:table-cell table:formula="of:=1+2*RAND()" office:value-type="float" office:value="2.29401547722813" calcext:value-type="float">
            <text:p>2,2940154772</text:p>
          </table:table-cell>
          <table:table-cell table:formula="of:=SIN([.B660]+[.C660]+[.D660])^2" office:value-type="float" office:value="0.630411871622579" calcext:value-type="float">
            <text:p>0,63041187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9852565703833" calcext:value-type="float">
            <text:p>4,198525657</text:p>
          </table:table-cell>
          <table:table-cell table:formula="of:=3+3*RAND()" office:value-type="float" office:value="4.84866010742584" calcext:value-type="float">
            <text:p>4,8486601074</text:p>
          </table:table-cell>
          <table:table-cell table:formula="of:=1+2*RAND()" office:value-type="float" office:value="1.47142243918992" calcext:value-type="float">
            <text:p>1,4714224392</text:p>
          </table:table-cell>
          <table:table-cell table:formula="of:=SIN([.B661]+[.C661]+[.D661])^2" office:value-type="float" office:value="0.789240057231998" calcext:value-type="float">
            <text:p>0,78924005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2092201020681" calcext:value-type="float">
            <text:p>2,5209220102</text:p>
          </table:table-cell>
          <table:table-cell table:formula="of:=3+3*RAND()" office:value-type="float" office:value="4.72553309311569" calcext:value-type="float">
            <text:p>4,7255330931</text:p>
          </table:table-cell>
          <table:table-cell table:formula="of:=1+2*RAND()" office:value-type="float" office:value="2.15672469175979" calcext:value-type="float">
            <text:p>2,1567246918</text:p>
          </table:table-cell>
          <table:table-cell table:formula="of:=SIN([.B662]+[.C662]+[.D662])^2" office:value-type="float" office:value="0.000466408230791594" calcext:value-type="float">
            <text:p>0,00046640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3391057844089" calcext:value-type="float">
            <text:p>3,6339105784</text:p>
          </table:table-cell>
          <table:table-cell table:formula="of:=3+3*RAND()" office:value-type="float" office:value="3.31820514233386" calcext:value-type="float">
            <text:p>3,3182051423</text:p>
          </table:table-cell>
          <table:table-cell table:formula="of:=1+2*RAND()" office:value-type="float" office:value="1.27561645900861" calcext:value-type="float">
            <text:p>1,275616459</text:p>
          </table:table-cell>
          <table:table-cell table:formula="of:=SIN([.B663]+[.C663]+[.D663])^2" office:value-type="float" office:value="0.866694967690986" calcext:value-type="float">
            <text:p>0,86669496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5154566059813" calcext:value-type="float">
            <text:p>2,5515456606</text:p>
          </table:table-cell>
          <table:table-cell table:formula="of:=3+3*RAND()" office:value-type="float" office:value="3.49898528716579" calcext:value-type="float">
            <text:p>3,4989852872</text:p>
          </table:table-cell>
          <table:table-cell table:formula="of:=1+2*RAND()" office:value-type="float" office:value="2.70537270757228" calcext:value-type="float">
            <text:p>2,7053727076</text:p>
          </table:table-cell>
          <table:table-cell table:formula="of:=SIN([.B664]+[.C664]+[.D664])^2" office:value-type="float" office:value="0.384528040634807" calcext:value-type="float">
            <text:p>0,38452804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8206188999295" calcext:value-type="float">
            <text:p>3,78206189</text:p>
          </table:table-cell>
          <table:table-cell table:formula="of:=3+3*RAND()" office:value-type="float" office:value="4.14944632025344" calcext:value-type="float">
            <text:p>4,1494463203</text:p>
          </table:table-cell>
          <table:table-cell table:formula="of:=1+2*RAND()" office:value-type="float" office:value="2.26526538523498" calcext:value-type="float">
            <text:p>2,2652653852</text:p>
          </table:table-cell>
          <table:table-cell table:formula="of:=SIN([.B665]+[.C665]+[.D665])^2" office:value-type="float" office:value="0.486599076234485" calcext:value-type="float">
            <text:p>0,48659907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258169893975" calcext:value-type="float">
            <text:p>3,4258169894</text:p>
          </table:table-cell>
          <table:table-cell table:formula="of:=3+3*RAND()" office:value-type="float" office:value="3.64841671049522" calcext:value-type="float">
            <text:p>3,6484167105</text:p>
          </table:table-cell>
          <table:table-cell table:formula="of:=1+2*RAND()" office:value-type="float" office:value="2.72655141739487" calcext:value-type="float">
            <text:p>2,7265514174</text:p>
          </table:table-cell>
          <table:table-cell table:formula="of:=SIN([.B666]+[.C666]+[.D666])^2" office:value-type="float" office:value="0.134842824217842" calcext:value-type="float">
            <text:p>0,13484282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3917971044683" calcext:value-type="float">
            <text:p>2,7391797104</text:p>
          </table:table-cell>
          <table:table-cell table:formula="of:=3+3*RAND()" office:value-type="float" office:value="4.38604741605535" calcext:value-type="float">
            <text:p>4,3860474161</text:p>
          </table:table-cell>
          <table:table-cell table:formula="of:=1+2*RAND()" office:value-type="float" office:value="1.98091716106152" calcext:value-type="float">
            <text:p>1,9809171611</text:p>
          </table:table-cell>
          <table:table-cell table:formula="of:=SIN([.B667]+[.C667]+[.D667])^2" office:value-type="float" office:value="0.0981376553310593" calcext:value-type="float">
            <text:p>0,098137655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7907820415604" calcext:value-type="float">
            <text:p>4,5790782042</text:p>
          </table:table-cell>
          <table:table-cell table:formula="of:=3+3*RAND()" office:value-type="float" office:value="5.71025518169755" calcext:value-type="float">
            <text:p>5,7102551817</text:p>
          </table:table-cell>
          <table:table-cell table:formula="of:=1+2*RAND()" office:value-type="float" office:value="2.38479692599846" calcext:value-type="float">
            <text:p>2,384796926</text:p>
          </table:table-cell>
          <table:table-cell table:formula="of:=SIN([.B668]+[.C668]+[.D668])^2" office:value-type="float" office:value="0.01156727457633" calcext:value-type="float">
            <text:p>0,01156727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9173558454002" calcext:value-type="float">
            <text:p>3,9917355845</text:p>
          </table:table-cell>
          <table:table-cell table:formula="of:=3+3*RAND()" office:value-type="float" office:value="3.61919298462461" calcext:value-type="float">
            <text:p>3,6191929846</text:p>
          </table:table-cell>
          <table:table-cell table:formula="of:=1+2*RAND()" office:value-type="float" office:value="1.96702175259472" calcext:value-type="float">
            <text:p>1,9670217526</text:p>
          </table:table-cell>
          <table:table-cell table:formula="of:=SIN([.B669]+[.C669]+[.D669])^2" office:value-type="float" office:value="0.0232788602767122" calcext:value-type="float">
            <text:p>0,02327886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4083066221537" calcext:value-type="float">
            <text:p>3,1408306622</text:p>
          </table:table-cell>
          <table:table-cell table:formula="of:=3+3*RAND()" office:value-type="float" office:value="3.46192737396487" calcext:value-type="float">
            <text:p>3,461927374</text:p>
          </table:table-cell>
          <table:table-cell table:formula="of:=1+2*RAND()" office:value-type="float" office:value="2.85326378215078" calcext:value-type="float">
            <text:p>2,8532637822</text:p>
          </table:table-cell>
          <table:table-cell table:formula="of:=SIN([.B670]+[.C670]+[.D670])^2" office:value-type="float" office:value="0.000975861035096512" calcext:value-type="float">
            <text:p>0,0009758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5586058667019" calcext:value-type="float">
            <text:p>4,1558605867</text:p>
          </table:table-cell>
          <table:table-cell table:formula="of:=3+3*RAND()" office:value-type="float" office:value="5.98278615742577" calcext:value-type="float">
            <text:p>5,9827861574</text:p>
          </table:table-cell>
          <table:table-cell table:formula="of:=1+2*RAND()" office:value-type="float" office:value="1.66825558956501" calcext:value-type="float">
            <text:p>1,6682555896</text:p>
          </table:table-cell>
          <table:table-cell table:formula="of:=SIN([.B671]+[.C671]+[.D671])^2" office:value-type="float" office:value="0.474081738528091" calcext:value-type="float">
            <text:p>0,47408173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2078587335888" calcext:value-type="float">
            <text:p>4,0207858734</text:p>
          </table:table-cell>
          <table:table-cell table:formula="of:=3+3*RAND()" office:value-type="float" office:value="5.35535770597941" calcext:value-type="float">
            <text:p>5,355357706</text:p>
          </table:table-cell>
          <table:table-cell table:formula="of:=1+2*RAND()" office:value-type="float" office:value="2.8603416926728" calcext:value-type="float">
            <text:p>2,8603416927</text:p>
          </table:table-cell>
          <table:table-cell table:formula="of:=SIN([.B672]+[.C672]+[.D672])^2" office:value-type="float" office:value="0.104933596098872" calcext:value-type="float">
            <text:p>0,10493359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0022802816386" calcext:value-type="float">
            <text:p>3,1002280282</text:p>
          </table:table-cell>
          <table:table-cell table:formula="of:=3+3*RAND()" office:value-type="float" office:value="5.0896324780055" calcext:value-type="float">
            <text:p>5,089632478</text:p>
          </table:table-cell>
          <table:table-cell table:formula="of:=1+2*RAND()" office:value-type="float" office:value="1.7898997034818" calcext:value-type="float">
            <text:p>1,7898997035</text:p>
          </table:table-cell>
          <table:table-cell table:formula="of:=SIN([.B673]+[.C673]+[.D673])^2" office:value-type="float" office:value="0.277653342116011" calcext:value-type="float">
            <text:p>0,27765334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1972041806119" calcext:value-type="float">
            <text:p>3,2197204181</text:p>
          </table:table-cell>
          <table:table-cell table:formula="of:=3+3*RAND()" office:value-type="float" office:value="4.42255352781666" calcext:value-type="float">
            <text:p>4,4225535278</text:p>
          </table:table-cell>
          <table:table-cell table:formula="of:=1+2*RAND()" office:value-type="float" office:value="1.51638206209115" calcext:value-type="float">
            <text:p>1,5163820621</text:p>
          </table:table-cell>
          <table:table-cell table:formula="of:=SIN([.B674]+[.C674]+[.D674])^2" office:value-type="float" office:value="0.0691647348966712" calcext:value-type="float">
            <text:p>0,06916473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4730727928351" calcext:value-type="float">
            <text:p>2,9473072793</text:p>
          </table:table-cell>
          <table:table-cell table:formula="of:=3+3*RAND()" office:value-type="float" office:value="4.40328715114669" calcext:value-type="float">
            <text:p>4,4032871511</text:p>
          </table:table-cell>
          <table:table-cell table:formula="of:=1+2*RAND()" office:value-type="float" office:value="1.65910047563971" calcext:value-type="float">
            <text:p>1,6591004756</text:p>
          </table:table-cell>
          <table:table-cell table:formula="of:=SIN([.B675]+[.C675]+[.D675])^2" office:value-type="float" office:value="0.16262341328769" calcext:value-type="float">
            <text:p>0,162623413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8648636864693" calcext:value-type="float">
            <text:p>3,4864863686</text:p>
          </table:table-cell>
          <table:table-cell table:formula="of:=3+3*RAND()" office:value-type="float" office:value="4.57389220926912" calcext:value-type="float">
            <text:p>4,5738922093</text:p>
          </table:table-cell>
          <table:table-cell table:formula="of:=1+2*RAND()" office:value-type="float" office:value="2.0520733587256" calcext:value-type="float">
            <text:p>2,0520733587</text:p>
          </table:table-cell>
          <table:table-cell table:formula="of:=SIN([.B676]+[.C676]+[.D676])^2" office:value-type="float" office:value="0.402896803615757" calcext:value-type="float">
            <text:p>0,40289680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4927726674977" calcext:value-type="float">
            <text:p>4,3492772667</text:p>
          </table:table-cell>
          <table:table-cell table:formula="of:=3+3*RAND()" office:value-type="float" office:value="5.17754530518243" calcext:value-type="float">
            <text:p>5,1775453052</text:p>
          </table:table-cell>
          <table:table-cell table:formula="of:=1+2*RAND()" office:value-type="float" office:value="1.00445880490258" calcext:value-type="float">
            <text:p>1,0044588049</text:p>
          </table:table-cell>
          <table:table-cell table:formula="of:=SIN([.B677]+[.C677]+[.D677])^2" office:value-type="float" office:value="0.799483508911801" calcext:value-type="float">
            <text:p>0,799483508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1989536348167" calcext:value-type="float">
            <text:p>2,9198953635</text:p>
          </table:table-cell>
          <table:table-cell table:formula="of:=3+3*RAND()" office:value-type="float" office:value="3.45586514499471" calcext:value-type="float">
            <text:p>3,455865145</text:p>
          </table:table-cell>
          <table:table-cell table:formula="of:=1+2*RAND()" office:value-type="float" office:value="2.34450236466331" calcext:value-type="float">
            <text:p>2,3445023647</text:p>
          </table:table-cell>
          <table:table-cell table:formula="of:=SIN([.B678]+[.C678]+[.D678])^2" office:value-type="float" office:value="0.419469224894821" calcext:value-type="float">
            <text:p>0,41946922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5420525099903" calcext:value-type="float">
            <text:p>4,054205251</text:p>
          </table:table-cell>
          <table:table-cell table:formula="of:=3+3*RAND()" office:value-type="float" office:value="4.48726534563322" calcext:value-type="float">
            <text:p>4,4872653456</text:p>
          </table:table-cell>
          <table:table-cell table:formula="of:=1+2*RAND()" office:value-type="float" office:value="1.75456601587174" calcext:value-type="float">
            <text:p>1,7545660159</text:p>
          </table:table-cell>
          <table:table-cell table:formula="of:=SIN([.B679]+[.C679]+[.D679])^2" office:value-type="float" office:value="0.58543913304269" calcext:value-type="float">
            <text:p>0,58543913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3311137215743" calcext:value-type="float">
            <text:p>2,9331113722</text:p>
          </table:table-cell>
          <table:table-cell table:formula="of:=3+3*RAND()" office:value-type="float" office:value="3.20739225575678" calcext:value-type="float">
            <text:p>3,2073922558</text:p>
          </table:table-cell>
          <table:table-cell table:formula="of:=1+2*RAND()" office:value-type="float" office:value="2.52148381349114" calcext:value-type="float">
            <text:p>2,5214838135</text:p>
          </table:table-cell>
          <table:table-cell table:formula="of:=SIN([.B680]+[.C680]+[.D680])^2" office:value-type="float" office:value="0.477400058441023" calcext:value-type="float">
            <text:p>0,477400058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9537792167512" calcext:value-type="float">
            <text:p>4,6953779217</text:p>
          </table:table-cell>
          <table:table-cell table:formula="of:=3+3*RAND()" office:value-type="float" office:value="3.77350322363272" calcext:value-type="float">
            <text:p>3,7735032236</text:p>
          </table:table-cell>
          <table:table-cell table:formula="of:=1+2*RAND()" office:value-type="float" office:value="1.7760191475918" calcext:value-type="float">
            <text:p>1,7760191476</text:p>
          </table:table-cell>
          <table:table-cell table:formula="of:=SIN([.B681]+[.C681]+[.D681])^2" office:value-type="float" office:value="0.534696262604781" calcext:value-type="float">
            <text:p>0,53469626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3970967420352" calcext:value-type="float">
            <text:p>4,5397096742</text:p>
          </table:table-cell>
          <table:table-cell table:formula="of:=3+3*RAND()" office:value-type="float" office:value="3.87500783264244" calcext:value-type="float">
            <text:p>3,8750078326</text:p>
          </table:table-cell>
          <table:table-cell table:formula="of:=1+2*RAND()" office:value-type="float" office:value="2.52949668332411" calcext:value-type="float">
            <text:p>2,5294966833</text:p>
          </table:table-cell>
          <table:table-cell table:formula="of:=SIN([.B682]+[.C682]+[.D682])^2" office:value-type="float" office:value="0.997364459014463" calcext:value-type="float">
            <text:p>0,9973644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29220361107" calcext:value-type="float">
            <text:p>2,5292203611</text:p>
          </table:table-cell>
          <table:table-cell table:formula="of:=3+3*RAND()" office:value-type="float" office:value="5.90135504467824" calcext:value-type="float">
            <text:p>5,9013550447</text:p>
          </table:table-cell>
          <table:table-cell table:formula="of:=1+2*RAND()" office:value-type="float" office:value="1.08620163735586" calcext:value-type="float">
            <text:p>1,0862016374</text:p>
          </table:table-cell>
          <table:table-cell table:formula="of:=SIN([.B683]+[.C683]+[.D683])^2" office:value-type="float" office:value="0.00843997927583314" calcext:value-type="float">
            <text:p>0,00843997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5362153264378" calcext:value-type="float">
            <text:p>2,0536215326</text:p>
          </table:table-cell>
          <table:table-cell table:formula="of:=3+3*RAND()" office:value-type="float" office:value="5.74241514852208" calcext:value-type="float">
            <text:p>5,7424151485</text:p>
          </table:table-cell>
          <table:table-cell table:formula="of:=1+2*RAND()" office:value-type="float" office:value="2.12469035789205" calcext:value-type="float">
            <text:p>2,1246903579</text:p>
          </table:table-cell>
          <table:table-cell table:formula="of:=SIN([.B684]+[.C684]+[.D684])^2" office:value-type="float" office:value="0.226449017569696" calcext:value-type="float">
            <text:p>0,22644901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2639996852556" calcext:value-type="float">
            <text:p>3,3263999685</text:p>
          </table:table-cell>
          <table:table-cell table:formula="of:=3+3*RAND()" office:value-type="float" office:value="3.31258685499503" calcext:value-type="float">
            <text:p>3,312586855</text:p>
          </table:table-cell>
          <table:table-cell table:formula="of:=1+2*RAND()" office:value-type="float" office:value="1.81485983543453" calcext:value-type="float">
            <text:p>1,8148598354</text:p>
          </table:table-cell>
          <table:table-cell table:formula="of:=SIN([.B685]+[.C685]+[.D685])^2" office:value-type="float" office:value="0.681304672628961" calcext:value-type="float">
            <text:p>0,68130467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1427859854566" calcext:value-type="float">
            <text:p>3,6142785985</text:p>
          </table:table-cell>
          <table:table-cell table:formula="of:=3+3*RAND()" office:value-type="float" office:value="5.6710240593231" calcext:value-type="float">
            <text:p>5,6710240593</text:p>
          </table:table-cell>
          <table:table-cell table:formula="of:=1+2*RAND()" office:value-type="float" office:value="2.6790522675005" calcext:value-type="float">
            <text:p>2,6790522675</text:p>
          </table:table-cell>
          <table:table-cell table:formula="of:=SIN([.B686]+[.C686]+[.D686])^2" office:value-type="float" office:value="0.320701290854957" calcext:value-type="float">
            <text:p>0,320701290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7237192841785" calcext:value-type="float">
            <text:p>3,6723719284</text:p>
          </table:table-cell>
          <table:table-cell table:formula="of:=3+3*RAND()" office:value-type="float" office:value="4.42808882769327" calcext:value-type="float">
            <text:p>4,4280888277</text:p>
          </table:table-cell>
          <table:table-cell table:formula="of:=1+2*RAND()" office:value-type="float" office:value="2.48317168671541" calcext:value-type="float">
            <text:p>2,4831716867</text:p>
          </table:table-cell>
          <table:table-cell table:formula="of:=SIN([.B687]+[.C687]+[.D687])^2" office:value-type="float" office:value="0.839688263041026" calcext:value-type="float">
            <text:p>0,8396882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4004692813403" calcext:value-type="float">
            <text:p>4,5400469281</text:p>
          </table:table-cell>
          <table:table-cell table:formula="of:=3+3*RAND()" office:value-type="float" office:value="5.15503273156207" calcext:value-type="float">
            <text:p>5,1550327316</text:p>
          </table:table-cell>
          <table:table-cell table:formula="of:=1+2*RAND()" office:value-type="float" office:value="2.22500817569109" calcext:value-type="float">
            <text:p>2,2250081757</text:p>
          </table:table-cell>
          <table:table-cell table:formula="of:=SIN([.B688]+[.C688]+[.D688])^2" office:value-type="float" office:value="0.362672556143733" calcext:value-type="float">
            <text:p>0,36267255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1521122879323" calcext:value-type="float">
            <text:p>3,6152112288</text:p>
          </table:table-cell>
          <table:table-cell table:formula="of:=3+3*RAND()" office:value-type="float" office:value="3.15117519451058" calcext:value-type="float">
            <text:p>3,1511751945</text:p>
          </table:table-cell>
          <table:table-cell table:formula="of:=1+2*RAND()" office:value-type="float" office:value="2.23891980567997" calcext:value-type="float">
            <text:p>2,2389198057</text:p>
          </table:table-cell>
          <table:table-cell table:formula="of:=SIN([.B689]+[.C689]+[.D689])^2" office:value-type="float" office:value="0.165875402128217" calcext:value-type="float">
            <text:p>0,16587540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5217456779046" calcext:value-type="float">
            <text:p>3,8521745678</text:p>
          </table:table-cell>
          <table:table-cell table:formula="of:=3+3*RAND()" office:value-type="float" office:value="3.52678671125158" calcext:value-type="float">
            <text:p>3,5267867113</text:p>
          </table:table-cell>
          <table:table-cell table:formula="of:=1+2*RAND()" office:value-type="float" office:value="2.56330168418803" calcext:value-type="float">
            <text:p>2,5633016842</text:p>
          </table:table-cell>
          <table:table-cell table:formula="of:=SIN([.B690]+[.C690]+[.D690])^2" office:value-type="float" office:value="0.244724137964225" calcext:value-type="float">
            <text:p>0,2447241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8623257934446" calcext:value-type="float">
            <text:p>3,6862325793</text:p>
          </table:table-cell>
          <table:table-cell table:formula="of:=3+3*RAND()" office:value-type="float" office:value="5.36266751806983" calcext:value-type="float">
            <text:p>5,3626675181</text:p>
          </table:table-cell>
          <table:table-cell table:formula="of:=1+2*RAND()" office:value-type="float" office:value="1.31070127789083" calcext:value-type="float">
            <text:p>1,3107012779</text:p>
          </table:table-cell>
          <table:table-cell table:formula="of:=SIN([.B691]+[.C691]+[.D691])^2" office:value-type="float" office:value="0.647210927270885" calcext:value-type="float">
            <text:p>0,647210927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6651324989803" calcext:value-type="float">
            <text:p>4,8665132499</text:p>
          </table:table-cell>
          <table:table-cell table:formula="of:=3+3*RAND()" office:value-type="float" office:value="3.73131277678275" calcext:value-type="float">
            <text:p>3,7313127768</text:p>
          </table:table-cell>
          <table:table-cell table:formula="of:=1+2*RAND()" office:value-type="float" office:value="1.11963435679824" calcext:value-type="float">
            <text:p>1,1196343568</text:p>
          </table:table-cell>
          <table:table-cell table:formula="of:=SIN([.B692]+[.C692]+[.D692])^2" office:value-type="float" office:value="0.0832447185061438" calcext:value-type="float">
            <text:p>0,08324471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6646609809564" calcext:value-type="float">
            <text:p>3,1664660981</text:p>
          </table:table-cell>
          <table:table-cell table:formula="of:=3+3*RAND()" office:value-type="float" office:value="5.26962557683579" calcext:value-type="float">
            <text:p>5,2696255768</text:p>
          </table:table-cell>
          <table:table-cell table:formula="of:=1+2*RAND()" office:value-type="float" office:value="1.21288015004494" calcext:value-type="float">
            <text:p>1,21288015</text:p>
          </table:table-cell>
          <table:table-cell table:formula="of:=SIN([.B693]+[.C693]+[.D693])^2" office:value-type="float" office:value="0.0494263928496508" calcext:value-type="float">
            <text:p>0,049426392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5025306508878" calcext:value-type="float">
            <text:p>2,2502530651</text:p>
          </table:table-cell>
          <table:table-cell table:formula="of:=3+3*RAND()" office:value-type="float" office:value="4.77705298164697" calcext:value-type="float">
            <text:p>4,7770529816</text:p>
          </table:table-cell>
          <table:table-cell table:formula="of:=1+2*RAND()" office:value-type="float" office:value="2.805761029548" calcext:value-type="float">
            <text:p>2,8057610295</text:p>
          </table:table-cell>
          <table:table-cell table:formula="of:=SIN([.B694]+[.C694]+[.D694])^2" office:value-type="float" office:value="0.157640489685708" calcext:value-type="float">
            <text:p>0,15764048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5415126414669" calcext:value-type="float">
            <text:p>4,2541512641</text:p>
          </table:table-cell>
          <table:table-cell table:formula="of:=3+3*RAND()" office:value-type="float" office:value="5.48503381073681" calcext:value-type="float">
            <text:p>5,4850338107</text:p>
          </table:table-cell>
          <table:table-cell table:formula="of:=1+2*RAND()" office:value-type="float" office:value="1.93096351853134" calcext:value-type="float">
            <text:p>1,9309635185</text:p>
          </table:table-cell>
          <table:table-cell table:formula="of:=SIN([.B695]+[.C695]+[.D695])^2" office:value-type="float" office:value="0.609918663533837" calcext:value-type="float">
            <text:p>0,60991866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5983194203603" calcext:value-type="float">
            <text:p>4,859831942</text:p>
          </table:table-cell>
          <table:table-cell table:formula="of:=3+3*RAND()" office:value-type="float" office:value="3.31258603967439" calcext:value-type="float">
            <text:p>3,3125860397</text:p>
          </table:table-cell>
          <table:table-cell table:formula="of:=1+2*RAND()" office:value-type="float" office:value="2.81959359421761" calcext:value-type="float">
            <text:p>2,8195935942</text:p>
          </table:table-cell>
          <table:table-cell table:formula="of:=SIN([.B696]+[.C696]+[.D696])^2" office:value-type="float" office:value="0.9999873071395" calcext:value-type="float">
            <text:p>0,999987307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3310554799212" calcext:value-type="float">
            <text:p>3,633105548</text:p>
          </table:table-cell>
          <table:table-cell table:formula="of:=3+3*RAND()" office:value-type="float" office:value="4.93053588076505" calcext:value-type="float">
            <text:p>4,9305358808</text:p>
          </table:table-cell>
          <table:table-cell table:formula="of:=1+2*RAND()" office:value-type="float" office:value="1.9412673131835" calcext:value-type="float">
            <text:p>1,9412673132</text:p>
          </table:table-cell>
          <table:table-cell table:formula="of:=SIN([.B697]+[.C697]+[.D697])^2" office:value-type="float" office:value="0.77795829292234" calcext:value-type="float">
            <text:p>0,777958292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274523814028" calcext:value-type="float">
            <text:p>3,5274523814</text:p>
          </table:table-cell>
          <table:table-cell table:formula="of:=3+3*RAND()" office:value-type="float" office:value="3.05954326738242" calcext:value-type="float">
            <text:p>3,0595432674</text:p>
          </table:table-cell>
          <table:table-cell table:formula="of:=1+2*RAND()" office:value-type="float" office:value="2.33838659677828" calcext:value-type="float">
            <text:p>2,3383865968</text:p>
          </table:table-cell>
          <table:table-cell table:formula="of:=SIN([.B698]+[.C698]+[.D698])^2" office:value-type="float" office:value="0.229340556365733" calcext:value-type="float">
            <text:p>0,22934055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2893928932399" calcext:value-type="float">
            <text:p>3,3289392893</text:p>
          </table:table-cell>
          <table:table-cell table:formula="of:=3+3*RAND()" office:value-type="float" office:value="4.96395080374863" calcext:value-type="float">
            <text:p>4,9639508037</text:p>
          </table:table-cell>
          <table:table-cell table:formula="of:=1+2*RAND()" office:value-type="float" office:value="2.71702253830621" calcext:value-type="float">
            <text:p>2,7170225383</text:p>
          </table:table-cell>
          <table:table-cell table:formula="of:=SIN([.B699]+[.C699]+[.D699])^2" office:value-type="float" office:value="0.999794425985092" calcext:value-type="float">
            <text:p>0,9997944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2749575766239" calcext:value-type="float">
            <text:p>3,5274957577</text:p>
          </table:table-cell>
          <table:table-cell table:formula="of:=3+3*RAND()" office:value-type="float" office:value="5.95123707121941" calcext:value-type="float">
            <text:p>5,9512370712</text:p>
          </table:table-cell>
          <table:table-cell table:formula="of:=1+2*RAND()" office:value-type="float" office:value="2.24836708248933" calcext:value-type="float">
            <text:p>2,2483670825</text:p>
          </table:table-cell>
          <table:table-cell table:formula="of:=SIN([.B700]+[.C700]+[.D700])^2" office:value-type="float" office:value="0.553768365672648" calcext:value-type="float">
            <text:p>0,55376836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8457384107604" calcext:value-type="float">
            <text:p>4,2845738411</text:p>
          </table:table-cell>
          <table:table-cell table:formula="of:=3+3*RAND()" office:value-type="float" office:value="4.10985658586198" calcext:value-type="float">
            <text:p>4,1098565859</text:p>
          </table:table-cell>
          <table:table-cell table:formula="of:=1+2*RAND()" office:value-type="float" office:value="1.15014158525383" calcext:value-type="float">
            <text:p>1,1501415853</text:p>
          </table:table-cell>
          <table:table-cell table:formula="of:=SIN([.B701]+[.C701]+[.D701])^2" office:value-type="float" office:value="0.0142820992567031" calcext:value-type="float">
            <text:p>0,01428209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4357238293622" calcext:value-type="float">
            <text:p>2,7435723829</text:p>
          </table:table-cell>
          <table:table-cell table:formula="of:=3+3*RAND()" office:value-type="float" office:value="4.38847188705398" calcext:value-type="float">
            <text:p>4,3884718871</text:p>
          </table:table-cell>
          <table:table-cell table:formula="of:=1+2*RAND()" office:value-type="float" office:value="1.4431984965228" calcext:value-type="float">
            <text:p>1,4431984965</text:p>
          </table:table-cell>
          <table:table-cell table:formula="of:=SIN([.B702]+[.C702]+[.D702])^2" office:value-type="float" office:value="0.563961287878381" calcext:value-type="float">
            <text:p>0,56396128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4067726196669" calcext:value-type="float">
            <text:p>2,240677262</text:p>
          </table:table-cell>
          <table:table-cell table:formula="of:=3+3*RAND()" office:value-type="float" office:value="4.70338072781281" calcext:value-type="float">
            <text:p>4,7033807278</text:p>
          </table:table-cell>
          <table:table-cell table:formula="of:=1+2*RAND()" office:value-type="float" office:value="1.0203476385896" calcext:value-type="float">
            <text:p>1,0203476386</text:p>
          </table:table-cell>
          <table:table-cell table:formula="of:=SIN([.B703]+[.C703]+[.D703])^2" office:value-type="float" office:value="0.987856021101175" calcext:value-type="float">
            <text:p>0,98785602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7120954072537" calcext:value-type="float">
            <text:p>2,5712095407</text:p>
          </table:table-cell>
          <table:table-cell table:formula="of:=3+3*RAND()" office:value-type="float" office:value="3.76687694399052" calcext:value-type="float">
            <text:p>3,766876944</text:p>
          </table:table-cell>
          <table:table-cell table:formula="of:=1+2*RAND()" office:value-type="float" office:value="1.82455669364685" calcext:value-type="float">
            <text:p>1,8245566936</text:p>
          </table:table-cell>
          <table:table-cell table:formula="of:=SIN([.B704]+[.C704]+[.D704])^2" office:value-type="float" office:value="0.907715459141091" calcext:value-type="float">
            <text:p>0,90771545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982047924903" calcext:value-type="float">
            <text:p>3,2982047925</text:p>
          </table:table-cell>
          <table:table-cell table:formula="of:=3+3*RAND()" office:value-type="float" office:value="5.54626097729645" calcext:value-type="float">
            <text:p>5,5462609773</text:p>
          </table:table-cell>
          <table:table-cell table:formula="of:=1+2*RAND()" office:value-type="float" office:value="2.35492660769498" calcext:value-type="float">
            <text:p>2,3549266077</text:p>
          </table:table-cell>
          <table:table-cell table:formula="of:=SIN([.B705]+[.C705]+[.D705])^2" office:value-type="float" office:value="0.959030250217325" calcext:value-type="float">
            <text:p>0,95903025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7590006525942" calcext:value-type="float">
            <text:p>2,2759000653</text:p>
          </table:table-cell>
          <table:table-cell table:formula="of:=3+3*RAND()" office:value-type="float" office:value="3.45535201399158" calcext:value-type="float">
            <text:p>3,455352014</text:p>
          </table:table-cell>
          <table:table-cell table:formula="of:=1+2*RAND()" office:value-type="float" office:value="2.44359497120893" calcext:value-type="float">
            <text:p>2,4435949712</text:p>
          </table:table-cell>
          <table:table-cell table:formula="of:=SIN([.B706]+[.C706]+[.D706])^2" office:value-type="float" office:value="0.900530455694198" calcext:value-type="float">
            <text:p>0,90053045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9319140086001" calcext:value-type="float">
            <text:p>4,9931914009</text:p>
          </table:table-cell>
          <table:table-cell table:formula="of:=3+3*RAND()" office:value-type="float" office:value="5.45631290030796" calcext:value-type="float">
            <text:p>5,4563129003</text:p>
          </table:table-cell>
          <table:table-cell table:formula="of:=1+2*RAND()" office:value-type="float" office:value="2.17797010735868" calcext:value-type="float">
            <text:p>2,1779701074</text:p>
          </table:table-cell>
          <table:table-cell table:formula="of:=SIN([.B707]+[.C707]+[.D707])^2" office:value-type="float" office:value="0.00372902920131165" calcext:value-type="float">
            <text:p>0,003729029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3562551644397" calcext:value-type="float">
            <text:p>2,1356255164</text:p>
          </table:table-cell>
          <table:table-cell table:formula="of:=3+3*RAND()" office:value-type="float" office:value="3.09929221000844" calcext:value-type="float">
            <text:p>3,09929221</text:p>
          </table:table-cell>
          <table:table-cell table:formula="of:=1+2*RAND()" office:value-type="float" office:value="2.82746645042" calcext:value-type="float">
            <text:p>2,8274664504</text:p>
          </table:table-cell>
          <table:table-cell table:formula="of:=SIN([.B708]+[.C708]+[.D708])^2" office:value-type="float" office:value="0.957193518798124" calcext:value-type="float">
            <text:p>0,95719351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0946505137059" calcext:value-type="float">
            <text:p>2,2094650514</text:p>
          </table:table-cell>
          <table:table-cell table:formula="of:=3+3*RAND()" office:value-type="float" office:value="4.02542093560935" calcext:value-type="float">
            <text:p>4,0254209356</text:p>
          </table:table-cell>
          <table:table-cell table:formula="of:=1+2*RAND()" office:value-type="float" office:value="1.76664431316251" calcext:value-type="float">
            <text:p>1,7666443132</text:p>
          </table:table-cell>
          <table:table-cell table:formula="of:=SIN([.B709]+[.C709]+[.D709])^2" office:value-type="float" office:value="0.978386919700064" calcext:value-type="float">
            <text:p>0,97838691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0430168637496" calcext:value-type="float">
            <text:p>4,8043016864</text:p>
          </table:table-cell>
          <table:table-cell table:formula="of:=3+3*RAND()" office:value-type="float" office:value="4.41621670556533" calcext:value-type="float">
            <text:p>4,4162167056</text:p>
          </table:table-cell>
          <table:table-cell table:formula="of:=1+2*RAND()" office:value-type="float" office:value="2.90041956716139" calcext:value-type="float">
            <text:p>2,9004195672</text:p>
          </table:table-cell>
          <table:table-cell table:formula="of:=SIN([.B710]+[.C710]+[.D710])^2" office:value-type="float" office:value="0.185630308668204" calcext:value-type="float">
            <text:p>0,185630308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8729095713132" calcext:value-type="float">
            <text:p>4,4872909571</text:p>
          </table:table-cell>
          <table:table-cell table:formula="of:=3+3*RAND()" office:value-type="float" office:value="4.19923715860604" calcext:value-type="float">
            <text:p>4,1992371586</text:p>
          </table:table-cell>
          <table:table-cell table:formula="of:=1+2*RAND()" office:value-type="float" office:value="1.87037848671708" calcext:value-type="float">
            <text:p>1,8703784867</text:p>
          </table:table-cell>
          <table:table-cell table:formula="of:=SIN([.B711]+[.C711]+[.D711])^2" office:value-type="float" office:value="0.81960130678617" calcext:value-type="float">
            <text:p>0,81960130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2818997894591" calcext:value-type="float">
            <text:p>4,1281899789</text:p>
          </table:table-cell>
          <table:table-cell table:formula="of:=3+3*RAND()" office:value-type="float" office:value="3.69855476207835" calcext:value-type="float">
            <text:p>3,6985547621</text:p>
          </table:table-cell>
          <table:table-cell table:formula="of:=1+2*RAND()" office:value-type="float" office:value="2.90481940040351" calcext:value-type="float">
            <text:p>2,9048194004</text:p>
          </table:table-cell>
          <table:table-cell table:formula="of:=SIN([.B712]+[.C712]+[.D712])^2" office:value-type="float" office:value="0.931903093674131" calcext:value-type="float">
            <text:p>0,93190309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9449705008508" calcext:value-type="float">
            <text:p>3,3944970501</text:p>
          </table:table-cell>
          <table:table-cell table:formula="of:=3+3*RAND()" office:value-type="float" office:value="3.3743853202363" calcext:value-type="float">
            <text:p>3,3743853202</text:p>
          </table:table-cell>
          <table:table-cell table:formula="of:=1+2*RAND()" office:value-type="float" office:value="1.03558361987465" calcext:value-type="float">
            <text:p>1,0355836199</text:p>
          </table:table-cell>
          <table:table-cell table:formula="of:=SIN([.B713]+[.C713]+[.D713])^2" office:value-type="float" office:value="0.997550204139018" calcext:value-type="float">
            <text:p>0,997550204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3315782440136" calcext:value-type="float">
            <text:p>2,8331578244</text:p>
          </table:table-cell>
          <table:table-cell table:formula="of:=3+3*RAND()" office:value-type="float" office:value="3.67294105722166" calcext:value-type="float">
            <text:p>3,6729410572</text:p>
          </table:table-cell>
          <table:table-cell table:formula="of:=1+2*RAND()" office:value-type="float" office:value="1.1892237287306" calcext:value-type="float">
            <text:p>1,1892237287</text:p>
          </table:table-cell>
          <table:table-cell table:formula="of:=SIN([.B714]+[.C714]+[.D714])^2" office:value-type="float" office:value="0.975037827932124" calcext:value-type="float">
            <text:p>0,97503782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2204029624904" calcext:value-type="float">
            <text:p>4,0220402962</text:p>
          </table:table-cell>
          <table:table-cell table:formula="of:=3+3*RAND()" office:value-type="float" office:value="4.92881064069721" calcext:value-type="float">
            <text:p>4,9288106407</text:p>
          </table:table-cell>
          <table:table-cell table:formula="of:=1+2*RAND()" office:value-type="float" office:value="2.27280495356632" calcext:value-type="float">
            <text:p>2,2728049536</text:p>
          </table:table-cell>
          <table:table-cell table:formula="of:=SIN([.B715]+[.C715]+[.D715])^2" office:value-type="float" office:value="0.948874617722016" calcext:value-type="float">
            <text:p>0,94887461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4477895836336" calcext:value-type="float">
            <text:p>2,5447789584</text:p>
          </table:table-cell>
          <table:table-cell table:formula="of:=3+3*RAND()" office:value-type="float" office:value="5.33506078289528" calcext:value-type="float">
            <text:p>5,3350607829</text:p>
          </table:table-cell>
          <table:table-cell table:formula="of:=1+2*RAND()" office:value-type="float" office:value="1.38093859404467" calcext:value-type="float">
            <text:p>1,380938594</text:p>
          </table:table-cell>
          <table:table-cell table:formula="of:=SIN([.B716]+[.C716]+[.D716])^2" office:value-type="float" office:value="0.0266556108093882" calcext:value-type="float">
            <text:p>0,02665561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7364682207688" calcext:value-type="float">
            <text:p>3,6736468221</text:p>
          </table:table-cell>
          <table:table-cell table:formula="of:=3+3*RAND()" office:value-type="float" office:value="4.39521744399323" calcext:value-type="float">
            <text:p>4,395217444</text:p>
          </table:table-cell>
          <table:table-cell table:formula="of:=1+2*RAND()" office:value-type="float" office:value="2.51303123595688" calcext:value-type="float">
            <text:p>2,513031236</text:p>
          </table:table-cell>
          <table:table-cell table:formula="of:=SIN([.B717]+[.C717]+[.D717])^2" office:value-type="float" office:value="0.838411666433421" calcext:value-type="float">
            <text:p>0,83841166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1385536405999" calcext:value-type="float">
            <text:p>2,1138553641</text:p>
          </table:table-cell>
          <table:table-cell table:formula="of:=3+3*RAND()" office:value-type="float" office:value="3.55699183301803" calcext:value-type="float">
            <text:p>3,556991833</text:p>
          </table:table-cell>
          <table:table-cell table:formula="of:=1+2*RAND()" office:value-type="float" office:value="2.89048316746642" calcext:value-type="float">
            <text:p>2,8904831675</text:p>
          </table:table-cell>
          <table:table-cell table:formula="of:=SIN([.B718]+[.C718]+[.D718])^2" office:value-type="float" office:value="0.577732848901553" calcext:value-type="float">
            <text:p>0,577732848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1437192665247" calcext:value-type="float">
            <text:p>4,3143719267</text:p>
          </table:table-cell>
          <table:table-cell table:formula="of:=3+3*RAND()" office:value-type="float" office:value="3.36390910240676" calcext:value-type="float">
            <text:p>3,3639091024</text:p>
          </table:table-cell>
          <table:table-cell table:formula="of:=1+2*RAND()" office:value-type="float" office:value="2.44051813945012" calcext:value-type="float">
            <text:p>2,4405181395</text:p>
          </table:table-cell>
          <table:table-cell table:formula="of:=SIN([.B719]+[.C719]+[.D719])^2" office:value-type="float" office:value="0.409130845301681" calcext:value-type="float">
            <text:p>0,409130845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2399555412968" calcext:value-type="float">
            <text:p>4,5239955541</text:p>
          </table:table-cell>
          <table:table-cell table:formula="of:=3+3*RAND()" office:value-type="float" office:value="3.95063791656191" calcext:value-type="float">
            <text:p>3,9506379166</text:p>
          </table:table-cell>
          <table:table-cell table:formula="of:=1+2*RAND()" office:value-type="float" office:value="1.09218162094246" calcext:value-type="float">
            <text:p>1,0921816209</text:p>
          </table:table-cell>
          <table:table-cell table:formula="of:=SIN([.B720]+[.C720]+[.D720])^2" office:value-type="float" office:value="0.0200392401889324" calcext:value-type="float">
            <text:p>0,020039240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2501336307559" calcext:value-type="float">
            <text:p>3,2250133631</text:p>
          </table:table-cell>
          <table:table-cell table:formula="of:=3+3*RAND()" office:value-type="float" office:value="4.02038577061522" calcext:value-type="float">
            <text:p>4,0203857706</text:p>
          </table:table-cell>
          <table:table-cell table:formula="of:=1+2*RAND()" office:value-type="float" office:value="1.29772419582708" calcext:value-type="float">
            <text:p>1,2977241958</text:p>
          </table:table-cell>
          <table:table-cell table:formula="of:=SIN([.B721]+[.C721]+[.D721])^2" office:value-type="float" office:value="0.595663004790064" calcext:value-type="float">
            <text:p>0,595663004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2720665862319" calcext:value-type="float">
            <text:p>3,7272066586</text:p>
          </table:table-cell>
          <table:table-cell table:formula="of:=3+3*RAND()" office:value-type="float" office:value="5.29952084678887" calcext:value-type="float">
            <text:p>5,2995208468</text:p>
          </table:table-cell>
          <table:table-cell table:formula="of:=1+2*RAND()" office:value-type="float" office:value="2.62630589496142" calcext:value-type="float">
            <text:p>2,626305895</text:p>
          </table:table-cell>
          <table:table-cell table:formula="of:=SIN([.B722]+[.C722]+[.D722])^2" office:value-type="float" office:value="0.626547508777598" calcext:value-type="float">
            <text:p>0,62654750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7847951953943" calcext:value-type="float">
            <text:p>4,3784795195</text:p>
          </table:table-cell>
          <table:table-cell table:formula="of:=3+3*RAND()" office:value-type="float" office:value="5.37468900143376" calcext:value-type="float">
            <text:p>5,3746890014</text:p>
          </table:table-cell>
          <table:table-cell table:formula="of:=1+2*RAND()" office:value-type="float" office:value="2.62305076809321" calcext:value-type="float">
            <text:p>2,6230507681</text:p>
          </table:table-cell>
          <table:table-cell table:formula="of:=SIN([.B723]+[.C723]+[.D723])^2" office:value-type="float" office:value="0.035723833125329" calcext:value-type="float">
            <text:p>0,035723833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6727340066601" calcext:value-type="float">
            <text:p>3,7672734007</text:p>
          </table:table-cell>
          <table:table-cell table:formula="of:=3+3*RAND()" office:value-type="float" office:value="5.23097978777533" calcext:value-type="float">
            <text:p>5,2309797878</text:p>
          </table:table-cell>
          <table:table-cell table:formula="of:=1+2*RAND()" office:value-type="float" office:value="1.35236539604038" calcext:value-type="float">
            <text:p>1,352365396</text:p>
          </table:table-cell>
          <table:table-cell table:formula="of:=SIN([.B724]+[.C724]+[.D724])^2" office:value-type="float" office:value="0.638602999015964" calcext:value-type="float">
            <text:p>0,63860299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595897023811" calcext:value-type="float">
            <text:p>2,9595897024</text:p>
          </table:table-cell>
          <table:table-cell table:formula="of:=3+3*RAND()" office:value-type="float" office:value="4.41051314936605" calcext:value-type="float">
            <text:p>4,4105131494</text:p>
          </table:table-cell>
          <table:table-cell table:formula="of:=1+2*RAND()" office:value-type="float" office:value="2.10173299378103" calcext:value-type="float">
            <text:p>2,1017329938</text:p>
          </table:table-cell>
          <table:table-cell table:formula="of:=SIN([.B725]+[.C725]+[.D725])^2" office:value-type="float" office:value="0.00221281041234923" calcext:value-type="float">
            <text:p>0,00221281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3829120165478" calcext:value-type="float">
            <text:p>4,0382912017</text:p>
          </table:table-cell>
          <table:table-cell table:formula="of:=3+3*RAND()" office:value-type="float" office:value="3.02214822944989" calcext:value-type="float">
            <text:p>3,0221482294</text:p>
          </table:table-cell>
          <table:table-cell table:formula="of:=1+2*RAND()" office:value-type="float" office:value="2.67276303149184" calcext:value-type="float">
            <text:p>2,6727630315</text:p>
          </table:table-cell>
          <table:table-cell table:formula="of:=SIN([.B726]+[.C726]+[.D726])^2" office:value-type="float" office:value="0.092147373552723" calcext:value-type="float">
            <text:p>0,09214737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2512885630006" calcext:value-type="float">
            <text:p>2,2251288563</text:p>
          </table:table-cell>
          <table:table-cell table:formula="of:=3+3*RAND()" office:value-type="float" office:value="5.02527311597061" calcext:value-type="float">
            <text:p>5,025273116</text:p>
          </table:table-cell>
          <table:table-cell table:formula="of:=1+2*RAND()" office:value-type="float" office:value="2.95544605441625" calcext:value-type="float">
            <text:p>2,9554460544</text:p>
          </table:table-cell>
          <table:table-cell table:formula="of:=SIN([.B727]+[.C727]+[.D727])^2" office:value-type="float" office:value="0.495671956570404" calcext:value-type="float">
            <text:p>0,49567195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6833665112074" calcext:value-type="float">
            <text:p>4,8683366511</text:p>
          </table:table-cell>
          <table:table-cell table:formula="of:=3+3*RAND()" office:value-type="float" office:value="5.9007003060485" calcext:value-type="float">
            <text:p>5,900700306</text:p>
          </table:table-cell>
          <table:table-cell table:formula="of:=1+2*RAND()" office:value-type="float" office:value="1.98871065088814" calcext:value-type="float">
            <text:p>1,9887106509</text:p>
          </table:table-cell>
          <table:table-cell table:formula="of:=SIN([.B728]+[.C728]+[.D728])^2" office:value-type="float" office:value="0.0361801975657453" calcext:value-type="float">
            <text:p>0,03618019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1859871930064" calcext:value-type="float">
            <text:p>4,0185987193</text:p>
          </table:table-cell>
          <table:table-cell table:formula="of:=3+3*RAND()" office:value-type="float" office:value="5.05883025340045" calcext:value-type="float">
            <text:p>5,0588302534</text:p>
          </table:table-cell>
          <table:table-cell table:formula="of:=1+2*RAND()" office:value-type="float" office:value="2.34255664307894" calcext:value-type="float">
            <text:p>2,3425566431</text:p>
          </table:table-cell>
          <table:table-cell table:formula="of:=SIN([.B729]+[.C729]+[.D729])^2" office:value-type="float" office:value="0.830433601710004" calcext:value-type="float">
            <text:p>0,83043360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9986724278685" calcext:value-type="float">
            <text:p>3,9998672428</text:p>
          </table:table-cell>
          <table:table-cell table:formula="of:=3+3*RAND()" office:value-type="float" office:value="4.21004131813113" calcext:value-type="float">
            <text:p>4,2100413181</text:p>
          </table:table-cell>
          <table:table-cell table:formula="of:=1+2*RAND()" office:value-type="float" office:value="1.91606600634299" calcext:value-type="float">
            <text:p>1,9160660063</text:p>
          </table:table-cell>
          <table:table-cell table:formula="of:=SIN([.B730]+[.C730]+[.D730])^2" office:value-type="float" office:value="0.416195866338532" calcext:value-type="float">
            <text:p>0,41619586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4609844666159" calcext:value-type="float">
            <text:p>4,6460984467</text:p>
          </table:table-cell>
          <table:table-cell table:formula="of:=3+3*RAND()" office:value-type="float" office:value="3.46402426711795" calcext:value-type="float">
            <text:p>3,4640242671</text:p>
          </table:table-cell>
          <table:table-cell table:formula="of:=1+2*RAND()" office:value-type="float" office:value="1.75406403468985" calcext:value-type="float">
            <text:p>1,7540640347</text:p>
          </table:table-cell>
          <table:table-cell table:formula="of:=SIN([.B731]+[.C731]+[.D731])^2" office:value-type="float" office:value="0.180968980406278" calcext:value-type="float">
            <text:p>0,18096898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0076405699562" calcext:value-type="float">
            <text:p>3,100764057</text:p>
          </table:table-cell>
          <table:table-cell table:formula="of:=3+3*RAND()" office:value-type="float" office:value="5.17469126416014" calcext:value-type="float">
            <text:p>5,1746912642</text:p>
          </table:table-cell>
          <table:table-cell table:formula="of:=1+2*RAND()" office:value-type="float" office:value="1.87164271252235" calcext:value-type="float">
            <text:p>1,8716427125</text:p>
          </table:table-cell>
          <table:table-cell table:formula="of:=SIN([.B732]+[.C732]+[.D732])^2" office:value-type="float" office:value="0.437089095065687" calcext:value-type="float">
            <text:p>0,437089095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3792735016161" calcext:value-type="float">
            <text:p>3,6379273502</text:p>
          </table:table-cell>
          <table:table-cell table:formula="of:=3+3*RAND()" office:value-type="float" office:value="5.93620708465465" calcext:value-type="float">
            <text:p>5,9362070847</text:p>
          </table:table-cell>
          <table:table-cell table:formula="of:=1+2*RAND()" office:value-type="float" office:value="1.53858367910175" calcext:value-type="float">
            <text:p>1,5385836791</text:p>
          </table:table-cell>
          <table:table-cell table:formula="of:=SIN([.B733]+[.C733]+[.D733])^2" office:value-type="float" office:value="0.986339979821626" calcext:value-type="float">
            <text:p>0,98633997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4406972012035" calcext:value-type="float">
            <text:p>4,7440697201</text:p>
          </table:table-cell>
          <table:table-cell table:formula="of:=3+3*RAND()" office:value-type="float" office:value="4.34094462304655" calcext:value-type="float">
            <text:p>4,340944623</text:p>
          </table:table-cell>
          <table:table-cell table:formula="of:=1+2*RAND()" office:value-type="float" office:value="1.23749036296087" calcext:value-type="float">
            <text:p>1,237490363</text:p>
          </table:table-cell>
          <table:table-cell table:formula="of:=SIN([.B734]+[.C734]+[.D734])^2" office:value-type="float" office:value="0.611386077219031" calcext:value-type="float">
            <text:p>0,61138607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0885986777308" calcext:value-type="float">
            <text:p>4,3088598678</text:p>
          </table:table-cell>
          <table:table-cell table:formula="of:=3+3*RAND()" office:value-type="float" office:value="3.01418033780767" calcext:value-type="float">
            <text:p>3,0141803378</text:p>
          </table:table-cell>
          <table:table-cell table:formula="of:=1+2*RAND()" office:value-type="float" office:value="1.16208459023801" calcext:value-type="float">
            <text:p>1,1620845902</text:p>
          </table:table-cell>
          <table:table-cell table:formula="of:=SIN([.B735]+[.C735]+[.D735])^2" office:value-type="float" office:value="0.651819662139382" calcext:value-type="float">
            <text:p>0,65181966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7224238097901" calcext:value-type="float">
            <text:p>3,872242381</text:p>
          </table:table-cell>
          <table:table-cell table:formula="of:=3+3*RAND()" office:value-type="float" office:value="3.46362959744907" calcext:value-type="float">
            <text:p>3,4636295974</text:p>
          </table:table-cell>
          <table:table-cell table:formula="of:=1+2*RAND()" office:value-type="float" office:value="1.25108491973402" calcext:value-type="float">
            <text:p>1,2510849197</text:p>
          </table:table-cell>
          <table:table-cell table:formula="of:=SIN([.B736]+[.C736]+[.D736])^2" office:value-type="float" office:value="0.552326907629307" calcext:value-type="float">
            <text:p>0,55232690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9288113738488" calcext:value-type="float">
            <text:p>2,9928811374</text:p>
          </table:table-cell>
          <table:table-cell table:formula="of:=3+3*RAND()" office:value-type="float" office:value="3.35330534914152" calcext:value-type="float">
            <text:p>3,3533053491</text:p>
          </table:table-cell>
          <table:table-cell table:formula="of:=1+2*RAND()" office:value-type="float" office:value="2.78662679391755" calcext:value-type="float">
            <text:p>2,7866267939</text:p>
          </table:table-cell>
          <table:table-cell table:formula="of:=SIN([.B737]+[.C737]+[.D737])^2" office:value-type="float" office:value="0.0828485928337819" calcext:value-type="float">
            <text:p>0,082848592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2839393991077" calcext:value-type="float">
            <text:p>4,3283939399</text:p>
          </table:table-cell>
          <table:table-cell table:formula="of:=3+3*RAND()" office:value-type="float" office:value="4.30371316700501" calcext:value-type="float">
            <text:p>4,303713167</text:p>
          </table:table-cell>
          <table:table-cell table:formula="of:=1+2*RAND()" office:value-type="float" office:value="2.59723310113952" calcext:value-type="float">
            <text:p>2,5972331011</text:p>
          </table:table-cell>
          <table:table-cell table:formula="of:=SIN([.B738]+[.C738]+[.D738])^2" office:value-type="float" office:value="0.946341683399671" calcext:value-type="float">
            <text:p>0,94634168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7751773241183" calcext:value-type="float">
            <text:p>4,4775177324</text:p>
          </table:table-cell>
          <table:table-cell table:formula="of:=3+3*RAND()" office:value-type="float" office:value="3.52485794038521" calcext:value-type="float">
            <text:p>3,5248579404</text:p>
          </table:table-cell>
          <table:table-cell table:formula="of:=1+2*RAND()" office:value-type="float" office:value="2.96023907177037" calcext:value-type="float">
            <text:p>2,9602390718</text:p>
          </table:table-cell>
          <table:table-cell table:formula="of:=SIN([.B739]+[.C739]+[.D739])^2" office:value-type="float" office:value="0.998914061840489" calcext:value-type="float">
            <text:p>0,99891406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9718829756624" calcext:value-type="float">
            <text:p>3,1971882976</text:p>
          </table:table-cell>
          <table:table-cell table:formula="of:=3+3*RAND()" office:value-type="float" office:value="3.26093896237798" calcext:value-type="float">
            <text:p>3,2609389624</text:p>
          </table:table-cell>
          <table:table-cell table:formula="of:=1+2*RAND()" office:value-type="float" office:value="1.89559085873137" calcext:value-type="float">
            <text:p>1,8955908587</text:p>
          </table:table-cell>
          <table:table-cell table:formula="of:=SIN([.B740]+[.C740]+[.D740])^2" office:value-type="float" office:value="0.770372855883121" calcext:value-type="float">
            <text:p>0,77037285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5740845221514" calcext:value-type="float">
            <text:p>3,4574084522</text:p>
          </table:table-cell>
          <table:table-cell table:formula="of:=3+3*RAND()" office:value-type="float" office:value="3.15006331291337" calcext:value-type="float">
            <text:p>3,1500633129</text:p>
          </table:table-cell>
          <table:table-cell table:formula="of:=1+2*RAND()" office:value-type="float" office:value="2.13795010518711" calcext:value-type="float">
            <text:p>2,1379501052</text:p>
          </table:table-cell>
          <table:table-cell table:formula="of:=SIN([.B741]+[.C741]+[.D741])^2" office:value-type="float" office:value="0.394751097630321" calcext:value-type="float">
            <text:p>0,39475109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0943085586946" calcext:value-type="float">
            <text:p>2,3094308559</text:p>
          </table:table-cell>
          <table:table-cell table:formula="of:=3+3*RAND()" office:value-type="float" office:value="5.93265541938019" calcext:value-type="float">
            <text:p>5,9326554194</text:p>
          </table:table-cell>
          <table:table-cell table:formula="of:=1+2*RAND()" office:value-type="float" office:value="2.69433811238446" calcext:value-type="float">
            <text:p>2,6943381124</text:p>
          </table:table-cell>
          <table:table-cell table:formula="of:=SIN([.B742]+[.C742]+[.D742])^2" office:value-type="float" office:value="0.996505367760708" calcext:value-type="float">
            <text:p>0,99650536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2775293569016" calcext:value-type="float">
            <text:p>4,9277529357</text:p>
          </table:table-cell>
          <table:table-cell table:formula="of:=3+3*RAND()" office:value-type="float" office:value="3.48198370321259" calcext:value-type="float">
            <text:p>3,4819837032</text:p>
          </table:table-cell>
          <table:table-cell table:formula="of:=1+2*RAND()" office:value-type="float" office:value="2.05460172420795" calcext:value-type="float">
            <text:p>2,0546017242</text:p>
          </table:table-cell>
          <table:table-cell table:formula="of:=SIN([.B743]+[.C743]+[.D743])^2" office:value-type="float" office:value="0.743357129799107" calcext:value-type="float">
            <text:p>0,74335712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7216310994184" calcext:value-type="float">
            <text:p>2,7721631099</text:p>
          </table:table-cell>
          <table:table-cell table:formula="of:=3+3*RAND()" office:value-type="float" office:value="5.64529846200792" calcext:value-type="float">
            <text:p>5,645298462</text:p>
          </table:table-cell>
          <table:table-cell table:formula="of:=1+2*RAND()" office:value-type="float" office:value="2.1940234998962" calcext:value-type="float">
            <text:p>2,1940234999</text:p>
          </table:table-cell>
          <table:table-cell table:formula="of:=SIN([.B744]+[.C744]+[.D744])^2" office:value-type="float" office:value="0.859588767961267" calcext:value-type="float">
            <text:p>0,8595887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8400045085917" calcext:value-type="float">
            <text:p>3,6840004509</text:p>
          </table:table-cell>
          <table:table-cell table:formula="of:=3+3*RAND()" office:value-type="float" office:value="4.53591484392886" calcext:value-type="float">
            <text:p>4,5359148439</text:p>
          </table:table-cell>
          <table:table-cell table:formula="of:=1+2*RAND()" office:value-type="float" office:value="1.08100210354548" calcext:value-type="float">
            <text:p>1,0810021035</text:p>
          </table:table-cell>
          <table:table-cell table:formula="of:=SIN([.B745]+[.C745]+[.D745])^2" office:value-type="float" office:value="0.015263145979844" calcext:value-type="float">
            <text:p>0,0152631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7957975360494" calcext:value-type="float">
            <text:p>3,4795797536</text:p>
          </table:table-cell>
          <table:table-cell table:formula="of:=3+3*RAND()" office:value-type="float" office:value="5.88079339270583" calcext:value-type="float">
            <text:p>5,8807933927</text:p>
          </table:table-cell>
          <table:table-cell table:formula="of:=1+2*RAND()" office:value-type="float" office:value="2.32860289821039" calcext:value-type="float">
            <text:p>2,3286028982</text:p>
          </table:table-cell>
          <table:table-cell table:formula="of:=SIN([.B746]+[.C746]+[.D746])^2" office:value-type="float" office:value="0.591478219832532" calcext:value-type="float">
            <text:p>0,59147821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4424687793307" calcext:value-type="float">
            <text:p>3,1442468779</text:p>
          </table:table-cell>
          <table:table-cell table:formula="of:=3+3*RAND()" office:value-type="float" office:value="5.40523607285675" calcext:value-type="float">
            <text:p>5,4052360729</text:p>
          </table:table-cell>
          <table:table-cell table:formula="of:=1+2*RAND()" office:value-type="float" office:value="1.1242227880615" calcext:value-type="float">
            <text:p>1,1242227881</text:p>
          </table:table-cell>
          <table:table-cell table:formula="of:=SIN([.B747]+[.C747]+[.D747])^2" office:value-type="float" office:value="0.060695677799274" calcext:value-type="float">
            <text:p>0,06069567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3804259512274" calcext:value-type="float">
            <text:p>3,9380425951</text:p>
          </table:table-cell>
          <table:table-cell table:formula="of:=3+3*RAND()" office:value-type="float" office:value="5.33576677920181" calcext:value-type="float">
            <text:p>5,3357667792</text:p>
          </table:table-cell>
          <table:table-cell table:formula="of:=1+2*RAND()" office:value-type="float" office:value="2.18963411859772" calcext:value-type="float">
            <text:p>2,1896341186</text:p>
          </table:table-cell>
          <table:table-cell table:formula="of:=SIN([.B748]+[.C748]+[.D748])^2" office:value-type="float" office:value="0.796612069978427" calcext:value-type="float">
            <text:p>0,796612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8688321757337" calcext:value-type="float">
            <text:p>4,4868832176</text:p>
          </table:table-cell>
          <table:table-cell table:formula="of:=3+3*RAND()" office:value-type="float" office:value="3.65453061345646" calcext:value-type="float">
            <text:p>3,6545306135</text:p>
          </table:table-cell>
          <table:table-cell table:formula="of:=1+2*RAND()" office:value-type="float" office:value="1.01604805001421" calcext:value-type="float">
            <text:p>1,01604805</text:p>
          </table:table-cell>
          <table:table-cell table:formula="of:=SIN([.B749]+[.C749]+[.D749])^2" office:value-type="float" office:value="0.0697719443607493" calcext:value-type="float">
            <text:p>0,06977194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3040452457907" calcext:value-type="float">
            <text:p>3,8304045246</text:p>
          </table:table-cell>
          <table:table-cell table:formula="of:=3+3*RAND()" office:value-type="float" office:value="4.19270578142696" calcext:value-type="float">
            <text:p>4,1927057814</text:p>
          </table:table-cell>
          <table:table-cell table:formula="of:=1+2*RAND()" office:value-type="float" office:value="1.78630995229075" calcext:value-type="float">
            <text:p>1,7863099523</text:p>
          </table:table-cell>
          <table:table-cell table:formula="of:=SIN([.B750]+[.C750]+[.D750])^2" office:value-type="float" office:value="0.140795747777079" calcext:value-type="float">
            <text:p>0,14079574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2469188867619" calcext:value-type="float">
            <text:p>2,7246918887</text:p>
          </table:table-cell>
          <table:table-cell table:formula="of:=3+3*RAND()" office:value-type="float" office:value="5.36524441230142" calcext:value-type="float">
            <text:p>5,3652444123</text:p>
          </table:table-cell>
          <table:table-cell table:formula="of:=1+2*RAND()" office:value-type="float" office:value="2.46555766607406" calcext:value-type="float">
            <text:p>2,4655576661</text:p>
          </table:table-cell>
          <table:table-cell table:formula="of:=SIN([.B751]+[.C751]+[.D751])^2" office:value-type="float" office:value="0.818513661847211" calcext:value-type="float">
            <text:p>0,81851366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1319762244511" calcext:value-type="float">
            <text:p>4,8131976224</text:p>
          </table:table-cell>
          <table:table-cell table:formula="of:=3+3*RAND()" office:value-type="float" office:value="3.41953411209148" calcext:value-type="float">
            <text:p>3,4195341121</text:p>
          </table:table-cell>
          <table:table-cell table:formula="of:=1+2*RAND()" office:value-type="float" office:value="1.04755333926757" calcext:value-type="float">
            <text:p>1,0475533393</text:p>
          </table:table-cell>
          <table:table-cell table:formula="of:=SIN([.B752]+[.C752]+[.D752])^2" office:value-type="float" office:value="0.020733298593291" calcext:value-type="float">
            <text:p>0,02073329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9787128815478" calcext:value-type="float">
            <text:p>4,1978712882</text:p>
          </table:table-cell>
          <table:table-cell table:formula="of:=3+3*RAND()" office:value-type="float" office:value="4.93878077793503" calcext:value-type="float">
            <text:p>4,9387807779</text:p>
          </table:table-cell>
          <table:table-cell table:formula="of:=1+2*RAND()" office:value-type="float" office:value="2.22198084454127" calcext:value-type="float">
            <text:p>2,2219808445</text:p>
          </table:table-cell>
          <table:table-cell table:formula="of:=SIN([.B753]+[.C753]+[.D753])^2" office:value-type="float" office:value="0.873879034728959" calcext:value-type="float">
            <text:p>0,87387903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3416789628545" calcext:value-type="float">
            <text:p>3,2341678963</text:p>
          </table:table-cell>
          <table:table-cell table:formula="of:=3+3*RAND()" office:value-type="float" office:value="4.65265953836001" calcext:value-type="float">
            <text:p>4,6526595384</text:p>
          </table:table-cell>
          <table:table-cell table:formula="of:=1+2*RAND()" office:value-type="float" office:value="1.20570900443859" calcext:value-type="float">
            <text:p>1,2057090044</text:p>
          </table:table-cell>
          <table:table-cell table:formula="of:=SIN([.B754]+[.C754]+[.D754])^2" office:value-type="float" office:value="0.106382163612942" calcext:value-type="float">
            <text:p>0,10638216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5292696268469" calcext:value-type="float">
            <text:p>3,9529269627</text:p>
          </table:table-cell>
          <table:table-cell table:formula="of:=3+3*RAND()" office:value-type="float" office:value="5.11013806297329" calcext:value-type="float">
            <text:p>5,110138063</text:p>
          </table:table-cell>
          <table:table-cell table:formula="of:=1+2*RAND()" office:value-type="float" office:value="1.68835977029039" calcext:value-type="float">
            <text:p>1,6883597703</text:p>
          </table:table-cell>
          <table:table-cell table:formula="of:=SIN([.B755]+[.C755]+[.D755])^2" office:value-type="float" office:value="0.941566062127572" calcext:value-type="float">
            <text:p>0,94156606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3013516675304" calcext:value-type="float">
            <text:p>2,5301351668</text:p>
          </table:table-cell>
          <table:table-cell table:formula="of:=3+3*RAND()" office:value-type="float" office:value="4.45308015865882" calcext:value-type="float">
            <text:p>4,4530801587</text:p>
          </table:table-cell>
          <table:table-cell table:formula="of:=1+2*RAND()" office:value-type="float" office:value="1.18611531432708" calcext:value-type="float">
            <text:p>1,1861153143</text:p>
          </table:table-cell>
          <table:table-cell table:formula="of:=SIN([.B756]+[.C756]+[.D756])^2" office:value-type="float" office:value="0.903808040834352" calcext:value-type="float">
            <text:p>0,90380804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6953537138564" calcext:value-type="float">
            <text:p>3,0695353714</text:p>
          </table:table-cell>
          <table:table-cell table:formula="of:=3+3*RAND()" office:value-type="float" office:value="3.14837388139932" calcext:value-type="float">
            <text:p>3,1483738814</text:p>
          </table:table-cell>
          <table:table-cell table:formula="of:=1+2*RAND()" office:value-type="float" office:value="2.92364237798766" calcext:value-type="float">
            <text:p>2,923642378</text:p>
          </table:table-cell>
          <table:table-cell table:formula="of:=SIN([.B757]+[.C757]+[.D757])^2" office:value-type="float" office:value="0.0780950337865377" calcext:value-type="float">
            <text:p>0,07809503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7848941470693" calcext:value-type="float">
            <text:p>3,5784894147</text:p>
          </table:table-cell>
          <table:table-cell table:formula="of:=3+3*RAND()" office:value-type="float" office:value="5.40702959981395" calcext:value-type="float">
            <text:p>5,4070295998</text:p>
          </table:table-cell>
          <table:table-cell table:formula="of:=1+2*RAND()" office:value-type="float" office:value="1.59132100578671" calcext:value-type="float">
            <text:p>1,5913210058</text:p>
          </table:table-cell>
          <table:table-cell table:formula="of:=SIN([.B758]+[.C758]+[.D758])^2" office:value-type="float" office:value="0.834672861765169" calcext:value-type="float">
            <text:p>0,834672861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7908646261416" calcext:value-type="float">
            <text:p>2,5790864626</text:p>
          </table:table-cell>
          <table:table-cell table:formula="of:=3+3*RAND()" office:value-type="float" office:value="3.92620746648206" calcext:value-type="float">
            <text:p>3,9262074665</text:p>
          </table:table-cell>
          <table:table-cell table:formula="of:=1+2*RAND()" office:value-type="float" office:value="1.12873879606964" calcext:value-type="float">
            <text:p>1,1287387961</text:p>
          </table:table-cell>
          <table:table-cell table:formula="of:=SIN([.B759]+[.C759]+[.D759])^2" office:value-type="float" office:value="0.95239759100299" calcext:value-type="float">
            <text:p>0,9523975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6030847290363" calcext:value-type="float">
            <text:p>4,4603084729</text:p>
          </table:table-cell>
          <table:table-cell table:formula="of:=3+3*RAND()" office:value-type="float" office:value="4.57453686511425" calcext:value-type="float">
            <text:p>4,5745368651</text:p>
          </table:table-cell>
          <table:table-cell table:formula="of:=1+2*RAND()" office:value-type="float" office:value="1.75584158826112" calcext:value-type="float">
            <text:p>1,7558415883</text:p>
          </table:table-cell>
          <table:table-cell table:formula="of:=SIN([.B760]+[.C760]+[.D760])^2" office:value-type="float" office:value="0.958605298614355" calcext:value-type="float">
            <text:p>0,95860529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5167292437107" calcext:value-type="float">
            <text:p>2,5516729244</text:p>
          </table:table-cell>
          <table:table-cell table:formula="of:=3+3*RAND()" office:value-type="float" office:value="5.36191736335366" calcext:value-type="float">
            <text:p>5,3619173634</text:p>
          </table:table-cell>
          <table:table-cell table:formula="of:=1+2*RAND()" office:value-type="float" office:value="2.5871683579867" calcext:value-type="float">
            <text:p>2,587168358</text:p>
          </table:table-cell>
          <table:table-cell table:formula="of:=SIN([.B761]+[.C761]+[.D761])^2" office:value-type="float" office:value="0.774499039838861" calcext:value-type="float">
            <text:p>0,77449903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7731889898523" calcext:value-type="float">
            <text:p>4,377318899</text:p>
          </table:table-cell>
          <table:table-cell table:formula="of:=3+3*RAND()" office:value-type="float" office:value="5.8594269101942" calcext:value-type="float">
            <text:p>5,8594269102</text:p>
          </table:table-cell>
          <table:table-cell table:formula="of:=1+2*RAND()" office:value-type="float" office:value="2.55151218901055" calcext:value-type="float">
            <text:p>2,551512189</text:p>
          </table:table-cell>
          <table:table-cell table:formula="of:=SIN([.B762]+[.C762]+[.D762])^2" office:value-type="float" office:value="0.0484313006587312" calcext:value-type="float">
            <text:p>0,04843130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0432883394204" calcext:value-type="float">
            <text:p>4,4043288339</text:p>
          </table:table-cell>
          <table:table-cell table:formula="of:=3+3*RAND()" office:value-type="float" office:value="3.7519494549113" calcext:value-type="float">
            <text:p>3,7519494549</text:p>
          </table:table-cell>
          <table:table-cell table:formula="of:=1+2*RAND()" office:value-type="float" office:value="2.56287376222689" calcext:value-type="float">
            <text:p>2,5628737622</text:p>
          </table:table-cell>
          <table:table-cell table:formula="of:=SIN([.B763]+[.C763]+[.D763])^2" office:value-type="float" office:value="0.925517152737024" calcext:value-type="float">
            <text:p>0,92551715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6157451981908" calcext:value-type="float">
            <text:p>2,1615745198</text:p>
          </table:table-cell>
          <table:table-cell table:formula="of:=3+3*RAND()" office:value-type="float" office:value="5.44976345233058" calcext:value-type="float">
            <text:p>5,4497634523</text:p>
          </table:table-cell>
          <table:table-cell table:formula="of:=1+2*RAND()" office:value-type="float" office:value="1.78152768825166" calcext:value-type="float">
            <text:p>1,7815276883</text:p>
          </table:table-cell>
          <table:table-cell table:formula="of:=SIN([.B764]+[.C764]+[.D764])^2" office:value-type="float" office:value="0.00101804925231942" calcext:value-type="float">
            <text:p>0,00101804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2334546702995" calcext:value-type="float">
            <text:p>4,723345467</text:p>
          </table:table-cell>
          <table:table-cell table:formula="of:=3+3*RAND()" office:value-type="float" office:value="3.87471309208589" calcext:value-type="float">
            <text:p>3,8747130921</text:p>
          </table:table-cell>
          <table:table-cell table:formula="of:=1+2*RAND()" office:value-type="float" office:value="1.76078528240171" calcext:value-type="float">
            <text:p>1,7607852824</text:p>
          </table:table-cell>
          <table:table-cell table:formula="of:=SIN([.B765]+[.C765]+[.D765])^2" office:value-type="float" office:value="0.646486802066811" calcext:value-type="float">
            <text:p>0,64648680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4821061255596" calcext:value-type="float">
            <text:p>3,5482106126</text:p>
          </table:table-cell>
          <table:table-cell table:formula="of:=3+3*RAND()" office:value-type="float" office:value="4.05294453354805" calcext:value-type="float">
            <text:p>4,0529445335</text:p>
          </table:table-cell>
          <table:table-cell table:formula="of:=1+2*RAND()" office:value-type="float" office:value="2.24075084888928" calcext:value-type="float">
            <text:p>2,2407508489</text:p>
          </table:table-cell>
          <table:table-cell table:formula="of:=SIN([.B766]+[.C766]+[.D766])^2" office:value-type="float" office:value="0.164135514626377" calcext:value-type="float">
            <text:p>0,16413551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7722261506761" calcext:value-type="float">
            <text:p>4,1772226151</text:p>
          </table:table-cell>
          <table:table-cell table:formula="of:=3+3*RAND()" office:value-type="float" office:value="4.70565785055495" calcext:value-type="float">
            <text:p>4,7056578506</text:p>
          </table:table-cell>
          <table:table-cell table:formula="of:=1+2*RAND()" office:value-type="float" office:value="2.92536049195899" calcext:value-type="float">
            <text:p>2,925360492</text:p>
          </table:table-cell>
          <table:table-cell table:formula="of:=SIN([.B767]+[.C767]+[.D767])^2" office:value-type="float" office:value="0.472745008758823" calcext:value-type="float">
            <text:p>0,47274500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3682782930414" calcext:value-type="float">
            <text:p>4,8368278293</text:p>
          </table:table-cell>
          <table:table-cell table:formula="of:=3+3*RAND()" office:value-type="float" office:value="4.80707316030402" calcext:value-type="float">
            <text:p>4,8070731603</text:p>
          </table:table-cell>
          <table:table-cell table:formula="of:=1+2*RAND()" office:value-type="float" office:value="2.31609018959746" calcext:value-type="float">
            <text:p>2,3160901896</text:p>
          </table:table-cell>
          <table:table-cell table:formula="of:=SIN([.B768]+[.C768]+[.D768])^2" office:value-type="float" office:value="0.324781591095348" calcext:value-type="float">
            <text:p>0,32478159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0377913976565" calcext:value-type="float">
            <text:p>2,6037791398</text:p>
          </table:table-cell>
          <table:table-cell table:formula="of:=3+3*RAND()" office:value-type="float" office:value="3.98271120589647" calcext:value-type="float">
            <text:p>3,9827112059</text:p>
          </table:table-cell>
          <table:table-cell table:formula="of:=1+2*RAND()" office:value-type="float" office:value="2.49117652919892" calcext:value-type="float">
            <text:p>2,4911765292</text:p>
          </table:table-cell>
          <table:table-cell table:formula="of:=SIN([.B769]+[.C769]+[.D769])^2" office:value-type="float" office:value="0.115724210378873" calcext:value-type="float">
            <text:p>0,11572421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8768848236098" calcext:value-type="float">
            <text:p>2,6876884824</text:p>
          </table:table-cell>
          <table:table-cell table:formula="of:=3+3*RAND()" office:value-type="float" office:value="4.54894232693721" calcext:value-type="float">
            <text:p>4,5489423269</text:p>
          </table:table-cell>
          <table:table-cell table:formula="of:=1+2*RAND()" office:value-type="float" office:value="2.029703890794" calcext:value-type="float">
            <text:p>2,0297038908</text:p>
          </table:table-cell>
          <table:table-cell table:formula="of:=SIN([.B770]+[.C770]+[.D770])^2" office:value-type="float" office:value="0.0248948940260736" calcext:value-type="float">
            <text:p>0,0248948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7573707363964" calcext:value-type="float">
            <text:p>3,1757370736</text:p>
          </table:table-cell>
          <table:table-cell table:formula="of:=3+3*RAND()" office:value-type="float" office:value="4.1668143219265" calcext:value-type="float">
            <text:p>4,1668143219</text:p>
          </table:table-cell>
          <table:table-cell table:formula="of:=1+2*RAND()" office:value-type="float" office:value="1.19388683739176" calcext:value-type="float">
            <text:p>1,1938868374</text:p>
          </table:table-cell>
          <table:table-cell table:formula="of:=SIN([.B771]+[.C771]+[.D771])^2" office:value-type="float" office:value="0.602215858694783" calcext:value-type="float">
            <text:p>0,602215858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1766202130883" calcext:value-type="float">
            <text:p>2,3176620213</text:p>
          </table:table-cell>
          <table:table-cell table:formula="of:=3+3*RAND()" office:value-type="float" office:value="3.66516408073106" calcext:value-type="float">
            <text:p>3,6651640807</text:p>
          </table:table-cell>
          <table:table-cell table:formula="of:=1+2*RAND()" office:value-type="float" office:value="2.1481097975057" calcext:value-type="float">
            <text:p>2,1481097975</text:p>
          </table:table-cell>
          <table:table-cell table:formula="of:=SIN([.B772]+[.C772]+[.D772])^2" office:value-type="float" office:value="0.925237538056329" calcext:value-type="float">
            <text:p>0,925237538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1501206683741" calcext:value-type="float">
            <text:p>3,3150120668</text:p>
          </table:table-cell>
          <table:table-cell table:formula="of:=3+3*RAND()" office:value-type="float" office:value="3.35006369884723" calcext:value-type="float">
            <text:p>3,3500636988</text:p>
          </table:table-cell>
          <table:table-cell table:formula="of:=1+2*RAND()" office:value-type="float" office:value="2.03876872892836" calcext:value-type="float">
            <text:p>2,0387687289</text:p>
          </table:table-cell>
          <table:table-cell table:formula="of:=SIN([.B773]+[.C773]+[.D773])^2" office:value-type="float" office:value="0.435713751552648" calcext:value-type="float">
            <text:p>0,43571375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6203755024802" calcext:value-type="float">
            <text:p>4,8620375502</text:p>
          </table:table-cell>
          <table:table-cell table:formula="of:=3+3*RAND()" office:value-type="float" office:value="3.33665012067959" calcext:value-type="float">
            <text:p>3,3366501207</text:p>
          </table:table-cell>
          <table:table-cell table:formula="of:=1+2*RAND()" office:value-type="float" office:value="2.01891910409769" calcext:value-type="float">
            <text:p>2,0189191041</text:p>
          </table:table-cell>
          <table:table-cell table:formula="of:=SIN([.B774]+[.C774]+[.D774])^2" office:value-type="float" office:value="0.507430377341353" calcext:value-type="float">
            <text:p>0,507430377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1899722598353" calcext:value-type="float">
            <text:p>3,018997226</text:p>
          </table:table-cell>
          <table:table-cell table:formula="of:=3+3*RAND()" office:value-type="float" office:value="3.18768271069351" calcext:value-type="float">
            <text:p>3,1876827107</text:p>
          </table:table-cell>
          <table:table-cell table:formula="of:=1+2*RAND()" office:value-type="float" office:value="2.54868845434223" calcext:value-type="float">
            <text:p>2,5486884543</text:p>
          </table:table-cell>
          <table:table-cell table:formula="of:=SIN([.B775]+[.C775]+[.D775])^2" office:value-type="float" office:value="0.38504890125316" calcext:value-type="float">
            <text:p>0,385048901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0325965877778" calcext:value-type="float">
            <text:p>2,9032596588</text:p>
          </table:table-cell>
          <table:table-cell table:formula="of:=3+3*RAND()" office:value-type="float" office:value="4.08389164818197" calcext:value-type="float">
            <text:p>4,0838916482</text:p>
          </table:table-cell>
          <table:table-cell table:formula="of:=1+2*RAND()" office:value-type="float" office:value="1.54987888339832" calcext:value-type="float">
            <text:p>1,5498788834</text:p>
          </table:table-cell>
          <table:table-cell table:formula="of:=SIN([.B776]+[.C776]+[.D776])^2" office:value-type="float" office:value="0.601636331445234" calcext:value-type="float">
            <text:p>0,601636331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2036891943913" calcext:value-type="float">
            <text:p>4,5203689194</text:p>
          </table:table-cell>
          <table:table-cell table:formula="of:=3+3*RAND()" office:value-type="float" office:value="3.32973217231758" calcext:value-type="float">
            <text:p>3,3297321723</text:p>
          </table:table-cell>
          <table:table-cell table:formula="of:=1+2*RAND()" office:value-type="float" office:value="2.60473704701158" calcext:value-type="float">
            <text:p>2,604737047</text:p>
          </table:table-cell>
          <table:table-cell table:formula="of:=SIN([.B777]+[.C777]+[.D777])^2" office:value-type="float" office:value="0.735014674723883" calcext:value-type="float">
            <text:p>0,73501467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5309965025213" calcext:value-type="float">
            <text:p>4,7530996503</text:p>
          </table:table-cell>
          <table:table-cell table:formula="of:=3+3*RAND()" office:value-type="float" office:value="3.97484706189909" calcext:value-type="float">
            <text:p>3,9748470619</text:p>
          </table:table-cell>
          <table:table-cell table:formula="of:=1+2*RAND()" office:value-type="float" office:value="1.92271815023738" calcext:value-type="float">
            <text:p>1,9227181502</text:p>
          </table:table-cell>
          <table:table-cell table:formula="of:=SIN([.B778]+[.C778]+[.D778])^2" office:value-type="float" office:value="0.885680655414544" calcext:value-type="float">
            <text:p>0,88568065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0103764547188" calcext:value-type="float">
            <text:p>4,4010376455</text:p>
          </table:table-cell>
          <table:table-cell table:formula="of:=3+3*RAND()" office:value-type="float" office:value="4.84610118598963" calcext:value-type="float">
            <text:p>4,846101186</text:p>
          </table:table-cell>
          <table:table-cell table:formula="of:=1+2*RAND()" office:value-type="float" office:value="1.86259205320633" calcext:value-type="float">
            <text:p>1,8625920532</text:p>
          </table:table-cell>
          <table:table-cell table:formula="of:=SIN([.B779]+[.C779]+[.D779])^2" office:value-type="float" office:value="0.987024781718738" calcext:value-type="float">
            <text:p>0,98702478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9777914483926" calcext:value-type="float">
            <text:p>2,2977791448</text:p>
          </table:table-cell>
          <table:table-cell table:formula="of:=3+3*RAND()" office:value-type="float" office:value="4.14149636755831" calcext:value-type="float">
            <text:p>4,1414963676</text:p>
          </table:table-cell>
          <table:table-cell table:formula="of:=1+2*RAND()" office:value-type="float" office:value="2.18277823733345" calcext:value-type="float">
            <text:p>2,1827782373</text:p>
          </table:table-cell>
          <table:table-cell table:formula="of:=SIN([.B780]+[.C780]+[.D780])^2" office:value-type="float" office:value="0.517322580422671" calcext:value-type="float">
            <text:p>0,51732258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502299471722" calcext:value-type="float">
            <text:p>3,3502299472</text:p>
          </table:table-cell>
          <table:table-cell table:formula="of:=3+3*RAND()" office:value-type="float" office:value="5.6716565802474" calcext:value-type="float">
            <text:p>5,6716565802</text:p>
          </table:table-cell>
          <table:table-cell table:formula="of:=1+2*RAND()" office:value-type="float" office:value="1.64862147094924" calcext:value-type="float">
            <text:p>1,6486214709</text:p>
          </table:table-cell>
          <table:table-cell table:formula="of:=SIN([.B781]+[.C781]+[.D781])^2" office:value-type="float" office:value="0.898001778456526" calcext:value-type="float">
            <text:p>0,89800177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3619535315984" calcext:value-type="float">
            <text:p>4,9361953532</text:p>
          </table:table-cell>
          <table:table-cell table:formula="of:=3+3*RAND()" office:value-type="float" office:value="5.36175733694608" calcext:value-type="float">
            <text:p>5,3617573369</text:p>
          </table:table-cell>
          <table:table-cell table:formula="of:=1+2*RAND()" office:value-type="float" office:value="2.24797694756018" calcext:value-type="float">
            <text:p>2,2479769476</text:p>
          </table:table-cell>
          <table:table-cell table:formula="of:=SIN([.B782]+[.C782]+[.D782])^2" office:value-type="float" office:value="0.000417775336456685" calcext:value-type="float">
            <text:p>0,000417775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5605952713897" calcext:value-type="float">
            <text:p>4,7560595271</text:p>
          </table:table-cell>
          <table:table-cell table:formula="of:=3+3*RAND()" office:value-type="float" office:value="4.94477771992752" calcext:value-type="float">
            <text:p>4,9447777199</text:p>
          </table:table-cell>
          <table:table-cell table:formula="of:=1+2*RAND()" office:value-type="float" office:value="1.71659608518265" calcext:value-type="float">
            <text:p>1,7165960852</text:p>
          </table:table-cell>
          <table:table-cell table:formula="of:=SIN([.B783]+[.C783]+[.D783])^2" office:value-type="float" office:value="0.832344784495545" calcext:value-type="float">
            <text:p>0,83234478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5610476590674" calcext:value-type="float">
            <text:p>3,2561047659</text:p>
          </table:table-cell>
          <table:table-cell table:formula="of:=3+3*RAND()" office:value-type="float" office:value="4.70155212752717" calcext:value-type="float">
            <text:p>4,7015521275</text:p>
          </table:table-cell>
          <table:table-cell table:formula="of:=1+2*RAND()" office:value-type="float" office:value="1.67269418407723" calcext:value-type="float">
            <text:p>1,6726941841</text:p>
          </table:table-cell>
          <table:table-cell table:formula="of:=SIN([.B784]+[.C784]+[.D784])^2" office:value-type="float" office:value="0.0416683394610003" calcext:value-type="float">
            <text:p>0,04166833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1884460412401" calcext:value-type="float">
            <text:p>4,4188446041</text:p>
          </table:table-cell>
          <table:table-cell table:formula="of:=3+3*RAND()" office:value-type="float" office:value="5.64229558904375" calcext:value-type="float">
            <text:p>5,642295589</text:p>
          </table:table-cell>
          <table:table-cell table:formula="of:=1+2*RAND()" office:value-type="float" office:value="2.75202037562521" calcext:value-type="float">
            <text:p>2,7520203756</text:p>
          </table:table-cell>
          <table:table-cell table:formula="of:=SIN([.B785]+[.C785]+[.D785])^2" office:value-type="float" office:value="0.0596787947265644" calcext:value-type="float">
            <text:p>0,05967879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3982052188563" calcext:value-type="float">
            <text:p>4,0398205219</text:p>
          </table:table-cell>
          <table:table-cell table:formula="of:=3+3*RAND()" office:value-type="float" office:value="4.83660892187512" calcext:value-type="float">
            <text:p>4,8366089219</text:p>
          </table:table-cell>
          <table:table-cell table:formula="of:=1+2*RAND()" office:value-type="float" office:value="1.5269248558927" calcext:value-type="float">
            <text:p>1,5269248559</text:p>
          </table:table-cell>
          <table:table-cell table:formula="of:=SIN([.B786]+[.C786]+[.D786])^2" office:value-type="float" office:value="0.688407927431238" calcext:value-type="float">
            <text:p>0,68840792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1737616040451" calcext:value-type="float">
            <text:p>3,7173761604</text:p>
          </table:table-cell>
          <table:table-cell table:formula="of:=3+3*RAND()" office:value-type="float" office:value="3.28991021054788" calcext:value-type="float">
            <text:p>3,2899102105</text:p>
          </table:table-cell>
          <table:table-cell table:formula="of:=1+2*RAND()" office:value-type="float" office:value="2.2988620353877" calcext:value-type="float">
            <text:p>2,2988620354</text:p>
          </table:table-cell>
          <table:table-cell table:formula="of:=SIN([.B787]+[.C787]+[.D787])^2" office:value-type="float" office:value="0.0140070787594955" calcext:value-type="float">
            <text:p>0,01400707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8587635920752" calcext:value-type="float">
            <text:p>3,1858763592</text:p>
          </table:table-cell>
          <table:table-cell table:formula="of:=3+3*RAND()" office:value-type="float" office:value="4.83925330878774" calcext:value-type="float">
            <text:p>4,8392533088</text:p>
          </table:table-cell>
          <table:table-cell table:formula="of:=1+2*RAND()" office:value-type="float" office:value="2.15668841511995" calcext:value-type="float">
            <text:p>2,1566884151</text:p>
          </table:table-cell>
          <table:table-cell table:formula="of:=SIN([.B788]+[.C788]+[.D788])^2" office:value-type="float" office:value="0.4716571597878" calcext:value-type="float">
            <text:p>0,47165715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0363548601582" calcext:value-type="float">
            <text:p>3,803635486</text:p>
          </table:table-cell>
          <table:table-cell table:formula="of:=3+3*RAND()" office:value-type="float" office:value="3.73102097883381" calcext:value-type="float">
            <text:p>3,7310209788</text:p>
          </table:table-cell>
          <table:table-cell table:formula="of:=1+2*RAND()" office:value-type="float" office:value="1.12890586085254" calcext:value-type="float">
            <text:p>1,1289058609</text:p>
          </table:table-cell>
          <table:table-cell table:formula="of:=SIN([.B789]+[.C789]+[.D789])^2" office:value-type="float" office:value="0.475826898443041" calcext:value-type="float">
            <text:p>0,475826898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5346783070945" calcext:value-type="float">
            <text:p>4,8534678307</text:p>
          </table:table-cell>
          <table:table-cell table:formula="of:=3+3*RAND()" office:value-type="float" office:value="5.65444984133969" calcext:value-type="float">
            <text:p>5,6544498413</text:p>
          </table:table-cell>
          <table:table-cell table:formula="of:=1+2*RAND()" office:value-type="float" office:value="2.7221916981579" calcext:value-type="float">
            <text:p>2,7221916982</text:p>
          </table:table-cell>
          <table:table-cell table:formula="of:=SIN([.B790]+[.C790]+[.D790])^2" office:value-type="float" office:value="0.379537498722013" calcext:value-type="float">
            <text:p>0,379537498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6756635761666" calcext:value-type="float">
            <text:p>2,9675663576</text:p>
          </table:table-cell>
          <table:table-cell table:formula="of:=3+3*RAND()" office:value-type="float" office:value="5.55037125766323" calcext:value-type="float">
            <text:p>5,5503712577</text:p>
          </table:table-cell>
          <table:table-cell table:formula="of:=1+2*RAND()" office:value-type="float" office:value="1.17054747033456" calcext:value-type="float">
            <text:p>1,1705474703</text:p>
          </table:table-cell>
          <table:table-cell table:formula="of:=SIN([.B791]+[.C791]+[.D791])^2" office:value-type="float" office:value="0.0679443161779095" calcext:value-type="float">
            <text:p>0,06794431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838254240792" calcext:value-type="float">
            <text:p>3,2683825424</text:p>
          </table:table-cell>
          <table:table-cell table:formula="of:=3+3*RAND()" office:value-type="float" office:value="4.35367427400437" calcext:value-type="float">
            <text:p>4,353674274</text:p>
          </table:table-cell>
          <table:table-cell table:formula="of:=1+2*RAND()" office:value-type="float" office:value="1.43664267448085" calcext:value-type="float">
            <text:p>1,4366426745</text:p>
          </table:table-cell>
          <table:table-cell table:formula="of:=SIN([.B792]+[.C792]+[.D792])^2" office:value-type="float" office:value="0.128132863792611" calcext:value-type="float">
            <text:p>0,12813286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2420584299954" calcext:value-type="float">
            <text:p>3,324205843</text:p>
          </table:table-cell>
          <table:table-cell table:formula="of:=3+3*RAND()" office:value-type="float" office:value="5.43276183498727" calcext:value-type="float">
            <text:p>5,432761835</text:p>
          </table:table-cell>
          <table:table-cell table:formula="of:=1+2*RAND()" office:value-type="float" office:value="1.94422865940874" calcext:value-type="float">
            <text:p>1,9442286594</text:p>
          </table:table-cell>
          <table:table-cell table:formula="of:=SIN([.B793]+[.C793]+[.D793])^2" office:value-type="float" office:value="0.915816102212111" calcext:value-type="float">
            <text:p>0,915816102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1144297608991" calcext:value-type="float">
            <text:p>4,9114429761</text:p>
          </table:table-cell>
          <table:table-cell table:formula="of:=3+3*RAND()" office:value-type="float" office:value="4.35457190564778" calcext:value-type="float">
            <text:p>4,3545719056</text:p>
          </table:table-cell>
          <table:table-cell table:formula="of:=1+2*RAND()" office:value-type="float" office:value="2.38903555037591" calcext:value-type="float">
            <text:p>2,3890355504</text:p>
          </table:table-cell>
          <table:table-cell table:formula="of:=SIN([.B794]+[.C794]+[.D794])^2" office:value-type="float" office:value="0.624595124313275" calcext:value-type="float">
            <text:p>0,62459512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9435613693092" calcext:value-type="float">
            <text:p>2,6943561369</text:p>
          </table:table-cell>
          <table:table-cell table:formula="of:=3+3*RAND()" office:value-type="float" office:value="3.23165304380363" calcext:value-type="float">
            <text:p>3,2316530438</text:p>
          </table:table-cell>
          <table:table-cell table:formula="of:=1+2*RAND()" office:value-type="float" office:value="2.44135655197512" calcext:value-type="float">
            <text:p>2,441356552</text:p>
          </table:table-cell>
          <table:table-cell table:formula="of:=SIN([.B795]+[.C795]+[.D795])^2" office:value-type="float" office:value="0.758793386333125" calcext:value-type="float">
            <text:p>0,75879338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817845859015" calcext:value-type="float">
            <text:p>3,9817845859</text:p>
          </table:table-cell>
          <table:table-cell table:formula="of:=3+3*RAND()" office:value-type="float" office:value="4.5850139986928" calcext:value-type="float">
            <text:p>4,5850139987</text:p>
          </table:table-cell>
          <table:table-cell table:formula="of:=1+2*RAND()" office:value-type="float" office:value="1.9566184609905" calcext:value-type="float">
            <text:p>1,956618461</text:p>
          </table:table-cell>
          <table:table-cell table:formula="of:=SIN([.B796]+[.C796]+[.D796])^2" office:value-type="float" office:value="0.793149174997155" calcext:value-type="float">
            <text:p>0,7931491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7667480020276" calcext:value-type="float">
            <text:p>3,2766748002</text:p>
          </table:table-cell>
          <table:table-cell table:formula="of:=3+3*RAND()" office:value-type="float" office:value="4.8267981709868" calcext:value-type="float">
            <text:p>4,826798171</text:p>
          </table:table-cell>
          <table:table-cell table:formula="of:=1+2*RAND()" office:value-type="float" office:value="1.65438827121353" calcext:value-type="float">
            <text:p>1,6543882712</text:p>
          </table:table-cell>
          <table:table-cell table:formula="of:=SIN([.B797]+[.C797]+[.D797])^2" office:value-type="float" office:value="0.106901794335987" calcext:value-type="float">
            <text:p>0,10690179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790781485812" calcext:value-type="float">
            <text:p>4,3790781486</text:p>
          </table:table-cell>
          <table:table-cell table:formula="of:=3+3*RAND()" office:value-type="float" office:value="4.58740504414306" calcext:value-type="float">
            <text:p>4,5874050441</text:p>
          </table:table-cell>
          <table:table-cell table:formula="of:=1+2*RAND()" office:value-type="float" office:value="1.75385213436412" calcext:value-type="float">
            <text:p>1,7538521344</text:p>
          </table:table-cell>
          <table:table-cell table:formula="of:=SIN([.B798]+[.C798]+[.D798])^2" office:value-type="float" office:value="0.926137310764585" calcext:value-type="float">
            <text:p>0,92613731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6526531245426" calcext:value-type="float">
            <text:p>3,1652653125</text:p>
          </table:table-cell>
          <table:table-cell table:formula="of:=3+3*RAND()" office:value-type="float" office:value="4.72875597508575" calcext:value-type="float">
            <text:p>4,7287559751</text:p>
          </table:table-cell>
          <table:table-cell table:formula="of:=1+2*RAND()" office:value-type="float" office:value="2.35176106605592" calcext:value-type="float">
            <text:p>2,3517610661</text:p>
          </table:table-cell>
          <table:table-cell table:formula="of:=SIN([.B799]+[.C799]+[.D799])^2" office:value-type="float" office:value="0.535576142589001" calcext:value-type="float">
            <text:p>0,53557614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6924218982451" calcext:value-type="float">
            <text:p>2,6692421898</text:p>
          </table:table-cell>
          <table:table-cell table:formula="of:=3+3*RAND()" office:value-type="float" office:value="3.83267509962814" calcext:value-type="float">
            <text:p>3,8326750996</text:p>
          </table:table-cell>
          <table:table-cell table:formula="of:=1+2*RAND()" office:value-type="float" office:value="2.4581519194986" calcext:value-type="float">
            <text:p>2,4581519195</text:p>
          </table:table-cell>
          <table:table-cell table:formula="of:=SIN([.B800]+[.C800]+[.D800])^2" office:value-type="float" office:value="0.200849589230786" calcext:value-type="float">
            <text:p>0,200849589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4283717234958" calcext:value-type="float">
            <text:p>3,4428371723</text:p>
          </table:table-cell>
          <table:table-cell table:formula="of:=3+3*RAND()" office:value-type="float" office:value="5.98482451878555" calcext:value-type="float">
            <text:p>5,9848245188</text:p>
          </table:table-cell>
          <table:table-cell table:formula="of:=1+2*RAND()" office:value-type="float" office:value="2.36251841445523" calcext:value-type="float">
            <text:p>2,3625184145</text:p>
          </table:table-cell>
          <table:table-cell table:formula="of:=SIN([.B801]+[.C801]+[.D801])^2" office:value-type="float" office:value="0.490792865784732" calcext:value-type="float">
            <text:p>0,490792865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5753597619742" calcext:value-type="float">
            <text:p>3,8575359762</text:p>
          </table:table-cell>
          <table:table-cell table:formula="of:=3+3*RAND()" office:value-type="float" office:value="3.33767203683443" calcext:value-type="float">
            <text:p>3,3376720368</text:p>
          </table:table-cell>
          <table:table-cell table:formula="of:=1+2*RAND()" office:value-type="float" office:value="2.55426703267825" calcext:value-type="float">
            <text:p>2,5542670327</text:p>
          </table:table-cell>
          <table:table-cell table:formula="of:=SIN([.B802]+[.C802]+[.D802])^2" office:value-type="float" office:value="0.101774853707396" calcext:value-type="float">
            <text:p>0,10177485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9541676255441" calcext:value-type="float">
            <text:p>2,5954167626</text:p>
          </table:table-cell>
          <table:table-cell table:formula="of:=3+3*RAND()" office:value-type="float" office:value="3.43135577216131" calcext:value-type="float">
            <text:p>3,4313557722</text:p>
          </table:table-cell>
          <table:table-cell table:formula="of:=1+2*RAND()" office:value-type="float" office:value="2.0611071176813" calcext:value-type="float">
            <text:p>2,0611071177</text:p>
          </table:table-cell>
          <table:table-cell table:formula="of:=SIN([.B803]+[.C803]+[.D803])^2" office:value-type="float" office:value="0.946282133349341" calcext:value-type="float">
            <text:p>0,946282133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0054538102158" calcext:value-type="float">
            <text:p>3,700545381</text:p>
          </table:table-cell>
          <table:table-cell table:formula="of:=3+3*RAND()" office:value-type="float" office:value="5.60669979616549" calcext:value-type="float">
            <text:p>5,6066997962</text:p>
          </table:table-cell>
          <table:table-cell table:formula="of:=1+2*RAND()" office:value-type="float" office:value="1.65022788282736" calcext:value-type="float">
            <text:p>1,6502278828</text:p>
          </table:table-cell>
          <table:table-cell table:formula="of:=SIN([.B804]+[.C804]+[.D804])^2" office:value-type="float" office:value="0.998548998804293" calcext:value-type="float">
            <text:p>0,99854899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3195765303558" calcext:value-type="float">
            <text:p>3,531957653</text:p>
          </table:table-cell>
          <table:table-cell table:formula="of:=3+3*RAND()" office:value-type="float" office:value="5.84728444166887" calcext:value-type="float">
            <text:p>5,8472844417</text:p>
          </table:table-cell>
          <table:table-cell table:formula="of:=1+2*RAND()" office:value-type="float" office:value="2.55039316533071" calcext:value-type="float">
            <text:p>2,5503931653</text:p>
          </table:table-cell>
          <table:table-cell table:formula="of:=SIN([.B805]+[.C805]+[.D805])^2" office:value-type="float" office:value="0.353517890844921" calcext:value-type="float">
            <text:p>0,35351789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8626947700147" calcext:value-type="float">
            <text:p>4,886269477</text:p>
          </table:table-cell>
          <table:table-cell table:formula="of:=3+3*RAND()" office:value-type="float" office:value="5.88918708783268" calcext:value-type="float">
            <text:p>5,8891870878</text:p>
          </table:table-cell>
          <table:table-cell table:formula="of:=1+2*RAND()" office:value-type="float" office:value="1.73266212484416" calcext:value-type="float">
            <text:p>1,7326621248</text:p>
          </table:table-cell>
          <table:table-cell table:formula="of:=SIN([.B806]+[.C806]+[.D806])^2" office:value-type="float" office:value="0.00338945033351305" calcext:value-type="float">
            <text:p>0,00338945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6573474581259" calcext:value-type="float">
            <text:p>3,8657347458</text:p>
          </table:table-cell>
          <table:table-cell table:formula="of:=3+3*RAND()" office:value-type="float" office:value="5.89284412439126" calcext:value-type="float">
            <text:p>5,8928441244</text:p>
          </table:table-cell>
          <table:table-cell table:formula="of:=1+2*RAND()" office:value-type="float" office:value="1.6106862203022" calcext:value-type="float">
            <text:p>1,6106862203</text:p>
          </table:table-cell>
          <table:table-cell table:formula="of:=SIN([.B807]+[.C807]+[.D807])^2" office:value-type="float" office:value="0.86673557876483" calcext:value-type="float">
            <text:p>0,86673557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9673800893834" calcext:value-type="float">
            <text:p>3,9967380089</text:p>
          </table:table-cell>
          <table:table-cell table:formula="of:=3+3*RAND()" office:value-type="float" office:value="4.22682633425849" calcext:value-type="float">
            <text:p>4,2268263343</text:p>
          </table:table-cell>
          <table:table-cell table:formula="of:=1+2*RAND()" office:value-type="float" office:value="2.24992898727078" calcext:value-type="float">
            <text:p>2,2499289873</text:p>
          </table:table-cell>
          <table:table-cell table:formula="of:=SIN([.B808]+[.C808]+[.D808])^2" office:value-type="float" office:value="0.751313315476307" calcext:value-type="float">
            <text:p>0,75131331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4715019410983" calcext:value-type="float">
            <text:p>3,3471501941</text:p>
          </table:table-cell>
          <table:table-cell table:formula="of:=3+3*RAND()" office:value-type="float" office:value="4.96289838718002" calcext:value-type="float">
            <text:p>4,9628983872</text:p>
          </table:table-cell>
          <table:table-cell table:formula="of:=1+2*RAND()" office:value-type="float" office:value="1.65148948966888" calcext:value-type="float">
            <text:p>1,6514894897</text:p>
          </table:table-cell>
          <table:table-cell table:formula="of:=SIN([.B809]+[.C809]+[.D809])^2" office:value-type="float" office:value="0.261483339260113" calcext:value-type="float">
            <text:p>0,26148333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484023443115" calcext:value-type="float">
            <text:p>3,8448402344</text:p>
          </table:table-cell>
          <table:table-cell table:formula="of:=3+3*RAND()" office:value-type="float" office:value="3.38355088293924" calcext:value-type="float">
            <text:p>3,3835508829</text:p>
          </table:table-cell>
          <table:table-cell table:formula="of:=1+2*RAND()" office:value-type="float" office:value="1.68987600060183" calcext:value-type="float">
            <text:p>1,6898760006</text:p>
          </table:table-cell>
          <table:table-cell table:formula="of:=SIN([.B810]+[.C810]+[.D810])^2" office:value-type="float" office:value="0.235350281207484" calcext:value-type="float">
            <text:p>0,23535028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4011176992005" calcext:value-type="float">
            <text:p>4,9401117699</text:p>
          </table:table-cell>
          <table:table-cell table:formula="of:=3+3*RAND()" office:value-type="float" office:value="4.16559561815103" calcext:value-type="float">
            <text:p>4,1655956182</text:p>
          </table:table-cell>
          <table:table-cell table:formula="of:=1+2*RAND()" office:value-type="float" office:value="1.72916332484131" calcext:value-type="float">
            <text:p>1,7291633248</text:p>
          </table:table-cell>
          <table:table-cell table:formula="of:=SIN([.B811]+[.C811]+[.D811])^2" office:value-type="float" office:value="0.97439591816801" calcext:value-type="float">
            <text:p>0,97439591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5451793850278" calcext:value-type="float">
            <text:p>4,3545179385</text:p>
          </table:table-cell>
          <table:table-cell table:formula="of:=3+3*RAND()" office:value-type="float" office:value="4.66061831052398" calcext:value-type="float">
            <text:p>4,6606183105</text:p>
          </table:table-cell>
          <table:table-cell table:formula="of:=1+2*RAND()" office:value-type="float" office:value="1.72090687436072" calcext:value-type="float">
            <text:p>1,7209068744</text:p>
          </table:table-cell>
          <table:table-cell table:formula="of:=SIN([.B812]+[.C812]+[.D812])^2" office:value-type="float" office:value="0.934142354260409" calcext:value-type="float">
            <text:p>0,934142354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5710231630453" calcext:value-type="float">
            <text:p>4,8571023163</text:p>
          </table:table-cell>
          <table:table-cell table:formula="of:=3+3*RAND()" office:value-type="float" office:value="3.68410033987089" calcext:value-type="float">
            <text:p>3,6841003399</text:p>
          </table:table-cell>
          <table:table-cell table:formula="of:=1+2*RAND()" office:value-type="float" office:value="2.01977712980351" calcext:value-type="float">
            <text:p>2,0197771298</text:p>
          </table:table-cell>
          <table:table-cell table:formula="of:=SIN([.B813]+[.C813]+[.D813])^2" office:value-type="float" office:value="0.822723101730105" calcext:value-type="float">
            <text:p>0,82272310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4434706172987" calcext:value-type="float">
            <text:p>3,9443470617</text:p>
          </table:table-cell>
          <table:table-cell table:formula="of:=3+3*RAND()" office:value-type="float" office:value="5.58817185892006" calcext:value-type="float">
            <text:p>5,5881718589</text:p>
          </table:table-cell>
          <table:table-cell table:formula="of:=1+2*RAND()" office:value-type="float" office:value="2.31223654281246" calcext:value-type="float">
            <text:p>2,3122365428</text:p>
          </table:table-cell>
          <table:table-cell table:formula="of:=SIN([.B814]+[.C814]+[.D814])^2" office:value-type="float" office:value="0.436389837923806" calcext:value-type="float">
            <text:p>0,43638983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9497246614134" calcext:value-type="float">
            <text:p>2,3949724661</text:p>
          </table:table-cell>
          <table:table-cell table:formula="of:=3+3*RAND()" office:value-type="float" office:value="3.27246358971553" calcext:value-type="float">
            <text:p>3,2724635897</text:p>
          </table:table-cell>
          <table:table-cell table:formula="of:=1+2*RAND()" office:value-type="float" office:value="1.25871123424271" calcext:value-type="float">
            <text:p>1,2587112342</text:p>
          </table:table-cell>
          <table:table-cell table:formula="of:=SIN([.B815]+[.C815]+[.D815])^2" office:value-type="float" office:value="0.359482520645801" calcext:value-type="float">
            <text:p>0,35948252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07555332578" calcext:value-type="float">
            <text:p>3,2607555333</text:p>
          </table:table-cell>
          <table:table-cell table:formula="of:=3+3*RAND()" office:value-type="float" office:value="3.93360507324394" calcext:value-type="float">
            <text:p>3,9336050732</text:p>
          </table:table-cell>
          <table:table-cell table:formula="of:=1+2*RAND()" office:value-type="float" office:value="1.3499990845523" calcext:value-type="float">
            <text:p>1,3499990846</text:p>
          </table:table-cell>
          <table:table-cell table:formula="of:=SIN([.B816]+[.C816]+[.D816])^2" office:value-type="float" office:value="0.594449191901214" calcext:value-type="float">
            <text:p>0,594449191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2029775769266" calcext:value-type="float">
            <text:p>4,5202977577</text:p>
          </table:table-cell>
          <table:table-cell table:formula="of:=3+3*RAND()" office:value-type="float" office:value="5.74877555232788" calcext:value-type="float">
            <text:p>5,7487755523</text:p>
          </table:table-cell>
          <table:table-cell table:formula="of:=1+2*RAND()" office:value-type="float" office:value="2.98857336343757" calcext:value-type="float">
            <text:p>2,9885733634</text:p>
          </table:table-cell>
          <table:table-cell table:formula="of:=SIN([.B817]+[.C817]+[.D817])^2" office:value-type="float" office:value="0.406432794919331" calcext:value-type="float">
            <text:p>0,40643279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3437872190833" calcext:value-type="float">
            <text:p>2,9343787219</text:p>
          </table:table-cell>
          <table:table-cell table:formula="of:=3+3*RAND()" office:value-type="float" office:value="3.07856409713985" calcext:value-type="float">
            <text:p>3,0785640971</text:p>
          </table:table-cell>
          <table:table-cell table:formula="of:=1+2*RAND()" office:value-type="float" office:value="1.42498683150915" calcext:value-type="float">
            <text:p>1,4249868315</text:p>
          </table:table-cell>
          <table:table-cell table:formula="of:=SIN([.B818]+[.C818]+[.D818])^2" office:value-type="float" office:value="0.836660842179089" calcext:value-type="float">
            <text:p>0,836660842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5083815983391" calcext:value-type="float">
            <text:p>3,8508381598</text:p>
          </table:table-cell>
          <table:table-cell table:formula="of:=3+3*RAND()" office:value-type="float" office:value="3.54145315899768" calcext:value-type="float">
            <text:p>3,541453159</text:p>
          </table:table-cell>
          <table:table-cell table:formula="of:=1+2*RAND()" office:value-type="float" office:value="2.77367968955548" calcext:value-type="float">
            <text:p>2,7736796896</text:p>
          </table:table-cell>
          <table:table-cell table:formula="of:=SIN([.B819]+[.C819]+[.D819])^2" office:value-type="float" office:value="0.45585244896803" calcext:value-type="float">
            <text:p>0,4558524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3769761556509" calcext:value-type="float">
            <text:p>3,8376976156</text:p>
          </table:table-cell>
          <table:table-cell table:formula="of:=3+3*RAND()" office:value-type="float" office:value="3.77336031409487" calcext:value-type="float">
            <text:p>3,7733603141</text:p>
          </table:table-cell>
          <table:table-cell table:formula="of:=1+2*RAND()" office:value-type="float" office:value="2.05581953492541" calcext:value-type="float">
            <text:p>2,0558195349</text:p>
          </table:table-cell>
          <table:table-cell table:formula="of:=SIN([.B820]+[.C820]+[.D820])^2" office:value-type="float" office:value="0.0574759526961597" calcext:value-type="float">
            <text:p>0,05747595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8744301774689" calcext:value-type="float">
            <text:p>2,6874430177</text:p>
          </table:table-cell>
          <table:table-cell table:formula="of:=3+3*RAND()" office:value-type="float" office:value="5.03761014416643" calcext:value-type="float">
            <text:p>5,0376101442</text:p>
          </table:table-cell>
          <table:table-cell table:formula="of:=1+2*RAND()" office:value-type="float" office:value="2.40612953903142" calcext:value-type="float">
            <text:p>2,406129539</text:p>
          </table:table-cell>
          <table:table-cell table:formula="of:=SIN([.B821]+[.C821]+[.D821])^2" office:value-type="float" office:value="0.421334777500271" calcext:value-type="float">
            <text:p>0,42133477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2219014978652" calcext:value-type="float">
            <text:p>3,8221901498</text:p>
          </table:table-cell>
          <table:table-cell table:formula="of:=3+3*RAND()" office:value-type="float" office:value="5.59654528298997" calcext:value-type="float">
            <text:p>5,596545283</text:p>
          </table:table-cell>
          <table:table-cell table:formula="of:=1+2*RAND()" office:value-type="float" office:value="2.11596461915246" calcext:value-type="float">
            <text:p>2,1159646192</text:p>
          </table:table-cell>
          <table:table-cell table:formula="of:=SIN([.B822]+[.C822]+[.D822])^2" office:value-type="float" office:value="0.736434860407143" calcext:value-type="float">
            <text:p>0,73643486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4335903691513" calcext:value-type="float">
            <text:p>2,7433590369</text:p>
          </table:table-cell>
          <table:table-cell table:formula="of:=3+3*RAND()" office:value-type="float" office:value="5.27073636911186" calcext:value-type="float">
            <text:p>5,2707363691</text:p>
          </table:table-cell>
          <table:table-cell table:formula="of:=1+2*RAND()" office:value-type="float" office:value="2.89091722948125" calcext:value-type="float">
            <text:p>2,8909172295</text:p>
          </table:table-cell>
          <table:table-cell table:formula="of:=SIN([.B823]+[.C823]+[.D823])^2" office:value-type="float" office:value="0.991820983730757" calcext:value-type="float">
            <text:p>0,99182098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3804294514514" calcext:value-type="float">
            <text:p>2,3380429451</text:p>
          </table:table-cell>
          <table:table-cell table:formula="of:=3+3*RAND()" office:value-type="float" office:value="4.19615711172843" calcext:value-type="float">
            <text:p>4,1961571117</text:p>
          </table:table-cell>
          <table:table-cell table:formula="of:=1+2*RAND()" office:value-type="float" office:value="1.64355142382973" calcext:value-type="float">
            <text:p>1,6435514238</text:p>
          </table:table-cell>
          <table:table-cell table:formula="of:=SIN([.B824]+[.C824]+[.D824])^2" office:value-type="float" office:value="0.898785165865405" calcext:value-type="float">
            <text:p>0,89878516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1252035206646" calcext:value-type="float">
            <text:p>4,5125203521</text:p>
          </table:table-cell>
          <table:table-cell table:formula="of:=3+3*RAND()" office:value-type="float" office:value="3.59709133345599" calcext:value-type="float">
            <text:p>3,5970913335</text:p>
          </table:table-cell>
          <table:table-cell table:formula="of:=1+2*RAND()" office:value-type="float" office:value="2.34045480929067" calcext:value-type="float">
            <text:p>2,3404548093</text:p>
          </table:table-cell>
          <table:table-cell table:formula="of:=SIN([.B825]+[.C825]+[.D825])^2" office:value-type="float" office:value="0.730792341541457" calcext:value-type="float">
            <text:p>0,73079234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0429268086344" calcext:value-type="float">
            <text:p>3,4042926809</text:p>
          </table:table-cell>
          <table:table-cell table:formula="of:=3+3*RAND()" office:value-type="float" office:value="4.82684860051764" calcext:value-type="float">
            <text:p>4,8268486005</text:p>
          </table:table-cell>
          <table:table-cell table:formula="of:=1+2*RAND()" office:value-type="float" office:value="1.27329892429816" calcext:value-type="float">
            <text:p>1,2732989243</text:p>
          </table:table-cell>
          <table:table-cell table:formula="of:=SIN([.B826]+[.C826]+[.D826])^2" office:value-type="float" office:value="0.00633266040244641" calcext:value-type="float">
            <text:p>0,00633266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8896698073741" calcext:value-type="float">
            <text:p>3,7889669807</text:p>
          </table:table-cell>
          <table:table-cell table:formula="of:=3+3*RAND()" office:value-type="float" office:value="5.86545015926258" calcext:value-type="float">
            <text:p>5,8654501593</text:p>
          </table:table-cell>
          <table:table-cell table:formula="of:=1+2*RAND()" office:value-type="float" office:value="1.45463638996445" calcext:value-type="float">
            <text:p>1,45463639</text:p>
          </table:table-cell>
          <table:table-cell table:formula="of:=SIN([.B827]+[.C827]+[.D827])^2" office:value-type="float" office:value="0.98717764371954" calcext:value-type="float">
            <text:p>0,98717764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1761495169765" calcext:value-type="float">
            <text:p>3,3176149517</text:p>
          </table:table-cell>
          <table:table-cell table:formula="of:=3+3*RAND()" office:value-type="float" office:value="4.55563321906227" calcext:value-type="float">
            <text:p>4,5556332191</text:p>
          </table:table-cell>
          <table:table-cell table:formula="of:=1+2*RAND()" office:value-type="float" office:value="1.80589083070423" calcext:value-type="float">
            <text:p>1,8058908307</text:p>
          </table:table-cell>
          <table:table-cell table:formula="of:=SIN([.B828]+[.C828]+[.D828])^2" office:value-type="float" office:value="0.0633161771820023" calcext:value-type="float">
            <text:p>0,063316177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8539404192712" calcext:value-type="float">
            <text:p>3,1853940419</text:p>
          </table:table-cell>
          <table:table-cell table:formula="of:=3+3*RAND()" office:value-type="float" office:value="4.798161588397" calcext:value-type="float">
            <text:p>4,7981615884</text:p>
          </table:table-cell>
          <table:table-cell table:formula="of:=1+2*RAND()" office:value-type="float" office:value="1.47382783309207" calcext:value-type="float">
            <text:p>1,4738278331</text:p>
          </table:table-cell>
          <table:table-cell table:formula="of:=SIN([.B829]+[.C829]+[.D829])^2" office:value-type="float" office:value="0.00106274211571992" calcext:value-type="float">
            <text:p>0,00106274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4179979024817" calcext:value-type="float">
            <text:p>4,8417997902</text:p>
          </table:table-cell>
          <table:table-cell table:formula="of:=3+3*RAND()" office:value-type="float" office:value="4.47440665262962" calcext:value-type="float">
            <text:p>4,4744066526</text:p>
          </table:table-cell>
          <table:table-cell table:formula="of:=1+2*RAND()" office:value-type="float" office:value="2.52040841657558" calcext:value-type="float">
            <text:p>2,5204084166</text:p>
          </table:table-cell>
          <table:table-cell table:formula="of:=SIN([.B830]+[.C830]+[.D830])^2" office:value-type="float" office:value="0.444472369223692" calcext:value-type="float">
            <text:p>0,444472369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9433895417375" calcext:value-type="float">
            <text:p>2,0943389542</text:p>
          </table:table-cell>
          <table:table-cell table:formula="of:=3+3*RAND()" office:value-type="float" office:value="4.04607174815895" calcext:value-type="float">
            <text:p>4,0460717482</text:p>
          </table:table-cell>
          <table:table-cell table:formula="of:=1+2*RAND()" office:value-type="float" office:value="1.45225149472509" calcext:value-type="float">
            <text:p>1,4522514947</text:p>
          </table:table-cell>
          <table:table-cell table:formula="of:=SIN([.B831]+[.C831]+[.D831])^2" office:value-type="float" office:value="0.933252477805188" calcext:value-type="float">
            <text:p>0,93325247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0114181946525" calcext:value-type="float">
            <text:p>3,7011418195</text:p>
          </table:table-cell>
          <table:table-cell table:formula="of:=3+3*RAND()" office:value-type="float" office:value="3.80070082745728" calcext:value-type="float">
            <text:p>3,8007008275</text:p>
          </table:table-cell>
          <table:table-cell table:formula="of:=1+2*RAND()" office:value-type="float" office:value="2.03161161742962" calcext:value-type="float">
            <text:p>2,0316116174</text:p>
          </table:table-cell>
          <table:table-cell table:formula="of:=SIN([.B832]+[.C832]+[.D832])^2" office:value-type="float" office:value="0.0117641158413112" calcext:value-type="float">
            <text:p>0,011764115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2880607322348" calcext:value-type="float">
            <text:p>3,1288060732</text:p>
          </table:table-cell>
          <table:table-cell table:formula="of:=3+3*RAND()" office:value-type="float" office:value="4.02598755461439" calcext:value-type="float">
            <text:p>4,0259875546</text:p>
          </table:table-cell>
          <table:table-cell table:formula="of:=1+2*RAND()" office:value-type="float" office:value="1.0834168984631" calcext:value-type="float">
            <text:p>1,0834168985</text:p>
          </table:table-cell>
          <table:table-cell table:formula="of:=SIN([.B833]+[.C833]+[.D833])^2" office:value-type="float" office:value="0.859491702942333" calcext:value-type="float">
            <text:p>0,859491702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6178645213405" calcext:value-type="float">
            <text:p>2,7617864521</text:p>
          </table:table-cell>
          <table:table-cell table:formula="of:=3+3*RAND()" office:value-type="float" office:value="5.82809681281564" calcext:value-type="float">
            <text:p>5,8280968128</text:p>
          </table:table-cell>
          <table:table-cell table:formula="of:=1+2*RAND()" office:value-type="float" office:value="1.94430096921144" calcext:value-type="float">
            <text:p>1,9443009692</text:p>
          </table:table-cell>
          <table:table-cell table:formula="of:=SIN([.B834]+[.C834]+[.D834])^2" office:value-type="float" office:value="0.801802980412554" calcext:value-type="float">
            <text:p>0,801802980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3948982519644" calcext:value-type="float">
            <text:p>3,2394898252</text:p>
          </table:table-cell>
          <table:table-cell table:formula="of:=3+3*RAND()" office:value-type="float" office:value="5.98601008282124" calcext:value-type="float">
            <text:p>5,9860100828</text:p>
          </table:table-cell>
          <table:table-cell table:formula="of:=1+2*RAND()" office:value-type="float" office:value="1.29315065682445" calcext:value-type="float">
            <text:p>1,2931506568</text:p>
          </table:table-cell>
          <table:table-cell table:formula="of:=SIN([.B835]+[.C835]+[.D835])^2" office:value-type="float" office:value="0.78927461006612" calcext:value-type="float">
            <text:p>0,78927461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7604989705399" calcext:value-type="float">
            <text:p>2,2760498971</text:p>
          </table:table-cell>
          <table:table-cell table:formula="of:=3+3*RAND()" office:value-type="float" office:value="3.33186411952808" calcext:value-type="float">
            <text:p>3,3318641195</text:p>
          </table:table-cell>
          <table:table-cell table:formula="of:=1+2*RAND()" office:value-type="float" office:value="1.41710285116591" calcext:value-type="float">
            <text:p>1,4171028512</text:p>
          </table:table-cell>
          <table:table-cell table:formula="of:=SIN([.B836]+[.C836]+[.D836])^2" office:value-type="float" office:value="0.456488503942238" calcext:value-type="float">
            <text:p>0,45648850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7834967432531" calcext:value-type="float">
            <text:p>4,3783496743</text:p>
          </table:table-cell>
          <table:table-cell table:formula="of:=3+3*RAND()" office:value-type="float" office:value="5.49693467170576" calcext:value-type="float">
            <text:p>5,4969346717</text:p>
          </table:table-cell>
          <table:table-cell table:formula="of:=1+2*RAND()" office:value-type="float" office:value="1.20155400699554" calcext:value-type="float">
            <text:p>1,201554007</text:p>
          </table:table-cell>
          <table:table-cell table:formula="of:=SIN([.B837]+[.C837]+[.D837])^2" office:value-type="float" office:value="0.993410675808218" calcext:value-type="float">
            <text:p>0,993410675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9193235851081" calcext:value-type="float">
            <text:p>4,8919323585</text:p>
          </table:table-cell>
          <table:table-cell table:formula="of:=3+3*RAND()" office:value-type="float" office:value="5.6781980484154" calcext:value-type="float">
            <text:p>5,6781980484</text:p>
          </table:table-cell>
          <table:table-cell table:formula="of:=1+2*RAND()" office:value-type="float" office:value="2.79094774119191" calcext:value-type="float">
            <text:p>2,7909477412</text:p>
          </table:table-cell>
          <table:table-cell table:formula="of:=SIN([.B838]+[.C838]+[.D838])^2" office:value-type="float" office:value="0.509308832510304" calcext:value-type="float">
            <text:p>0,50930883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433893642203" calcext:value-type="float">
            <text:p>2,3433893642</text:p>
          </table:table-cell>
          <table:table-cell table:formula="of:=3+3*RAND()" office:value-type="float" office:value="5.55628285193915" calcext:value-type="float">
            <text:p>5,5562828519</text:p>
          </table:table-cell>
          <table:table-cell table:formula="of:=1+2*RAND()" office:value-type="float" office:value="2.26630792778032" calcext:value-type="float">
            <text:p>2,2663079278</text:p>
          </table:table-cell>
          <table:table-cell table:formula="of:=SIN([.B839]+[.C839]+[.D839])^2" office:value-type="float" office:value="0.455861548847927" calcext:value-type="float">
            <text:p>0,45586154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538268627022" calcext:value-type="float">
            <text:p>4,7538268627</text:p>
          </table:table-cell>
          <table:table-cell table:formula="of:=3+3*RAND()" office:value-type="float" office:value="3.96232160586009" calcext:value-type="float">
            <text:p>3,9623216059</text:p>
          </table:table-cell>
          <table:table-cell table:formula="of:=1+2*RAND()" office:value-type="float" office:value="1.71767209837119" calcext:value-type="float">
            <text:p>1,7176720984</text:p>
          </table:table-cell>
          <table:table-cell table:formula="of:=SIN([.B840]+[.C840]+[.D840])^2" office:value-type="float" office:value="0.716261361703959" calcext:value-type="float">
            <text:p>0,71626136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3874439328922" calcext:value-type="float">
            <text:p>3,9387443933</text:p>
          </table:table-cell>
          <table:table-cell table:formula="of:=3+3*RAND()" office:value-type="float" office:value="3.60317466728825" calcext:value-type="float">
            <text:p>3,6031746673</text:p>
          </table:table-cell>
          <table:table-cell table:formula="of:=1+2*RAND()" office:value-type="float" office:value="1.67593890922891" calcext:value-type="float">
            <text:p>1,6759389092</text:p>
          </table:table-cell>
          <table:table-cell table:formula="of:=SIN([.B841]+[.C841]+[.D841])^2" office:value-type="float" office:value="0.0422082938565649" calcext:value-type="float">
            <text:p>0,042208293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7614180805915" calcext:value-type="float">
            <text:p>2,3761418081</text:p>
          </table:table-cell>
          <table:table-cell table:formula="of:=3+3*RAND()" office:value-type="float" office:value="4.4918679484157" calcext:value-type="float">
            <text:p>4,4918679484</text:p>
          </table:table-cell>
          <table:table-cell table:formula="of:=1+2*RAND()" office:value-type="float" office:value="2.72232295487276" calcext:value-type="float">
            <text:p>2,7223229549</text:p>
          </table:table-cell>
          <table:table-cell table:formula="of:=SIN([.B842]+[.C842]+[.D842])^2" office:value-type="float" office:value="0.0271588823991024" calcext:value-type="float">
            <text:p>0,02715888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2250794466012" calcext:value-type="float">
            <text:p>3,9225079447</text:p>
          </table:table-cell>
          <table:table-cell table:formula="of:=3+3*RAND()" office:value-type="float" office:value="4.35210840497953" calcext:value-type="float">
            <text:p>4,352108405</text:p>
          </table:table-cell>
          <table:table-cell table:formula="of:=1+2*RAND()" office:value-type="float" office:value="2.97368409398511" calcext:value-type="float">
            <text:p>2,973684094</text:p>
          </table:table-cell>
          <table:table-cell table:formula="of:=SIN([.B843]+[.C843]+[.D843])^2" office:value-type="float" office:value="0.937477776469927" calcext:value-type="float">
            <text:p>0,93747777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2818983669842" calcext:value-type="float">
            <text:p>3,7281898367</text:p>
          </table:table-cell>
          <table:table-cell table:formula="of:=3+3*RAND()" office:value-type="float" office:value="3.02529442708257" calcext:value-type="float">
            <text:p>3,0252944271</text:p>
          </table:table-cell>
          <table:table-cell table:formula="of:=1+2*RAND()" office:value-type="float" office:value="1.21827433954402" calcext:value-type="float">
            <text:p>1,2182743395</text:p>
          </table:table-cell>
          <table:table-cell table:formula="of:=SIN([.B844]+[.C844]+[.D844])^2" office:value-type="float" office:value="0.986192605695609" calcext:value-type="float">
            <text:p>0,98619260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5287408510102" calcext:value-type="float">
            <text:p>2,9528740851</text:p>
          </table:table-cell>
          <table:table-cell table:formula="of:=3+3*RAND()" office:value-type="float" office:value="4.283326368371" calcext:value-type="float">
            <text:p>4,2833263684</text:p>
          </table:table-cell>
          <table:table-cell table:formula="of:=1+2*RAND()" office:value-type="float" office:value="2.97480900115391" calcext:value-type="float">
            <text:p>2,9748090012</text:p>
          </table:table-cell>
          <table:table-cell table:formula="of:=SIN([.B845]+[.C845]+[.D845])^2" office:value-type="float" office:value="0.500833330073299" calcext:value-type="float">
            <text:p>0,50083333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3437568057179" calcext:value-type="float">
            <text:p>2,4343756806</text:p>
          </table:table-cell>
          <table:table-cell table:formula="of:=3+3*RAND()" office:value-type="float" office:value="4.9549061876404" calcext:value-type="float">
            <text:p>4,9549061876</text:p>
          </table:table-cell>
          <table:table-cell table:formula="of:=1+2*RAND()" office:value-type="float" office:value="1.85789884635102" calcext:value-type="float">
            <text:p>1,8578988464</text:p>
          </table:table-cell>
          <table:table-cell table:formula="of:=SIN([.B846]+[.C846]+[.D846])^2" office:value-type="float" office:value="0.0312105663015938" calcext:value-type="float">
            <text:p>0,03121056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8708973405666" calcext:value-type="float">
            <text:p>3,5870897341</text:p>
          </table:table-cell>
          <table:table-cell table:formula="of:=3+3*RAND()" office:value-type="float" office:value="4.64506344623115" calcext:value-type="float">
            <text:p>4,6450634462</text:p>
          </table:table-cell>
          <table:table-cell table:formula="of:=1+2*RAND()" office:value-type="float" office:value="1.80498470901907" calcext:value-type="float">
            <text:p>1,804984709</text:p>
          </table:table-cell>
          <table:table-cell table:formula="of:=SIN([.B847]+[.C847]+[.D847])^2" office:value-type="float" office:value="0.330395239833967" calcext:value-type="float">
            <text:p>0,330395239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6983744754978" calcext:value-type="float">
            <text:p>3,5698374475</text:p>
          </table:table-cell>
          <table:table-cell table:formula="of:=3+3*RAND()" office:value-type="float" office:value="4.50309974425134" calcext:value-type="float">
            <text:p>4,5030997443</text:p>
          </table:table-cell>
          <table:table-cell table:formula="of:=1+2*RAND()" office:value-type="float" office:value="2.25419885637964" calcext:value-type="float">
            <text:p>2,2541988564</text:p>
          </table:table-cell>
          <table:table-cell table:formula="of:=SIN([.B848]+[.C848]+[.D848])^2" office:value-type="float" office:value="0.615896193300349" calcext:value-type="float">
            <text:p>0,615896193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3026134145392" calcext:value-type="float">
            <text:p>3,0302613415</text:p>
          </table:table-cell>
          <table:table-cell table:formula="of:=3+3*RAND()" office:value-type="float" office:value="3.34374362893765" calcext:value-type="float">
            <text:p>3,3437436289</text:p>
          </table:table-cell>
          <table:table-cell table:formula="of:=1+2*RAND()" office:value-type="float" office:value="2.79935596882876" calcext:value-type="float">
            <text:p>2,7993559688</text:p>
          </table:table-cell>
          <table:table-cell table:formula="of:=SIN([.B849]+[.C849]+[.D849])^2" office:value-type="float" office:value="0.0618898366055617" calcext:value-type="float">
            <text:p>0,06188983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2289115505817" calcext:value-type="float">
            <text:p>4,3228911551</text:p>
          </table:table-cell>
          <table:table-cell table:formula="of:=3+3*RAND()" office:value-type="float" office:value="3.36727006335857" calcext:value-type="float">
            <text:p>3,3672700634</text:p>
          </table:table-cell>
          <table:table-cell table:formula="of:=1+2*RAND()" office:value-type="float" office:value="2.9806627026704" calcext:value-type="float">
            <text:p>2,9806627027</text:p>
          </table:table-cell>
          <table:table-cell table:formula="of:=SIN([.B850]+[.C850]+[.D850])^2" office:value-type="float" office:value="0.898192924473229" calcext:value-type="float">
            <text:p>0,89819292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2673341089636" calcext:value-type="float">
            <text:p>3,1267334109</text:p>
          </table:table-cell>
          <table:table-cell table:formula="of:=3+3*RAND()" office:value-type="float" office:value="5.62034621278625" calcext:value-type="float">
            <text:p>5,6203462128</text:p>
          </table:table-cell>
          <table:table-cell table:formula="of:=1+2*RAND()" office:value-type="float" office:value="1.42160120101035" calcext:value-type="float">
            <text:p>1,421601201</text:p>
          </table:table-cell>
          <table:table-cell table:formula="of:=SIN([.B851]+[.C851]+[.D851])^2" office:value-type="float" office:value="0.458552316852986" calcext:value-type="float">
            <text:p>0,45855231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794813007586" calcext:value-type="float">
            <text:p>4,1794813008</text:p>
          </table:table-cell>
          <table:table-cell table:formula="of:=3+3*RAND()" office:value-type="float" office:value="5.54261073636641" calcext:value-type="float">
            <text:p>5,5426107364</text:p>
          </table:table-cell>
          <table:table-cell table:formula="of:=1+2*RAND()" office:value-type="float" office:value="1.74132416372851" calcext:value-type="float">
            <text:p>1,7413241637</text:p>
          </table:table-cell>
          <table:table-cell table:formula="of:=SIN([.B852]+[.C852]+[.D852])^2" office:value-type="float" office:value="0.796634040670993" calcext:value-type="float">
            <text:p>0,79663404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6070149960963" calcext:value-type="float">
            <text:p>2,5607014996</text:p>
          </table:table-cell>
          <table:table-cell table:formula="of:=3+3*RAND()" office:value-type="float" office:value="4.03656076408214" calcext:value-type="float">
            <text:p>4,0365607641</text:p>
          </table:table-cell>
          <table:table-cell table:formula="of:=1+2*RAND()" office:value-type="float" office:value="2.58660786041067" calcext:value-type="float">
            <text:p>2,5866078604</text:p>
          </table:table-cell>
          <table:table-cell table:formula="of:=SIN([.B853]+[.C853]+[.D853])^2" office:value-type="float" office:value="0.056922489479719" calcext:value-type="float">
            <text:p>0,05692248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474582137788" calcext:value-type="float">
            <text:p>3,9474582138</text:p>
          </table:table-cell>
          <table:table-cell table:formula="of:=3+3*RAND()" office:value-type="float" office:value="3.00917393102817" calcext:value-type="float">
            <text:p>3,009173931</text:p>
          </table:table-cell>
          <table:table-cell table:formula="of:=1+2*RAND()" office:value-type="float" office:value="2.87241140133402" calcext:value-type="float">
            <text:p>2,8724114013</text:p>
          </table:table-cell>
          <table:table-cell table:formula="of:=SIN([.B854]+[.C854]+[.D854])^2" office:value-type="float" office:value="0.154719228510532" calcext:value-type="float">
            <text:p>0,15471922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6719560715376" calcext:value-type="float">
            <text:p>4,3671956072</text:p>
          </table:table-cell>
          <table:table-cell table:formula="of:=3+3*RAND()" office:value-type="float" office:value="3.01327908013586" calcext:value-type="float">
            <text:p>3,0132790801</text:p>
          </table:table-cell>
          <table:table-cell table:formula="of:=1+2*RAND()" office:value-type="float" office:value="2.46856128005722" calcext:value-type="float">
            <text:p>2,4685612801</text:p>
          </table:table-cell>
          <table:table-cell table:formula="of:=SIN([.B855]+[.C855]+[.D855])^2" office:value-type="float" office:value="0.169451345499465" calcext:value-type="float">
            <text:p>0,16945134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3039238829637" calcext:value-type="float">
            <text:p>3,9303923883</text:p>
          </table:table-cell>
          <table:table-cell table:formula="of:=3+3*RAND()" office:value-type="float" office:value="5.12856185935995" calcext:value-type="float">
            <text:p>5,1285618594</text:p>
          </table:table-cell>
          <table:table-cell table:formula="of:=1+2*RAND()" office:value-type="float" office:value="1.13230569338995" calcext:value-type="float">
            <text:p>1,1323056934</text:p>
          </table:table-cell>
          <table:table-cell table:formula="of:=SIN([.B856]+[.C856]+[.D856])^2" office:value-type="float" office:value="0.481088328973969" calcext:value-type="float">
            <text:p>0,48108832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985445686763" calcext:value-type="float">
            <text:p>2,5985445687</text:p>
          </table:table-cell>
          <table:table-cell table:formula="of:=3+3*RAND()" office:value-type="float" office:value="4.95705805022351" calcext:value-type="float">
            <text:p>4,9570580502</text:p>
          </table:table-cell>
          <table:table-cell table:formula="of:=1+2*RAND()" office:value-type="float" office:value="2.01970376717183" calcext:value-type="float">
            <text:p>2,0197037672</text:p>
          </table:table-cell>
          <table:table-cell table:formula="of:=SIN([.B857]+[.C857]+[.D857])^2" office:value-type="float" office:value="0.0224881825243926" calcext:value-type="float">
            <text:p>0,02248818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7808856395807" calcext:value-type="float">
            <text:p>4,578088564</text:p>
          </table:table-cell>
          <table:table-cell table:formula="of:=3+3*RAND()" office:value-type="float" office:value="4.32712176558845" calcext:value-type="float">
            <text:p>4,3271217656</text:p>
          </table:table-cell>
          <table:table-cell table:formula="of:=1+2*RAND()" office:value-type="float" office:value="2.81259568376514" calcext:value-type="float">
            <text:p>2,8125956838</text:p>
          </table:table-cell>
          <table:table-cell table:formula="of:=SIN([.B858]+[.C858]+[.D858])^2" office:value-type="float" office:value="0.562998549005654" calcext:value-type="float">
            <text:p>0,5629985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1376216787296" calcext:value-type="float">
            <text:p>4,5137621679</text:p>
          </table:table-cell>
          <table:table-cell table:formula="of:=3+3*RAND()" office:value-type="float" office:value="5.10405511664756" calcext:value-type="float">
            <text:p>5,1040551166</text:p>
          </table:table-cell>
          <table:table-cell table:formula="of:=1+2*RAND()" office:value-type="float" office:value="2.53657933901453" calcext:value-type="float">
            <text:p>2,536579339</text:p>
          </table:table-cell>
          <table:table-cell table:formula="of:=SIN([.B859]+[.C859]+[.D859])^2" office:value-type="float" office:value="0.160335326132726" calcext:value-type="float">
            <text:p>0,16033532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659733061078" calcext:value-type="float">
            <text:p>3,8465973306</text:p>
          </table:table-cell>
          <table:table-cell table:formula="of:=3+3*RAND()" office:value-type="float" office:value="5.35583372652449" calcext:value-type="float">
            <text:p>5,3558337265</text:p>
          </table:table-cell>
          <table:table-cell table:formula="of:=1+2*RAND()" office:value-type="float" office:value="1.80527698644234" calcext:value-type="float">
            <text:p>1,8052769864</text:p>
          </table:table-cell>
          <table:table-cell table:formula="of:=SIN([.B860]+[.C860]+[.D860])^2" office:value-type="float" office:value="0.999852779190232" calcext:value-type="float">
            <text:p>0,999852779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0127729161932" calcext:value-type="float">
            <text:p>4,0012772916</text:p>
          </table:table-cell>
          <table:table-cell table:formula="of:=3+3*RAND()" office:value-type="float" office:value="5.36158655009947" calcext:value-type="float">
            <text:p>5,3615865501</text:p>
          </table:table-cell>
          <table:table-cell table:formula="of:=1+2*RAND()" office:value-type="float" office:value="2.93878248092567" calcext:value-type="float">
            <text:p>2,9387824809</text:p>
          </table:table-cell>
          <table:table-cell table:formula="of:=SIN([.B861]+[.C861]+[.D861])^2" office:value-type="float" office:value="0.0684571506053502" calcext:value-type="float">
            <text:p>0,06845715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1991900112419" calcext:value-type="float">
            <text:p>3,0199190011</text:p>
          </table:table-cell>
          <table:table-cell table:formula="of:=3+3*RAND()" office:value-type="float" office:value="3.55201927198516" calcext:value-type="float">
            <text:p>3,552019272</text:p>
          </table:table-cell>
          <table:table-cell table:formula="of:=1+2*RAND()" office:value-type="float" office:value="1.47838147851343" calcext:value-type="float">
            <text:p>1,4783814785</text:p>
          </table:table-cell>
          <table:table-cell table:formula="of:=SIN([.B862]+[.C862]+[.D862])^2" office:value-type="float" office:value="0.961944137604876" calcext:value-type="float">
            <text:p>0,96194413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1036551727108" calcext:value-type="float">
            <text:p>3,9103655173</text:p>
          </table:table-cell>
          <table:table-cell table:formula="of:=3+3*RAND()" office:value-type="float" office:value="5.84924520423141" calcext:value-type="float">
            <text:p>5,8492452042</text:p>
          </table:table-cell>
          <table:table-cell table:formula="of:=1+2*RAND()" office:value-type="float" office:value="1.54433718387463" calcext:value-type="float">
            <text:p>1,5443371839</text:p>
          </table:table-cell>
          <table:table-cell table:formula="of:=SIN([.B863]+[.C863]+[.D863])^2" office:value-type="float" office:value="0.907882059096598" calcext:value-type="float">
            <text:p>0,90788205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4461839141651" calcext:value-type="float">
            <text:p>4,4446183914</text:p>
          </table:table-cell>
          <table:table-cell table:formula="of:=3+3*RAND()" office:value-type="float" office:value="3.34964506110668" calcext:value-type="float">
            <text:p>3,3496450611</text:p>
          </table:table-cell>
          <table:table-cell table:formula="of:=1+2*RAND()" office:value-type="float" office:value="2.89891895720157" calcext:value-type="float">
            <text:p>2,8989189572</text:p>
          </table:table-cell>
          <table:table-cell table:formula="of:=SIN([.B864]+[.C864]+[.D864])^2" office:value-type="float" office:value="0.911312534984815" calcext:value-type="float">
            <text:p>0,9113125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9611299309153" calcext:value-type="float">
            <text:p>3,1961129931</text:p>
          </table:table-cell>
          <table:table-cell table:formula="of:=3+3*RAND()" office:value-type="float" office:value="5.30824684992405" calcext:value-type="float">
            <text:p>5,3082468499</text:p>
          </table:table-cell>
          <table:table-cell table:formula="of:=1+2*RAND()" office:value-type="float" office:value="2.88080967742528" calcext:value-type="float">
            <text:p>2,8808096774</text:p>
          </table:table-cell>
          <table:table-cell table:formula="of:=SIN([.B865]+[.C865]+[.D865])^2" office:value-type="float" office:value="0.855741316888988" calcext:value-type="float">
            <text:p>0,85574131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6512531123079" calcext:value-type="float">
            <text:p>2,5651253112</text:p>
          </table:table-cell>
          <table:table-cell table:formula="of:=3+3*RAND()" office:value-type="float" office:value="4.3540855518655" calcext:value-type="float">
            <text:p>4,3540855519</text:p>
          </table:table-cell>
          <table:table-cell table:formula="of:=1+2*RAND()" office:value-type="float" office:value="1.17377949368498" calcext:value-type="float">
            <text:p>1,1737794937</text:p>
          </table:table-cell>
          <table:table-cell table:formula="of:=SIN([.B866]+[.C866]+[.D866])^2" office:value-type="float" office:value="0.943954340666833" calcext:value-type="float">
            <text:p>0,94395434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1687824315744" calcext:value-type="float">
            <text:p>3,8168782432</text:p>
          </table:table-cell>
          <table:table-cell table:formula="of:=3+3*RAND()" office:value-type="float" office:value="4.90355159502189" calcext:value-type="float">
            <text:p>4,903551595</text:p>
          </table:table-cell>
          <table:table-cell table:formula="of:=1+2*RAND()" office:value-type="float" office:value="1.42749098119635" calcext:value-type="float">
            <text:p>1,4274909812</text:p>
          </table:table-cell>
          <table:table-cell table:formula="of:=SIN([.B867]+[.C867]+[.D867])^2" office:value-type="float" office:value="0.437905426778095" calcext:value-type="float">
            <text:p>0,43790542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106249967829" calcext:value-type="float">
            <text:p>3,9106249968</text:p>
          </table:table-cell>
          <table:table-cell table:formula="of:=3+3*RAND()" office:value-type="float" office:value="5.48563436071543" calcext:value-type="float">
            <text:p>5,4856343607</text:p>
          </table:table-cell>
          <table:table-cell table:formula="of:=1+2*RAND()" office:value-type="float" office:value="1.70241233367523" calcext:value-type="float">
            <text:p>1,7024123337</text:p>
          </table:table-cell>
          <table:table-cell table:formula="of:=SIN([.B868]+[.C868]+[.D868])^2" office:value-type="float" office:value="0.989408531114546" calcext:value-type="float">
            <text:p>0,98940853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6738600439348" calcext:value-type="float">
            <text:p>2,4673860044</text:p>
          </table:table-cell>
          <table:table-cell table:formula="of:=3+3*RAND()" office:value-type="float" office:value="3.30587362798341" calcext:value-type="float">
            <text:p>3,305873628</text:p>
          </table:table-cell>
          <table:table-cell table:formula="of:=1+2*RAND()" office:value-type="float" office:value="2.48275457792572" calcext:value-type="float">
            <text:p>2,4827545779</text:p>
          </table:table-cell>
          <table:table-cell table:formula="of:=SIN([.B869]+[.C869]+[.D869])^2" office:value-type="float" office:value="0.846892399333477" calcext:value-type="float">
            <text:p>0,846892399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4687209947773" calcext:value-type="float">
            <text:p>3,3468720995</text:p>
          </table:table-cell>
          <table:table-cell table:formula="of:=3+3*RAND()" office:value-type="float" office:value="4.00867334107353" calcext:value-type="float">
            <text:p>4,0086733411</text:p>
          </table:table-cell>
          <table:table-cell table:formula="of:=1+2*RAND()" office:value-type="float" office:value="1.65165175449916" calcext:value-type="float">
            <text:p>1,6516517545</text:p>
          </table:table-cell>
          <table:table-cell table:formula="of:=SIN([.B870]+[.C870]+[.D870])^2" office:value-type="float" office:value="0.164471034393717" calcext:value-type="float">
            <text:p>0,16447103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4668862254715" calcext:value-type="float">
            <text:p>3,7466886225</text:p>
          </table:table-cell>
          <table:table-cell table:formula="of:=3+3*RAND()" office:value-type="float" office:value="3.78831997852377" calcext:value-type="float">
            <text:p>3,7883199785</text:p>
          </table:table-cell>
          <table:table-cell table:formula="of:=1+2*RAND()" office:value-type="float" office:value="2.3605151738784" calcext:value-type="float">
            <text:p>2,3605151739</text:p>
          </table:table-cell>
          <table:table-cell table:formula="of:=SIN([.B871]+[.C871]+[.D871])^2" office:value-type="float" office:value="0.205708603606429" calcext:value-type="float">
            <text:p>0,20570860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4651931725215" calcext:value-type="float">
            <text:p>3,0465193173</text:p>
          </table:table-cell>
          <table:table-cell table:formula="of:=3+3*RAND()" office:value-type="float" office:value="4.90628591157623" calcext:value-type="float">
            <text:p>4,9062859116</text:p>
          </table:table-cell>
          <table:table-cell table:formula="of:=1+2*RAND()" office:value-type="float" office:value="1.80688882739113" calcext:value-type="float">
            <text:p>1,8068888274</text:p>
          </table:table-cell>
          <table:table-cell table:formula="of:=SIN([.B872]+[.C872]+[.D872])^2" office:value-type="float" office:value="0.108037069028184" calcext:value-type="float">
            <text:p>0,1080370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6341049132948" calcext:value-type="float">
            <text:p>4,7634104913</text:p>
          </table:table-cell>
          <table:table-cell table:formula="of:=3+3*RAND()" office:value-type="float" office:value="4.54956656847768" calcext:value-type="float">
            <text:p>4,5495665685</text:p>
          </table:table-cell>
          <table:table-cell table:formula="of:=1+2*RAND()" office:value-type="float" office:value="2.87204085131573" calcext:value-type="float">
            <text:p>2,8720408513</text:p>
          </table:table-cell>
          <table:table-cell table:formula="of:=SIN([.B873]+[.C873]+[.D873])^2" office:value-type="float" office:value="0.138515226069592" calcext:value-type="float">
            <text:p>0,13851522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0312937069217" calcext:value-type="float">
            <text:p>2,0031293707</text:p>
          </table:table-cell>
          <table:table-cell table:formula="of:=3+3*RAND()" office:value-type="float" office:value="4.51103729454765" calcext:value-type="float">
            <text:p>4,5110372945</text:p>
          </table:table-cell>
          <table:table-cell table:formula="of:=1+2*RAND()" office:value-type="float" office:value="2.13676699395894" calcext:value-type="float">
            <text:p>2,136766994</text:p>
          </table:table-cell>
          <table:table-cell table:formula="of:=SIN([.B874]+[.C874]+[.D874])^2" office:value-type="float" office:value="0.488447166375673" calcext:value-type="float">
            <text:p>0,48844716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4411499557916" calcext:value-type="float">
            <text:p>4,8441149956</text:p>
          </table:table-cell>
          <table:table-cell table:formula="of:=3+3*RAND()" office:value-type="float" office:value="4.89409267716243" calcext:value-type="float">
            <text:p>4,8940926772</text:p>
          </table:table-cell>
          <table:table-cell table:formula="of:=1+2*RAND()" office:value-type="float" office:value="2.48383220451202" calcext:value-type="float">
            <text:p>2,4838322045</text:p>
          </table:table-cell>
          <table:table-cell table:formula="of:=SIN([.B875]+[.C875]+[.D875])^2" office:value-type="float" office:value="0.113951327362596" calcext:value-type="float">
            <text:p>0,11395132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328105549492" calcext:value-type="float">
            <text:p>3,1328105549</text:p>
          </table:table-cell>
          <table:table-cell table:formula="of:=3+3*RAND()" office:value-type="float" office:value="4.8023832684855" calcext:value-type="float">
            <text:p>4,8023832685</text:p>
          </table:table-cell>
          <table:table-cell table:formula="of:=1+2*RAND()" office:value-type="float" office:value="1.61129201649182" calcext:value-type="float">
            <text:p>1,6112920165</text:p>
          </table:table-cell>
          <table:table-cell table:formula="of:=SIN([.B876]+[.C876]+[.D876])^2" office:value-type="float" office:value="0.0147398123914241" calcext:value-type="float">
            <text:p>0,014739812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1303236032503" calcext:value-type="float">
            <text:p>4,3130323603</text:p>
          </table:table-cell>
          <table:table-cell table:formula="of:=3+3*RAND()" office:value-type="float" office:value="3.76686635724352" calcext:value-type="float">
            <text:p>3,7668663572</text:p>
          </table:table-cell>
          <table:table-cell table:formula="of:=1+2*RAND()" office:value-type="float" office:value="2.37968729095305" calcext:value-type="float">
            <text:p>2,379687291</text:p>
          </table:table-cell>
          <table:table-cell table:formula="of:=SIN([.B877]+[.C877]+[.D877])^2" office:value-type="float" office:value="0.739194727269136" calcext:value-type="float">
            <text:p>0,739194727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9935445550695" calcext:value-type="float">
            <text:p>2,1993544555</text:p>
          </table:table-cell>
          <table:table-cell table:formula="of:=3+3*RAND()" office:value-type="float" office:value="4.21025674380153" calcext:value-type="float">
            <text:p>4,2102567438</text:p>
          </table:table-cell>
          <table:table-cell table:formula="of:=1+2*RAND()" office:value-type="float" office:value="2.01058581741498" calcext:value-type="float">
            <text:p>2,0105858174</text:p>
          </table:table-cell>
          <table:table-cell table:formula="of:=SIN([.B878]+[.C878]+[.D878])^2" office:value-type="float" office:value="0.712230067832161" calcext:value-type="float">
            <text:p>0,71223006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5864395936548" calcext:value-type="float">
            <text:p>3,1586439594</text:p>
          </table:table-cell>
          <table:table-cell table:formula="of:=3+3*RAND()" office:value-type="float" office:value="3.23613840700424" calcext:value-type="float">
            <text:p>3,236138407</text:p>
          </table:table-cell>
          <table:table-cell table:formula="of:=1+2*RAND()" office:value-type="float" office:value="1.40202678939196" calcext:value-type="float">
            <text:p>1,4020267894</text:p>
          </table:table-cell>
          <table:table-cell table:formula="of:=SIN([.B879]+[.C879]+[.D879])^2" office:value-type="float" office:value="0.996734867632906" calcext:value-type="float">
            <text:p>0,99673486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4727216649346" calcext:value-type="float">
            <text:p>4,6472721665</text:p>
          </table:table-cell>
          <table:table-cell table:formula="of:=3+3*RAND()" office:value-type="float" office:value="3.17229900594057" calcext:value-type="float">
            <text:p>3,1722990059</text:p>
          </table:table-cell>
          <table:table-cell table:formula="of:=1+2*RAND()" office:value-type="float" office:value="2.15521674933709" calcext:value-type="float">
            <text:p>2,1552167493</text:p>
          </table:table-cell>
          <table:table-cell table:formula="of:=SIN([.B880]+[.C880]+[.D880])^2" office:value-type="float" office:value="0.273210816650284" calcext:value-type="float">
            <text:p>0,273210816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5289318425118" calcext:value-type="float">
            <text:p>2,7528931843</text:p>
          </table:table-cell>
          <table:table-cell table:formula="of:=3+3*RAND()" office:value-type="float" office:value="4.36065250759984" calcext:value-type="float">
            <text:p>4,3606525076</text:p>
          </table:table-cell>
          <table:table-cell table:formula="of:=1+2*RAND()" office:value-type="float" office:value="2.18264368541612" calcext:value-type="float">
            <text:p>2,1826436854</text:p>
          </table:table-cell>
          <table:table-cell table:formula="of:=SIN([.B881]+[.C881]+[.D881])^2" office:value-type="float" office:value="0.0164440888232791" calcext:value-type="float">
            <text:p>0,01644408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570627339924" calcext:value-type="float">
            <text:p>3,8457062734</text:p>
          </table:table-cell>
          <table:table-cell table:formula="of:=3+3*RAND()" office:value-type="float" office:value="5.69977334202944" calcext:value-type="float">
            <text:p>5,699773342</text:p>
          </table:table-cell>
          <table:table-cell table:formula="of:=1+2*RAND()" office:value-type="float" office:value="1.13094485067468" calcext:value-type="float">
            <text:p>1,1309448507</text:p>
          </table:table-cell>
          <table:table-cell table:formula="of:=SIN([.B882]+[.C882]+[.D882])^2" office:value-type="float" office:value="0.901555021687856" calcext:value-type="float">
            <text:p>0,90155502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36522316001907" calcext:value-type="float">
            <text:p>4,36522316</text:p>
          </table:table-cell>
          <table:table-cell table:formula="of:=3+3*RAND()" office:value-type="float" office:value="3.41921206908019" calcext:value-type="float">
            <text:p>3,4192120691</text:p>
          </table:table-cell>
          <table:table-cell table:formula="of:=1+2*RAND()" office:value-type="float" office:value="1.6262152167534" calcext:value-type="float">
            <text:p>1,6262152168</text:p>
          </table:table-cell>
          <table:table-cell table:formula="of:=SIN([.B883]+[.C883]+[.D883])^2" office:value-type="float" office:value="0.000199573399794895" calcext:value-type="float">
            <text:p>0,00019957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1331022069161" calcext:value-type="float">
            <text:p>4,8133102207</text:p>
          </table:table-cell>
          <table:table-cell table:formula="of:=3+3*RAND()" office:value-type="float" office:value="4.54559283695379" calcext:value-type="float">
            <text:p>4,545592837</text:p>
          </table:table-cell>
          <table:table-cell table:formula="of:=1+2*RAND()" office:value-type="float" office:value="1.54259831420276" calcext:value-type="float">
            <text:p>1,5425983142</text:p>
          </table:table-cell>
          <table:table-cell table:formula="of:=SIN([.B884]+[.C884]+[.D884])^2" office:value-type="float" office:value="0.991176361553783" calcext:value-type="float">
            <text:p>0,991176361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1311209913418" calcext:value-type="float">
            <text:p>3,9131120991</text:p>
          </table:table-cell>
          <table:table-cell table:formula="of:=3+3*RAND()" office:value-type="float" office:value="4.16861266552681" calcext:value-type="float">
            <text:p>4,1686126655</text:p>
          </table:table-cell>
          <table:table-cell table:formula="of:=1+2*RAND()" office:value-type="float" office:value="1.32836521643936" calcext:value-type="float">
            <text:p>1,3283652164</text:p>
          </table:table-cell>
          <table:table-cell table:formula="of:=SIN([.B885]+[.C885]+[.D885])^2" office:value-type="float" office:value="0.000215721233089438" calcext:value-type="float">
            <text:p>0,00021572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3142251905615" calcext:value-type="float">
            <text:p>3,7314225191</text:p>
          </table:table-cell>
          <table:table-cell table:formula="of:=3+3*RAND()" office:value-type="float" office:value="4.88252100717447" calcext:value-type="float">
            <text:p>4,8825210072</text:p>
          </table:table-cell>
          <table:table-cell table:formula="of:=1+2*RAND()" office:value-type="float" office:value="1.97338144915209" calcext:value-type="float">
            <text:p>1,9733814492</text:p>
          </table:table-cell>
          <table:table-cell table:formula="of:=SIN([.B886]+[.C886]+[.D886])^2" office:value-type="float" office:value="0.842388518183009" calcext:value-type="float">
            <text:p>0,84238851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6673515540881" calcext:value-type="float">
            <text:p>2,9667351554</text:p>
          </table:table-cell>
          <table:table-cell table:formula="of:=3+3*RAND()" office:value-type="float" office:value="5.29985838405865" calcext:value-type="float">
            <text:p>5,2998583841</text:p>
          </table:table-cell>
          <table:table-cell table:formula="of:=1+2*RAND()" office:value-type="float" office:value="1.84245747817215" calcext:value-type="float">
            <text:p>1,8424574782</text:p>
          </table:table-cell>
          <table:table-cell table:formula="of:=SIN([.B887]+[.C887]+[.D887])^2" office:value-type="float" office:value="0.399562907717578" calcext:value-type="float">
            <text:p>0,39956290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4824326882052" calcext:value-type="float">
            <text:p>2,8482432688</text:p>
          </table:table-cell>
          <table:table-cell table:formula="of:=3+3*RAND()" office:value-type="float" office:value="5.92221467456586" calcext:value-type="float">
            <text:p>5,9222146746</text:p>
          </table:table-cell>
          <table:table-cell table:formula="of:=1+2*RAND()" office:value-type="float" office:value="1.32387002793416" calcext:value-type="float">
            <text:p>1,3238700279</text:p>
          </table:table-cell>
          <table:table-cell table:formula="of:=SIN([.B888]+[.C888]+[.D888])^2" office:value-type="float" office:value="0.385185584702809" calcext:value-type="float">
            <text:p>0,38518558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7966606844348" calcext:value-type="float">
            <text:p>3,8796660684</text:p>
          </table:table-cell>
          <table:table-cell table:formula="of:=3+3*RAND()" office:value-type="float" office:value="3.92886611176724" calcext:value-type="float">
            <text:p>3,9288661118</text:p>
          </table:table-cell>
          <table:table-cell table:formula="of:=1+2*RAND()" office:value-type="float" office:value="2.0321849430625" calcext:value-type="float">
            <text:p>2,0321849431</text:p>
          </table:table-cell>
          <table:table-cell table:formula="of:=SIN([.B889]+[.C889]+[.D889])^2" office:value-type="float" office:value="0.163255752288933" calcext:value-type="float">
            <text:p>0,16325575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1391186629362" calcext:value-type="float">
            <text:p>4,1139118663</text:p>
          </table:table-cell>
          <table:table-cell table:formula="of:=3+3*RAND()" office:value-type="float" office:value="4.12684794747373" calcext:value-type="float">
            <text:p>4,1268479475</text:p>
          </table:table-cell>
          <table:table-cell table:formula="of:=1+2*RAND()" office:value-type="float" office:value="2.50474725311251" calcext:value-type="float">
            <text:p>2,5047472531</text:p>
          </table:table-cell>
          <table:table-cell table:formula="of:=SIN([.B890]+[.C890]+[.D890])^2" office:value-type="float" office:value="0.938759049666987" calcext:value-type="float">
            <text:p>0,93875904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1515246904523" calcext:value-type="float">
            <text:p>3,115152469</text:p>
          </table:table-cell>
          <table:table-cell table:formula="of:=3+3*RAND()" office:value-type="float" office:value="5.26816260503998" calcext:value-type="float">
            <text:p>5,268162605</text:p>
          </table:table-cell>
          <table:table-cell table:formula="of:=1+2*RAND()" office:value-type="float" office:value="2.47310384504665" calcext:value-type="float">
            <text:p>2,473103845</text:p>
          </table:table-cell>
          <table:table-cell table:formula="of:=SIN([.B891]+[.C891]+[.D891])^2" office:value-type="float" office:value="0.980760452129855" calcext:value-type="float">
            <text:p>0,98076045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9481087361515" calcext:value-type="float">
            <text:p>2,0948108736</text:p>
          </table:table-cell>
          <table:table-cell table:formula="of:=3+3*RAND()" office:value-type="float" office:value="3.01518275838779" calcext:value-type="float">
            <text:p>3,0151827584</text:p>
          </table:table-cell>
          <table:table-cell table:formula="of:=1+2*RAND()" office:value-type="float" office:value="1.58937112362176" calcext:value-type="float">
            <text:p>1,5893711236</text:p>
          </table:table-cell>
          <table:table-cell table:formula="of:=SIN([.B892]+[.C892]+[.D892])^2" office:value-type="float" office:value="0.163433409983777" calcext:value-type="float">
            <text:p>0,1634334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7384306833501" calcext:value-type="float">
            <text:p>4,6738430683</text:p>
          </table:table-cell>
          <table:table-cell table:formula="of:=3+3*RAND()" office:value-type="float" office:value="3.19596137088466" calcext:value-type="float">
            <text:p>3,1959613709</text:p>
          </table:table-cell>
          <table:table-cell table:formula="of:=1+2*RAND()" office:value-type="float" office:value="2.03693843164247" calcext:value-type="float">
            <text:p>2,0369384316</text:p>
          </table:table-cell>
          <table:table-cell table:formula="of:=SIN([.B893]+[.C893]+[.D893])^2" office:value-type="float" office:value="0.214851854885386" calcext:value-type="float">
            <text:p>0,21485185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2586487160127" calcext:value-type="float">
            <text:p>2,2258648716</text:p>
          </table:table-cell>
          <table:table-cell table:formula="of:=3+3*RAND()" office:value-type="float" office:value="4.42555141683236" calcext:value-type="float">
            <text:p>4,4255514168</text:p>
          </table:table-cell>
          <table:table-cell table:formula="of:=1+2*RAND()" office:value-type="float" office:value="1.09897391611455" calcext:value-type="float">
            <text:p>1,0989739161</text:p>
          </table:table-cell>
          <table:table-cell table:formula="of:=SIN([.B894]+[.C894]+[.D894])^2" office:value-type="float" office:value="0.989307146972851" calcext:value-type="float">
            <text:p>0,98930714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3768996639003" calcext:value-type="float">
            <text:p>2,2376899664</text:p>
          </table:table-cell>
          <table:table-cell table:formula="of:=3+3*RAND()" office:value-type="float" office:value="5.85710228054394" calcext:value-type="float">
            <text:p>5,8571022805</text:p>
          </table:table-cell>
          <table:table-cell table:formula="of:=1+2*RAND()" office:value-type="float" office:value="1.88116383524458" calcext:value-type="float">
            <text:p>1,8811638352</text:p>
          </table:table-cell>
          <table:table-cell table:formula="of:=SIN([.B895]+[.C895]+[.D895])^2" office:value-type="float" office:value="0.274252518364122" calcext:value-type="float">
            <text:p>0,274252518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6377402013557" calcext:value-type="float">
            <text:p>3,1637740201</text:p>
          </table:table-cell>
          <table:table-cell table:formula="of:=3+3*RAND()" office:value-type="float" office:value="3.60556951584482" calcext:value-type="float">
            <text:p>3,6055695158</text:p>
          </table:table-cell>
          <table:table-cell table:formula="of:=1+2*RAND()" office:value-type="float" office:value="1.18099010148047" calcext:value-type="float">
            <text:p>1,1809901015</text:p>
          </table:table-cell>
          <table:table-cell table:formula="of:=SIN([.B896]+[.C896]+[.D896])^2" office:value-type="float" office:value="0.990744984967715" calcext:value-type="float">
            <text:p>0,9907449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6396239063936" calcext:value-type="float">
            <text:p>3,7639623906</text:p>
          </table:table-cell>
          <table:table-cell table:formula="of:=3+3*RAND()" office:value-type="float" office:value="3.49972467615792" calcext:value-type="float">
            <text:p>3,4997246762</text:p>
          </table:table-cell>
          <table:table-cell table:formula="of:=1+2*RAND()" office:value-type="float" office:value="2.54373790289806" calcext:value-type="float">
            <text:p>2,5437379029</text:p>
          </table:table-cell>
          <table:table-cell table:formula="of:=SIN([.B897]+[.C897]+[.D897])^2" office:value-type="float" office:value="0.139410645990825" calcext:value-type="float">
            <text:p>0,1394106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8796863982342" calcext:value-type="float">
            <text:p>2,4879686398</text:p>
          </table:table-cell>
          <table:table-cell table:formula="of:=3+3*RAND()" office:value-type="float" office:value="4.20395955480794" calcext:value-type="float">
            <text:p>4,2039595548</text:p>
          </table:table-cell>
          <table:table-cell table:formula="of:=1+2*RAND()" office:value-type="float" office:value="2.17182955236777" calcext:value-type="float">
            <text:p>2,1718295524</text:p>
          </table:table-cell>
          <table:table-cell table:formula="of:=SIN([.B898]+[.C898]+[.D898])^2" office:value-type="float" office:value="0.283077524564044" calcext:value-type="float">
            <text:p>0,283077524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43497920930138" calcext:value-type="float">
            <text:p>4,4349792093</text:p>
          </table:table-cell>
          <table:table-cell table:formula="of:=3+3*RAND()" office:value-type="float" office:value="3.9089650230687" calcext:value-type="float">
            <text:p>3,9089650231</text:p>
          </table:table-cell>
          <table:table-cell table:formula="of:=1+2*RAND()" office:value-type="float" office:value="1.16739778895079" calcext:value-type="float">
            <text:p>1,167397789</text:p>
          </table:table-cell>
          <table:table-cell table:formula="of:=SIN([.B899]+[.C899]+[.D899])^2" office:value-type="float" office:value="0.00747463857152855" calcext:value-type="float">
            <text:p>0,00747463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2510663231502" calcext:value-type="float">
            <text:p>3,5251066323</text:p>
          </table:table-cell>
          <table:table-cell table:formula="of:=3+3*RAND()" office:value-type="float" office:value="4.04456356645962" calcext:value-type="float">
            <text:p>4,0445635665</text:p>
          </table:table-cell>
          <table:table-cell table:formula="of:=1+2*RAND()" office:value-type="float" office:value="1.09465292037976" calcext:value-type="float">
            <text:p>1,0946529204</text:p>
          </table:table-cell>
          <table:table-cell table:formula="of:=SIN([.B900]+[.C900]+[.D900])^2" office:value-type="float" office:value="0.475067022909623" calcext:value-type="float">
            <text:p>0,475067022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4250350081718" calcext:value-type="float">
            <text:p>2,2425035008</text:p>
          </table:table-cell>
          <table:table-cell table:formula="of:=3+3*RAND()" office:value-type="float" office:value="5.84409614096305" calcext:value-type="float">
            <text:p>5,844096141</text:p>
          </table:table-cell>
          <table:table-cell table:formula="of:=1+2*RAND()" office:value-type="float" office:value="1.67802738356148" calcext:value-type="float">
            <text:p>1,6780273836</text:p>
          </table:table-cell>
          <table:table-cell table:formula="of:=SIN([.B901]+[.C901]+[.D901])^2" office:value-type="float" office:value="0.111118751196259" calcext:value-type="float">
            <text:p>0,11111875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6056551261794" calcext:value-type="float">
            <text:p>4,6605655126</text:p>
          </table:table-cell>
          <table:table-cell table:formula="of:=3+3*RAND()" office:value-type="float" office:value="3.76776345957872" calcext:value-type="float">
            <text:p>3,7677634596</text:p>
          </table:table-cell>
          <table:table-cell table:formula="of:=1+2*RAND()" office:value-type="float" office:value="2.20126385130828" calcext:value-type="float">
            <text:p>2,2012638513</text:p>
          </table:table-cell>
          <table:table-cell table:formula="of:=SIN([.B902]+[.C902]+[.D902])^2" office:value-type="float" office:value="0.871931975208542" calcext:value-type="float">
            <text:p>0,871931975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8869724460295" calcext:value-type="float">
            <text:p>2,6886972446</text:p>
          </table:table-cell>
          <table:table-cell table:formula="of:=3+3*RAND()" office:value-type="float" office:value="3.80688846565352" calcext:value-type="float">
            <text:p>3,8068884657</text:p>
          </table:table-cell>
          <table:table-cell table:formula="of:=1+2*RAND()" office:value-type="float" office:value="2.55470811982447" calcext:value-type="float">
            <text:p>2,5547081198</text:p>
          </table:table-cell>
          <table:table-cell table:formula="of:=SIN([.B903]+[.C903]+[.D903])^2" office:value-type="float" office:value="0.133804123825474" calcext:value-type="float">
            <text:p>0,133804123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9342046295909" calcext:value-type="float">
            <text:p>3,893420463</text:p>
          </table:table-cell>
          <table:table-cell table:formula="of:=3+3*RAND()" office:value-type="float" office:value="4.19958598862587" calcext:value-type="float">
            <text:p>4,1995859886</text:p>
          </table:table-cell>
          <table:table-cell table:formula="of:=1+2*RAND()" office:value-type="float" office:value="1.18462472011082" calcext:value-type="float">
            <text:p>1,1846247201</text:p>
          </table:table-cell>
          <table:table-cell table:formula="of:=SIN([.B904]+[.C904]+[.D904])^2" office:value-type="float" office:value="0.0214963557249079" calcext:value-type="float">
            <text:p>0,02149635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410861171872" calcext:value-type="float">
            <text:p>4,6410861172</text:p>
          </table:table-cell>
          <table:table-cell table:formula="of:=3+3*RAND()" office:value-type="float" office:value="3.35236373907676" calcext:value-type="float">
            <text:p>3,3523637391</text:p>
          </table:table-cell>
          <table:table-cell table:formula="of:=1+2*RAND()" office:value-type="float" office:value="1.96392117286876" calcext:value-type="float">
            <text:p>1,9639211729</text:p>
          </table:table-cell>
          <table:table-cell table:formula="of:=SIN([.B905]+[.C905]+[.D905])^2" office:value-type="float" office:value="0.257829313502697" calcext:value-type="float">
            <text:p>0,25782931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8295108574661" calcext:value-type="float">
            <text:p>2,3829510857</text:p>
          </table:table-cell>
          <table:table-cell table:formula="of:=3+3*RAND()" office:value-type="float" office:value="5.69920899647028" calcext:value-type="float">
            <text:p>5,6992089965</text:p>
          </table:table-cell>
          <table:table-cell table:formula="of:=1+2*RAND()" office:value-type="float" office:value="1.57241912388982" calcext:value-type="float">
            <text:p>1,5724191239</text:p>
          </table:table-cell>
          <table:table-cell table:formula="of:=SIN([.B906]+[.C906]+[.D906])^2" office:value-type="float" office:value="0.0518855498804557" calcext:value-type="float">
            <text:p>0,051885549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5483818400385" calcext:value-type="float">
            <text:p>3,354838184</text:p>
          </table:table-cell>
          <table:table-cell table:formula="of:=3+3*RAND()" office:value-type="float" office:value="3.90634964882943" calcext:value-type="float">
            <text:p>3,9063496488</text:p>
          </table:table-cell>
          <table:table-cell table:formula="of:=1+2*RAND()" office:value-type="float" office:value="1.17579886077632" calcext:value-type="float">
            <text:p>1,1757988608</text:p>
          </table:table-cell>
          <table:table-cell table:formula="of:=SIN([.B907]+[.C907]+[.D907])^2" office:value-type="float" office:value="0.696911127095473" calcext:value-type="float">
            <text:p>0,696911127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8198973054467" calcext:value-type="float">
            <text:p>2,5819897305</text:p>
          </table:table-cell>
          <table:table-cell table:formula="of:=3+3*RAND()" office:value-type="float" office:value="3.1378657805844" calcext:value-type="float">
            <text:p>3,1378657806</text:p>
          </table:table-cell>
          <table:table-cell table:formula="of:=1+2*RAND()" office:value-type="float" office:value="1.4655604148424" calcext:value-type="float">
            <text:p>1,4655604148</text:p>
          </table:table-cell>
          <table:table-cell table:formula="of:=SIN([.B908]+[.C908]+[.D908])^2" office:value-type="float" office:value="0.615772192488185" calcext:value-type="float">
            <text:p>0,61577219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2538981942364" calcext:value-type="float">
            <text:p>3,6253898194</text:p>
          </table:table-cell>
          <table:table-cell table:formula="of:=3+3*RAND()" office:value-type="float" office:value="3.89415020196409" calcext:value-type="float">
            <text:p>3,894150202</text:p>
          </table:table-cell>
          <table:table-cell table:formula="of:=1+2*RAND()" office:value-type="float" office:value="2.22449041341637" calcext:value-type="float">
            <text:p>2,2244904134</text:p>
          </table:table-cell>
          <table:table-cell table:formula="of:=SIN([.B909]+[.C909]+[.D909])^2" office:value-type="float" office:value="0.0985061503324579" calcext:value-type="float">
            <text:p>0,09850615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1912757912322" calcext:value-type="float">
            <text:p>2,1191275791</text:p>
          </table:table-cell>
          <table:table-cell table:formula="of:=3+3*RAND()" office:value-type="float" office:value="3.55403225680433" calcext:value-type="float">
            <text:p>3,5540322568</text:p>
          </table:table-cell>
          <table:table-cell table:formula="of:=1+2*RAND()" office:value-type="float" office:value="1.09864057479238" calcext:value-type="float">
            <text:p>1,0986405748</text:p>
          </table:table-cell>
          <table:table-cell table:formula="of:=SIN([.B910]+[.C910]+[.D910])^2" office:value-type="float" office:value="0.220339643553504" calcext:value-type="float">
            <text:p>0,22033964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2073886336275" calcext:value-type="float">
            <text:p>4,8207388634</text:p>
          </table:table-cell>
          <table:table-cell table:formula="of:=3+3*RAND()" office:value-type="float" office:value="4.49327213749896" calcext:value-type="float">
            <text:p>4,4932721375</text:p>
          </table:table-cell>
          <table:table-cell table:formula="of:=1+2*RAND()" office:value-type="float" office:value="1.1213254605606" calcext:value-type="float">
            <text:p>1,1213254606</text:p>
          </table:table-cell>
          <table:table-cell table:formula="of:=SIN([.B911]+[.C911]+[.D911])^2" office:value-type="float" office:value="0.717627131088124" calcext:value-type="float">
            <text:p>0,717627131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5994037338799" calcext:value-type="float">
            <text:p>2,5599403734</text:p>
          </table:table-cell>
          <table:table-cell table:formula="of:=3+3*RAND()" office:value-type="float" office:value="4.9612049134784" calcext:value-type="float">
            <text:p>4,9612049135</text:p>
          </table:table-cell>
          <table:table-cell table:formula="of:=1+2*RAND()" office:value-type="float" office:value="1.42887192177971" calcext:value-type="float">
            <text:p>1,4288719218</text:p>
          </table:table-cell>
          <table:table-cell table:formula="of:=SIN([.B912]+[.C912]+[.D912])^2" office:value-type="float" office:value="0.20896388063835" calcext:value-type="float">
            <text:p>0,20896388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6202436836084" calcext:value-type="float">
            <text:p>2,2620243684</text:p>
          </table:table-cell>
          <table:table-cell table:formula="of:=3+3*RAND()" office:value-type="float" office:value="3.12233436473663" calcext:value-type="float">
            <text:p>3,1223343647</text:p>
          </table:table-cell>
          <table:table-cell table:formula="of:=1+2*RAND()" office:value-type="float" office:value="2.07835469949421" calcext:value-type="float">
            <text:p>2,0783546995</text:p>
          </table:table-cell>
          <table:table-cell table:formula="of:=SIN([.B913]+[.C913]+[.D913])^2" office:value-type="float" office:value="0.854563726644196" calcext:value-type="float">
            <text:p>0,854563726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1191158987409" calcext:value-type="float">
            <text:p>4,0119115899</text:p>
          </table:table-cell>
          <table:table-cell table:formula="of:=3+3*RAND()" office:value-type="float" office:value="5.4058623326654" calcext:value-type="float">
            <text:p>5,4058623327</text:p>
          </table:table-cell>
          <table:table-cell table:formula="of:=1+2*RAND()" office:value-type="float" office:value="2.14320017780311" calcext:value-type="float">
            <text:p>2,1432001778</text:p>
          </table:table-cell>
          <table:table-cell table:formula="of:=SIN([.B914]+[.C914]+[.D914])^2" office:value-type="float" office:value="0.712968240251743" calcext:value-type="float">
            <text:p>0,71296824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34981078195977" calcext:value-type="float">
            <text:p>3,349810782</text:p>
          </table:table-cell>
          <table:table-cell table:formula="of:=3+3*RAND()" office:value-type="float" office:value="3.30448122567959" calcext:value-type="float">
            <text:p>3,3044812257</text:p>
          </table:table-cell>
          <table:table-cell table:formula="of:=1+2*RAND()" office:value-type="float" office:value="1.5667714095345" calcext:value-type="float">
            <text:p>1,5667714095</text:p>
          </table:table-cell>
          <table:table-cell table:formula="of:=SIN([.B915]+[.C915]+[.D915])^2" office:value-type="float" office:value="0.871195697733113" calcext:value-type="float">
            <text:p>0,87119569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0571661701174" calcext:value-type="float">
            <text:p>4,705716617</text:p>
          </table:table-cell>
          <table:table-cell table:formula="of:=3+3*RAND()" office:value-type="float" office:value="4.1185288807296" calcext:value-type="float">
            <text:p>4,1185288807</text:p>
          </table:table-cell>
          <table:table-cell table:formula="of:=1+2*RAND()" office:value-type="float" office:value="1.8624217023236" calcext:value-type="float">
            <text:p>1,8624217023</text:p>
          </table:table-cell>
          <table:table-cell table:formula="of:=SIN([.B916]+[.C916]+[.D916])^2" office:value-type="float" office:value="0.907573276272839" calcext:value-type="float">
            <text:p>0,907573276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0695941038131" calcext:value-type="float">
            <text:p>2,7069594104</text:p>
          </table:table-cell>
          <table:table-cell table:formula="of:=3+3*RAND()" office:value-type="float" office:value="4.05117068752996" calcext:value-type="float">
            <text:p>4,0511706875</text:p>
          </table:table-cell>
          <table:table-cell table:formula="of:=1+2*RAND()" office:value-type="float" office:value="1.55296165046896" calcext:value-type="float">
            <text:p>1,5529616505</text:p>
          </table:table-cell>
          <table:table-cell table:formula="of:=SIN([.B917]+[.C917]+[.D917])^2" office:value-type="float" office:value="0.805204203725339" calcext:value-type="float">
            <text:p>0,80520420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4712580735633" calcext:value-type="float">
            <text:p>2,9471258074</text:p>
          </table:table-cell>
          <table:table-cell table:formula="of:=3+3*RAND()" office:value-type="float" office:value="3.94390147580397" calcext:value-type="float">
            <text:p>3,9439014758</text:p>
          </table:table-cell>
          <table:table-cell table:formula="of:=1+2*RAND()" office:value-type="float" office:value="2.68198861589606" calcext:value-type="float">
            <text:p>2,6819886159</text:p>
          </table:table-cell>
          <table:table-cell table:formula="of:=SIN([.B918]+[.C918]+[.D918])^2" office:value-type="float" office:value="0.0218139978578636" calcext:value-type="float">
            <text:p>0,02181399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4543445264201" calcext:value-type="float">
            <text:p>2,7454344526</text:p>
          </table:table-cell>
          <table:table-cell table:formula="of:=3+3*RAND()" office:value-type="float" office:value="5.67481185673928" calcext:value-type="float">
            <text:p>5,6748118567</text:p>
          </table:table-cell>
          <table:table-cell table:formula="of:=1+2*RAND()" office:value-type="float" office:value="2.13536633868373" calcext:value-type="float">
            <text:p>2,1353663387</text:p>
          </table:table-cell>
          <table:table-cell table:formula="of:=SIN([.B919]+[.C919]+[.D919])^2" office:value-type="float" office:value="0.818605137091009" calcext:value-type="float">
            <text:p>0,818605137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8211121283743" calcext:value-type="float">
            <text:p>2,6821112128</text:p>
          </table:table-cell>
          <table:table-cell table:formula="of:=3+3*RAND()" office:value-type="float" office:value="5.08743836749385" calcext:value-type="float">
            <text:p>5,0874383675</text:p>
          </table:table-cell>
          <table:table-cell table:formula="of:=1+2*RAND()" office:value-type="float" office:value="1.27402236285435" calcext:value-type="float">
            <text:p>1,2740223629</text:p>
          </table:table-cell>
          <table:table-cell table:formula="of:=SIN([.B920]+[.C920]+[.D920])^2" office:value-type="float" office:value="0.138413899458353" calcext:value-type="float">
            <text:p>0,13841389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5107664276239" calcext:value-type="float">
            <text:p>2,8510766428</text:p>
          </table:table-cell>
          <table:table-cell table:formula="of:=3+3*RAND()" office:value-type="float" office:value="3.87670630876069" calcext:value-type="float">
            <text:p>3,8767063088</text:p>
          </table:table-cell>
          <table:table-cell table:formula="of:=1+2*RAND()" office:value-type="float" office:value="1.28240745785232" calcext:value-type="float">
            <text:p>1,2824074579</text:p>
          </table:table-cell>
          <table:table-cell table:formula="of:=SIN([.B921]+[.C921]+[.D921])^2" office:value-type="float" office:value="0.975796646436418" calcext:value-type="float">
            <text:p>0,97579664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1644075875602" calcext:value-type="float">
            <text:p>2,8164407588</text:p>
          </table:table-cell>
          <table:table-cell table:formula="of:=3+3*RAND()" office:value-type="float" office:value="3.94430773071387" calcext:value-type="float">
            <text:p>3,9443077307</text:p>
          </table:table-cell>
          <table:table-cell table:formula="of:=1+2*RAND()" office:value-type="float" office:value="1.55366983679894" calcext:value-type="float">
            <text:p>1,5536698368</text:p>
          </table:table-cell>
          <table:table-cell table:formula="of:=SIN([.B922]+[.C922]+[.D922])^2" office:value-type="float" office:value="0.802562529739074" calcext:value-type="float">
            <text:p>0,80256252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3729461345535" calcext:value-type="float">
            <text:p>4,2372946135</text:p>
          </table:table-cell>
          <table:table-cell table:formula="of:=3+3*RAND()" office:value-type="float" office:value="3.90889841263657" calcext:value-type="float">
            <text:p>3,9088984126</text:p>
          </table:table-cell>
          <table:table-cell table:formula="of:=1+2*RAND()" office:value-type="float" office:value="2.03017069718248" calcext:value-type="float">
            <text:p>2,0301706972</text:p>
          </table:table-cell>
          <table:table-cell table:formula="of:=SIN([.B923]+[.C923]+[.D923])^2" office:value-type="float" office:value="0.466213364541732" calcext:value-type="float">
            <text:p>0,46621336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0807505879783" calcext:value-type="float">
            <text:p>3,4080750588</text:p>
          </table:table-cell>
          <table:table-cell table:formula="of:=3+3*RAND()" office:value-type="float" office:value="3.76067279015288" calcext:value-type="float">
            <text:p>3,7606727902</text:p>
          </table:table-cell>
          <table:table-cell table:formula="of:=1+2*RAND()" office:value-type="float" office:value="1.11698003859024" calcext:value-type="float">
            <text:p>1,1169800386</text:p>
          </table:table-cell>
          <table:table-cell table:formula="of:=SIN([.B924]+[.C924]+[.D924])^2" office:value-type="float" office:value="0.824893361952316" calcext:value-type="float">
            <text:p>0,82489336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9933675347052" calcext:value-type="float">
            <text:p>4,7993367535</text:p>
          </table:table-cell>
          <table:table-cell table:formula="of:=3+3*RAND()" office:value-type="float" office:value="4.44046702438363" calcext:value-type="float">
            <text:p>4,4404670244</text:p>
          </table:table-cell>
          <table:table-cell table:formula="of:=1+2*RAND()" office:value-type="float" office:value="1.43083197617124" calcext:value-type="float">
            <text:p>1,4308319762</text:p>
          </table:table-cell>
          <table:table-cell table:formula="of:=SIN([.B925]+[.C925]+[.D925])^2" office:value-type="float" office:value="0.898079094933399" calcext:value-type="float">
            <text:p>0,898079094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5692633936933" calcext:value-type="float">
            <text:p>4,5569263394</text:p>
          </table:table-cell>
          <table:table-cell table:formula="of:=3+3*RAND()" office:value-type="float" office:value="3.49825114726803" calcext:value-type="float">
            <text:p>3,4982511473</text:p>
          </table:table-cell>
          <table:table-cell table:formula="of:=1+2*RAND()" office:value-type="float" office:value="2.67923785111619" calcext:value-type="float">
            <text:p>2,6792378511</text:p>
          </table:table-cell>
          <table:table-cell table:formula="of:=SIN([.B926]+[.C926]+[.D926])^2" office:value-type="float" office:value="0.933332565589229" calcext:value-type="float">
            <text:p>0,933332565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268177709597" calcext:value-type="float">
            <text:p>3,8426817771</text:p>
          </table:table-cell>
          <table:table-cell table:formula="of:=3+3*RAND()" office:value-type="float" office:value="5.74984368486722" calcext:value-type="float">
            <text:p>5,7498436849</text:p>
          </table:table-cell>
          <table:table-cell table:formula="of:=1+2*RAND()" office:value-type="float" office:value="1.63684372737825" calcext:value-type="float">
            <text:p>1,6368437274</text:p>
          </table:table-cell>
          <table:table-cell table:formula="of:=SIN([.B927]+[.C927]+[.D927])^2" office:value-type="float" office:value="0.946328621237044" calcext:value-type="float">
            <text:p>0,946328621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26968201924119" calcext:value-type="float">
            <text:p>3,2696820192</text:p>
          </table:table-cell>
          <table:table-cell table:formula="of:=3+3*RAND()" office:value-type="float" office:value="5.3673527155928" calcext:value-type="float">
            <text:p>5,3673527156</text:p>
          </table:table-cell>
          <table:table-cell table:formula="of:=1+2*RAND()" office:value-type="float" office:value="1.2300701548886" calcext:value-type="float">
            <text:p>1,2300701549</text:p>
          </table:table-cell>
          <table:table-cell table:formula="of:=SIN([.B928]+[.C928]+[.D928])^2" office:value-type="float" office:value="0.18322132595081" calcext:value-type="float">
            <text:p>0,1832213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2155856806585" calcext:value-type="float">
            <text:p>3,7215585681</text:p>
          </table:table-cell>
          <table:table-cell table:formula="of:=3+3*RAND()" office:value-type="float" office:value="5.23966882432642" calcext:value-type="float">
            <text:p>5,2396688243</text:p>
          </table:table-cell>
          <table:table-cell table:formula="of:=1+2*RAND()" office:value-type="float" office:value="1.80916194666553" calcext:value-type="float">
            <text:p>1,8091619467</text:p>
          </table:table-cell>
          <table:table-cell table:formula="of:=SIN([.B929]+[.C929]+[.D929])^2" office:value-type="float" office:value="0.950143074151623" calcext:value-type="float">
            <text:p>0,95014307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7817332145515" calcext:value-type="float">
            <text:p>4,0781733215</text:p>
          </table:table-cell>
          <table:table-cell table:formula="of:=3+3*RAND()" office:value-type="float" office:value="5.68272991951436" calcext:value-type="float">
            <text:p>5,6827299195</text:p>
          </table:table-cell>
          <table:table-cell table:formula="of:=1+2*RAND()" office:value-type="float" office:value="2.17596305697648" calcext:value-type="float">
            <text:p>2,175963057</text:p>
          </table:table-cell>
          <table:table-cell table:formula="of:=SIN([.B930]+[.C930]+[.D930])^2" office:value-type="float" office:value="0.346619685472552" calcext:value-type="float">
            <text:p>0,346619685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440082133495" calcext:value-type="float">
            <text:p>2,2440082133</text:p>
          </table:table-cell>
          <table:table-cell table:formula="of:=3+3*RAND()" office:value-type="float" office:value="3.4410050142839" calcext:value-type="float">
            <text:p>3,4410050143</text:p>
          </table:table-cell>
          <table:table-cell table:formula="of:=1+2*RAND()" office:value-type="float" office:value="2.20177480284773" calcext:value-type="float">
            <text:p>2,2017748028</text:p>
          </table:table-cell>
          <table:table-cell table:formula="of:=SIN([.B931]+[.C931]+[.D931])^2" office:value-type="float" office:value="0.998924126404458" calcext:value-type="float">
            <text:p>0,998924126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1355660209393" calcext:value-type="float">
            <text:p>2,8135566021</text:p>
          </table:table-cell>
          <table:table-cell table:formula="of:=3+3*RAND()" office:value-type="float" office:value="5.07680606672149" calcext:value-type="float">
            <text:p>5,0768060667</text:p>
          </table:table-cell>
          <table:table-cell table:formula="of:=1+2*RAND()" office:value-type="float" office:value="1.25410294692533" calcext:value-type="float">
            <text:p>1,2541029469</text:p>
          </table:table-cell>
          <table:table-cell table:formula="of:=SIN([.B932]+[.C932]+[.D932])^2" office:value-type="float" office:value="0.0765384405084087" calcext:value-type="float">
            <text:p>0,07653844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7861650053757" calcext:value-type="float">
            <text:p>4,6786165005</text:p>
          </table:table-cell>
          <table:table-cell table:formula="of:=3+3*RAND()" office:value-type="float" office:value="5.68910722526824" calcext:value-type="float">
            <text:p>5,6891072253</text:p>
          </table:table-cell>
          <table:table-cell table:formula="of:=1+2*RAND()" office:value-type="float" office:value="2.75219380342631" calcext:value-type="float">
            <text:p>2,7521938034</text:p>
          </table:table-cell>
          <table:table-cell table:formula="of:=SIN([.B933]+[.C933]+[.D933])^2" office:value-type="float" office:value="0.276368655905473" calcext:value-type="float">
            <text:p>0,27636865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0959505494831" calcext:value-type="float">
            <text:p>2,1095950549</text:p>
          </table:table-cell>
          <table:table-cell table:formula="of:=3+3*RAND()" office:value-type="float" office:value="4.46551163897842" calcext:value-type="float">
            <text:p>4,465511639</text:p>
          </table:table-cell>
          <table:table-cell table:formula="of:=1+2*RAND()" office:value-type="float" office:value="2.61728091116413" calcext:value-type="float">
            <text:p>2,6172809112</text:p>
          </table:table-cell>
          <table:table-cell table:formula="of:=SIN([.B934]+[.C934]+[.D934])^2" office:value-type="float" office:value="0.0530400609286464" calcext:value-type="float">
            <text:p>0,053040060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4905837118929" calcext:value-type="float">
            <text:p>2,8490583712</text:p>
          </table:table-cell>
          <table:table-cell table:formula="of:=3+3*RAND()" office:value-type="float" office:value="4.79948605915312" calcext:value-type="float">
            <text:p>4,7994860592</text:p>
          </table:table-cell>
          <table:table-cell table:formula="of:=1+2*RAND()" office:value-type="float" office:value="2.6843584866288" calcext:value-type="float">
            <text:p>2,6843584866</text:p>
          </table:table-cell>
          <table:table-cell table:formula="of:=SIN([.B935]+[.C935]+[.D935])^2" office:value-type="float" office:value="0.621498170075433" calcext:value-type="float">
            <text:p>0,621498170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2451133719509" calcext:value-type="float">
            <text:p>3,9245113372</text:p>
          </table:table-cell>
          <table:table-cell table:formula="of:=3+3*RAND()" office:value-type="float" office:value="3.67917066173121" calcext:value-type="float">
            <text:p>3,6791706617</text:p>
          </table:table-cell>
          <table:table-cell table:formula="of:=1+2*RAND()" office:value-type="float" office:value="2.83413976539582" calcext:value-type="float">
            <text:p>2,8341397654</text:p>
          </table:table-cell>
          <table:table-cell table:formula="of:=SIN([.B936]+[.C936]+[.D936])^2" office:value-type="float" office:value="0.719861970455257" calcext:value-type="float">
            <text:p>0,71986197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0221143358973" calcext:value-type="float">
            <text:p>4,8022114336</text:p>
          </table:table-cell>
          <table:table-cell table:formula="of:=3+3*RAND()" office:value-type="float" office:value="5.34711954251735" calcext:value-type="float">
            <text:p>5,3471195425</text:p>
          </table:table-cell>
          <table:table-cell table:formula="of:=1+2*RAND()" office:value-type="float" office:value="1.77674257712673" calcext:value-type="float">
            <text:p>1,7767425771</text:p>
          </table:table-cell>
          <table:table-cell table:formula="of:=SIN([.B937]+[.C937]+[.D937])^2" office:value-type="float" office:value="0.356927009738121" calcext:value-type="float">
            <text:p>0,35692700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1977987919043" calcext:value-type="float">
            <text:p>2,4197798792</text:p>
          </table:table-cell>
          <table:table-cell table:formula="of:=3+3*RAND()" office:value-type="float" office:value="5.64212426067932" calcext:value-type="float">
            <text:p>5,6421242607</text:p>
          </table:table-cell>
          <table:table-cell table:formula="of:=1+2*RAND()" office:value-type="float" office:value="1.71580181284131" calcext:value-type="float">
            <text:p>1,7158018128</text:p>
          </table:table-cell>
          <table:table-cell table:formula="of:=SIN([.B938]+[.C938]+[.D938])^2" office:value-type="float" office:value="0.11947171685187" calcext:value-type="float">
            <text:p>0,11947171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9757892786908" calcext:value-type="float">
            <text:p>2,7975789279</text:p>
          </table:table-cell>
          <table:table-cell table:formula="of:=3+3*RAND()" office:value-type="float" office:value="5.69560655941092" calcext:value-type="float">
            <text:p>5,6956065594</text:p>
          </table:table-cell>
          <table:table-cell table:formula="of:=1+2*RAND()" office:value-type="float" office:value="2.65645300581016" calcext:value-type="float">
            <text:p>2,6564530058</text:p>
          </table:table-cell>
          <table:table-cell table:formula="of:=SIN([.B939]+[.C939]+[.D939])^2" office:value-type="float" office:value="0.976451422993439" calcext:value-type="float">
            <text:p>0,97645142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84162688848901" calcext:value-type="float">
            <text:p>4,8416268885</text:p>
          </table:table-cell>
          <table:table-cell table:formula="of:=3+3*RAND()" office:value-type="float" office:value="5.18376265299128" calcext:value-type="float">
            <text:p>5,183762653</text:p>
          </table:table-cell>
          <table:table-cell table:formula="of:=1+2*RAND()" office:value-type="float" office:value="2.81485201762394" calcext:value-type="float">
            <text:p>2,8148520176</text:p>
          </table:table-cell>
          <table:table-cell table:formula="of:=SIN([.B940]+[.C940]+[.D940])^2" office:value-type="float" office:value="0.0731486834778775" calcext:value-type="float">
            <text:p>0,073148683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533871870904" calcext:value-type="float">
            <text:p>4,0533871871</text:p>
          </table:table-cell>
          <table:table-cell table:formula="of:=3+3*RAND()" office:value-type="float" office:value="3.86278526654167" calcext:value-type="float">
            <text:p>3,8627852665</text:p>
          </table:table-cell>
          <table:table-cell table:formula="of:=1+2*RAND()" office:value-type="float" office:value="1.84008113085306" calcext:value-type="float">
            <text:p>1,8400811309</text:p>
          </table:table-cell>
          <table:table-cell table:formula="of:=SIN([.B941]+[.C941]+[.D941])^2" office:value-type="float" office:value="0.105910332884736" calcext:value-type="float">
            <text:p>0,105910332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7532233541777" calcext:value-type="float">
            <text:p>3,8753223354</text:p>
          </table:table-cell>
          <table:table-cell table:formula="of:=3+3*RAND()" office:value-type="float" office:value="4.94450502979645" calcext:value-type="float">
            <text:p>4,9445050298</text:p>
          </table:table-cell>
          <table:table-cell table:formula="of:=1+2*RAND()" office:value-type="float" office:value="2.14668918731418" calcext:value-type="float">
            <text:p>2,1466891873</text:p>
          </table:table-cell>
          <table:table-cell table:formula="of:=SIN([.B942]+[.C942]+[.D942])^2" office:value-type="float" office:value="0.999155885651246" calcext:value-type="float">
            <text:p>0,999155885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8005983425819" calcext:value-type="float">
            <text:p>4,2800598343</text:p>
          </table:table-cell>
          <table:table-cell table:formula="of:=3+3*RAND()" office:value-type="float" office:value="4.69018993723073" calcext:value-type="float">
            <text:p>4,6901899372</text:p>
          </table:table-cell>
          <table:table-cell table:formula="of:=1+2*RAND()" office:value-type="float" office:value="1.81219295881664" calcext:value-type="float">
            <text:p>1,8121929588</text:p>
          </table:table-cell>
          <table:table-cell table:formula="of:=SIN([.B943]+[.C943]+[.D943])^2" office:value-type="float" office:value="0.955258598982605" calcext:value-type="float">
            <text:p>0,95525859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948197277423" calcext:value-type="float">
            <text:p>3,0948197277</text:p>
          </table:table-cell>
          <table:table-cell table:formula="of:=3+3*RAND()" office:value-type="float" office:value="5.04762274495872" calcext:value-type="float">
            <text:p>5,047622745</text:p>
          </table:table-cell>
          <table:table-cell table:formula="of:=1+2*RAND()" office:value-type="float" office:value="2.18611386334775" calcext:value-type="float">
            <text:p>2,1861138633</text:p>
          </table:table-cell>
          <table:table-cell table:formula="of:=SIN([.B944]+[.C944]+[.D944])^2" office:value-type="float" office:value="0.617277330592251" calcext:value-type="float">
            <text:p>0,61727733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69947018682525" calcext:value-type="float">
            <text:p>3,6994701868</text:p>
          </table:table-cell>
          <table:table-cell table:formula="of:=3+3*RAND()" office:value-type="float" office:value="5.55164775137243" calcext:value-type="float">
            <text:p>5,5516477514</text:p>
          </table:table-cell>
          <table:table-cell table:formula="of:=1+2*RAND()" office:value-type="float" office:value="2.63678129452497" calcext:value-type="float">
            <text:p>2,6367812945</text:p>
          </table:table-cell>
          <table:table-cell table:formula="of:=SIN([.B945]+[.C945]+[.D945])^2" office:value-type="float" office:value="0.393886376516749" calcext:value-type="float">
            <text:p>0,393886376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8503841817336" calcext:value-type="float">
            <text:p>2,3850384182</text:p>
          </table:table-cell>
          <table:table-cell table:formula="of:=3+3*RAND()" office:value-type="float" office:value="4.6548199208093" calcext:value-type="float">
            <text:p>4,6548199208</text:p>
          </table:table-cell>
          <table:table-cell table:formula="of:=1+2*RAND()" office:value-type="float" office:value="2.48285546092744" calcext:value-type="float">
            <text:p>2,4828554609</text:p>
          </table:table-cell>
          <table:table-cell table:formula="of:=SIN([.B946]+[.C946]+[.D946])^2" office:value-type="float" office:value="0.009560802610255" calcext:value-type="float">
            <text:p>0,009560802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5661088094168" calcext:value-type="float">
            <text:p>3,9566108809</text:p>
          </table:table-cell>
          <table:table-cell table:formula="of:=3+3*RAND()" office:value-type="float" office:value="3.67502629337893" calcext:value-type="float">
            <text:p>3,6750262934</text:p>
          </table:table-cell>
          <table:table-cell table:formula="of:=1+2*RAND()" office:value-type="float" office:value="1.48843498217131" calcext:value-type="float">
            <text:p>1,4884349822</text:p>
          </table:table-cell>
          <table:table-cell table:formula="of:=SIN([.B947]+[.C947]+[.D947])^2" office:value-type="float" office:value="0.0900075268720901" calcext:value-type="float">
            <text:p>0,09000752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6279267014766" calcext:value-type="float">
            <text:p>3,5627926701</text:p>
          </table:table-cell>
          <table:table-cell table:formula="of:=3+3*RAND()" office:value-type="float" office:value="3.11487750753459" calcext:value-type="float">
            <text:p>3,1148775075</text:p>
          </table:table-cell>
          <table:table-cell table:formula="of:=1+2*RAND()" office:value-type="float" office:value="2.23370044260978" calcext:value-type="float">
            <text:p>2,2337004426</text:p>
          </table:table-cell>
          <table:table-cell table:formula="of:=SIN([.B948]+[.C948]+[.D948])^2" office:value-type="float" office:value="0.241226500295088" calcext:value-type="float">
            <text:p>0,241226500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403134557077" calcext:value-type="float">
            <text:p>3,8403134557</text:p>
          </table:table-cell>
          <table:table-cell table:formula="of:=3+3*RAND()" office:value-type="float" office:value="5.52621400585938" calcext:value-type="float">
            <text:p>5,5262140059</text:p>
          </table:table-cell>
          <table:table-cell table:formula="of:=1+2*RAND()" office:value-type="float" office:value="2.42843408658623" calcext:value-type="float">
            <text:p>2,4284340866</text:p>
          </table:table-cell>
          <table:table-cell table:formula="of:=SIN([.B949]+[.C949]+[.D949])^2" office:value-type="float" office:value="0.486012727799741" calcext:value-type="float">
            <text:p>0,48601272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4000095360307" calcext:value-type="float">
            <text:p>2,6400009536</text:p>
          </table:table-cell>
          <table:table-cell table:formula="of:=3+3*RAND()" office:value-type="float" office:value="4.73375448444791" calcext:value-type="float">
            <text:p>4,7337544844</text:p>
          </table:table-cell>
          <table:table-cell table:formula="of:=1+2*RAND()" office:value-type="float" office:value="2.23954017345005" calcext:value-type="float">
            <text:p>2,2395401735</text:p>
          </table:table-cell>
          <table:table-cell table:formula="of:=SIN([.B950]+[.C950]+[.D950])^2" office:value-type="float" office:value="0.0351198899391737" calcext:value-type="float">
            <text:p>0,035119889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9397354777924" calcext:value-type="float">
            <text:p>3,5939735478</text:p>
          </table:table-cell>
          <table:table-cell table:formula="of:=3+3*RAND()" office:value-type="float" office:value="3.58256225557063" calcext:value-type="float">
            <text:p>3,5825622556</text:p>
          </table:table-cell>
          <table:table-cell table:formula="of:=1+2*RAND()" office:value-type="float" office:value="2.23998172612134" calcext:value-type="float">
            <text:p>2,2399817261</text:p>
          </table:table-cell>
          <table:table-cell table:formula="of:=SIN([.B951]+[.C951]+[.D951])^2" office:value-type="float" office:value="0.0000682331732533147" calcext:value-type="float">
            <text:p>6,82331732533147E-0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09508574177696" calcext:value-type="float">
            <text:p>4,0950857418</text:p>
          </table:table-cell>
          <table:table-cell table:formula="of:=3+3*RAND()" office:value-type="float" office:value="4.74853760047618" calcext:value-type="float">
            <text:p>4,7485376005</text:p>
          </table:table-cell>
          <table:table-cell table:formula="of:=1+2*RAND()" office:value-type="float" office:value="1.7776718984586" calcext:value-type="float">
            <text:p>1,7776718985</text:p>
          </table:table-cell>
          <table:table-cell table:formula="of:=SIN([.B952]+[.C952]+[.D952])^2" office:value-type="float" office:value="0.866335483563715" calcext:value-type="float">
            <text:p>0,86633548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9089272273811" calcext:value-type="float">
            <text:p>2,2908927227</text:p>
          </table:table-cell>
          <table:table-cell table:formula="of:=3+3*RAND()" office:value-type="float" office:value="5.78350284482959" calcext:value-type="float">
            <text:p>5,7835028448</text:p>
          </table:table-cell>
          <table:table-cell table:formula="of:=1+2*RAND()" office:value-type="float" office:value="2.08881534383329" calcext:value-type="float">
            <text:p>2,0888153438</text:p>
          </table:table-cell>
          <table:table-cell table:formula="of:=SIN([.B953]+[.C953]+[.D953])^2" office:value-type="float" office:value="0.453103818531287" calcext:value-type="float">
            <text:p>0,453103818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90967532728249" calcext:value-type="float">
            <text:p>4,9096753273</text:p>
          </table:table-cell>
          <table:table-cell table:formula="of:=3+3*RAND()" office:value-type="float" office:value="4.68446207208925" calcext:value-type="float">
            <text:p>4,6844620721</text:p>
          </table:table-cell>
          <table:table-cell table:formula="of:=1+2*RAND()" office:value-type="float" office:value="1.59050065776053" calcext:value-type="float">
            <text:p>1,5905006578</text:p>
          </table:table-cell>
          <table:table-cell table:formula="of:=SIN([.B954]+[.C954]+[.D954])^2" office:value-type="float" office:value="0.964678770616865" calcext:value-type="float">
            <text:p>0,964678770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3084524207854" calcext:value-type="float">
            <text:p>2,4308452421</text:p>
          </table:table-cell>
          <table:table-cell table:formula="of:=3+3*RAND()" office:value-type="float" office:value="3.58439943199054" calcext:value-type="float">
            <text:p>3,584399432</text:p>
          </table:table-cell>
          <table:table-cell table:formula="of:=1+2*RAND()" office:value-type="float" office:value="1.54478416039396" calcext:value-type="float">
            <text:p>1,5447841604</text:p>
          </table:table-cell>
          <table:table-cell table:formula="of:=SIN([.B955]+[.C955]+[.D955])^2" office:value-type="float" office:value="0.916052049425942" calcext:value-type="float">
            <text:p>0,91605204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983213641924" calcext:value-type="float">
            <text:p>2,2983213642</text:p>
          </table:table-cell>
          <table:table-cell table:formula="of:=3+3*RAND()" office:value-type="float" office:value="3.58728616634782" calcext:value-type="float">
            <text:p>3,5872861663</text:p>
          </table:table-cell>
          <table:table-cell table:formula="of:=1+2*RAND()" office:value-type="float" office:value="2.12128428599386" calcext:value-type="float">
            <text:p>2,121284286</text:p>
          </table:table-cell>
          <table:table-cell table:formula="of:=SIN([.B956]+[.C956]+[.D956])^2" office:value-type="float" office:value="0.976800140789959" calcext:value-type="float">
            <text:p>0,976800140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5159823575698" calcext:value-type="float">
            <text:p>3,7515982358</text:p>
          </table:table-cell>
          <table:table-cell table:formula="of:=3+3*RAND()" office:value-type="float" office:value="4.41791747835658" calcext:value-type="float">
            <text:p>4,4179174784</text:p>
          </table:table-cell>
          <table:table-cell table:formula="of:=1+2*RAND()" office:value-type="float" office:value="2.92429666703809" calcext:value-type="float">
            <text:p>2,924296667</text:p>
          </table:table-cell>
          <table:table-cell table:formula="of:=SIN([.B957]+[.C957]+[.D957])^2" office:value-type="float" office:value="0.990380282532671" calcext:value-type="float">
            <text:p>0,99038028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6242610303458" calcext:value-type="float">
            <text:p>4,662426103</text:p>
          </table:table-cell>
          <table:table-cell table:formula="of:=3+3*RAND()" office:value-type="float" office:value="5.48531388783626" calcext:value-type="float">
            <text:p>5,4853138878</text:p>
          </table:table-cell>
          <table:table-cell table:formula="of:=1+2*RAND()" office:value-type="float" office:value="1.68599301833577" calcext:value-type="float">
            <text:p>1,6859930183</text:p>
          </table:table-cell>
          <table:table-cell table:formula="of:=SIN([.B958]+[.C958]+[.D958])^2" office:value-type="float" office:value="0.447337299476004" calcext:value-type="float">
            <text:p>0,447337299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0950768790624" calcext:value-type="float">
            <text:p>3,4095076879</text:p>
          </table:table-cell>
          <table:table-cell table:formula="of:=3+3*RAND()" office:value-type="float" office:value="4.73758493864484" calcext:value-type="float">
            <text:p>4,7375849386</text:p>
          </table:table-cell>
          <table:table-cell table:formula="of:=1+2*RAND()" office:value-type="float" office:value="1.57205668442952" calcext:value-type="float">
            <text:p>1,5720566844</text:p>
          </table:table-cell>
          <table:table-cell table:formula="of:=SIN([.B959]+[.C959]+[.D959])^2" office:value-type="float" office:value="0.0841802326907046" calcext:value-type="float">
            <text:p>0,08418023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40706055236363" calcext:value-type="float">
            <text:p>3,4070605524</text:p>
          </table:table-cell>
          <table:table-cell table:formula="of:=3+3*RAND()" office:value-type="float" office:value="5.5892912710023" calcext:value-type="float">
            <text:p>5,589291271</text:p>
          </table:table-cell>
          <table:table-cell table:formula="of:=1+2*RAND()" office:value-type="float" office:value="2.4139241358009" calcext:value-type="float">
            <text:p>2,4139241358</text:p>
          </table:table-cell>
          <table:table-cell table:formula="of:=SIN([.B960]+[.C960]+[.D960])^2" office:value-type="float" office:value="0.837657965842106" calcext:value-type="float">
            <text:p>0,837657965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395061236958" calcext:value-type="float">
            <text:p>3,1395061237</text:p>
          </table:table-cell>
          <table:table-cell table:formula="of:=3+3*RAND()" office:value-type="float" office:value="3.94518410111809" calcext:value-type="float">
            <text:p>3,9451841011</text:p>
          </table:table-cell>
          <table:table-cell table:formula="of:=1+2*RAND()" office:value-type="float" office:value="1.83835228036999" calcext:value-type="float">
            <text:p>1,8383522804</text:p>
          </table:table-cell>
          <table:table-cell table:formula="of:=SIN([.B961]+[.C961]+[.D961])^2" office:value-type="float" office:value="0.231310806938534" calcext:value-type="float">
            <text:p>0,231310806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22994792202283" calcext:value-type="float">
            <text:p>4,229947922</text:p>
          </table:table-cell>
          <table:table-cell table:formula="of:=3+3*RAND()" office:value-type="float" office:value="4.25757935073768" calcext:value-type="float">
            <text:p>4,2575793507</text:p>
          </table:table-cell>
          <table:table-cell table:formula="of:=1+2*RAND()" office:value-type="float" office:value="2.87081300623154" calcext:value-type="float">
            <text:p>2,8708130062</text:p>
          </table:table-cell>
          <table:table-cell table:formula="of:=SIN([.B962]+[.C962]+[.D962])^2" office:value-type="float" office:value="0.874073269690786" calcext:value-type="float">
            <text:p>0,874073269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0643725638041" calcext:value-type="float">
            <text:p>2,9064372564</text:p>
          </table:table-cell>
          <table:table-cell table:formula="of:=3+3*RAND()" office:value-type="float" office:value="5.9262646039467" calcext:value-type="float">
            <text:p>5,9262646039</text:p>
          </table:table-cell>
          <table:table-cell table:formula="of:=1+2*RAND()" office:value-type="float" office:value="2.81260478192306" calcext:value-type="float">
            <text:p>2,8126047819</text:p>
          </table:table-cell>
          <table:table-cell table:formula="of:=SIN([.B963]+[.C963]+[.D963])^2" office:value-type="float" office:value="0.634007286971155" calcext:value-type="float">
            <text:p>0,63400728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0608712638823" calcext:value-type="float">
            <text:p>2,5060871264</text:p>
          </table:table-cell>
          <table:table-cell table:formula="of:=3+3*RAND()" office:value-type="float" office:value="4.86541805472049" calcext:value-type="float">
            <text:p>4,8654180547</text:p>
          </table:table-cell>
          <table:table-cell table:formula="of:=1+2*RAND()" office:value-type="float" office:value="1.04813951571572" calcext:value-type="float">
            <text:p>1,0481395157</text:p>
          </table:table-cell>
          <table:table-cell table:formula="of:=SIN([.B964]+[.C964]+[.D964])^2" office:value-type="float" office:value="0.712730034435069" calcext:value-type="float">
            <text:p>0,712730034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9598587549724" calcext:value-type="float">
            <text:p>4,1959858755</text:p>
          </table:table-cell>
          <table:table-cell table:formula="of:=3+3*RAND()" office:value-type="float" office:value="4.33612223991451" calcext:value-type="float">
            <text:p>4,3361222399</text:p>
          </table:table-cell>
          <table:table-cell table:formula="of:=1+2*RAND()" office:value-type="float" office:value="2.09910508640274" calcext:value-type="float">
            <text:p>2,0991050864</text:p>
          </table:table-cell>
          <table:table-cell table:formula="of:=SIN([.B965]+[.C965]+[.D965])^2" office:value-type="float" office:value="0.873012969380663" calcext:value-type="float">
            <text:p>0,873012969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5778658023559" calcext:value-type="float">
            <text:p>2,6577865802</text:p>
          </table:table-cell>
          <table:table-cell table:formula="of:=3+3*RAND()" office:value-type="float" office:value="5.7801736341259" calcext:value-type="float">
            <text:p>5,7801736341</text:p>
          </table:table-cell>
          <table:table-cell table:formula="of:=1+2*RAND()" office:value-type="float" office:value="2.17845943272009" calcext:value-type="float">
            <text:p>2,1784594327</text:p>
          </table:table-cell>
          <table:table-cell table:formula="of:=SIN([.B966]+[.C966]+[.D966])^2" office:value-type="float" office:value="0.862999873401894" calcext:value-type="float">
            <text:p>0,86299987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7426099847452" calcext:value-type="float">
            <text:p>3,1742609985</text:p>
          </table:table-cell>
          <table:table-cell table:formula="of:=3+3*RAND()" office:value-type="float" office:value="4.64833180445643" calcext:value-type="float">
            <text:p>4,6483318045</text:p>
          </table:table-cell>
          <table:table-cell table:formula="of:=1+2*RAND()" office:value-type="float" office:value="2.31592085555615" calcext:value-type="float">
            <text:p>2,3159208556</text:p>
          </table:table-cell>
          <table:table-cell table:formula="of:=SIN([.B967]+[.C967]+[.D967])^2" office:value-type="float" office:value="0.428582631269636" calcext:value-type="float">
            <text:p>0,4285826313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2398150995966" calcext:value-type="float">
            <text:p>2,62398151</text:p>
          </table:table-cell>
          <table:table-cell table:formula="of:=3+3*RAND()" office:value-type="float" office:value="3.17483864156615" calcext:value-type="float">
            <text:p>3,1748386416</text:p>
          </table:table-cell>
          <table:table-cell table:formula="of:=1+2*RAND()" office:value-type="float" office:value="1.63894406912642" calcext:value-type="float">
            <text:p>1,6389440691</text:p>
          </table:table-cell>
          <table:table-cell table:formula="of:=SIN([.B968]+[.C968]+[.D968])^2" office:value-type="float" office:value="0.83653851321155" calcext:value-type="float">
            <text:p>0,836538513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50408583336158" calcext:value-type="float">
            <text:p>2,5040858334</text:p>
          </table:table-cell>
          <table:table-cell table:formula="of:=3+3*RAND()" office:value-type="float" office:value="4.81597701290155" calcext:value-type="float">
            <text:p>4,8159770129</text:p>
          </table:table-cell>
          <table:table-cell table:formula="of:=1+2*RAND()" office:value-type="float" office:value="1.39933829773019" calcext:value-type="float">
            <text:p>1,3993382977</text:p>
          </table:table-cell>
          <table:table-cell table:formula="of:=SIN([.B969]+[.C969]+[.D969])^2" office:value-type="float" office:value="0.420319822798428" calcext:value-type="float">
            <text:p>0,420319822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2437305193455" calcext:value-type="float">
            <text:p>4,5243730519</text:p>
          </table:table-cell>
          <table:table-cell table:formula="of:=3+3*RAND()" office:value-type="float" office:value="5.00527044101541" calcext:value-type="float">
            <text:p>5,005270441</text:p>
          </table:table-cell>
          <table:table-cell table:formula="of:=1+2*RAND()" office:value-type="float" office:value="2.02257061257941" calcext:value-type="float">
            <text:p>2,0225706126</text:p>
          </table:table-cell>
          <table:table-cell table:formula="of:=SIN([.B970]+[.C970]+[.D970])^2" office:value-type="float" office:value="0.720860782512745" calcext:value-type="float">
            <text:p>0,72086078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7178556616681" calcext:value-type="float">
            <text:p>2,1717855662</text:p>
          </table:table-cell>
          <table:table-cell table:formula="of:=3+3*RAND()" office:value-type="float" office:value="5.23619051078101" calcext:value-type="float">
            <text:p>5,2361905108</text:p>
          </table:table-cell>
          <table:table-cell table:formula="of:=1+2*RAND()" office:value-type="float" office:value="2.8330075882238" calcext:value-type="float">
            <text:p>2,8330075882</text:p>
          </table:table-cell>
          <table:table-cell table:formula="of:=SIN([.B971]+[.C971]+[.D971])^2" office:value-type="float" office:value="0.530788051652406" calcext:value-type="float">
            <text:p>0,530788051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3205107875452" calcext:value-type="float">
            <text:p>4,5320510788</text:p>
          </table:table-cell>
          <table:table-cell table:formula="of:=3+3*RAND()" office:value-type="float" office:value="3.44279118388978" calcext:value-type="float">
            <text:p>3,4427911839</text:p>
          </table:table-cell>
          <table:table-cell table:formula="of:=1+2*RAND()" office:value-type="float" office:value="1.46354025141664" calcext:value-type="float">
            <text:p>1,4635402514</text:p>
          </table:table-cell>
          <table:table-cell table:formula="of:=SIN([.B972]+[.C972]+[.D972])^2" office:value-type="float" office:value="0.000185072451864875" calcext:value-type="float">
            <text:p>0,00018507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7688883057565" calcext:value-type="float">
            <text:p>4,6768888306</text:p>
          </table:table-cell>
          <table:table-cell table:formula="of:=3+3*RAND()" office:value-type="float" office:value="3.46407206499922" calcext:value-type="float">
            <text:p>3,464072065</text:p>
          </table:table-cell>
          <table:table-cell table:formula="of:=1+2*RAND()" office:value-type="float" office:value="2.50928529231784" calcext:value-type="float">
            <text:p>2,5092852923</text:p>
          </table:table-cell>
          <table:table-cell table:formula="of:=SIN([.B973]+[.C973]+[.D973])^2" office:value-type="float" office:value="0.885414076848953" calcext:value-type="float">
            <text:p>0,885414076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49130321353122" calcext:value-type="float">
            <text:p>2,4913032135</text:p>
          </table:table-cell>
          <table:table-cell table:formula="of:=3+3*RAND()" office:value-type="float" office:value="3.63757715429986" calcext:value-type="float">
            <text:p>3,6375771543</text:p>
          </table:table-cell>
          <table:table-cell table:formula="of:=1+2*RAND()" office:value-type="float" office:value="2.46887245903036" calcext:value-type="float">
            <text:p>2,468872459</text:p>
          </table:table-cell>
          <table:table-cell table:formula="of:=SIN([.B974]+[.C974]+[.D974])^2" office:value-type="float" office:value="0.541578899566993" calcext:value-type="float">
            <text:p>0,541578899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7284111577559" calcext:value-type="float">
            <text:p>3,1728411158</text:p>
          </table:table-cell>
          <table:table-cell table:formula="of:=3+3*RAND()" office:value-type="float" office:value="3.78754540825726" calcext:value-type="float">
            <text:p>3,7875454083</text:p>
          </table:table-cell>
          <table:table-cell table:formula="of:=1+2*RAND()" office:value-type="float" office:value="2.35258193079146" calcext:value-type="float">
            <text:p>2,3525819308</text:p>
          </table:table-cell>
          <table:table-cell table:formula="of:=SIN([.B975]+[.C975]+[.D975])^2" office:value-type="float" office:value="0.0124493576620754" calcext:value-type="float">
            <text:p>0,012449357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2296150700934" calcext:value-type="float">
            <text:p>4,122961507</text:p>
          </table:table-cell>
          <table:table-cell table:formula="of:=3+3*RAND()" office:value-type="float" office:value="4.00212197759369" calcext:value-type="float">
            <text:p>4,0021219776</text:p>
          </table:table-cell>
          <table:table-cell table:formula="of:=1+2*RAND()" office:value-type="float" office:value="2.1782810143387" calcext:value-type="float">
            <text:p>2,1782810143</text:p>
          </table:table-cell>
          <table:table-cell table:formula="of:=SIN([.B976]+[.C976]+[.D976])^2" office:value-type="float" office:value="0.592649807905681" calcext:value-type="float">
            <text:p>0,592649807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6270768788959" calcext:value-type="float">
            <text:p>2,1627076879</text:p>
          </table:table-cell>
          <table:table-cell table:formula="of:=3+3*RAND()" office:value-type="float" office:value="5.45658055598402" calcext:value-type="float">
            <text:p>5,456580556</text:p>
          </table:table-cell>
          <table:table-cell table:formula="of:=1+2*RAND()" office:value-type="float" office:value="1.45918846344812" calcext:value-type="float">
            <text:p>1,4591884634</text:p>
          </table:table-cell>
          <table:table-cell table:formula="of:=SIN([.B977]+[.C977]+[.D977])^2" office:value-type="float" office:value="0.115206593689056" calcext:value-type="float">
            <text:p>0,11520659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00946864191465" calcext:value-type="float">
            <text:p>2,0094686419</text:p>
          </table:table-cell>
          <table:table-cell table:formula="of:=3+3*RAND()" office:value-type="float" office:value="4.54239271487812" calcext:value-type="float">
            <text:p>4,5423927149</text:p>
          </table:table-cell>
          <table:table-cell table:formula="of:=1+2*RAND()" office:value-type="float" office:value="1.74034005540497" calcext:value-type="float">
            <text:p>1,7403400554</text:p>
          </table:table-cell>
          <table:table-cell table:formula="of:=SIN([.B978]+[.C978]+[.D978])^2" office:value-type="float" office:value="0.819945636086123" calcext:value-type="float">
            <text:p>0,819945636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3522343171758" calcext:value-type="float">
            <text:p>3,1352234317</text:p>
          </table:table-cell>
          <table:table-cell table:formula="of:=3+3*RAND()" office:value-type="float" office:value="3.65989561414567" calcext:value-type="float">
            <text:p>3,6598956141</text:p>
          </table:table-cell>
          <table:table-cell table:formula="of:=1+2*RAND()" office:value-type="float" office:value="1.93586723186195" calcext:value-type="float">
            <text:p>1,9358672319</text:p>
          </table:table-cell>
          <table:table-cell table:formula="of:=SIN([.B979]+[.C979]+[.D979])^2" office:value-type="float" office:value="0.408905152478653" calcext:value-type="float">
            <text:p>0,408905152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22767882945255" calcext:value-type="float">
            <text:p>2,2276788295</text:p>
          </table:table-cell>
          <table:table-cell table:formula="of:=3+3*RAND()" office:value-type="float" office:value="4.79747199706133" calcext:value-type="float">
            <text:p>4,7974719971</text:p>
          </table:table-cell>
          <table:table-cell table:formula="of:=1+2*RAND()" office:value-type="float" office:value="1.0102493943858" calcext:value-type="float">
            <text:p>1,0102493944</text:p>
          </table:table-cell>
          <table:table-cell table:formula="of:=SIN([.B980]+[.C980]+[.D980])^2" office:value-type="float" office:value="0.967446797500913" calcext:value-type="float">
            <text:p>0,967446797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013771724382" calcext:value-type="float">
            <text:p>2,3013771724</text:p>
          </table:table-cell>
          <table:table-cell table:formula="of:=3+3*RAND()" office:value-type="float" office:value="3.69039115289748" calcext:value-type="float">
            <text:p>3,6903911529</text:p>
          </table:table-cell>
          <table:table-cell table:formula="of:=1+2*RAND()" office:value-type="float" office:value="2.38284695729286" calcext:value-type="float">
            <text:p>2,3828469573</text:p>
          </table:table-cell>
          <table:table-cell table:formula="of:=SIN([.B981]+[.C981]+[.D981])^2" office:value-type="float" office:value="0.752563464232043" calcext:value-type="float">
            <text:p>0,75256346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03672805311962" calcext:value-type="float">
            <text:p>3,0367280531</text:p>
          </table:table-cell>
          <table:table-cell table:formula="of:=3+3*RAND()" office:value-type="float" office:value="5.08064592281812" calcext:value-type="float">
            <text:p>5,0806459228</text:p>
          </table:table-cell>
          <table:table-cell table:formula="of:=1+2*RAND()" office:value-type="float" office:value="2.25919489107175" calcext:value-type="float">
            <text:p>2,2591948911</text:p>
          </table:table-cell>
          <table:table-cell table:formula="of:=SIN([.B982]+[.C982]+[.D982])^2" office:value-type="float" office:value="0.663338477639959" calcext:value-type="float">
            <text:p>0,663338477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5933111856713" calcext:value-type="float">
            <text:p>2,9593311186</text:p>
          </table:table-cell>
          <table:table-cell table:formula="of:=3+3*RAND()" office:value-type="float" office:value="4.87244304194944" calcext:value-type="float">
            <text:p>4,8724430419</text:p>
          </table:table-cell>
          <table:table-cell table:formula="of:=1+2*RAND()" office:value-type="float" office:value="1.64634984703986" calcext:value-type="float">
            <text:p>1,646349847</text:p>
          </table:table-cell>
          <table:table-cell table:formula="of:=SIN([.B983]+[.C983]+[.D983])^2" office:value-type="float" office:value="0.00284310220468488" calcext:value-type="float">
            <text:p>0,002843102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3740256681922" calcext:value-type="float">
            <text:p>2,3374025668</text:p>
          </table:table-cell>
          <table:table-cell table:formula="of:=3+3*RAND()" office:value-type="float" office:value="3.11799028372723" calcext:value-type="float">
            <text:p>3,1179902837</text:p>
          </table:table-cell>
          <table:table-cell table:formula="of:=1+2*RAND()" office:value-type="float" office:value="2.97947861503835" calcext:value-type="float">
            <text:p>2,979478615</text:p>
          </table:table-cell>
          <table:table-cell table:formula="of:=SIN([.B984]+[.C984]+[.D984])^2" office:value-type="float" office:value="0.698853648550073" calcext:value-type="float">
            <text:p>0,698853648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87121416707557" calcext:value-type="float">
            <text:p>3,8712141671</text:p>
          </table:table-cell>
          <table:table-cell table:formula="of:=3+3*RAND()" office:value-type="float" office:value="5.06234110789938" calcext:value-type="float">
            <text:p>5,0623411079</text:p>
          </table:table-cell>
          <table:table-cell table:formula="of:=1+2*RAND()" office:value-type="float" office:value="2.41840735735446" calcext:value-type="float">
            <text:p>2,4184073574</text:p>
          </table:table-cell>
          <table:table-cell table:formula="of:=SIN([.B985]+[.C985]+[.D985])^2" office:value-type="float" office:value="0.878274507411924" calcext:value-type="float">
            <text:p>0,878274507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13059784900241" calcext:value-type="float">
            <text:p>4,130597849</text:p>
          </table:table-cell>
          <table:table-cell table:formula="of:=3+3*RAND()" office:value-type="float" office:value="4.38012113925654" calcext:value-type="float">
            <text:p>4,3801211393</text:p>
          </table:table-cell>
          <table:table-cell table:formula="of:=1+2*RAND()" office:value-type="float" office:value="2.54675318797336" calcext:value-type="float">
            <text:p>2,546753188</text:p>
          </table:table-cell>
          <table:table-cell table:formula="of:=SIN([.B986]+[.C986]+[.D986])^2" office:value-type="float" office:value="0.996173541956931" calcext:value-type="float">
            <text:p>0,9961735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71050680501234" calcext:value-type="float">
            <text:p>3,710506805</text:p>
          </table:table-cell>
          <table:table-cell table:formula="of:=3+3*RAND()" office:value-type="float" office:value="3.63284698736516" calcext:value-type="float">
            <text:p>3,6328469874</text:p>
          </table:table-cell>
          <table:table-cell table:formula="of:=1+2*RAND()" office:value-type="float" office:value="2.6455268034103" calcext:value-type="float">
            <text:p>2,6455268034</text:p>
          </table:table-cell>
          <table:table-cell table:formula="of:=SIN([.B987]+[.C987]+[.D987])^2" office:value-type="float" office:value="0.285858852216613" calcext:value-type="float">
            <text:p>0,285858852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58317765163035" calcext:value-type="float">
            <text:p>3,5831776516</text:p>
          </table:table-cell>
          <table:table-cell table:formula="of:=3+3*RAND()" office:value-type="float" office:value="3.66767709694553" calcext:value-type="float">
            <text:p>3,6676770969</text:p>
          </table:table-cell>
          <table:table-cell table:formula="of:=1+2*RAND()" office:value-type="float" office:value="2.99864944325576" calcext:value-type="float">
            <text:p>2,9986494433</text:p>
          </table:table-cell>
          <table:table-cell table:formula="of:=SIN([.B988]+[.C988]+[.D988])^2" office:value-type="float" office:value="0.539287527807025" calcext:value-type="float">
            <text:p>0,539287527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65159280858634" calcext:value-type="float">
            <text:p>4,6515928086</text:p>
          </table:table-cell>
          <table:table-cell table:formula="of:=3+3*RAND()" office:value-type="float" office:value="3.22852096554835" calcext:value-type="float">
            <text:p>3,2285209655</text:p>
          </table:table-cell>
          <table:table-cell table:formula="of:=1+2*RAND()" office:value-type="float" office:value="1.96774925962375" calcext:value-type="float">
            <text:p>1,9677492596</text:p>
          </table:table-cell>
          <table:table-cell table:formula="of:=SIN([.B989]+[.C989]+[.D989])^2" office:value-type="float" office:value="0.168572203553117" calcext:value-type="float">
            <text:p>0,16857220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37099521172115" calcext:value-type="float">
            <text:p>2,3709952117</text:p>
          </table:table-cell>
          <table:table-cell table:formula="of:=3+3*RAND()" office:value-type="float" office:value="3.42150941867429" calcext:value-type="float">
            <text:p>3,4215094187</text:p>
          </table:table-cell>
          <table:table-cell table:formula="of:=1+2*RAND()" office:value-type="float" office:value="1.85746104882795" calcext:value-type="float">
            <text:p>1,8574610488</text:p>
          </table:table-cell>
          <table:table-cell table:formula="of:=SIN([.B990]+[.C990]+[.D990])^2" office:value-type="float" office:value="0.958951772681331" calcext:value-type="float">
            <text:p>0,958951772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0569820159192" calcext:value-type="float">
            <text:p>2,8056982016</text:p>
          </table:table-cell>
          <table:table-cell table:formula="of:=3+3*RAND()" office:value-type="float" office:value="3.05132382692327" calcext:value-type="float">
            <text:p>3,0513238269</text:p>
          </table:table-cell>
          <table:table-cell table:formula="of:=1+2*RAND()" office:value-type="float" office:value="2.50858510446798" calcext:value-type="float">
            <text:p>2,5085851045</text:p>
          </table:table-cell>
          <table:table-cell table:formula="of:=SIN([.B991]+[.C991]+[.D991])^2" office:value-type="float" office:value="0.76029649445979" calcext:value-type="float">
            <text:p>0,760296494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5130655212985" calcext:value-type="float">
            <text:p>2,6513065521</text:p>
          </table:table-cell>
          <table:table-cell table:formula="of:=3+3*RAND()" office:value-type="float" office:value="5.67964264640609" calcext:value-type="float">
            <text:p>5,6796426464</text:p>
          </table:table-cell>
          <table:table-cell table:formula="of:=1+2*RAND()" office:value-type="float" office:value="2.84448543770873" calcext:value-type="float">
            <text:p>2,8444854377</text:p>
          </table:table-cell>
          <table:table-cell table:formula="of:=SIN([.B992]+[.C992]+[.D992])^2" office:value-type="float" office:value="0.967997589147548" calcext:value-type="float">
            <text:p>0,967997589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15801504042567" calcext:value-type="float">
            <text:p>2,1580150404</text:p>
          </table:table-cell>
          <table:table-cell table:formula="of:=3+3*RAND()" office:value-type="float" office:value="3.40287161690468" calcext:value-type="float">
            <text:p>3,4028716169</text:p>
          </table:table-cell>
          <table:table-cell table:formula="of:=1+2*RAND()" office:value-type="float" office:value="2.05976761697144" calcext:value-type="float">
            <text:p>2,059767617</text:p>
          </table:table-cell>
          <table:table-cell table:formula="of:=SIN([.B993]+[.C993]+[.D993])^2" office:value-type="float" office:value="0.946539164188244" calcext:value-type="float">
            <text:p>0,946539164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5785636194761" calcext:value-type="float">
            <text:p>3,9578563619</text:p>
          </table:table-cell>
          <table:table-cell table:formula="of:=3+3*RAND()" office:value-type="float" office:value="4.61458115907817" calcext:value-type="float">
            <text:p>4,6145811591</text:p>
          </table:table-cell>
          <table:table-cell table:formula="of:=1+2*RAND()" office:value-type="float" office:value="2.98803501066649" calcext:value-type="float">
            <text:p>2,9880350107</text:p>
          </table:table-cell>
          <table:table-cell table:formula="of:=SIN([.B994]+[.C994]+[.D994])^2" office:value-type="float" office:value="0.713421928797685" calcext:value-type="float">
            <text:p>0,7134219288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79622162957663" calcext:value-type="float">
            <text:p>2,7962216296</text:p>
          </table:table-cell>
          <table:table-cell table:formula="of:=3+3*RAND()" office:value-type="float" office:value="5.96317823633215" calcext:value-type="float">
            <text:p>5,9631782363</text:p>
          </table:table-cell>
          <table:table-cell table:formula="of:=1+2*RAND()" office:value-type="float" office:value="2.17260980390815" calcext:value-type="float">
            <text:p>2,1726098039</text:p>
          </table:table-cell>
          <table:table-cell table:formula="of:=SIN([.B995]+[.C995]+[.D995])^2" office:value-type="float" office:value="0.995964978213876" calcext:value-type="float">
            <text:p>0,9959649782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5096184083291" calcext:value-type="float">
            <text:p>3,9509618408</text:p>
          </table:table-cell>
          <table:table-cell table:formula="of:=3+3*RAND()" office:value-type="float" office:value="3.62179914341177" calcext:value-type="float">
            <text:p>3,6217991434</text:p>
          </table:table-cell>
          <table:table-cell table:formula="of:=1+2*RAND()" office:value-type="float" office:value="2.2457091696186" calcext:value-type="float">
            <text:p>2,2457091696</text:p>
          </table:table-cell>
          <table:table-cell table:formula="of:=SIN([.B996]+[.C996]+[.D996])^2" office:value-type="float" office:value="0.14714954214515" calcext:value-type="float">
            <text:p>0,1471495421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12097342788338" calcext:value-type="float">
            <text:p>3,1209734279</text:p>
          </table:table-cell>
          <table:table-cell table:formula="of:=3+3*RAND()" office:value-type="float" office:value="4.24766425596174" calcext:value-type="float">
            <text:p>4,247664256</text:p>
          </table:table-cell>
          <table:table-cell table:formula="of:=1+2*RAND()" office:value-type="float" office:value="1.75504843969974" calcext:value-type="float">
            <text:p>1,7550484397</text:p>
          </table:table-cell>
          <table:table-cell table:formula="of:=SIN([.B997]+[.C997]+[.D997])^2" office:value-type="float" office:value="0.0879496736154368" calcext:value-type="float">
            <text:p>0,0879496736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68390237598206" calcext:value-type="float">
            <text:p>2,683902376</text:p>
          </table:table-cell>
          <table:table-cell table:formula="of:=3+3*RAND()" office:value-type="float" office:value="4.80754064293149" calcext:value-type="float">
            <text:p>4,8075406429</text:p>
          </table:table-cell>
          <table:table-cell table:formula="of:=1+2*RAND()" office:value-type="float" office:value="1.9014266222931" calcext:value-type="float">
            <text:p>1,9014266223</text:p>
          </table:table-cell>
          <table:table-cell table:formula="of:=SIN([.B998]+[.C998]+[.D998])^2" office:value-type="float" office:value="0.00101779536728649" calcext:value-type="float">
            <text:p>0,001017795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70852017162919" calcext:value-type="float">
            <text:p>4,7085201716</text:p>
          </table:table-cell>
          <table:table-cell table:formula="of:=3+3*RAND()" office:value-type="float" office:value="4.16829224932966" calcext:value-type="float">
            <text:p>4,1682922493</text:p>
          </table:table-cell>
          <table:table-cell table:formula="of:=1+2*RAND()" office:value-type="float" office:value="1.12524919587882" calcext:value-type="float">
            <text:p>1,1252491959</text:p>
          </table:table-cell>
          <table:table-cell table:formula="of:=SIN([.B999]+[.C999]+[.D999])^2" office:value-type="float" office:value="0.297842841515045" calcext:value-type="float">
            <text:p>0,2978428415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7513524911841" calcext:value-type="float">
            <text:p>2,9751352491</text:p>
          </table:table-cell>
          <table:table-cell table:formula="of:=3+3*RAND()" office:value-type="float" office:value="3.78698245887196" calcext:value-type="float">
            <text:p>3,7869824589</text:p>
          </table:table-cell>
          <table:table-cell table:formula="of:=1+2*RAND()" office:value-type="float" office:value="2.58041888743671" calcext:value-type="float">
            <text:p>2,5804188874</text:p>
          </table:table-cell>
          <table:table-cell table:formula="of:=SIN([.B1000]+[.C1000]+[.D1000])^2" office:value-type="float" office:value="0.00674840696669965" calcext:value-type="float">
            <text:p>0,00674840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3.97713219623868" calcext:value-type="float">
            <text:p>3,9771321962</text:p>
          </table:table-cell>
          <table:table-cell table:formula="of:=3+3*RAND()" office:value-type="float" office:value="5.3293178224026" calcext:value-type="float">
            <text:p>5,3293178224</text:p>
          </table:table-cell>
          <table:table-cell table:formula="of:=1+2*RAND()" office:value-type="float" office:value="2.56563945795503" calcext:value-type="float">
            <text:p>2,565639458</text:p>
          </table:table-cell>
          <table:table-cell table:formula="of:=SIN([.B1001]+[.C1001]+[.D1001])^2" office:value-type="float" office:value="0.409386458959377" calcext:value-type="float">
            <text:p>0,409386459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4.57968013680903" calcext:value-type="float">
            <text:p>4,5796801368</text:p>
          </table:table-cell>
          <table:table-cell table:formula="of:=3+3*RAND()" office:value-type="float" office:value="3.68658563402068" calcext:value-type="float">
            <text:p>3,686585634</text:p>
          </table:table-cell>
          <table:table-cell table:formula="of:=1+2*RAND()" office:value-type="float" office:value="2.00503654471341" calcext:value-type="float">
            <text:p>2,0050365447</text:p>
          </table:table-cell>
          <table:table-cell table:formula="of:=SIN([.B1002]+[.C1002]+[.D1002])^2" office:value-type="float" office:value="0.560974043391303" calcext:value-type="float">
            <text:p>0,5609740434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89505453087804" calcext:value-type="float">
            <text:p>2,8950545309</text:p>
          </table:table-cell>
          <table:table-cell table:formula="of:=3+3*RAND()" office:value-type="float" office:value="4.96627482104942" calcext:value-type="float">
            <text:p>4,966274821</text:p>
          </table:table-cell>
          <table:table-cell table:formula="of:=1+2*RAND()" office:value-type="float" office:value="1.09080781670423" calcext:value-type="float">
            <text:p>1,0908078167</text:p>
          </table:table-cell>
          <table:table-cell table:formula="of:=SIN([.B1003]+[.C1003]+[.D1003])^2" office:value-type="float" office:value="0.207242683696127" calcext:value-type="float">
            <text:p>0,2072426837</text:p>
          </table:table-cell>
          <table:table-cell table:number-columns-repeated="2"/>
        </table:table-row>
        <table:table-row table:style-name="ro1">
          <table:table-cell/>
          <table:table-cell table:formula="of:=2+3*RAND()" office:value-type="float" office:value="2.95674546972016" calcext:value-type="float">
            <text:p>2,9567454697</text:p>
          </table:table-cell>
          <table:table-cell table:formula="of:=3+3*RAND()" office:value-type="float" office:value="4.1513210999306" calcext:value-type="float">
            <text:p>4,1513210999</text:p>
          </table:table-cell>
          <table:table-cell table:formula="of:=1+2*RAND()" office:value-type="float" office:value="2.37652113494335" calcext:value-type="float">
            <text:p>2,3765211349</text:p>
          </table:table-cell>
          <table:table-cell table:formula="of:=SIN([.B1004]+[.C1004]+[.D1004])^2" office:value-type="float" office:value="0.00357294202402727" calcext:value-type="float">
            <text:p>0,0035729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58:17.189376457</meta:creation-date>
    <dc:date>2018-05-22T11:03:54.678513616</dc:date>
    <meta:editing-duration>PT5M36S</meta:editing-duration>
    <meta:editing-cycles>3</meta:editing-cycles>
    <meta:generator>LibreOffice/5.1.6.2$Linux_X86_64 LibreOffice_project/10m0$Build-2</meta:generator>
    <meta:document-statistic meta:table-count="1" meta:cell-count="4016" meta:object-count="0"/>
  </office:meta>
</office:document-meta>
</file>